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9" table:default-cell-style-name="Default"/>
        <table:table-row table:style-name="ro1">
          <table:table-cell office:value-type="string" calcext:value-type="string">
            <text:p>#WEBOTS_MOTION</text:p>
          </table:table-cell>
          <table:table-cell office:value-type="string" calcext:value-type="string">
            <text:p>V1.0</text:p>
          </table:table-cell>
          <table:table-cell office:value-type="string" calcext:value-type="string">
            <text:p>HeadYaw</text:p>
          </table:table-cell>
          <table:table-cell office:value-type="string" calcext:value-type="string">
            <text:p>HeadPitch</text:p>
          </table:table-cell>
          <table:table-cell office:value-type="string" calcext:value-type="string">
            <text:p>LShoulderPitch</text:p>
          </table:table-cell>
          <table:table-cell office:value-type="string" calcext:value-type="string">
            <text:p>LShoulderRoll</text:p>
          </table:table-cell>
          <table:table-cell office:value-type="string" calcext:value-type="string">
            <text:p>LElbowYaw</text:p>
          </table:table-cell>
          <table:table-cell office:value-type="string" calcext:value-type="string">
            <text:p>LElbowRoll</text:p>
          </table:table-cell>
          <table:table-cell office:value-type="string" calcext:value-type="string">
            <text:p>LHipYawPitch</text:p>
          </table:table-cell>
          <table:table-cell office:value-type="string" calcext:value-type="string">
            <text:p>LHipRoll</text:p>
          </table:table-cell>
          <table:table-cell office:value-type="string" calcext:value-type="string">
            <text:p>LHipPitch</text:p>
          </table:table-cell>
          <table:table-cell office:value-type="string" calcext:value-type="string">
            <text:p>LKneePitch</text:p>
          </table:table-cell>
          <table:table-cell office:value-type="string" calcext:value-type="string">
            <text:p>LAnklePitch</text:p>
          </table:table-cell>
          <table:table-cell office:value-type="string" calcext:value-type="string">
            <text:p>LAnkleRoll</text:p>
          </table:table-cell>
          <table:table-cell office:value-type="string" calcext:value-type="string">
            <text:p>RHipYawPitch</text:p>
          </table:table-cell>
          <table:table-cell office:value-type="string" calcext:value-type="string">
            <text:p>RHipRoll</text:p>
          </table:table-cell>
          <table:table-cell office:value-type="string" calcext:value-type="string">
            <text:p>RHipPitch</text:p>
          </table:table-cell>
          <table:table-cell office:value-type="string" calcext:value-type="string">
            <text:p>RKneePitch</text:p>
          </table:table-cell>
          <table:table-cell office:value-type="string" calcext:value-type="string">
            <text:p>RAnklePitch</text:p>
          </table:table-cell>
          <table:table-cell office:value-type="string" calcext:value-type="string">
            <text:p>RAnkleRoll</text:p>
          </table:table-cell>
          <table:table-cell office:value-type="string" calcext:value-type="string">
            <text:p>RShoulderPitch</text:p>
          </table:table-cell>
          <table:table-cell office:value-type="string" calcext:value-type="string">
            <text:p>RShoulderRoll</text:p>
          </table:table-cell>
          <table:table-cell office:value-type="string" calcext:value-type="string">
            <text:p>RElbowYaw</text:p>
          </table:table-cell>
          <table:table-cell office:value-type="string" calcext:value-type="string">
            <text:p>RElbowRoll</text:p>
          </table:table-cell>
          <table:table-cell/>
          <table:table-cell office:value-type="string" calcext:value-type="string">
            <text:p>#WEBOTS_MOTION</text:p>
          </table:table-cell>
          <table:table-cell office:value-type="string" calcext:value-type="string">
            <text:p>V1.0</text:p>
          </table:table-cell>
          <table:table-cell office:value-type="string" calcext:value-type="string">
            <text:p>HeadYaw</text:p>
          </table:table-cell>
          <table:table-cell office:value-type="string" calcext:value-type="string">
            <text:p>HeadPitch</text:p>
          </table:table-cell>
          <table:table-cell office:value-type="string" calcext:value-type="string">
            <text:p>LShoulderPitch</text:p>
          </table:table-cell>
          <table:table-cell office:value-type="string" calcext:value-type="string">
            <text:p>LShoulderRoll</text:p>
          </table:table-cell>
          <table:table-cell office:value-type="string" calcext:value-type="string">
            <text:p>LElbowYaw</text:p>
          </table:table-cell>
          <table:table-cell office:value-type="string" calcext:value-type="string">
            <text:p>LElbowRoll</text:p>
          </table:table-cell>
          <table:table-cell office:value-type="string" calcext:value-type="string">
            <text:p>LHipYawPitch</text:p>
          </table:table-cell>
          <table:table-cell office:value-type="string" calcext:value-type="string">
            <text:p>LHipRoll</text:p>
          </table:table-cell>
          <table:table-cell office:value-type="string" calcext:value-type="string">
            <text:p>LHipPitch</text:p>
          </table:table-cell>
          <table:table-cell office:value-type="string" calcext:value-type="string">
            <text:p>LKneePitch</text:p>
          </table:table-cell>
          <table:table-cell office:value-type="string" calcext:value-type="string">
            <text:p>LAnklePitch</text:p>
          </table:table-cell>
          <table:table-cell office:value-type="string" calcext:value-type="string">
            <text:p>LAnkleRoll</text:p>
          </table:table-cell>
          <table:table-cell office:value-type="string" calcext:value-type="string">
            <text:p>RHipYawPitch</text:p>
          </table:table-cell>
          <table:table-cell office:value-type="string" calcext:value-type="string">
            <text:p>RHipRoll</text:p>
          </table:table-cell>
          <table:table-cell office:value-type="string" calcext:value-type="string">
            <text:p>RHipPitch</text:p>
          </table:table-cell>
          <table:table-cell office:value-type="string" calcext:value-type="string">
            <text:p>RKneePitch</text:p>
          </table:table-cell>
          <table:table-cell office:value-type="string" calcext:value-type="string">
            <text:p>RAnklePitch</text:p>
          </table:table-cell>
          <table:table-cell office:value-type="string" calcext:value-type="string">
            <text:p>RAnkleRoll</text:p>
          </table:table-cell>
          <table:table-cell office:value-type="string" calcext:value-type="string">
            <text:p>RShoulderPitch</text:p>
          </table:table-cell>
          <table:table-cell office:value-type="string" calcext:value-type="string">
            <text:p>RShoulderRoll</text:p>
          </table:table-cell>
          <table:table-cell office:value-type="string" calcext:value-type="string">
            <text:p>RElbowYaw</text:p>
          </table:table-cell>
          <table:table-cell office:value-type="string" calcext:value-type="string">
            <text:p>RElbowRoll</text:p>
          </table:table-cell>
        </table:table-row>
        <table:table-row table:style-name="ro1">
          <table:table-cell table:style-name="ce1" office:value-type="string" calcext:value-type="string">
            <text:p>00:00:040</text:p>
          </table:table-cell>
          <table:table-cell office:value-type="string" calcext:value-type="string">
            <text:p>Pose2</text:p>
          </table:table-cell>
          <table:table-cell table:formula="of:=MIN(MAX([.AB2]; [.C$88]); [.C$89])" office:value-type="float" office:value="0" calcext:value-type="float">
            <text:p>0</text:p>
          </table:table-cell>
          <table:table-cell table:formula="of:=MIN(MAX([.AC2]; [.D$88]); [.D$89])" office:value-type="float" office:value="0.5" calcext:value-type="float">
            <text:p>0.5</text:p>
          </table:table-cell>
          <table:table-cell table:formula="of:=MIN(MAX([.AD2]; [.E$88]); [.E$89])" office:value-type="float" office:value="1.75" calcext:value-type="float">
            <text:p>1.75</text:p>
          </table:table-cell>
          <table:table-cell table:formula="of:=MIN(MAX([.AE2]; [.F$88]); [.F$89])" office:value-type="float" office:value="0.35" calcext:value-type="float">
            <text:p>0.35</text:p>
          </table:table-cell>
          <table:table-cell table:formula="of:=MIN(MAX([.AF2]; [.G$88]); [.G$89])" office:value-type="float" office:value="-1.4" calcext:value-type="float">
            <text:p>-1.4</text:p>
          </table:table-cell>
          <table:table-cell table:formula="of:=MIN(MAX([.AG2]; [.H$88]); [.H$89])" office:value-type="float" office:value="-1.4" calcext:value-type="float">
            <text:p>-1.4</text:p>
          </table:table-cell>
          <table:table-cell table:formula="of:=MIN(MAX([.AH2]; [.I$88]); [.I$89])" office:value-type="float" office:value="0.02" calcext:value-type="float">
            <text:p>0.02</text:p>
          </table:table-cell>
          <table:table-cell table:formula="of:=MIN(MAX([.AI2]; [.J$88]); [.J$89])" office:value-type="float" office:value="-0.02" calcext:value-type="float">
            <text:p>-0.02</text:p>
          </table:table-cell>
          <table:table-cell table:formula="of:=MIN(MAX([.AJ2]; [.K$88]); [.K$89])" office:value-type="float" office:value="-0.52" calcext:value-type="float">
            <text:p>-0.52</text:p>
          </table:table-cell>
          <table:table-cell table:formula="of:=MIN(MAX([.AK2]; [.L$88]); [.L$89])" office:value-type="float" office:value="1.05" calcext:value-type="float">
            <text:p>1.05</text:p>
          </table:table-cell>
          <table:table-cell table:formula="of:=MIN(MAX([.AL2]; [.M$88]); [.M$89])" office:value-type="float" office:value="-0.52" calcext:value-type="float">
            <text:p>-0.52</text:p>
          </table:table-cell>
          <table:table-cell table:formula="of:=MIN(MAX([.AM2]; [.N$88]); [.N$89])" office:value-type="float" office:value="0.02" calcext:value-type="float">
            <text:p>0.02</text:p>
          </table:table-cell>
          <table:table-cell table:formula="of:=MIN(MAX([.AN2]; [.O$88]); [.O$89])" office:value-type="float" office:value="-0.5" calcext:value-type="float">
            <text:p>-0.5</text:p>
          </table:table-cell>
          <table:table-cell table:formula="of:=MIN(MAX([.AO2]; [.P$88]); [.P$89])" office:value-type="float" office:value="-0.02" calcext:value-type="float">
            <text:p>-0.02</text:p>
          </table:table-cell>
          <table:table-cell table:formula="of:=MIN(MAX([.AP2]; [.Q$88]); [.Q$89])" office:value-type="float" office:value="0.4" calcext:value-type="float">
            <text:p>0.4</text:p>
          </table:table-cell>
          <table:table-cell table:formula="of:=MIN(MAX([.AQ2]; [.R$88]); [.R$89])" office:value-type="float" office:value="2" calcext:value-type="float">
            <text:p>2</text:p>
          </table:table-cell>
          <table:table-cell table:formula="of:=MIN(MAX([.AR2]; [.S$88]); [.S$89])" office:value-type="float" office:value="-0.2" calcext:value-type="float">
            <text:p>-0.2</text:p>
          </table:table-cell>
          <table:table-cell table:formula="of:=MIN(MAX([.AS2]; [.T$88]); [.T$89])" office:value-type="float" office:value="0.02" calcext:value-type="float">
            <text:p>0.02</text:p>
          </table:table-cell>
          <table:table-cell table:formula="of:=MIN(MAX([.AT2]; [.U$88]); [.U$89])" office:value-type="float" office:value="2" calcext:value-type="float">
            <text:p>2</text:p>
          </table:table-cell>
          <table:table-cell table:formula="of:=MIN(MAX([.AU2]; [.V$88]); [.V$89])" office:value-type="float" office:value="-0.35" calcext:value-type="float">
            <text:p>-0.35</text:p>
          </table:table-cell>
          <table:table-cell table:formula="of:=MIN(MAX([.AV2]; [.W$88]); [.W$89])" office:value-type="float" office:value="1.4" calcext:value-type="float">
            <text:p>1.4</text:p>
          </table:table-cell>
          <table:table-cell table:formula="of:=MIN(MAX([.AW2]; [.X$88]); [.X$89])" office:value-type="float" office:value="1.4" calcext:value-type="float">
            <text:p>1.4</text:p>
          </table:table-cell>
          <table:table-cell/>
          <table:table-cell table:style-name="ce1" office:value-type="string" calcext:value-type="string">
            <text:p>00:00:040</text:p>
          </table:table-cell>
          <table:table-cell office:value-type="string" calcext:value-type="string">
            <text:p>Pose2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.75" calcext:value-type="float">
            <text:p>1.75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-1.4" calcext:value-type="float">
            <text:p>-1.4</text:p>
          </table:table-cell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office:value-type="float" office:value="-0.52" calcext:value-type="float">
            <text:p>-0.52</text:p>
          </table:table-cell>
          <table:table-cell office:value-type="float" office:value="1.05" calcext:value-type="float">
            <text:p>1.05</text:p>
          </table:table-cell>
          <table:table-cell office:value-type="float" office:value="-0.52" calcext:value-type="float">
            <text:p>-0.52</text:p>
          </table:table-cell>
          <table:table-cell office:value-type="float" office:value="0.02" calcext:value-type="float">
            <text:p>0.02</text:p>
          </table:table-cell>
          <table:table-cell office:value-type="float" office:value="-0.5" calcext:value-type="float">
            <text:p>-0.5</text:p>
          </table:table-cell>
          <table:table-cell office:value-type="float" office:value="-0.02" calcext:value-type="float">
            <text:p>-0.02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-0.2" calcext:value-type="float">
            <text:p>-0.2</text:p>
          </table:table-cell>
          <table:table-cell office:value-type="float" office:value="0.02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-0.35" calcext:value-type="float">
            <text:p>-0.35</text:p>
          </table:table-cell>
          <table:table-cell table:number-columns-repeated="2" office:value-type="float" office:value="1.4" calcext:value-type="float">
            <text:p>1.4</text:p>
          </table:table-cell>
        </table:table-row>
        <table:table-row table:style-name="ro1">
          <table:table-cell table:style-name="ce1" office:value-type="string" calcext:value-type="string">
            <text:p>00:00:080</text:p>
          </table:table-cell>
          <table:table-cell office:value-type="string" calcext:value-type="string">
            <text:p>Pose3</text:p>
          </table:table-cell>
          <table:table-cell table:formula="of:=MIN(MAX([.AB3]; [.C$88]); [.C$89])" office:value-type="float" office:value="0" calcext:value-type="float">
            <text:p>0</text:p>
          </table:table-cell>
          <table:table-cell table:formula="of:=MIN(MAX([.AC3]; [.D$88]); [.D$89])" office:value-type="float" office:value="0.5" calcext:value-type="float">
            <text:p>0.5</text:p>
          </table:table-cell>
          <table:table-cell table:formula="of:=MIN(MAX([.AD3]; [.E$88]); [.E$89])" office:value-type="float" office:value="1.75" calcext:value-type="float">
            <text:p>1.75</text:p>
          </table:table-cell>
          <table:table-cell table:formula="of:=MIN(MAX([.AE3]; [.F$88]); [.F$89])" office:value-type="float" office:value="0.35" calcext:value-type="float">
            <text:p>0.35</text:p>
          </table:table-cell>
          <table:table-cell table:formula="of:=MIN(MAX([.AF3]; [.G$88]); [.G$89])" office:value-type="float" office:value="-1.4" calcext:value-type="float">
            <text:p>-1.4</text:p>
          </table:table-cell>
          <table:table-cell table:formula="of:=MIN(MAX([.AG3]; [.H$88]); [.H$89])" office:value-type="float" office:value="-1.4" calcext:value-type="float">
            <text:p>-1.4</text:p>
          </table:table-cell>
          <table:table-cell table:formula="of:=MIN(MAX([.AH3]; [.I$88]); [.I$89])" office:value-type="float" office:value="0.02" calcext:value-type="float">
            <text:p>0.02</text:p>
          </table:table-cell>
          <table:table-cell table:formula="of:=MIN(MAX([.AI3]; [.J$88]); [.J$89])" office:value-type="float" office:value="0.5" calcext:value-type="float">
            <text:p>0.5</text:p>
          </table:table-cell>
          <table:table-cell table:formula="of:=MIN(MAX([.AJ3]; [.K$88]); [.K$89])" office:value-type="float" office:value="-0.52" calcext:value-type="float">
            <text:p>-0.52</text:p>
          </table:table-cell>
          <table:table-cell table:formula="of:=MIN(MAX([.AK3]; [.L$88]); [.L$89])" office:value-type="float" office:value="1.5" calcext:value-type="float">
            <text:p>1.5</text:p>
          </table:table-cell>
          <table:table-cell table:formula="of:=MIN(MAX([.AL3]; [.M$88]); [.M$89])" office:value-type="float" office:value="-0.52" calcext:value-type="float">
            <text:p>-0.52</text:p>
          </table:table-cell>
          <table:table-cell table:formula="of:=MIN(MAX([.AM3]; [.N$88]); [.N$89])" office:value-type="float" office:value="0.02" calcext:value-type="float">
            <text:p>0.02</text:p>
          </table:table-cell>
          <table:table-cell table:formula="of:=MIN(MAX([.AN3]; [.O$88]); [.O$89])" office:value-type="float" office:value="-0.5" calcext:value-type="float">
            <text:p>-0.5</text:p>
          </table:table-cell>
          <table:table-cell table:formula="of:=MIN(MAX([.AO3]; [.P$88]); [.P$89])" office:value-type="float" office:value="-0.4147" calcext:value-type="float">
            <text:p>-0.4147</text:p>
          </table:table-cell>
          <table:table-cell table:formula="of:=MIN(MAX([.AP3]; [.Q$88]); [.Q$89])" office:value-type="float" office:value="0.4" calcext:value-type="float">
            <text:p>0.4</text:p>
          </table:table-cell>
          <table:table-cell table:formula="of:=MIN(MAX([.AQ3]; [.R$88]); [.R$89])" office:value-type="float" office:value="2" calcext:value-type="float">
            <text:p>2</text:p>
          </table:table-cell>
          <table:table-cell table:formula="of:=MIN(MAX([.AR3]; [.S$88]); [.S$89])" office:value-type="float" office:value="-0.2" calcext:value-type="float">
            <text:p>-0.2</text:p>
          </table:table-cell>
          <table:table-cell table:formula="of:=MIN(MAX([.AS3]; [.T$88]); [.T$89])" office:value-type="float" office:value="-0.302" calcext:value-type="float">
            <text:p>-0.302</text:p>
          </table:table-cell>
          <table:table-cell table:formula="of:=MIN(MAX([.AT3]; [.U$88]); [.U$89])" office:value-type="float" office:value="2" calcext:value-type="float">
            <text:p>2</text:p>
          </table:table-cell>
          <table:table-cell table:formula="of:=MIN(MAX([.AU3]; [.V$88]); [.V$89])" office:value-type="float" office:value="-0.35" calcext:value-type="float">
            <text:p>-0.35</text:p>
          </table:table-cell>
          <table:table-cell table:formula="of:=MIN(MAX([.AV3]; [.W$88]); [.W$89])" office:value-type="float" office:value="1.4" calcext:value-type="float">
            <text:p>1.4</text:p>
          </table:table-cell>
          <table:table-cell table:formula="of:=MIN(MAX([.AW3]; [.X$88]); [.X$89])" office:value-type="float" office:value="1.4" calcext:value-type="float">
            <text:p>1.4</text:p>
          </table:table-cell>
          <table:table-cell/>
          <table:table-cell table:style-name="ce1" office:value-type="string" calcext:value-type="string">
            <text:p>00:00:080</text:p>
          </table:table-cell>
          <table:table-cell office:value-type="string" calcext:value-type="string">
            <text:p>Pose3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.75" calcext:value-type="float">
            <text:p>1.75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-1.4" calcext:value-type="float">
            <text:p>-1.4</text:p>
          </table:table-cell>
          <table:table-cell office:value-type="float" office:value="0.02" calcext:value-type="float">
            <text:p>0.02</text:p>
          </table:table-cell>
          <table:table-cell office:value-type="float" office:value="0.5" calcext:value-type="float">
            <text:p>0.5</text:p>
          </table:table-cell>
          <table:table-cell office:value-type="float" office:value="-0.52" calcext:value-type="float">
            <text:p>-0.52</text:p>
          </table:table-cell>
          <table:table-cell office:value-type="float" office:value="1.5" calcext:value-type="float">
            <text:p>1.5</text:p>
          </table:table-cell>
          <table:table-cell office:value-type="float" office:value="-0.52" calcext:value-type="float">
            <text:p>-0.5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.5" calcext:value-type="float">
            <text:p>-0.5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-0.2" calcext:value-type="float">
            <text:p>-0.2</text:p>
          </table:table-cell>
          <table:table-cell office:value-type="float" office:value="-0.302" calcext:value-type="float">
            <text:p>-0.302</text:p>
          </table:table-cell>
          <table:table-cell office:value-type="float" office:value="2" calcext:value-type="float">
            <text:p>2</text:p>
          </table:table-cell>
          <table:table-cell office:value-type="float" office:value="-0.35" calcext:value-type="float">
            <text:p>-0.35</text:p>
          </table:table-cell>
          <table:table-cell table:number-columns-repeated="2" office:value-type="float" office:value="1.4" calcext:value-type="float">
            <text:p>1.4</text:p>
          </table:table-cell>
        </table:table-row>
        <table:table-row table:style-name="ro1">
          <table:table-cell table:style-name="ce1" office:value-type="string" calcext:value-type="string">
            <text:p>00:00:120</text:p>
          </table:table-cell>
          <table:table-cell office:value-type="string" calcext:value-type="string">
            <text:p>Pose4</text:p>
          </table:table-cell>
          <table:table-cell table:formula="of:=MIN(MAX([.AB4]; [.C$88]); [.C$89])" office:value-type="float" office:value="0" calcext:value-type="float">
            <text:p>0</text:p>
          </table:table-cell>
          <table:table-cell table:formula="of:=MIN(MAX([.AC4]; [.D$88]); [.D$89])" office:value-type="float" office:value="0" calcext:value-type="float">
            <text:p>0</text:p>
          </table:table-cell>
          <table:table-cell table:formula="of:=MIN(MAX([.AD4]; [.E$88]); [.E$89])" office:value-type="float" office:value="1.2" calcext:value-type="float">
            <text:p>1.2</text:p>
          </table:table-cell>
          <table:table-cell table:formula="of:=MIN(MAX([.AE4]; [.F$88]); [.F$89])" office:value-type="float" office:value="0" calcext:value-type="float">
            <text:p>0</text:p>
          </table:table-cell>
          <table:table-cell table:formula="of:=MIN(MAX([.AF4]; [.G$88]); [.G$89])" office:value-type="float" office:value="-1.4" calcext:value-type="float">
            <text:p>-1.4</text:p>
          </table:table-cell>
          <table:table-cell table:formula="of:=MIN(MAX([.AG4]; [.H$88]); [.H$89])" office:value-type="float" office:value="-1.4" calcext:value-type="float">
            <text:p>-1.4</text:p>
          </table:table-cell>
          <table:table-cell table:formula="of:=MIN(MAX([.AH4]; [.I$88]); [.I$89])" office:value-type="float" office:value="-0.5" calcext:value-type="float">
            <text:p>-0.5</text:p>
          </table:table-cell>
          <table:table-cell table:formula="of:=MIN(MAX([.AI4]; [.J$88]); [.J$89])" office:value-type="float" office:value="0.5" calcext:value-type="float">
            <text:p>0.5</text:p>
          </table:table-cell>
          <table:table-cell table:formula="of:=MIN(MAX([.AJ4]; [.K$88]); [.K$89])" office:value-type="float" office:value="-0.52" calcext:value-type="float">
            <text:p>-0.52</text:p>
          </table:table-cell>
          <table:table-cell table:formula="of:=MIN(MAX([.AK4]; [.L$88]); [.L$89])" office:value-type="float" office:value="1.5" calcext:value-type="float">
            <text:p>1.5</text:p>
          </table:table-cell>
          <table:table-cell table:formula="of:=MIN(MAX([.AL4]; [.M$88]); [.M$89])" office:value-type="float" office:value="-0.52" calcext:value-type="float">
            <text:p>-0.52</text:p>
          </table:table-cell>
          <table:table-cell table:formula="of:=MIN(MAX([.AM4]; [.N$88]); [.N$89])" office:value-type="float" office:value="0.02" calcext:value-type="float">
            <text:p>0.02</text:p>
          </table:table-cell>
          <table:table-cell table:formula="of:=MIN(MAX([.AN4]; [.O$88]); [.O$89])" office:value-type="float" office:value="-0.5" calcext:value-type="float">
            <text:p>-0.5</text:p>
          </table:table-cell>
          <table:table-cell table:formula="of:=MIN(MAX([.AO4]; [.P$88]); [.P$89])" office:value-type="float" office:value="-0.4147" calcext:value-type="float">
            <text:p>-0.4147</text:p>
          </table:table-cell>
          <table:table-cell table:formula="of:=MIN(MAX([.AP4]; [.Q$88]); [.Q$89])" office:value-type="float" office:value="0.4" calcext:value-type="float">
            <text:p>0.4</text:p>
          </table:table-cell>
          <table:table-cell table:formula="of:=MIN(MAX([.AQ4]; [.R$88]); [.R$89])" office:value-type="float" office:value="2" calcext:value-type="float">
            <text:p>2</text:p>
          </table:table-cell>
          <table:table-cell table:formula="of:=MIN(MAX([.AR4]; [.S$88]); [.S$89])" office:value-type="float" office:value="-0.2" calcext:value-type="float">
            <text:p>-0.2</text:p>
          </table:table-cell>
          <table:table-cell table:formula="of:=MIN(MAX([.AS4]; [.T$88]); [.T$89])" office:value-type="float" office:value="-0.302" calcext:value-type="float">
            <text:p>-0.302</text:p>
          </table:table-cell>
          <table:table-cell table:formula="of:=MIN(MAX([.AT4]; [.U$88]); [.U$89])" office:value-type="float" office:value="2" calcext:value-type="float">
            <text:p>2</text:p>
          </table:table-cell>
          <table:table-cell table:formula="of:=MIN(MAX([.AU4]; [.V$88]); [.V$89])" office:value-type="float" office:value="-0.35" calcext:value-type="float">
            <text:p>-0.35</text:p>
          </table:table-cell>
          <table:table-cell table:formula="of:=MIN(MAX([.AV4]; [.W$88]); [.W$89])" office:value-type="float" office:value="1.4" calcext:value-type="float">
            <text:p>1.4</text:p>
          </table:table-cell>
          <table:table-cell table:formula="of:=MIN(MAX([.AW4]; [.X$88]); [.X$89])" office:value-type="float" office:value="1.4" calcext:value-type="float">
            <text:p>1.4</text:p>
          </table:table-cell>
          <table:table-cell/>
          <table:table-cell table:style-name="ce1" office:value-type="string" calcext:value-type="string">
            <text:p>00:00:120</text:p>
          </table:table-cell>
          <table:table-cell office:value-type="string" calcext:value-type="string">
            <text:p>Pose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.4" calcext:value-type="float">
            <text:p>-1.4</text:p>
          </table:table-cell>
          <table:table-cell office:value-type="float" office:value="-0.5" calcext:value-type="float">
            <text:p>-0.5</text:p>
          </table:table-cell>
          <table:table-cell office:value-type="float" office:value="0.5" calcext:value-type="float">
            <text:p>0.5</text:p>
          </table:table-cell>
          <table:table-cell office:value-type="float" office:value="-0.52" calcext:value-type="float">
            <text:p>-0.52</text:p>
          </table:table-cell>
          <table:table-cell office:value-type="float" office:value="1.5" calcext:value-type="float">
            <text:p>1.5</text:p>
          </table:table-cell>
          <table:table-cell office:value-type="float" office:value="-0.52" calcext:value-type="float">
            <text:p>-0.52</text:p>
          </table:table-cell>
          <table:table-cell office:value-type="float" office:value="0.02" calcext:value-type="float">
            <text:p>0.02</text:p>
          </table:table-cell>
          <table:table-cell office:value-type="float" office:value="-0.5" calcext:value-type="float">
            <text:p>-0.5</text:p>
          </table:table-cell>
          <table:table-cell office:value-type="float" office:value="-0.761" calcext:value-type="float">
            <text:p>-0.761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-0.2" calcext:value-type="float">
            <text:p>-0.2</text:p>
          </table:table-cell>
          <table:table-cell office:value-type="float" office:value="-0.302" calcext:value-type="float">
            <text:p>-0.302</text:p>
          </table:table-cell>
          <table:table-cell office:value-type="float" office:value="2" calcext:value-type="float">
            <text:p>2</text:p>
          </table:table-cell>
          <table:table-cell office:value-type="float" office:value="-0.35" calcext:value-type="float">
            <text:p>-0.35</text:p>
          </table:table-cell>
          <table:table-cell table:number-columns-repeated="2" office:value-type="float" office:value="1.4" calcext:value-type="float">
            <text:p>1.4</text:p>
          </table:table-cell>
        </table:table-row>
        <table:table-row table:style-name="ro1">
          <table:table-cell table:style-name="ce1" office:value-type="string" calcext:value-type="string">
            <text:p>00:00:160</text:p>
          </table:table-cell>
          <table:table-cell office:value-type="string" calcext:value-type="string">
            <text:p>Pose5</text:p>
          </table:table-cell>
          <table:table-cell table:formula="of:=MIN(MAX([.AB5]; [.C$88]); [.C$89])" office:value-type="float" office:value="0" calcext:value-type="float">
            <text:p>0</text:p>
          </table:table-cell>
          <table:table-cell table:formula="of:=MIN(MAX([.AC5]; [.D$88]); [.D$89])" office:value-type="float" office:value="-0.4" calcext:value-type="float">
            <text:p>-0.4</text:p>
          </table:table-cell>
          <table:table-cell table:formula="of:=MIN(MAX([.AD5]; [.E$88]); [.E$89])" office:value-type="float" office:value="0.7" calcext:value-type="float">
            <text:p>0.7</text:p>
          </table:table-cell>
          <table:table-cell table:formula="of:=MIN(MAX([.AE5]; [.F$88]); [.F$89])" office:value-type="float" office:value="0" calcext:value-type="float">
            <text:p>0</text:p>
          </table:table-cell>
          <table:table-cell table:formula="of:=MIN(MAX([.AF5]; [.G$88]); [.G$89])" office:value-type="float" office:value="-1.4" calcext:value-type="float">
            <text:p>-1.4</text:p>
          </table:table-cell>
          <table:table-cell table:formula="of:=MIN(MAX([.AG5]; [.H$88]); [.H$89])" office:value-type="float" office:value="-1" calcext:value-type="float">
            <text:p>-1</text:p>
          </table:table-cell>
          <table:table-cell table:formula="of:=MIN(MAX([.AH5]; [.I$88]); [.I$89])" office:value-type="float" office:value="-0.5" calcext:value-type="float">
            <text:p>-0.5</text:p>
          </table:table-cell>
          <table:table-cell table:formula="of:=MIN(MAX([.AI5]; [.J$88]); [.J$89])" office:value-type="float" office:value="0.5" calcext:value-type="float">
            <text:p>0.5</text:p>
          </table:table-cell>
          <table:table-cell table:formula="of:=MIN(MAX([.AJ5]; [.K$88]); [.K$89])" office:value-type="float" office:value="-0.52" calcext:value-type="float">
            <text:p>-0.52</text:p>
          </table:table-cell>
          <table:table-cell table:formula="of:=MIN(MAX([.AK5]; [.L$88]); [.L$89])" office:value-type="float" office:value="1.5" calcext:value-type="float">
            <text:p>1.5</text:p>
          </table:table-cell>
          <table:table-cell table:formula="of:=MIN(MAX([.AL5]; [.M$88]); [.M$89])" office:value-type="float" office:value="-0.52" calcext:value-type="float">
            <text:p>-0.52</text:p>
          </table:table-cell>
          <table:table-cell table:formula="of:=MIN(MAX([.AM5]; [.N$88]); [.N$89])" office:value-type="float" office:value="0.02" calcext:value-type="float">
            <text:p>0.02</text:p>
          </table:table-cell>
          <table:table-cell table:formula="of:=MIN(MAX([.AN5]; [.O$88]); [.O$89])" office:value-type="float" office:value="-0.5" calcext:value-type="float">
            <text:p>-0.5</text:p>
          </table:table-cell>
          <table:table-cell table:formula="of:=MIN(MAX([.AO5]; [.P$88]); [.P$89])" office:value-type="float" office:value="-0.4147" calcext:value-type="float">
            <text:p>-0.4147</text:p>
          </table:table-cell>
          <table:table-cell table:formula="of:=MIN(MAX([.AP5]; [.Q$88]); [.Q$89])" office:value-type="float" office:value="0.4" calcext:value-type="float">
            <text:p>0.4</text:p>
          </table:table-cell>
          <table:table-cell table:formula="of:=MIN(MAX([.AQ5]; [.R$88]); [.R$89])" office:value-type="float" office:value="2" calcext:value-type="float">
            <text:p>2</text:p>
          </table:table-cell>
          <table:table-cell table:formula="of:=MIN(MAX([.AR5]; [.S$88]); [.S$89])" office:value-type="float" office:value="0.304" calcext:value-type="float">
            <text:p>0.304</text:p>
          </table:table-cell>
          <table:table-cell table:formula="of:=MIN(MAX([.AS5]; [.T$88]); [.T$89])" office:value-type="float" office:value="-0.302" calcext:value-type="float">
            <text:p>-0.302</text:p>
          </table:table-cell>
          <table:table-cell table:formula="of:=MIN(MAX([.AT5]; [.U$88]); [.U$89])" office:value-type="float" office:value="1.5" calcext:value-type="float">
            <text:p>1.5</text:p>
          </table:table-cell>
          <table:table-cell table:formula="of:=MIN(MAX([.AU5]; [.V$88]); [.V$89])" office:value-type="float" office:value="-0.35" calcext:value-type="float">
            <text:p>-0.35</text:p>
          </table:table-cell>
          <table:table-cell table:formula="of:=MIN(MAX([.AV5]; [.W$88]); [.W$89])" office:value-type="float" office:value="1.4" calcext:value-type="float">
            <text:p>1.4</text:p>
          </table:table-cell>
          <table:table-cell table:formula="of:=MIN(MAX([.AW5]; [.X$88]); [.X$89])" office:value-type="float" office:value="1.4" calcext:value-type="float">
            <text:p>1.4</text:p>
          </table:table-cell>
          <table:table-cell/>
          <table:table-cell table:style-name="ce1" office:value-type="string" calcext:value-type="string">
            <text:p>00:00:160</text:p>
          </table:table-cell>
          <table:table-cell office:value-type="string" calcext:value-type="string">
            <text:p>Pose5</text:p>
          </table:table-cell>
          <table:table-cell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-1.4" calcext:value-type="float">
            <text:p>-1.4</text:p>
          </table:table-cell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.5</text:p>
          </table:table-cell>
          <table:table-cell office:value-type="float" office:value="0.5" calcext:value-type="float">
            <text:p>0.5</text:p>
          </table:table-cell>
          <table:table-cell office:value-type="float" office:value="-0.52" calcext:value-type="float">
            <text:p>-0.52</text:p>
          </table:table-cell>
          <table:table-cell office:value-type="float" office:value="1.5" calcext:value-type="float">
            <text:p>1.5</text:p>
          </table:table-cell>
          <table:table-cell office:value-type="float" office:value="-0.52" calcext:value-type="float">
            <text:p>-0.52</text:p>
          </table:table-cell>
          <table:table-cell office:value-type="float" office:value="0.02" calcext:value-type="float">
            <text:p>0.02</text:p>
          </table:table-cell>
          <table:table-cell office:value-type="float" office:value="-0.5" calcext:value-type="float">
            <text:p>-0.5</text:p>
          </table:table-cell>
          <table:table-cell office:value-type="float" office:value="-0.761" calcext:value-type="float">
            <text:p>-0.761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304" calcext:value-type="float">
            <text:p>0.304</text:p>
          </table:table-cell>
          <table:table-cell office:value-type="float" office:value="-0.302" calcext:value-type="float">
            <text:p>-0.302</text:p>
          </table:table-cell>
          <table:table-cell office:value-type="float" office:value="1.5" calcext:value-type="float">
            <text:p>1.5</text:p>
          </table:table-cell>
          <table:table-cell office:value-type="float" office:value="-0.35" calcext:value-type="float">
            <text:p>-0.35</text:p>
          </table:table-cell>
          <table:table-cell table:number-columns-repeated="2" office:value-type="float" office:value="1.4" calcext:value-type="float">
            <text:p>1.4</text:p>
          </table:table-cell>
        </table:table-row>
        <table:table-row table:style-name="ro1">
          <table:table-cell table:style-name="ce1" office:value-type="string" calcext:value-type="string">
            <text:p>00:00:200</text:p>
          </table:table-cell>
          <table:table-cell office:value-type="string" calcext:value-type="string">
            <text:p>Pose6</text:p>
          </table:table-cell>
          <table:table-cell table:formula="of:=MIN(MAX([.AB6]; [.C$88]); [.C$89])" office:value-type="float" office:value="0" calcext:value-type="float">
            <text:p>0</text:p>
          </table:table-cell>
          <table:table-cell table:formula="of:=MIN(MAX([.AC6]; [.D$88]); [.D$89])" office:value-type="float" office:value="-0.6719" calcext:value-type="float">
            <text:p>-0.6719</text:p>
          </table:table-cell>
          <table:table-cell table:formula="of:=MIN(MAX([.AD6]; [.E$88]); [.E$89])" office:value-type="float" office:value="0.2" calcext:value-type="float">
            <text:p>0.2</text:p>
          </table:table-cell>
          <table:table-cell table:formula="of:=MIN(MAX([.AE6]; [.F$88]); [.F$89])" office:value-type="float" office:value="0" calcext:value-type="float">
            <text:p>0</text:p>
          </table:table-cell>
          <table:table-cell table:formula="of:=MIN(MAX([.AF6]; [.G$88]); [.G$89])" office:value-type="float" office:value="-1.4" calcext:value-type="float">
            <text:p>-1.4</text:p>
          </table:table-cell>
          <table:table-cell table:formula="of:=MIN(MAX([.AG6]; [.H$88]); [.H$89])" office:value-type="float" office:value="-0.5" calcext:value-type="float">
            <text:p>-0.5</text:p>
          </table:table-cell>
          <table:table-cell table:formula="of:=MIN(MAX([.AH6]; [.I$88]); [.I$89])" office:value-type="float" office:value="-0.5" calcext:value-type="float">
            <text:p>-0.5</text:p>
          </table:table-cell>
          <table:table-cell table:formula="of:=MIN(MAX([.AI6]; [.J$88]); [.J$89])" office:value-type="float" office:value="0.5" calcext:value-type="float">
            <text:p>0.5</text:p>
          </table:table-cell>
          <table:table-cell table:formula="of:=MIN(MAX([.AJ6]; [.K$88]); [.K$89])" office:value-type="float" office:value="-0.52" calcext:value-type="float">
            <text:p>-0.52</text:p>
          </table:table-cell>
          <table:table-cell table:formula="of:=MIN(MAX([.AK6]; [.L$88]); [.L$89])" office:value-type="float" office:value="2" calcext:value-type="float">
            <text:p>2</text:p>
          </table:table-cell>
          <table:table-cell table:formula="of:=MIN(MAX([.AL6]; [.M$88]); [.M$89])" office:value-type="float" office:value="-0.52" calcext:value-type="float">
            <text:p>-0.52</text:p>
          </table:table-cell>
          <table:table-cell table:formula="of:=MIN(MAX([.AM6]; [.N$88]); [.N$89])" office:value-type="float" office:value="0.02" calcext:value-type="float">
            <text:p>0.02</text:p>
          </table:table-cell>
          <table:table-cell table:formula="of:=MIN(MAX([.AN6]; [.O$88]); [.O$89])" office:value-type="float" office:value="-0.5" calcext:value-type="float">
            <text:p>-0.5</text:p>
          </table:table-cell>
          <table:table-cell table:formula="of:=MIN(MAX([.AO6]; [.P$88]); [.P$89])" office:value-type="float" office:value="-0.4147" calcext:value-type="float">
            <text:p>-0.4147</text:p>
          </table:table-cell>
          <table:table-cell table:formula="of:=MIN(MAX([.AP6]; [.Q$88]); [.Q$89])" office:value-type="float" office:value="0.4" calcext:value-type="float">
            <text:p>0.4</text:p>
          </table:table-cell>
          <table:table-cell table:formula="of:=MIN(MAX([.AQ6]; [.R$88]); [.R$89])" office:value-type="float" office:value="2" calcext:value-type="float">
            <text:p>2</text:p>
          </table:table-cell>
          <table:table-cell table:formula="of:=MIN(MAX([.AR6]; [.S$88]); [.S$89])" office:value-type="float" office:value="0.304" calcext:value-type="float">
            <text:p>0.304</text:p>
          </table:table-cell>
          <table:table-cell table:formula="of:=MIN(MAX([.AS6]; [.T$88]); [.T$89])" office:value-type="float" office:value="-0.302" calcext:value-type="float">
            <text:p>-0.302</text:p>
          </table:table-cell>
          <table:table-cell table:formula="of:=MIN(MAX([.AT6]; [.U$88]); [.U$89])" office:value-type="float" office:value="1" calcext:value-type="float">
            <text:p>1</text:p>
          </table:table-cell>
          <table:table-cell table:formula="of:=MIN(MAX([.AU6]; [.V$88]); [.V$89])" office:value-type="float" office:value="0" calcext:value-type="float">
            <text:p>0</text:p>
          </table:table-cell>
          <table:table-cell table:formula="of:=MIN(MAX([.AV6]; [.W$88]); [.W$89])" office:value-type="float" office:value="1.4" calcext:value-type="float">
            <text:p>1.4</text:p>
          </table:table-cell>
          <table:table-cell table:formula="of:=MIN(MAX([.AW6]; [.X$88]); [.X$89])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00:00:200</text:p>
          </table:table-cell>
          <table:table-cell office:value-type="string" calcext:value-type="string">
            <text:p>Pose6</text:p>
          </table:table-cell>
          <table:table-cell office:value-type="float" office:value="0" calcext:value-type="float">
            <text:p>0</text:p>
          </table:table-cell>
          <table:table-cell office:value-type="float" office:value="-0.78" calcext:value-type="float">
            <text:p>-0.7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-1.4" calcext:value-type="float">
            <text:p>-1.4</text:p>
          </table:table-cell>
          <table:table-cell table:number-columns-repeated="2" office:value-type="float" office:value="-0.5" calcext:value-type="float">
            <text:p>-0.5</text:p>
          </table:table-cell>
          <table:table-cell office:value-type="float" office:value="0.5" calcext:value-type="float">
            <text:p>0.5</text:p>
          </table:table-cell>
          <table:table-cell office:value-type="float" office:value="-0.52" calcext:value-type="float">
            <text:p>-0.52</text:p>
          </table:table-cell>
          <table:table-cell office:value-type="float" office:value="2" calcext:value-type="float">
            <text:p>2</text:p>
          </table:table-cell>
          <table:table-cell office:value-type="float" office:value="-0.52" calcext:value-type="float">
            <text:p>-0.52</text:p>
          </table:table-cell>
          <table:table-cell office:value-type="float" office:value="0.02" calcext:value-type="float">
            <text:p>0.02</text:p>
          </table:table-cell>
          <table:table-cell office:value-type="float" office:value="-0.5" calcext:value-type="float">
            <text:p>-0.5</text:p>
          </table:table-cell>
          <table:table-cell office:value-type="float" office:value="-0.761" calcext:value-type="float">
            <text:p>-0.761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304" calcext:value-type="float">
            <text:p>0.304</text:p>
          </table:table-cell>
          <table:table-cell office:value-type="float" office:value="-0.302" calcext:value-type="float">
            <text:p>-0.3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00:00:240</text:p>
          </table:table-cell>
          <table:table-cell office:value-type="string" calcext:value-type="string">
            <text:p>Pose7</text:p>
          </table:table-cell>
          <table:table-cell table:formula="of:=MIN(MAX([.AB7]; [.C$88]); [.C$89])" office:value-type="float" office:value="0" calcext:value-type="float">
            <text:p>0</text:p>
          </table:table-cell>
          <table:table-cell table:formula="of:=MIN(MAX([.AC7]; [.D$88]); [.D$89])" office:value-type="float" office:value="-0.6719" calcext:value-type="float">
            <text:p>-0.6719</text:p>
          </table:table-cell>
          <table:table-cell table:formula="of:=MIN(MAX([.AD7]; [.E$88]); [.E$89])" office:value-type="float" office:value="-0.3" calcext:value-type="float">
            <text:p>-0.3</text:p>
          </table:table-cell>
          <table:table-cell table:formula="of:=MIN(MAX([.AE7]; [.F$88]); [.F$89])" office:value-type="float" office:value="0" calcext:value-type="float">
            <text:p>0</text:p>
          </table:table-cell>
          <table:table-cell table:formula="of:=MIN(MAX([.AF7]; [.G$88]); [.G$89])" office:value-type="float" office:value="-1.4" calcext:value-type="float">
            <text:p>-1.4</text:p>
          </table:table-cell>
          <table:table-cell table:formula="of:=MIN(MAX([.AG7]; [.H$88]); [.H$89])" office:value-type="float" office:value="-0.5" calcext:value-type="float">
            <text:p>-0.5</text:p>
          </table:table-cell>
          <table:table-cell table:formula="of:=MIN(MAX([.AH7]; [.I$88]); [.I$89])" office:value-type="float" office:value="-0.5" calcext:value-type="float">
            <text:p>-0.5</text:p>
          </table:table-cell>
          <table:table-cell table:formula="of:=MIN(MAX([.AI7]; [.J$88]); [.J$89])" office:value-type="float" office:value="0.5" calcext:value-type="float">
            <text:p>0.5</text:p>
          </table:table-cell>
          <table:table-cell table:formula="of:=MIN(MAX([.AJ7]; [.K$88]); [.K$89])" office:value-type="float" office:value="-0.52" calcext:value-type="float">
            <text:p>-0.52</text:p>
          </table:table-cell>
          <table:table-cell table:formula="of:=MIN(MAX([.AK7]; [.L$88]); [.L$89])" office:value-type="float" office:value="2.1125" calcext:value-type="float">
            <text:p>2.1125</text:p>
          </table:table-cell>
          <table:table-cell table:formula="of:=MIN(MAX([.AL7]; [.M$88]); [.M$89])" office:value-type="float" office:value="-0.52" calcext:value-type="float">
            <text:p>-0.52</text:p>
          </table:table-cell>
          <table:table-cell table:formula="of:=MIN(MAX([.AM7]; [.N$88]); [.N$89])" office:value-type="float" office:value="-0.397" calcext:value-type="float">
            <text:p>-0.397</text:p>
          </table:table-cell>
          <table:table-cell table:formula="of:=MIN(MAX([.AN7]; [.O$88]); [.O$89])" office:value-type="float" office:value="-0.5" calcext:value-type="float">
            <text:p>-0.5</text:p>
          </table:table-cell>
          <table:table-cell table:formula="of:=MIN(MAX([.AO7]; [.P$88]); [.P$89])" office:value-type="float" office:value="-0.4147" calcext:value-type="float">
            <text:p>-0.4147</text:p>
          </table:table-cell>
          <table:table-cell table:formula="of:=MIN(MAX([.AP7]; [.Q$88]); [.Q$89])" office:value-type="float" office:value="0.4" calcext:value-type="float">
            <text:p>0.4</text:p>
          </table:table-cell>
          <table:table-cell table:formula="of:=MIN(MAX([.AQ7]; [.R$88]); [.R$89])" office:value-type="float" office:value="2" calcext:value-type="float">
            <text:p>2</text:p>
          </table:table-cell>
          <table:table-cell table:formula="of:=MIN(MAX([.AR7]; [.S$88]); [.S$89])" office:value-type="float" office:value="0.304" calcext:value-type="float">
            <text:p>0.304</text:p>
          </table:table-cell>
          <table:table-cell table:formula="of:=MIN(MAX([.AS7]; [.T$88]); [.T$89])" office:value-type="float" office:value="-0.302" calcext:value-type="float">
            <text:p>-0.302</text:p>
          </table:table-cell>
          <table:table-cell table:formula="of:=MIN(MAX([.AT7]; [.U$88]); [.U$89])" office:value-type="float" office:value="0.5" calcext:value-type="float">
            <text:p>0.5</text:p>
          </table:table-cell>
          <table:table-cell table:formula="of:=MIN(MAX([.AU7]; [.V$88]); [.V$89])" office:value-type="float" office:value="0" calcext:value-type="float">
            <text:p>0</text:p>
          </table:table-cell>
          <table:table-cell table:formula="of:=MIN(MAX([.AV7]; [.W$88]); [.W$89])" office:value-type="float" office:value="1.4" calcext:value-type="float">
            <text:p>1.4</text:p>
          </table:table-cell>
          <table:table-cell table:formula="of:=MIN(MAX([.AW7]; [.X$88]); [.X$89])" office:value-type="float" office:value="0.5" calcext:value-type="float">
            <text:p>0.5</text:p>
          </table:table-cell>
          <table:table-cell/>
          <table:table-cell table:style-name="ce1" office:value-type="string" calcext:value-type="string">
            <text:p>00:00:240</text:p>
          </table:table-cell>
          <table:table-cell office:value-type="string" calcext:value-type="string">
            <text:p>Pose7</text:p>
          </table:table-cell>
          <table:table-cell office:value-type="float" office:value="0" calcext:value-type="float">
            <text:p>0</text:p>
          </table:table-cell>
          <table:table-cell office:value-type="float" office:value="-0.78" calcext:value-type="float">
            <text:p>-0.78</text:p>
          </table:table-cell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</text:p>
          </table:table-cell>
          <table:table-cell office:value-type="float" office:value="-1.4" calcext:value-type="float">
            <text:p>-1.4</text:p>
          </table:table-cell>
          <table:table-cell table:number-columns-repeated="2" office:value-type="float" office:value="-0.5" calcext:value-type="float">
            <text:p>-0.5</text:p>
          </table:table-cell>
          <table:table-cell office:value-type="float" office:value="0.5" calcext:value-type="float">
            <text:p>0.5</text:p>
          </table:table-cell>
          <table:table-cell office:value-type="float" office:value="-0.52" calcext:value-type="float">
            <text:p>-0.52</text:p>
          </table:table-cell>
          <table:table-cell office:value-type="float" office:value="2.26" calcext:value-type="float">
            <text:p>2.26</text:p>
          </table:table-cell>
          <table:table-cell office:value-type="float" office:value="-0.52" calcext:value-type="float">
            <text:p>-0.52</text:p>
          </table:table-cell>
          <table:table-cell table:number-columns-repeated="2" office:value-type="float" office:value="-0.5" calcext:value-type="float">
            <text:p>-0.5</text:p>
          </table:table-cell>
          <table:table-cell office:value-type="float" office:value="-0.761" calcext:value-type="float">
            <text:p>-0.761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304" calcext:value-type="float">
            <text:p>0.304</text:p>
          </table:table-cell>
          <table:table-cell office:value-type="float" office:value="-0.302" calcext:value-type="float">
            <text:p>-0.30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style-name="ce1" office:value-type="string" calcext:value-type="string">
            <text:p>00:00:280</text:p>
          </table:table-cell>
          <table:table-cell office:value-type="string" calcext:value-type="string">
            <text:p>Pose8</text:p>
          </table:table-cell>
          <table:table-cell table:formula="of:=MIN(MAX([.AB8]; [.C$88]); [.C$89])" office:value-type="float" office:value="0" calcext:value-type="float">
            <text:p>0</text:p>
          </table:table-cell>
          <table:table-cell table:formula="of:=MIN(MAX([.AC8]; [.D$88]); [.D$89])" office:value-type="float" office:value="-0.6719" calcext:value-type="float">
            <text:p>-0.6719</text:p>
          </table:table-cell>
          <table:table-cell table:formula="of:=MIN(MAX([.AD8]; [.E$88]); [.E$89])" office:value-type="float" office:value="-0.8" calcext:value-type="float">
            <text:p>-0.8</text:p>
          </table:table-cell>
          <table:table-cell table:formula="of:=MIN(MAX([.AE8]; [.F$88]); [.F$89])" office:value-type="float" office:value="0" calcext:value-type="float">
            <text:p>0</text:p>
          </table:table-cell>
          <table:table-cell table:formula="of:=MIN(MAX([.AF8]; [.G$88]); [.G$89])" office:value-type="float" office:value="-1.4" calcext:value-type="float">
            <text:p>-1.4</text:p>
          </table:table-cell>
          <table:table-cell table:formula="of:=MIN(MAX([.AG8]; [.H$88]); [.H$89])" office:value-type="float" office:value="-0.0349" calcext:value-type="float">
            <text:p>-0.0349</text:p>
          </table:table-cell>
          <table:table-cell table:formula="of:=MIN(MAX([.AH8]; [.I$88]); [.I$89])" office:value-type="float" office:value="-0.5" calcext:value-type="float">
            <text:p>-0.5</text:p>
          </table:table-cell>
          <table:table-cell table:formula="of:=MIN(MAX([.AI8]; [.J$88]); [.J$89])" office:value-type="float" office:value="0" calcext:value-type="float">
            <text:p>0</text:p>
          </table:table-cell>
          <table:table-cell table:formula="of:=MIN(MAX([.AJ8]; [.K$88]); [.K$89])" office:value-type="float" office:value="0" calcext:value-type="float">
            <text:p>0</text:p>
          </table:table-cell>
          <table:table-cell table:formula="of:=MIN(MAX([.AK8]; [.L$88]); [.L$89])" office:value-type="float" office:value="2.1125" calcext:value-type="float">
            <text:p>2.1125</text:p>
          </table:table-cell>
          <table:table-cell table:formula="of:=MIN(MAX([.AL8]; [.M$88]); [.M$89])" office:value-type="float" office:value="-0.52" calcext:value-type="float">
            <text:p>-0.52</text:p>
          </table:table-cell>
          <table:table-cell table:formula="of:=MIN(MAX([.AM8]; [.N$88]); [.N$89])" office:value-type="float" office:value="-0.397" calcext:value-type="float">
            <text:p>-0.397</text:p>
          </table:table-cell>
          <table:table-cell table:formula="of:=MIN(MAX([.AN8]; [.O$88]); [.O$89])" office:value-type="float" office:value="0" calcext:value-type="float">
            <text:p>0</text:p>
          </table:table-cell>
          <table:table-cell table:formula="of:=MIN(MAX([.AO8]; [.P$88]); [.P$89])" office:value-type="float" office:value="-0.4147" calcext:value-type="float">
            <text:p>-0.4147</text:p>
          </table:table-cell>
          <table:table-cell table:formula="of:=MIN(MAX([.AP8]; [.Q$88]); [.Q$89])" office:value-type="float" office:value="0.4" calcext:value-type="float">
            <text:p>0.4</text:p>
          </table:table-cell>
          <table:table-cell table:formula="of:=MIN(MAX([.AQ8]; [.R$88]); [.R$89])" office:value-type="float" office:value="2" calcext:value-type="float">
            <text:p>2</text:p>
          </table:table-cell>
          <table:table-cell table:formula="of:=MIN(MAX([.AR8]; [.S$88]); [.S$89])" office:value-type="float" office:value="0.304" calcext:value-type="float">
            <text:p>0.304</text:p>
          </table:table-cell>
          <table:table-cell table:formula="of:=MIN(MAX([.AS8]; [.T$88]); [.T$89])" office:value-type="float" office:value="-0.302" calcext:value-type="float">
            <text:p>-0.302</text:p>
          </table:table-cell>
          <table:table-cell table:formula="of:=MIN(MAX([.AT8]; [.U$88]); [.U$89])" office:value-type="float" office:value="0.5" calcext:value-type="float">
            <text:p>0.5</text:p>
          </table:table-cell>
          <table:table-cell table:formula="of:=MIN(MAX([.AU8]; [.V$88]); [.V$89])" office:value-type="float" office:value="0" calcext:value-type="float">
            <text:p>0</text:p>
          </table:table-cell>
          <table:table-cell table:formula="of:=MIN(MAX([.AV8]; [.W$88]); [.W$89])" office:value-type="float" office:value="1.4" calcext:value-type="float">
            <text:p>1.4</text:p>
          </table:table-cell>
          <table:table-cell table:formula="of:=MIN(MAX([.AW8]; [.X$88]); [.X$89])" office:value-type="float" office:value="0.0349" calcext:value-type="float">
            <text:p>0.0349</text:p>
          </table:table-cell>
          <table:table-cell/>
          <table:table-cell table:style-name="ce1" office:value-type="string" calcext:value-type="string">
            <text:p>00:00:280</text:p>
          </table:table-cell>
          <table:table-cell office:value-type="string" calcext:value-type="string">
            <text:p>Pose8</text:p>
          </table:table-cell>
          <table:table-cell office:value-type="float" office:value="0" calcext:value-type="float">
            <text:p>0</text:p>
          </table:table-cell>
          <table:table-cell office:value-type="float" office:value="-0.78" calcext:value-type="float">
            <text:p>-0.78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office:value-type="float" office:value="-1.4" calcext:value-type="float">
            <text:p>-1.4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6" calcext:value-type="float">
            <text:p>2.26</text:p>
          </table:table-cell>
          <table:table-cell office:value-type="float" office:value="-0.52" calcext:value-type="float">
            <text:p>-0.52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-0.761" calcext:value-type="float">
            <text:p>-0.761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304" calcext:value-type="float">
            <text:p>0.304</text:p>
          </table:table-cell>
          <table:table-cell office:value-type="float" office:value="-0.302" calcext:value-type="float">
            <text:p>-0.30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0:00:320</text:p>
          </table:table-cell>
          <table:table-cell office:value-type="string" calcext:value-type="string">
            <text:p>Pose9</text:p>
          </table:table-cell>
          <table:table-cell table:formula="of:=MIN(MAX([.AB9]; [.C$88]); [.C$89])" office:value-type="float" office:value="0" calcext:value-type="float">
            <text:p>0</text:p>
          </table:table-cell>
          <table:table-cell table:formula="of:=MIN(MAX([.AC9]; [.D$88]); [.D$89])" office:value-type="float" office:value="-0.6719" calcext:value-type="float">
            <text:p>-0.6719</text:p>
          </table:table-cell>
          <table:table-cell table:formula="of:=MIN(MAX([.AD9]; [.E$88]); [.E$89])" office:value-type="float" office:value="-1.3" calcext:value-type="float">
            <text:p>-1.3</text:p>
          </table:table-cell>
          <table:table-cell table:formula="of:=MIN(MAX([.AE9]; [.F$88]); [.F$89])" office:value-type="float" office:value="0" calcext:value-type="float">
            <text:p>0</text:p>
          </table:table-cell>
          <table:table-cell table:formula="of:=MIN(MAX([.AF9]; [.G$88]); [.G$89])" office:value-type="float" office:value="-1.4" calcext:value-type="float">
            <text:p>-1.4</text:p>
          </table:table-cell>
          <table:table-cell table:formula="of:=MIN(MAX([.AG9]; [.H$88]); [.H$89])" office:value-type="float" office:value="-0.0349" calcext:value-type="float">
            <text:p>-0.0349</text:p>
          </table:table-cell>
          <table:table-cell table:formula="of:=MIN(MAX([.AH9]; [.I$88]); [.I$89])" office:value-type="float" office:value="-0.5" calcext:value-type="float">
            <text:p>-0.5</text:p>
          </table:table-cell>
          <table:table-cell table:formula="of:=MIN(MAX([.AI9]; [.J$88]); [.J$89])" office:value-type="float" office:value="0" calcext:value-type="float">
            <text:p>0</text:p>
          </table:table-cell>
          <table:table-cell table:formula="of:=MIN(MAX([.AJ9]; [.K$88]); [.K$89])" office:value-type="float" office:value="0" calcext:value-type="float">
            <text:p>0</text:p>
          </table:table-cell>
          <table:table-cell table:formula="of:=MIN(MAX([.AK9]; [.L$88]); [.L$89])" office:value-type="float" office:value="2.1125" calcext:value-type="float">
            <text:p>2.1125</text:p>
          </table:table-cell>
          <table:table-cell table:formula="of:=MIN(MAX([.AL9]; [.M$88]); [.M$89])" office:value-type="float" office:value="-0.52" calcext:value-type="float">
            <text:p>-0.52</text:p>
          </table:table-cell>
          <table:table-cell table:formula="of:=MIN(MAX([.AM9]; [.N$88]); [.N$89])" office:value-type="float" office:value="-0.397" calcext:value-type="float">
            <text:p>-0.397</text:p>
          </table:table-cell>
          <table:table-cell table:formula="of:=MIN(MAX([.AN9]; [.O$88]); [.O$89])" office:value-type="float" office:value="0" calcext:value-type="float">
            <text:p>0</text:p>
          </table:table-cell>
          <table:table-cell table:formula="of:=MIN(MAX([.AO9]; [.P$88]); [.P$89])" office:value-type="float" office:value="-0.4147" calcext:value-type="float">
            <text:p>-0.4147</text:p>
          </table:table-cell>
          <table:table-cell table:formula="of:=MIN(MAX([.AP9]; [.Q$88]); [.Q$89])" office:value-type="float" office:value="0.4" calcext:value-type="float">
            <text:p>0.4</text:p>
          </table:table-cell>
          <table:table-cell table:formula="of:=MIN(MAX([.AQ9]; [.R$88]); [.R$89])" office:value-type="float" office:value="2" calcext:value-type="float">
            <text:p>2</text:p>
          </table:table-cell>
          <table:table-cell table:formula="of:=MIN(MAX([.AR9]; [.S$88]); [.S$89])" office:value-type="float" office:value="0.304" calcext:value-type="float">
            <text:p>0.304</text:p>
          </table:table-cell>
          <table:table-cell table:formula="of:=MIN(MAX([.AS9]; [.T$88]); [.T$89])" office:value-type="float" office:value="-0.302" calcext:value-type="float">
            <text:p>-0.302</text:p>
          </table:table-cell>
          <table:table-cell table:formula="of:=MIN(MAX([.AT9]; [.U$88]); [.U$89])" office:value-type="float" office:value="0" calcext:value-type="float">
            <text:p>0</text:p>
          </table:table-cell>
          <table:table-cell table:formula="of:=MIN(MAX([.AU9]; [.V$88]); [.V$89])" office:value-type="float" office:value="0" calcext:value-type="float">
            <text:p>0</text:p>
          </table:table-cell>
          <table:table-cell table:formula="of:=MIN(MAX([.AV9]; [.W$88]); [.W$89])" office:value-type="float" office:value="1.4" calcext:value-type="float">
            <text:p>1.4</text:p>
          </table:table-cell>
          <table:table-cell table:formula="of:=MIN(MAX([.AW9]; [.X$88]); [.X$89])" office:value-type="float" office:value="0.0349" calcext:value-type="float">
            <text:p>0.0349</text:p>
          </table:table-cell>
          <table:table-cell/>
          <table:table-cell table:style-name="ce1" office:value-type="string" calcext:value-type="string">
            <text:p>00:00:320</text:p>
          </table:table-cell>
          <table:table-cell office:value-type="string" calcext:value-type="string">
            <text:p>Pose9</text:p>
          </table:table-cell>
          <table:table-cell office:value-type="float" office:value="0" calcext:value-type="float">
            <text:p>0</text:p>
          </table:table-cell>
          <table:table-cell office:value-type="float" office:value="-0.78" calcext:value-type="float">
            <text:p>-0.78</text:p>
          </table:table-cell>
          <table:table-cell office:value-type="float" office:value="-1.3" calcext:value-type="float">
            <text:p>-1.3</text:p>
          </table:table-cell>
          <table:table-cell office:value-type="float" office:value="0" calcext:value-type="float">
            <text:p>0</text:p>
          </table:table-cell>
          <table:table-cell office:value-type="float" office:value="-1.4" calcext:value-type="float">
            <text:p>-1.4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6" calcext:value-type="float">
            <text:p>2.26</text:p>
          </table:table-cell>
          <table:table-cell office:value-type="float" office:value="-0.52" calcext:value-type="float">
            <text:p>-0.52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-0.761" calcext:value-type="float">
            <text:p>-0.761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304" calcext:value-type="float">
            <text:p>0.304</text:p>
          </table:table-cell>
          <table:table-cell office:value-type="float" office:value="-0.302" calcext:value-type="float">
            <text:p>-0.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0:00:360</text:p>
          </table:table-cell>
          <table:table-cell office:value-type="string" calcext:value-type="string">
            <text:p>Pose10</text:p>
          </table:table-cell>
          <table:table-cell table:formula="of:=MIN(MAX([.AB10]; [.C$88]); [.C$89])" office:value-type="float" office:value="0" calcext:value-type="float">
            <text:p>0</text:p>
          </table:table-cell>
          <table:table-cell table:formula="of:=MIN(MAX([.AC10]; [.D$88]); [.D$89])" office:value-type="float" office:value="-0.2" calcext:value-type="float">
            <text:p>-0.2</text:p>
          </table:table-cell>
          <table:table-cell table:formula="of:=MIN(MAX([.AD10]; [.E$88]); [.E$89])" office:value-type="float" office:value="-1.8" calcext:value-type="float">
            <text:p>-1.8</text:p>
          </table:table-cell>
          <table:table-cell table:formula="of:=MIN(MAX([.AE10]; [.F$88]); [.F$89])" office:value-type="float" office:value="0" calcext:value-type="float">
            <text:p>0</text:p>
          </table:table-cell>
          <table:table-cell table:formula="of:=MIN(MAX([.AF10]; [.G$88]); [.G$89])" office:value-type="float" office:value="-1.4" calcext:value-type="float">
            <text:p>-1.4</text:p>
          </table:table-cell>
          <table:table-cell table:formula="of:=MIN(MAX([.AG10]; [.H$88]); [.H$89])" office:value-type="float" office:value="-0.0349" calcext:value-type="float">
            <text:p>-0.0349</text:p>
          </table:table-cell>
          <table:table-cell table:formula="of:=MIN(MAX([.AH10]; [.I$88]); [.I$89])" office:value-type="float" office:value="-0.5" calcext:value-type="float">
            <text:p>-0.5</text:p>
          </table:table-cell>
          <table:table-cell table:formula="of:=MIN(MAX([.AI10]; [.J$88]); [.J$89])" office:value-type="float" office:value="0" calcext:value-type="float">
            <text:p>0</text:p>
          </table:table-cell>
          <table:table-cell table:formula="of:=MIN(MAX([.AJ10]; [.K$88]); [.K$89])" office:value-type="float" office:value="0" calcext:value-type="float">
            <text:p>0</text:p>
          </table:table-cell>
          <table:table-cell table:formula="of:=MIN(MAX([.AK10]; [.L$88]); [.L$89])" office:value-type="float" office:value="2.1125" calcext:value-type="float">
            <text:p>2.1125</text:p>
          </table:table-cell>
          <table:table-cell table:formula="of:=MIN(MAX([.AL10]; [.M$88]); [.M$89])" office:value-type="float" office:value="-0.52" calcext:value-type="float">
            <text:p>-0.52</text:p>
          </table:table-cell>
          <table:table-cell table:formula="of:=MIN(MAX([.AM10]; [.N$88]); [.N$89])" office:value-type="float" office:value="-0.397" calcext:value-type="float">
            <text:p>-0.397</text:p>
          </table:table-cell>
          <table:table-cell table:formula="of:=MIN(MAX([.AN10]; [.O$88]); [.O$89])" office:value-type="float" office:value="0" calcext:value-type="float">
            <text:p>0</text:p>
          </table:table-cell>
          <table:table-cell table:formula="of:=MIN(MAX([.AO10]; [.P$88]); [.P$89])" office:value-type="float" office:value="-0.4147" calcext:value-type="float">
            <text:p>-0.4147</text:p>
          </table:table-cell>
          <table:table-cell table:formula="of:=MIN(MAX([.AP10]; [.Q$88]); [.Q$89])" office:value-type="float" office:value="0.4" calcext:value-type="float">
            <text:p>0.4</text:p>
          </table:table-cell>
          <table:table-cell table:formula="of:=MIN(MAX([.AQ10]; [.R$88]); [.R$89])" office:value-type="float" office:value="2" calcext:value-type="float">
            <text:p>2</text:p>
          </table:table-cell>
          <table:table-cell table:formula="of:=MIN(MAX([.AR10]; [.S$88]); [.S$89])" office:value-type="float" office:value="0.304" calcext:value-type="float">
            <text:p>0.304</text:p>
          </table:table-cell>
          <table:table-cell table:formula="of:=MIN(MAX([.AS10]; [.T$88]); [.T$89])" office:value-type="float" office:value="-0.302" calcext:value-type="float">
            <text:p>-0.302</text:p>
          </table:table-cell>
          <table:table-cell table:formula="of:=MIN(MAX([.AT10]; [.U$88]); [.U$89])" office:value-type="float" office:value="0" calcext:value-type="float">
            <text:p>0</text:p>
          </table:table-cell>
          <table:table-cell table:formula="of:=MIN(MAX([.AU10]; [.V$88]); [.V$89])" office:value-type="float" office:value="0" calcext:value-type="float">
            <text:p>0</text:p>
          </table:table-cell>
          <table:table-cell table:formula="of:=MIN(MAX([.AV10]; [.W$88]); [.W$89])" office:value-type="float" office:value="1.4" calcext:value-type="float">
            <text:p>1.4</text:p>
          </table:table-cell>
          <table:table-cell table:formula="of:=MIN(MAX([.AW10]; [.X$88]); [.X$89])" office:value-type="float" office:value="0.0349" calcext:value-type="float">
            <text:p>0.0349</text:p>
          </table:table-cell>
          <table:table-cell/>
          <table:table-cell table:style-name="ce1" office:value-type="string" calcext:value-type="string">
            <text:p>00:00:360</text:p>
          </table:table-cell>
          <table:table-cell office:value-type="string" calcext:value-type="string">
            <text:p>Pose10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-1.8" calcext:value-type="float">
            <text:p>-1.8</text:p>
          </table:table-cell>
          <table:table-cell office:value-type="float" office:value="0" calcext:value-type="float">
            <text:p>0</text:p>
          </table:table-cell>
          <table:table-cell office:value-type="float" office:value="-1.4" calcext:value-type="float">
            <text:p>-1.4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6" calcext:value-type="float">
            <text:p>2.26</text:p>
          </table:table-cell>
          <table:table-cell office:value-type="float" office:value="-0.52" calcext:value-type="float">
            <text:p>-0.52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-0.761" calcext:value-type="float">
            <text:p>-0.761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304" calcext:value-type="float">
            <text:p>0.304</text:p>
          </table:table-cell>
          <table:table-cell office:value-type="float" office:value="-0.302" calcext:value-type="float">
            <text:p>-0.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0:00:400</text:p>
          </table:table-cell>
          <table:table-cell office:value-type="string" calcext:value-type="string">
            <text:p>Pose11</text:p>
          </table:table-cell>
          <table:table-cell table:formula="of:=MIN(MAX([.AB11]; [.C$88]); [.C$89])" office:value-type="float" office:value="0" calcext:value-type="float">
            <text:p>0</text:p>
          </table:table-cell>
          <table:table-cell table:formula="of:=MIN(MAX([.AC11]; [.D$88]); [.D$89])" office:value-type="float" office:value="0" calcext:value-type="float">
            <text:p>0</text:p>
          </table:table-cell>
          <table:table-cell table:formula="of:=MIN(MAX([.AD11]; [.E$88]); [.E$89])" office:value-type="float" office:value="-2" calcext:value-type="float">
            <text:p>-2</text:p>
          </table:table-cell>
          <table:table-cell table:formula="of:=MIN(MAX([.AE11]; [.F$88]); [.F$89])" office:value-type="float" office:value="0" calcext:value-type="float">
            <text:p>0</text:p>
          </table:table-cell>
          <table:table-cell table:formula="of:=MIN(MAX([.AF11]; [.G$88]); [.G$89])" office:value-type="float" office:value="-1.4" calcext:value-type="float">
            <text:p>-1.4</text:p>
          </table:table-cell>
          <table:table-cell table:formula="of:=MIN(MAX([.AG11]; [.H$88]); [.H$89])" office:value-type="float" office:value="-0.0349" calcext:value-type="float">
            <text:p>-0.0349</text:p>
          </table:table-cell>
          <table:table-cell table:formula="of:=MIN(MAX([.AH11]; [.I$88]); [.I$89])" office:value-type="float" office:value="-0.5" calcext:value-type="float">
            <text:p>-0.5</text:p>
          </table:table-cell>
          <table:table-cell table:formula="of:=MIN(MAX([.AI11]; [.J$88]); [.J$89])" office:value-type="float" office:value="0" calcext:value-type="float">
            <text:p>0</text:p>
          </table:table-cell>
          <table:table-cell table:formula="of:=MIN(MAX([.AJ11]; [.K$88]); [.K$89])" office:value-type="float" office:value="0" calcext:value-type="float">
            <text:p>0</text:p>
          </table:table-cell>
          <table:table-cell table:formula="of:=MIN(MAX([.AK11]; [.L$88]); [.L$89])" office:value-type="float" office:value="2.1125" calcext:value-type="float">
            <text:p>2.1125</text:p>
          </table:table-cell>
          <table:table-cell table:formula="of:=MIN(MAX([.AL11]; [.M$88]); [.M$89])" office:value-type="float" office:value="-0.52" calcext:value-type="float">
            <text:p>-0.52</text:p>
          </table:table-cell>
          <table:table-cell table:formula="of:=MIN(MAX([.AM11]; [.N$88]); [.N$89])" office:value-type="float" office:value="-0.397" calcext:value-type="float">
            <text:p>-0.397</text:p>
          </table:table-cell>
          <table:table-cell table:formula="of:=MIN(MAX([.AN11]; [.O$88]); [.O$89])" office:value-type="float" office:value="0" calcext:value-type="float">
            <text:p>0</text:p>
          </table:table-cell>
          <table:table-cell table:formula="of:=MIN(MAX([.AO11]; [.P$88]); [.P$89])" office:value-type="float" office:value="-0.4147" calcext:value-type="float">
            <text:p>-0.4147</text:p>
          </table:table-cell>
          <table:table-cell table:formula="of:=MIN(MAX([.AP11]; [.Q$88]); [.Q$89])" office:value-type="float" office:value="0" calcext:value-type="float">
            <text:p>0</text:p>
          </table:table-cell>
          <table:table-cell table:formula="of:=MIN(MAX([.AQ11]; [.R$88]); [.R$89])" office:value-type="float" office:value="2" calcext:value-type="float">
            <text:p>2</text:p>
          </table:table-cell>
          <table:table-cell table:formula="of:=MIN(MAX([.AR11]; [.S$88]); [.S$89])" office:value-type="float" office:value="0.304" calcext:value-type="float">
            <text:p>0.304</text:p>
          </table:table-cell>
          <table:table-cell table:formula="of:=MIN(MAX([.AS11]; [.T$88]); [.T$89])" office:value-type="float" office:value="-0.302" calcext:value-type="float">
            <text:p>-0.302</text:p>
          </table:table-cell>
          <table:table-cell table:formula="of:=MIN(MAX([.AT11]; [.U$88]); [.U$89])" office:value-type="float" office:value="0" calcext:value-type="float">
            <text:p>0</text:p>
          </table:table-cell>
          <table:table-cell table:formula="of:=MIN(MAX([.AU11]; [.V$88]); [.V$89])" office:value-type="float" office:value="0" calcext:value-type="float">
            <text:p>0</text:p>
          </table:table-cell>
          <table:table-cell table:formula="of:=MIN(MAX([.AV11]; [.W$88]); [.W$89])" office:value-type="float" office:value="1.4" calcext:value-type="float">
            <text:p>1.4</text:p>
          </table:table-cell>
          <table:table-cell table:formula="of:=MIN(MAX([.AW11]; [.X$88]); [.X$89])" office:value-type="float" office:value="0.0349" calcext:value-type="float">
            <text:p>0.0349</text:p>
          </table:table-cell>
          <table:table-cell/>
          <table:table-cell table:style-name="ce1" office:value-type="string" calcext:value-type="string">
            <text:p>00:00:400</text:p>
          </table:table-cell>
          <table:table-cell office:value-type="string" calcext:value-type="string">
            <text:p>Pose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1.4" calcext:value-type="float">
            <text:p>-1.4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6" calcext:value-type="float">
            <text:p>2.26</text:p>
          </table:table-cell>
          <table:table-cell office:value-type="float" office:value="-0.52" calcext:value-type="float">
            <text:p>-0.52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-0.761" calcext:value-type="float">
            <text:p>-0.76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304" calcext:value-type="float">
            <text:p>0.304</text:p>
          </table:table-cell>
          <table:table-cell office:value-type="float" office:value="-0.302" calcext:value-type="float">
            <text:p>-0.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0:00:440</text:p>
          </table:table-cell>
          <table:table-cell office:value-type="string" calcext:value-type="string">
            <text:p>Pose12</text:p>
          </table:table-cell>
          <table:table-cell table:formula="of:=MIN(MAX([.AB12]; [.C$88]); [.C$89])" office:value-type="float" office:value="0" calcext:value-type="float">
            <text:p>0</text:p>
          </table:table-cell>
          <table:table-cell table:formula="of:=MIN(MAX([.AC12]; [.D$88]); [.D$89])" office:value-type="float" office:value="0" calcext:value-type="float">
            <text:p>0</text:p>
          </table:table-cell>
          <table:table-cell table:formula="of:=MIN(MAX([.AD12]; [.E$88]); [.E$89])" office:value-type="float" office:value="-2" calcext:value-type="float">
            <text:p>-2</text:p>
          </table:table-cell>
          <table:table-cell table:formula="of:=MIN(MAX([.AE12]; [.F$88]); [.F$89])" office:value-type="float" office:value="0" calcext:value-type="float">
            <text:p>0</text:p>
          </table:table-cell>
          <table:table-cell table:formula="of:=MIN(MAX([.AF12]; [.G$88]); [.G$89])" office:value-type="float" office:value="-1.4" calcext:value-type="float">
            <text:p>-1.4</text:p>
          </table:table-cell>
          <table:table-cell table:formula="of:=MIN(MAX([.AG12]; [.H$88]); [.H$89])" office:value-type="float" office:value="-0.0349" calcext:value-type="float">
            <text:p>-0.0349</text:p>
          </table:table-cell>
          <table:table-cell table:formula="of:=MIN(MAX([.AH12]; [.I$88]); [.I$89])" office:value-type="float" office:value="-0.5" calcext:value-type="float">
            <text:p>-0.5</text:p>
          </table:table-cell>
          <table:table-cell table:formula="of:=MIN(MAX([.AI12]; [.J$88]); [.J$89])" office:value-type="float" office:value="0" calcext:value-type="float">
            <text:p>0</text:p>
          </table:table-cell>
          <table:table-cell table:formula="of:=MIN(MAX([.AJ12]; [.K$88]); [.K$89])" office:value-type="float" office:value="0" calcext:value-type="float">
            <text:p>0</text:p>
          </table:table-cell>
          <table:table-cell table:formula="of:=MIN(MAX([.AK12]; [.L$88]); [.L$89])" office:value-type="float" office:value="2.1125" calcext:value-type="float">
            <text:p>2.1125</text:p>
          </table:table-cell>
          <table:table-cell table:formula="of:=MIN(MAX([.AL12]; [.M$88]); [.M$89])" office:value-type="float" office:value="-0.52" calcext:value-type="float">
            <text:p>-0.52</text:p>
          </table:table-cell>
          <table:table-cell table:formula="of:=MIN(MAX([.AM12]; [.N$88]); [.N$89])" office:value-type="float" office:value="-0.397" calcext:value-type="float">
            <text:p>-0.397</text:p>
          </table:table-cell>
          <table:table-cell table:formula="of:=MIN(MAX([.AN12]; [.O$88]); [.O$89])" office:value-type="float" office:value="0" calcext:value-type="float">
            <text:p>0</text:p>
          </table:table-cell>
          <table:table-cell table:formula="of:=MIN(MAX([.AO12]; [.P$88]); [.P$89])" office:value-type="float" office:value="-0.4147" calcext:value-type="float">
            <text:p>-0.4147</text:p>
          </table:table-cell>
          <table:table-cell table:formula="of:=MIN(MAX([.AP12]; [.Q$88]); [.Q$89])" office:value-type="float" office:value="-0.5" calcext:value-type="float">
            <text:p>-0.5</text:p>
          </table:table-cell>
          <table:table-cell table:formula="of:=MIN(MAX([.AQ12]; [.R$88]); [.R$89])" office:value-type="float" office:value="1.5" calcext:value-type="float">
            <text:p>1.5</text:p>
          </table:table-cell>
          <table:table-cell table:formula="of:=MIN(MAX([.AR12]; [.S$88]); [.S$89])" office:value-type="float" office:value="0.304" calcext:value-type="float">
            <text:p>0.304</text:p>
          </table:table-cell>
          <table:table-cell table:formula="of:=MIN(MAX([.AS12]; [.T$88]); [.T$89])" office:value-type="float" office:value="-0.302" calcext:value-type="float">
            <text:p>-0.302</text:p>
          </table:table-cell>
          <table:table-cell table:formula="of:=MIN(MAX([.AT12]; [.U$88]); [.U$89])" office:value-type="float" office:value="0" calcext:value-type="float">
            <text:p>0</text:p>
          </table:table-cell>
          <table:table-cell table:formula="of:=MIN(MAX([.AU12]; [.V$88]); [.V$89])" office:value-type="float" office:value="0" calcext:value-type="float">
            <text:p>0</text:p>
          </table:table-cell>
          <table:table-cell table:formula="of:=MIN(MAX([.AV12]; [.W$88]); [.W$89])" office:value-type="float" office:value="1.4" calcext:value-type="float">
            <text:p>1.4</text:p>
          </table:table-cell>
          <table:table-cell table:formula="of:=MIN(MAX([.AW12]; [.X$88]); [.X$89])" office:value-type="float" office:value="0.0349" calcext:value-type="float">
            <text:p>0.0349</text:p>
          </table:table-cell>
          <table:table-cell/>
          <table:table-cell table:style-name="ce1" office:value-type="string" calcext:value-type="string">
            <text:p>00:00:440</text:p>
          </table:table-cell>
          <table:table-cell office:value-type="string" calcext:value-type="string">
            <text:p>Pose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1.4" calcext:value-type="float">
            <text:p>-1.4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6" calcext:value-type="float">
            <text:p>2.26</text:p>
          </table:table-cell>
          <table:table-cell office:value-type="float" office:value="-0.52" calcext:value-type="float">
            <text:p>-0.52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-0.761" calcext:value-type="float">
            <text:p>-0.761</text:p>
          </table:table-cell>
          <table:table-cell office:value-type="float" office:value="-0.5" calcext:value-type="float">
            <text:p>-0.5</text:p>
          </table:table-cell>
          <table:table-cell office:value-type="float" office:value="1.5" calcext:value-type="float">
            <text:p>1.5</text:p>
          </table:table-cell>
          <table:table-cell office:value-type="float" office:value="0.304" calcext:value-type="float">
            <text:p>0.304</text:p>
          </table:table-cell>
          <table:table-cell office:value-type="float" office:value="-0.302" calcext:value-type="float">
            <text:p>-0.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0:00:480</text:p>
          </table:table-cell>
          <table:table-cell office:value-type="string" calcext:value-type="string">
            <text:p>Pose13</text:p>
          </table:table-cell>
          <table:table-cell table:formula="of:=MIN(MAX([.AB13]; [.C$88]); [.C$89])" office:value-type="float" office:value="0" calcext:value-type="float">
            <text:p>0</text:p>
          </table:table-cell>
          <table:table-cell table:formula="of:=MIN(MAX([.AC13]; [.D$88]); [.D$89])" office:value-type="float" office:value="0" calcext:value-type="float">
            <text:p>0</text:p>
          </table:table-cell>
          <table:table-cell table:formula="of:=MIN(MAX([.AD13]; [.E$88]); [.E$89])" office:value-type="float" office:value="-2" calcext:value-type="float">
            <text:p>-2</text:p>
          </table:table-cell>
          <table:table-cell table:formula="of:=MIN(MAX([.AE13]; [.F$88]); [.F$89])" office:value-type="float" office:value="0" calcext:value-type="float">
            <text:p>0</text:p>
          </table:table-cell>
          <table:table-cell table:formula="of:=MIN(MAX([.AF13]; [.G$88]); [.G$89])" office:value-type="float" office:value="-1.4" calcext:value-type="float">
            <text:p>-1.4</text:p>
          </table:table-cell>
          <table:table-cell table:formula="of:=MIN(MAX([.AG13]; [.H$88]); [.H$89])" office:value-type="float" office:value="-0.0349" calcext:value-type="float">
            <text:p>-0.0349</text:p>
          </table:table-cell>
          <table:table-cell table:formula="of:=MIN(MAX([.AH13]; [.I$88]); [.I$89])" office:value-type="float" office:value="-0.5" calcext:value-type="float">
            <text:p>-0.5</text:p>
          </table:table-cell>
          <table:table-cell table:formula="of:=MIN(MAX([.AI13]; [.J$88]); [.J$89])" office:value-type="float" office:value="0" calcext:value-type="float">
            <text:p>0</text:p>
          </table:table-cell>
          <table:table-cell table:formula="of:=MIN(MAX([.AJ13]; [.K$88]); [.K$89])" office:value-type="float" office:value="0" calcext:value-type="float">
            <text:p>0</text:p>
          </table:table-cell>
          <table:table-cell table:formula="of:=MIN(MAX([.AK13]; [.L$88]); [.L$89])" office:value-type="float" office:value="2.1125" calcext:value-type="float">
            <text:p>2.1125</text:p>
          </table:table-cell>
          <table:table-cell table:formula="of:=MIN(MAX([.AL13]; [.M$88]); [.M$89])" office:value-type="float" office:value="-0.52" calcext:value-type="float">
            <text:p>-0.52</text:p>
          </table:table-cell>
          <table:table-cell table:formula="of:=MIN(MAX([.AM13]; [.N$88]); [.N$89])" office:value-type="float" office:value="-0.397" calcext:value-type="float">
            <text:p>-0.397</text:p>
          </table:table-cell>
          <table:table-cell table:formula="of:=MIN(MAX([.AN13]; [.O$88]); [.O$89])" office:value-type="float" office:value="0" calcext:value-type="float">
            <text:p>0</text:p>
          </table:table-cell>
          <table:table-cell table:formula="of:=MIN(MAX([.AO13]; [.P$88]); [.P$89])" office:value-type="float" office:value="-0.4147" calcext:value-type="float">
            <text:p>-0.4147</text:p>
          </table:table-cell>
          <table:table-cell table:formula="of:=MIN(MAX([.AP13]; [.Q$88]); [.Q$89])" office:value-type="float" office:value="-1" calcext:value-type="float">
            <text:p>-1</text:p>
          </table:table-cell>
          <table:table-cell table:formula="of:=MIN(MAX([.AQ13]; [.R$88]); [.R$89])" office:value-type="float" office:value="1" calcext:value-type="float">
            <text:p>1</text:p>
          </table:table-cell>
          <table:table-cell table:formula="of:=MIN(MAX([.AR13]; [.S$88]); [.S$89])" office:value-type="float" office:value="0.304" calcext:value-type="float">
            <text:p>0.304</text:p>
          </table:table-cell>
          <table:table-cell table:formula="of:=MIN(MAX([.AS13]; [.T$88]); [.T$89])" office:value-type="float" office:value="-0.302" calcext:value-type="float">
            <text:p>-0.302</text:p>
          </table:table-cell>
          <table:table-cell table:formula="of:=MIN(MAX([.AT13]; [.U$88]); [.U$89])" office:value-type="float" office:value="0" calcext:value-type="float">
            <text:p>0</text:p>
          </table:table-cell>
          <table:table-cell table:formula="of:=MIN(MAX([.AU13]; [.V$88]); [.V$89])" office:value-type="float" office:value="0" calcext:value-type="float">
            <text:p>0</text:p>
          </table:table-cell>
          <table:table-cell table:formula="of:=MIN(MAX([.AV13]; [.W$88]); [.W$89])" office:value-type="float" office:value="1.4" calcext:value-type="float">
            <text:p>1.4</text:p>
          </table:table-cell>
          <table:table-cell table:formula="of:=MIN(MAX([.AW13]; [.X$88]); [.X$89])" office:value-type="float" office:value="0.0349" calcext:value-type="float">
            <text:p>0.0349</text:p>
          </table:table-cell>
          <table:table-cell/>
          <table:table-cell table:style-name="ce1" office:value-type="string" calcext:value-type="string">
            <text:p>00:00:480</text:p>
          </table:table-cell>
          <table:table-cell office:value-type="string" calcext:value-type="string">
            <text:p>Pose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1.4" calcext:value-type="float">
            <text:p>-1.4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6" calcext:value-type="float">
            <text:p>2.26</text:p>
          </table:table-cell>
          <table:table-cell office:value-type="float" office:value="-0.52" calcext:value-type="float">
            <text:p>-0.52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-0.761" calcext:value-type="float">
            <text:p>-0.76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.304" calcext:value-type="float">
            <text:p>0.304</text:p>
          </table:table-cell>
          <table:table-cell office:value-type="float" office:value="-0.302" calcext:value-type="float">
            <text:p>-0.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0:00:520</text:p>
          </table:table-cell>
          <table:table-cell office:value-type="string" calcext:value-type="string">
            <text:p>Pose14</text:p>
          </table:table-cell>
          <table:table-cell table:formula="of:=MIN(MAX([.AB14]; [.C$88]); [.C$89])" office:value-type="float" office:value="0" calcext:value-type="float">
            <text:p>0</text:p>
          </table:table-cell>
          <table:table-cell table:formula="of:=MIN(MAX([.AC14]; [.D$88]); [.D$89])" office:value-type="float" office:value="0" calcext:value-type="float">
            <text:p>0</text:p>
          </table:table-cell>
          <table:table-cell table:formula="of:=MIN(MAX([.AD14]; [.E$88]); [.E$89])" office:value-type="float" office:value="-2" calcext:value-type="float">
            <text:p>-2</text:p>
          </table:table-cell>
          <table:table-cell table:formula="of:=MIN(MAX([.AE14]; [.F$88]); [.F$89])" office:value-type="float" office:value="0" calcext:value-type="float">
            <text:p>0</text:p>
          </table:table-cell>
          <table:table-cell table:formula="of:=MIN(MAX([.AF14]; [.G$88]); [.G$89])" office:value-type="float" office:value="-1.4" calcext:value-type="float">
            <text:p>-1.4</text:p>
          </table:table-cell>
          <table:table-cell table:formula="of:=MIN(MAX([.AG14]; [.H$88]); [.H$89])" office:value-type="float" office:value="-0.0349" calcext:value-type="float">
            <text:p>-0.0349</text:p>
          </table:table-cell>
          <table:table-cell table:formula="of:=MIN(MAX([.AH14]; [.I$88]); [.I$89])" office:value-type="float" office:value="-0.5" calcext:value-type="float">
            <text:p>-0.5</text:p>
          </table:table-cell>
          <table:table-cell table:formula="of:=MIN(MAX([.AI14]; [.J$88]); [.J$89])" office:value-type="float" office:value="0" calcext:value-type="float">
            <text:p>0</text:p>
          </table:table-cell>
          <table:table-cell table:formula="of:=MIN(MAX([.AJ14]; [.K$88]); [.K$89])" office:value-type="float" office:value="0" calcext:value-type="float">
            <text:p>0</text:p>
          </table:table-cell>
          <table:table-cell table:formula="of:=MIN(MAX([.AK14]; [.L$88]); [.L$89])" office:value-type="float" office:value="2.1125" calcext:value-type="float">
            <text:p>2.1125</text:p>
          </table:table-cell>
          <table:table-cell table:formula="of:=MIN(MAX([.AL14]; [.M$88]); [.M$89])" office:value-type="float" office:value="-0.52" calcext:value-type="float">
            <text:p>-0.52</text:p>
          </table:table-cell>
          <table:table-cell table:formula="of:=MIN(MAX([.AM14]; [.N$88]); [.N$89])" office:value-type="float" office:value="-0.397" calcext:value-type="float">
            <text:p>-0.397</text:p>
          </table:table-cell>
          <table:table-cell table:formula="of:=MIN(MAX([.AN14]; [.O$88]); [.O$89])" office:value-type="float" office:value="0" calcext:value-type="float">
            <text:p>0</text:p>
          </table:table-cell>
          <table:table-cell table:formula="of:=MIN(MAX([.AO14]; [.P$88]); [.P$89])" office:value-type="float" office:value="-0.4147" calcext:value-type="float">
            <text:p>-0.4147</text:p>
          </table:table-cell>
          <table:table-cell table:formula="of:=MIN(MAX([.AP14]; [.Q$88]); [.Q$89])" office:value-type="float" office:value="-1.5" calcext:value-type="float">
            <text:p>-1.5</text:p>
          </table:table-cell>
          <table:table-cell table:formula="of:=MIN(MAX([.AQ14]; [.R$88]); [.R$89])" office:value-type="float" office:value="1" calcext:value-type="float">
            <text:p>1</text:p>
          </table:table-cell>
          <table:table-cell table:formula="of:=MIN(MAX([.AR14]; [.S$88]); [.S$89])" office:value-type="float" office:value="0.304" calcext:value-type="float">
            <text:p>0.304</text:p>
          </table:table-cell>
          <table:table-cell table:formula="of:=MIN(MAX([.AS14]; [.T$88]); [.T$89])" office:value-type="float" office:value="-0.302" calcext:value-type="float">
            <text:p>-0.302</text:p>
          </table:table-cell>
          <table:table-cell table:formula="of:=MIN(MAX([.AT14]; [.U$88]); [.U$89])" office:value-type="float" office:value="0" calcext:value-type="float">
            <text:p>0</text:p>
          </table:table-cell>
          <table:table-cell table:formula="of:=MIN(MAX([.AU14]; [.V$88]); [.V$89])" office:value-type="float" office:value="0" calcext:value-type="float">
            <text:p>0</text:p>
          </table:table-cell>
          <table:table-cell table:formula="of:=MIN(MAX([.AV14]; [.W$88]); [.W$89])" office:value-type="float" office:value="1.4" calcext:value-type="float">
            <text:p>1.4</text:p>
          </table:table-cell>
          <table:table-cell table:formula="of:=MIN(MAX([.AW14]; [.X$88]); [.X$89])" office:value-type="float" office:value="0.0349" calcext:value-type="float">
            <text:p>0.0349</text:p>
          </table:table-cell>
          <table:table-cell/>
          <table:table-cell table:style-name="ce1" office:value-type="string" calcext:value-type="string">
            <text:p>00:00:520</text:p>
          </table:table-cell>
          <table:table-cell office:value-type="string" calcext:value-type="string">
            <text:p>Pose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1.4" calcext:value-type="float">
            <text:p>-1.4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6" calcext:value-type="float">
            <text:p>2.26</text:p>
          </table:table-cell>
          <table:table-cell office:value-type="float" office:value="-0.52" calcext:value-type="float">
            <text:p>-0.52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-0.761" calcext:value-type="float">
            <text:p>-0.761</text:p>
          </table:table-cell>
          <table:table-cell office:value-type="float" office:value="-1.5" calcext:value-type="float">
            <text:p>-1.5</text:p>
          </table:table-cell>
          <table:table-cell office:value-type="float" office:value="1" calcext:value-type="float">
            <text:p>1</text:p>
          </table:table-cell>
          <table:table-cell office:value-type="float" office:value="0.304" calcext:value-type="float">
            <text:p>0.304</text:p>
          </table:table-cell>
          <table:table-cell office:value-type="float" office:value="-0.302" calcext:value-type="float">
            <text:p>-0.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0:00:560</text:p>
          </table:table-cell>
          <table:table-cell office:value-type="string" calcext:value-type="string">
            <text:p>Pose15</text:p>
          </table:table-cell>
          <table:table-cell table:formula="of:=MIN(MAX([.AB15]; [.C$88]); [.C$89])" office:value-type="float" office:value="0" calcext:value-type="float">
            <text:p>0</text:p>
          </table:table-cell>
          <table:table-cell table:formula="of:=MIN(MAX([.AC15]; [.D$88]); [.D$89])" office:value-type="float" office:value="0" calcext:value-type="float">
            <text:p>0</text:p>
          </table:table-cell>
          <table:table-cell table:formula="of:=MIN(MAX([.AD15]; [.E$88]); [.E$89])" office:value-type="float" office:value="-2" calcext:value-type="float">
            <text:p>-2</text:p>
          </table:table-cell>
          <table:table-cell table:formula="of:=MIN(MAX([.AE15]; [.F$88]); [.F$89])" office:value-type="float" office:value="0" calcext:value-type="float">
            <text:p>0</text:p>
          </table:table-cell>
          <table:table-cell table:formula="of:=MIN(MAX([.AF15]; [.G$88]); [.G$89])" office:value-type="float" office:value="-1.4" calcext:value-type="float">
            <text:p>-1.4</text:p>
          </table:table-cell>
          <table:table-cell table:formula="of:=MIN(MAX([.AG15]; [.H$88]); [.H$89])" office:value-type="float" office:value="-0.0349" calcext:value-type="float">
            <text:p>-0.0349</text:p>
          </table:table-cell>
          <table:table-cell table:formula="of:=MIN(MAX([.AH15]; [.I$88]); [.I$89])" office:value-type="float" office:value="-0.5" calcext:value-type="float">
            <text:p>-0.5</text:p>
          </table:table-cell>
          <table:table-cell table:formula="of:=MIN(MAX([.AI15]; [.J$88]); [.J$89])" office:value-type="float" office:value="0" calcext:value-type="float">
            <text:p>0</text:p>
          </table:table-cell>
          <table:table-cell table:formula="of:=MIN(MAX([.AJ15]; [.K$88]); [.K$89])" office:value-type="float" office:value="0" calcext:value-type="float">
            <text:p>0</text:p>
          </table:table-cell>
          <table:table-cell table:formula="of:=MIN(MAX([.AK15]; [.L$88]); [.L$89])" office:value-type="float" office:value="2.1125" calcext:value-type="float">
            <text:p>2.1125</text:p>
          </table:table-cell>
          <table:table-cell table:formula="of:=MIN(MAX([.AL15]; [.M$88]); [.M$89])" office:value-type="float" office:value="-0.52" calcext:value-type="float">
            <text:p>-0.52</text:p>
          </table:table-cell>
          <table:table-cell table:formula="of:=MIN(MAX([.AM15]; [.N$88]); [.N$89])" office:value-type="float" office:value="-0.397" calcext:value-type="float">
            <text:p>-0.397</text:p>
          </table:table-cell>
          <table:table-cell table:formula="of:=MIN(MAX([.AN15]; [.O$88]); [.O$89])" office:value-type="float" office:value="0" calcext:value-type="float">
            <text:p>0</text:p>
          </table:table-cell>
          <table:table-cell table:formula="of:=MIN(MAX([.AO15]; [.P$88]); [.P$89])" office:value-type="float" office:value="-0.4147" calcext:value-type="float">
            <text:p>-0.4147</text:p>
          </table:table-cell>
          <table:table-cell table:formula="of:=MIN(MAX([.AP15]; [.Q$88]); [.Q$89])" office:value-type="float" office:value="-1.74" calcext:value-type="float">
            <text:p>-1.74</text:p>
          </table:table-cell>
          <table:table-cell table:formula="of:=MIN(MAX([.AQ15]; [.R$88]); [.R$89])" office:value-type="float" office:value="0.5" calcext:value-type="float">
            <text:p>0.5</text:p>
          </table:table-cell>
          <table:table-cell table:formula="of:=MIN(MAX([.AR15]; [.S$88]); [.S$89])" office:value-type="float" office:value="0.304" calcext:value-type="float">
            <text:p>0.304</text:p>
          </table:table-cell>
          <table:table-cell table:formula="of:=MIN(MAX([.AS15]; [.T$88]); [.T$89])" office:value-type="float" office:value="-0.302" calcext:value-type="float">
            <text:p>-0.302</text:p>
          </table:table-cell>
          <table:table-cell table:formula="of:=MIN(MAX([.AT15]; [.U$88]); [.U$89])" office:value-type="float" office:value="0" calcext:value-type="float">
            <text:p>0</text:p>
          </table:table-cell>
          <table:table-cell table:formula="of:=MIN(MAX([.AU15]; [.V$88]); [.V$89])" office:value-type="float" office:value="0" calcext:value-type="float">
            <text:p>0</text:p>
          </table:table-cell>
          <table:table-cell table:formula="of:=MIN(MAX([.AV15]; [.W$88]); [.W$89])" office:value-type="float" office:value="1.4" calcext:value-type="float">
            <text:p>1.4</text:p>
          </table:table-cell>
          <table:table-cell table:formula="of:=MIN(MAX([.AW15]; [.X$88]); [.X$89])" office:value-type="float" office:value="0.0349" calcext:value-type="float">
            <text:p>0.0349</text:p>
          </table:table-cell>
          <table:table-cell/>
          <table:table-cell table:style-name="ce1" office:value-type="string" calcext:value-type="string">
            <text:p>00:00:560</text:p>
          </table:table-cell>
          <table:table-cell office:value-type="string" calcext:value-type="string">
            <text:p>Pose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1.4" calcext:value-type="float">
            <text:p>-1.4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6" calcext:value-type="float">
            <text:p>2.26</text:p>
          </table:table-cell>
          <table:table-cell office:value-type="float" office:value="-0.52" calcext:value-type="float">
            <text:p>-0.52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-0.761" calcext:value-type="float">
            <text:p>-0.761</text:p>
          </table:table-cell>
          <table:table-cell office:value-type="float" office:value="-1.74" calcext:value-type="float">
            <text:p>-1.74</text:p>
          </table:table-cell>
          <table:table-cell office:value-type="float" office:value="0.5" calcext:value-type="float">
            <text:p>0.5</text:p>
          </table:table-cell>
          <table:table-cell office:value-type="float" office:value="0.304" calcext:value-type="float">
            <text:p>0.304</text:p>
          </table:table-cell>
          <table:table-cell office:value-type="float" office:value="-0.302" calcext:value-type="float">
            <text:p>-0.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0:00:600</text:p>
          </table:table-cell>
          <table:table-cell office:value-type="string" calcext:value-type="string">
            <text:p>Pose16</text:p>
          </table:table-cell>
          <table:table-cell table:formula="of:=MIN(MAX([.AB16]; [.C$88]); [.C$89])" office:value-type="float" office:value="0" calcext:value-type="float">
            <text:p>0</text:p>
          </table:table-cell>
          <table:table-cell table:formula="of:=MIN(MAX([.AC16]; [.D$88]); [.D$89])" office:value-type="float" office:value="0" calcext:value-type="float">
            <text:p>0</text:p>
          </table:table-cell>
          <table:table-cell table:formula="of:=MIN(MAX([.AD16]; [.E$88]); [.E$89])" office:value-type="float" office:value="-2" calcext:value-type="float">
            <text:p>-2</text:p>
          </table:table-cell>
          <table:table-cell table:formula="of:=MIN(MAX([.AE16]; [.F$88]); [.F$89])" office:value-type="float" office:value="0" calcext:value-type="float">
            <text:p>0</text:p>
          </table:table-cell>
          <table:table-cell table:formula="of:=MIN(MAX([.AF16]; [.G$88]); [.G$89])" office:value-type="float" office:value="-1.4" calcext:value-type="float">
            <text:p>-1.4</text:p>
          </table:table-cell>
          <table:table-cell table:formula="of:=MIN(MAX([.AG16]; [.H$88]); [.H$89])" office:value-type="float" office:value="-0.0349" calcext:value-type="float">
            <text:p>-0.0349</text:p>
          </table:table-cell>
          <table:table-cell table:formula="of:=MIN(MAX([.AH16]; [.I$88]); [.I$89])" office:value-type="float" office:value="-0.5" calcext:value-type="float">
            <text:p>-0.5</text:p>
          </table:table-cell>
          <table:table-cell table:formula="of:=MIN(MAX([.AI16]; [.J$88]); [.J$89])" office:value-type="float" office:value="0" calcext:value-type="float">
            <text:p>0</text:p>
          </table:table-cell>
          <table:table-cell table:formula="of:=MIN(MAX([.AJ16]; [.K$88]); [.K$89])" office:value-type="float" office:value="0" calcext:value-type="float">
            <text:p>0</text:p>
          </table:table-cell>
          <table:table-cell table:formula="of:=MIN(MAX([.AK16]; [.L$88]); [.L$89])" office:value-type="float" office:value="2.1125" calcext:value-type="float">
            <text:p>2.1125</text:p>
          </table:table-cell>
          <table:table-cell table:formula="of:=MIN(MAX([.AL16]; [.M$88]); [.M$89])" office:value-type="float" office:value="-0.52" calcext:value-type="float">
            <text:p>-0.52</text:p>
          </table:table-cell>
          <table:table-cell table:formula="of:=MIN(MAX([.AM16]; [.N$88]); [.N$89])" office:value-type="float" office:value="-0.397" calcext:value-type="float">
            <text:p>-0.397</text:p>
          </table:table-cell>
          <table:table-cell table:formula="of:=MIN(MAX([.AN16]; [.O$88]); [.O$89])" office:value-type="float" office:value="0" calcext:value-type="float">
            <text:p>0</text:p>
          </table:table-cell>
          <table:table-cell table:formula="of:=MIN(MAX([.AO16]; [.P$88]); [.P$89])" office:value-type="float" office:value="-0.4147" calcext:value-type="float">
            <text:p>-0.4147</text:p>
          </table:table-cell>
          <table:table-cell table:formula="of:=MIN(MAX([.AP16]; [.Q$88]); [.Q$89])" office:value-type="float" office:value="-1.74" calcext:value-type="float">
            <text:p>-1.74</text:p>
          </table:table-cell>
          <table:table-cell table:formula="of:=MIN(MAX([.AQ16]; [.R$88]); [.R$89])" office:value-type="float" office:value="0" calcext:value-type="float">
            <text:p>0</text:p>
          </table:table-cell>
          <table:table-cell table:formula="of:=MIN(MAX([.AR16]; [.S$88]); [.S$89])" office:value-type="float" office:value="0.304" calcext:value-type="float">
            <text:p>0.304</text:p>
          </table:table-cell>
          <table:table-cell table:formula="of:=MIN(MAX([.AS16]; [.T$88]); [.T$89])" office:value-type="float" office:value="-0.302" calcext:value-type="float">
            <text:p>-0.302</text:p>
          </table:table-cell>
          <table:table-cell table:formula="of:=MIN(MAX([.AT16]; [.U$88]); [.U$89])" office:value-type="float" office:value="0" calcext:value-type="float">
            <text:p>0</text:p>
          </table:table-cell>
          <table:table-cell table:formula="of:=MIN(MAX([.AU16]; [.V$88]); [.V$89])" office:value-type="float" office:value="0" calcext:value-type="float">
            <text:p>0</text:p>
          </table:table-cell>
          <table:table-cell table:formula="of:=MIN(MAX([.AV16]; [.W$88]); [.W$89])" office:value-type="float" office:value="1.4" calcext:value-type="float">
            <text:p>1.4</text:p>
          </table:table-cell>
          <table:table-cell table:formula="of:=MIN(MAX([.AW16]; [.X$88]); [.X$89])" office:value-type="float" office:value="0.0349" calcext:value-type="float">
            <text:p>0.0349</text:p>
          </table:table-cell>
          <table:table-cell/>
          <table:table-cell table:style-name="ce1" office:value-type="string" calcext:value-type="string">
            <text:p>00:00:600</text:p>
          </table:table-cell>
          <table:table-cell office:value-type="string" calcext:value-type="string">
            <text:p>Pose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1.4" calcext:value-type="float">
            <text:p>-1.4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6" calcext:value-type="float">
            <text:p>2.26</text:p>
          </table:table-cell>
          <table:table-cell office:value-type="float" office:value="-0.52" calcext:value-type="float">
            <text:p>-0.52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-0.761" calcext:value-type="float">
            <text:p>-0.761</text:p>
          </table:table-cell>
          <table:table-cell office:value-type="float" office:value="-1.74" calcext:value-type="float">
            <text:p>-1.74</text:p>
          </table:table-cell>
          <table:table-cell office:value-type="float" office:value="0" calcext:value-type="float">
            <text:p>0</text:p>
          </table:table-cell>
          <table:table-cell office:value-type="float" office:value="0.304" calcext:value-type="float">
            <text:p>0.304</text:p>
          </table:table-cell>
          <table:table-cell office:value-type="float" office:value="-0.302" calcext:value-type="float">
            <text:p>-0.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0:00:640</text:p>
          </table:table-cell>
          <table:table-cell office:value-type="string" calcext:value-type="string">
            <text:p>Pose17</text:p>
          </table:table-cell>
          <table:table-cell table:formula="of:=MIN(MAX([.AB17]; [.C$88]); [.C$89])" office:value-type="float" office:value="0" calcext:value-type="float">
            <text:p>0</text:p>
          </table:table-cell>
          <table:table-cell table:formula="of:=MIN(MAX([.AC17]; [.D$88]); [.D$89])" office:value-type="float" office:value="0" calcext:value-type="float">
            <text:p>0</text:p>
          </table:table-cell>
          <table:table-cell table:formula="of:=MIN(MAX([.AD17]; [.E$88]); [.E$89])" office:value-type="float" office:value="-2" calcext:value-type="float">
            <text:p>-2</text:p>
          </table:table-cell>
          <table:table-cell table:formula="of:=MIN(MAX([.AE17]; [.F$88]); [.F$89])" office:value-type="float" office:value="0" calcext:value-type="float">
            <text:p>0</text:p>
          </table:table-cell>
          <table:table-cell table:formula="of:=MIN(MAX([.AF17]; [.G$88]); [.G$89])" office:value-type="float" office:value="-1.4" calcext:value-type="float">
            <text:p>-1.4</text:p>
          </table:table-cell>
          <table:table-cell table:formula="of:=MIN(MAX([.AG17]; [.H$88]); [.H$89])" office:value-type="float" office:value="-0.0349" calcext:value-type="float">
            <text:p>-0.0349</text:p>
          </table:table-cell>
          <table:table-cell table:formula="of:=MIN(MAX([.AH17]; [.I$88]); [.I$89])" office:value-type="float" office:value="-0.5" calcext:value-type="float">
            <text:p>-0.5</text:p>
          </table:table-cell>
          <table:table-cell table:formula="of:=MIN(MAX([.AI17]; [.J$88]); [.J$89])" office:value-type="float" office:value="0" calcext:value-type="float">
            <text:p>0</text:p>
          </table:table-cell>
          <table:table-cell table:formula="of:=MIN(MAX([.AJ17]; [.K$88]); [.K$89])" office:value-type="float" office:value="0.4" calcext:value-type="float">
            <text:p>0.4</text:p>
          </table:table-cell>
          <table:table-cell table:formula="of:=MIN(MAX([.AK17]; [.L$88]); [.L$89])" office:value-type="float" office:value="2.1125" calcext:value-type="float">
            <text:p>2.1125</text:p>
          </table:table-cell>
          <table:table-cell table:formula="of:=MIN(MAX([.AL17]; [.M$88]); [.M$89])" office:value-type="float" office:value="-0.52" calcext:value-type="float">
            <text:p>-0.52</text:p>
          </table:table-cell>
          <table:table-cell table:formula="of:=MIN(MAX([.AM17]; [.N$88]); [.N$89])" office:value-type="float" office:value="0" calcext:value-type="float">
            <text:p>0</text:p>
          </table:table-cell>
          <table:table-cell table:formula="of:=MIN(MAX([.AN17]; [.O$88]); [.O$89])" office:value-type="float" office:value="0" calcext:value-type="float">
            <text:p>0</text:p>
          </table:table-cell>
          <table:table-cell table:formula="of:=MIN(MAX([.AO17]; [.P$88]); [.P$89])" office:value-type="float" office:value="-0.4147" calcext:value-type="float">
            <text:p>-0.4147</text:p>
          </table:table-cell>
          <table:table-cell table:formula="of:=MIN(MAX([.AP17]; [.Q$88]); [.Q$89])" office:value-type="float" office:value="-1.74" calcext:value-type="float">
            <text:p>-1.74</text:p>
          </table:table-cell>
          <table:table-cell table:formula="of:=MIN(MAX([.AQ17]; [.R$88]); [.R$89])" office:value-type="float" office:value="0" calcext:value-type="float">
            <text:p>0</text:p>
          </table:table-cell>
          <table:table-cell table:formula="of:=MIN(MAX([.AR17]; [.S$88]); [.S$89])" office:value-type="float" office:value="0.304" calcext:value-type="float">
            <text:p>0.304</text:p>
          </table:table-cell>
          <table:table-cell table:formula="of:=MIN(MAX([.AS17]; [.T$88]); [.T$89])" office:value-type="float" office:value="-0.302" calcext:value-type="float">
            <text:p>-0.302</text:p>
          </table:table-cell>
          <table:table-cell table:formula="of:=MIN(MAX([.AT17]; [.U$88]); [.U$89])" office:value-type="float" office:value="0" calcext:value-type="float">
            <text:p>0</text:p>
          </table:table-cell>
          <table:table-cell table:formula="of:=MIN(MAX([.AU17]; [.V$88]); [.V$89])" office:value-type="float" office:value="0" calcext:value-type="float">
            <text:p>0</text:p>
          </table:table-cell>
          <table:table-cell table:formula="of:=MIN(MAX([.AV17]; [.W$88]); [.W$89])" office:value-type="float" office:value="1.4" calcext:value-type="float">
            <text:p>1.4</text:p>
          </table:table-cell>
          <table:table-cell table:formula="of:=MIN(MAX([.AW17]; [.X$88]); [.X$89])" office:value-type="float" office:value="0.0349" calcext:value-type="float">
            <text:p>0.0349</text:p>
          </table:table-cell>
          <table:table-cell/>
          <table:table-cell table:style-name="ce1" office:value-type="string" calcext:value-type="string">
            <text:p>00:00:640</text:p>
          </table:table-cell>
          <table:table-cell office:value-type="string" calcext:value-type="string">
            <text:p>Pose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1.4" calcext:value-type="float">
            <text:p>-1.4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2.26" calcext:value-type="float">
            <text:p>2.26</text:p>
          </table:table-cell>
          <table:table-cell office:value-type="float" office:value="-0.52" calcext:value-type="float">
            <text:p>-0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61" calcext:value-type="float">
            <text:p>-0.761</text:p>
          </table:table-cell>
          <table:table-cell office:value-type="float" office:value="-1.74" calcext:value-type="float">
            <text:p>-1.74</text:p>
          </table:table-cell>
          <table:table-cell office:value-type="float" office:value="0" calcext:value-type="float">
            <text:p>0</text:p>
          </table:table-cell>
          <table:table-cell office:value-type="float" office:value="0.304" calcext:value-type="float">
            <text:p>0.304</text:p>
          </table:table-cell>
          <table:table-cell office:value-type="float" office:value="-0.302" calcext:value-type="float">
            <text:p>-0.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0:00:680</text:p>
          </table:table-cell>
          <table:table-cell office:value-type="string" calcext:value-type="string">
            <text:p>Pose18</text:p>
          </table:table-cell>
          <table:table-cell table:formula="of:=MIN(MAX([.AB18]; [.C$88]); [.C$89])" office:value-type="float" office:value="0" calcext:value-type="float">
            <text:p>0</text:p>
          </table:table-cell>
          <table:table-cell table:formula="of:=MIN(MAX([.AC18]; [.D$88]); [.D$89])" office:value-type="float" office:value="0" calcext:value-type="float">
            <text:p>0</text:p>
          </table:table-cell>
          <table:table-cell table:formula="of:=MIN(MAX([.AD18]; [.E$88]); [.E$89])" office:value-type="float" office:value="-2" calcext:value-type="float">
            <text:p>-2</text:p>
          </table:table-cell>
          <table:table-cell table:formula="of:=MIN(MAX([.AE18]; [.F$88]); [.F$89])" office:value-type="float" office:value="0" calcext:value-type="float">
            <text:p>0</text:p>
          </table:table-cell>
          <table:table-cell table:formula="of:=MIN(MAX([.AF18]; [.G$88]); [.G$89])" office:value-type="float" office:value="-1.4" calcext:value-type="float">
            <text:p>-1.4</text:p>
          </table:table-cell>
          <table:table-cell table:formula="of:=MIN(MAX([.AG18]; [.H$88]); [.H$89])" office:value-type="float" office:value="-0.0349" calcext:value-type="float">
            <text:p>-0.0349</text:p>
          </table:table-cell>
          <table:table-cell table:formula="of:=MIN(MAX([.AH18]; [.I$88]); [.I$89])" office:value-type="float" office:value="0" calcext:value-type="float">
            <text:p>0</text:p>
          </table:table-cell>
          <table:table-cell table:formula="of:=MIN(MAX([.AI18]; [.J$88]); [.J$89])" office:value-type="float" office:value="0" calcext:value-type="float">
            <text:p>0</text:p>
          </table:table-cell>
          <table:table-cell table:formula="of:=MIN(MAX([.AJ18]; [.K$88]); [.K$89])" office:value-type="float" office:value="0.4" calcext:value-type="float">
            <text:p>0.4</text:p>
          </table:table-cell>
          <table:table-cell table:formula="of:=MIN(MAX([.AK18]; [.L$88]); [.L$89])" office:value-type="float" office:value="2.1125" calcext:value-type="float">
            <text:p>2.1125</text:p>
          </table:table-cell>
          <table:table-cell table:formula="of:=MIN(MAX([.AL18]; [.M$88]); [.M$89])" office:value-type="float" office:value="-0.52" calcext:value-type="float">
            <text:p>-0.52</text:p>
          </table:table-cell>
          <table:table-cell table:formula="of:=MIN(MAX([.AM18]; [.N$88]); [.N$89])" office:value-type="float" office:value="0" calcext:value-type="float">
            <text:p>0</text:p>
          </table:table-cell>
          <table:table-cell table:formula="of:=MIN(MAX([.AN18]; [.O$88]); [.O$89])" office:value-type="float" office:value="0" calcext:value-type="float">
            <text:p>0</text:p>
          </table:table-cell>
          <table:table-cell table:formula="of:=MIN(MAX([.AO18]; [.P$88]); [.P$89])" office:value-type="float" office:value="-0.4147" calcext:value-type="float">
            <text:p>-0.4147</text:p>
          </table:table-cell>
          <table:table-cell table:formula="of:=MIN(MAX([.AP18]; [.Q$88]); [.Q$89])" office:value-type="float" office:value="-1.3" calcext:value-type="float">
            <text:p>-1.3</text:p>
          </table:table-cell>
          <table:table-cell table:formula="of:=MIN(MAX([.AQ18]; [.R$88]); [.R$89])" office:value-type="float" office:value="0" calcext:value-type="float">
            <text:p>0</text:p>
          </table:table-cell>
          <table:table-cell table:formula="of:=MIN(MAX([.AR18]; [.S$88]); [.S$89])" office:value-type="float" office:value="0.304" calcext:value-type="float">
            <text:p>0.304</text:p>
          </table:table-cell>
          <table:table-cell table:formula="of:=MIN(MAX([.AS18]; [.T$88]); [.T$89])" office:value-type="float" office:value="-0.302" calcext:value-type="float">
            <text:p>-0.302</text:p>
          </table:table-cell>
          <table:table-cell table:formula="of:=MIN(MAX([.AT18]; [.U$88]); [.U$89])" office:value-type="float" office:value="0" calcext:value-type="float">
            <text:p>0</text:p>
          </table:table-cell>
          <table:table-cell table:formula="of:=MIN(MAX([.AU18]; [.V$88]); [.V$89])" office:value-type="float" office:value="0" calcext:value-type="float">
            <text:p>0</text:p>
          </table:table-cell>
          <table:table-cell table:formula="of:=MIN(MAX([.AV18]; [.W$88]); [.W$89])" office:value-type="float" office:value="1.4" calcext:value-type="float">
            <text:p>1.4</text:p>
          </table:table-cell>
          <table:table-cell table:formula="of:=MIN(MAX([.AW18]; [.X$88]); [.X$89])" office:value-type="float" office:value="0.0349" calcext:value-type="float">
            <text:p>0.0349</text:p>
          </table:table-cell>
          <table:table-cell/>
          <table:table-cell table:style-name="ce1" office:value-type="string" calcext:value-type="string">
            <text:p>00:00:680</text:p>
          </table:table-cell>
          <table:table-cell office:value-type="string" calcext:value-type="string">
            <text:p>Pose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1.4" calcext:value-type="float">
            <text:p>-1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2.26" calcext:value-type="float">
            <text:p>2.26</text:p>
          </table:table-cell>
          <table:table-cell office:value-type="float" office:value="-0.52" calcext:value-type="float">
            <text:p>-0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61" calcext:value-type="float">
            <text:p>-0.761</text:p>
          </table:table-cell>
          <table:table-cell office:value-type="float" office:value="-1.3" calcext:value-type="float">
            <text:p>-1.3</text:p>
          </table:table-cell>
          <table:table-cell office:value-type="float" office:value="0" calcext:value-type="float">
            <text:p>0</text:p>
          </table:table-cell>
          <table:table-cell office:value-type="float" office:value="0.304" calcext:value-type="float">
            <text:p>0.304</text:p>
          </table:table-cell>
          <table:table-cell office:value-type="float" office:value="-0.302" calcext:value-type="float">
            <text:p>-0.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0:00:720</text:p>
          </table:table-cell>
          <table:table-cell office:value-type="string" calcext:value-type="string">
            <text:p>Pose19</text:p>
          </table:table-cell>
          <table:table-cell table:formula="of:=MIN(MAX([.AB19]; [.C$88]); [.C$89])" office:value-type="float" office:value="0" calcext:value-type="float">
            <text:p>0</text:p>
          </table:table-cell>
          <table:table-cell table:formula="of:=MIN(MAX([.AC19]; [.D$88]); [.D$89])" office:value-type="float" office:value="0" calcext:value-type="float">
            <text:p>0</text:p>
          </table:table-cell>
          <table:table-cell table:formula="of:=MIN(MAX([.AD19]; [.E$88]); [.E$89])" office:value-type="float" office:value="-2" calcext:value-type="float">
            <text:p>-2</text:p>
          </table:table-cell>
          <table:table-cell table:formula="of:=MIN(MAX([.AE19]; [.F$88]); [.F$89])" office:value-type="float" office:value="0" calcext:value-type="float">
            <text:p>0</text:p>
          </table:table-cell>
          <table:table-cell table:formula="of:=MIN(MAX([.AF19]; [.G$88]); [.G$89])" office:value-type="float" office:value="-1.4" calcext:value-type="float">
            <text:p>-1.4</text:p>
          </table:table-cell>
          <table:table-cell table:formula="of:=MIN(MAX([.AG19]; [.H$88]); [.H$89])" office:value-type="float" office:value="-0.0349" calcext:value-type="float">
            <text:p>-0.0349</text:p>
          </table:table-cell>
          <table:table-cell table:formula="of:=MIN(MAX([.AH19]; [.I$88]); [.I$89])" office:value-type="float" office:value="0" calcext:value-type="float">
            <text:p>0</text:p>
          </table:table-cell>
          <table:table-cell table:formula="of:=MIN(MAX([.AI19]; [.J$88]); [.J$89])" office:value-type="float" office:value="0" calcext:value-type="float">
            <text:p>0</text:p>
          </table:table-cell>
          <table:table-cell table:formula="of:=MIN(MAX([.AJ19]; [.K$88]); [.K$89])" office:value-type="float" office:value="0.4" calcext:value-type="float">
            <text:p>0.4</text:p>
          </table:table-cell>
          <table:table-cell table:formula="of:=MIN(MAX([.AK19]; [.L$88]); [.L$89])" office:value-type="float" office:value="1.7" calcext:value-type="float">
            <text:p>1.7</text:p>
          </table:table-cell>
          <table:table-cell table:formula="of:=MIN(MAX([.AL19]; [.M$88]); [.M$89])" office:value-type="float" office:value="-0.52" calcext:value-type="float">
            <text:p>-0.52</text:p>
          </table:table-cell>
          <table:table-cell table:formula="of:=MIN(MAX([.AM19]; [.N$88]); [.N$89])" office:value-type="float" office:value="0" calcext:value-type="float">
            <text:p>0</text:p>
          </table:table-cell>
          <table:table-cell table:formula="of:=MIN(MAX([.AN19]; [.O$88]); [.O$89])" office:value-type="float" office:value="0" calcext:value-type="float">
            <text:p>0</text:p>
          </table:table-cell>
          <table:table-cell table:formula="of:=MIN(MAX([.AO19]; [.P$88]); [.P$89])" office:value-type="float" office:value="-0.4147" calcext:value-type="float">
            <text:p>-0.4147</text:p>
          </table:table-cell>
          <table:table-cell table:formula="of:=MIN(MAX([.AP19]; [.Q$88]); [.Q$89])" office:value-type="float" office:value="-0.8" calcext:value-type="float">
            <text:p>-0.8</text:p>
          </table:table-cell>
          <table:table-cell table:formula="of:=MIN(MAX([.AQ19]; [.R$88]); [.R$89])" office:value-type="float" office:value="0" calcext:value-type="float">
            <text:p>0</text:p>
          </table:table-cell>
          <table:table-cell table:formula="of:=MIN(MAX([.AR19]; [.S$88]); [.S$89])" office:value-type="float" office:value="0.304" calcext:value-type="float">
            <text:p>0.304</text:p>
          </table:table-cell>
          <table:table-cell table:formula="of:=MIN(MAX([.AS19]; [.T$88]); [.T$89])" office:value-type="float" office:value="-0.302" calcext:value-type="float">
            <text:p>-0.302</text:p>
          </table:table-cell>
          <table:table-cell table:formula="of:=MIN(MAX([.AT19]; [.U$88]); [.U$89])" office:value-type="float" office:value="-0.5" calcext:value-type="float">
            <text:p>-0.5</text:p>
          </table:table-cell>
          <table:table-cell table:formula="of:=MIN(MAX([.AU19]; [.V$88]); [.V$89])" office:value-type="float" office:value="0" calcext:value-type="float">
            <text:p>0</text:p>
          </table:table-cell>
          <table:table-cell table:formula="of:=MIN(MAX([.AV19]; [.W$88]); [.W$89])" office:value-type="float" office:value="1.4" calcext:value-type="float">
            <text:p>1.4</text:p>
          </table:table-cell>
          <table:table-cell table:formula="of:=MIN(MAX([.AW19]; [.X$88]); [.X$89])" office:value-type="float" office:value="0.0349" calcext:value-type="float">
            <text:p>0.0349</text:p>
          </table:table-cell>
          <table:table-cell/>
          <table:table-cell table:style-name="ce1" office:value-type="string" calcext:value-type="string">
            <text:p>00:00:720</text:p>
          </table:table-cell>
          <table:table-cell office:value-type="string" calcext:value-type="string">
            <text:p>Pose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1.4" calcext:value-type="float">
            <text:p>-1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  <table:table-cell office:value-type="float" office:value="-0.52" calcext:value-type="float">
            <text:p>-0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61" calcext:value-type="float">
            <text:p>-0.761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office:value-type="float" office:value="0.304" calcext:value-type="float">
            <text:p>0.304</text:p>
          </table:table-cell>
          <table:table-cell office:value-type="float" office:value="-0.302" calcext:value-type="float">
            <text:p>-0.302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0:00:760</text:p>
          </table:table-cell>
          <table:table-cell office:value-type="string" calcext:value-type="string">
            <text:p>Pose20</text:p>
          </table:table-cell>
          <table:table-cell table:formula="of:=MIN(MAX([.AB20]; [.C$88]); [.C$89])" office:value-type="float" office:value="0" calcext:value-type="float">
            <text:p>0</text:p>
          </table:table-cell>
          <table:table-cell table:formula="of:=MIN(MAX([.AC20]; [.D$88]); [.D$89])" office:value-type="float" office:value="0" calcext:value-type="float">
            <text:p>0</text:p>
          </table:table-cell>
          <table:table-cell table:formula="of:=MIN(MAX([.AD20]; [.E$88]); [.E$89])" office:value-type="float" office:value="-2" calcext:value-type="float">
            <text:p>-2</text:p>
          </table:table-cell>
          <table:table-cell table:formula="of:=MIN(MAX([.AE20]; [.F$88]); [.F$89])" office:value-type="float" office:value="0" calcext:value-type="float">
            <text:p>0</text:p>
          </table:table-cell>
          <table:table-cell table:formula="of:=MIN(MAX([.AF20]; [.G$88]); [.G$89])" office:value-type="float" office:value="-1.4" calcext:value-type="float">
            <text:p>-1.4</text:p>
          </table:table-cell>
          <table:table-cell table:formula="of:=MIN(MAX([.AG20]; [.H$88]); [.H$89])" office:value-type="float" office:value="-0.0349" calcext:value-type="float">
            <text:p>-0.0349</text:p>
          </table:table-cell>
          <table:table-cell table:formula="of:=MIN(MAX([.AH20]; [.I$88]); [.I$89])" office:value-type="float" office:value="0" calcext:value-type="float">
            <text:p>0</text:p>
          </table:table-cell>
          <table:table-cell table:formula="of:=MIN(MAX([.AI20]; [.J$88]); [.J$89])" office:value-type="float" office:value="0" calcext:value-type="float">
            <text:p>0</text:p>
          </table:table-cell>
          <table:table-cell table:formula="of:=MIN(MAX([.AJ20]; [.K$88]); [.K$89])" office:value-type="float" office:value="0.4" calcext:value-type="float">
            <text:p>0.4</text:p>
          </table:table-cell>
          <table:table-cell table:formula="of:=MIN(MAX([.AK20]; [.L$88]); [.L$89])" office:value-type="float" office:value="1.2" calcext:value-type="float">
            <text:p>1.2</text:p>
          </table:table-cell>
          <table:table-cell table:formula="of:=MIN(MAX([.AL20]; [.M$88]); [.M$89])" office:value-type="float" office:value="-0.52" calcext:value-type="float">
            <text:p>-0.52</text:p>
          </table:table-cell>
          <table:table-cell table:formula="of:=MIN(MAX([.AM20]; [.N$88]); [.N$89])" office:value-type="float" office:value="0" calcext:value-type="float">
            <text:p>0</text:p>
          </table:table-cell>
          <table:table-cell table:formula="of:=MIN(MAX([.AN20]; [.O$88]); [.O$89])" office:value-type="float" office:value="0" calcext:value-type="float">
            <text:p>0</text:p>
          </table:table-cell>
          <table:table-cell table:formula="of:=MIN(MAX([.AO20]; [.P$88]); [.P$89])" office:value-type="float" office:value="-0.4147" calcext:value-type="float">
            <text:p>-0.4147</text:p>
          </table:table-cell>
          <table:table-cell table:formula="of:=MIN(MAX([.AP20]; [.Q$88]); [.Q$89])" office:value-type="float" office:value="-0.3" calcext:value-type="float">
            <text:p>-0.3</text:p>
          </table:table-cell>
          <table:table-cell table:formula="of:=MIN(MAX([.AQ20]; [.R$88]); [.R$89])" office:value-type="float" office:value="0" calcext:value-type="float">
            <text:p>0</text:p>
          </table:table-cell>
          <table:table-cell table:formula="of:=MIN(MAX([.AR20]; [.S$88]); [.S$89])" office:value-type="float" office:value="0.304" calcext:value-type="float">
            <text:p>0.304</text:p>
          </table:table-cell>
          <table:table-cell table:formula="of:=MIN(MAX([.AS20]; [.T$88]); [.T$89])" office:value-type="float" office:value="-0.302" calcext:value-type="float">
            <text:p>-0.302</text:p>
          </table:table-cell>
          <table:table-cell table:formula="of:=MIN(MAX([.AT20]; [.U$88]); [.U$89])" office:value-type="float" office:value="-1" calcext:value-type="float">
            <text:p>-1</text:p>
          </table:table-cell>
          <table:table-cell table:formula="of:=MIN(MAX([.AU20]; [.V$88]); [.V$89])" office:value-type="float" office:value="0" calcext:value-type="float">
            <text:p>0</text:p>
          </table:table-cell>
          <table:table-cell table:formula="of:=MIN(MAX([.AV20]; [.W$88]); [.W$89])" office:value-type="float" office:value="1.4" calcext:value-type="float">
            <text:p>1.4</text:p>
          </table:table-cell>
          <table:table-cell table:formula="of:=MIN(MAX([.AW20]; [.X$88]); [.X$89])" office:value-type="float" office:value="0.0349" calcext:value-type="float">
            <text:p>0.0349</text:p>
          </table:table-cell>
          <table:table-cell/>
          <table:table-cell table:style-name="ce1" office:value-type="string" calcext:value-type="string">
            <text:p>00:00:760</text:p>
          </table:table-cell>
          <table:table-cell office:value-type="string" calcext:value-type="string">
            <text:p>Pose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1.4" calcext:value-type="float">
            <text:p>-1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 office:value-type="float" office:value="-0.52" calcext:value-type="float">
            <text:p>-0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61" calcext:value-type="float">
            <text:p>-0.761</text:p>
          </table:table-cell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</text:p>
          </table:table-cell>
          <table:table-cell office:value-type="float" office:value="0.304" calcext:value-type="float">
            <text:p>0.304</text:p>
          </table:table-cell>
          <table:table-cell office:value-type="float" office:value="-0.302" calcext:value-type="float">
            <text:p>-0.30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0:00:800</text:p>
          </table:table-cell>
          <table:table-cell office:value-type="string" calcext:value-type="string">
            <text:p>Pose21</text:p>
          </table:table-cell>
          <table:table-cell table:formula="of:=MIN(MAX([.AB21]; [.C$88]); [.C$89])" office:value-type="float" office:value="0" calcext:value-type="float">
            <text:p>0</text:p>
          </table:table-cell>
          <table:table-cell table:formula="of:=MIN(MAX([.AC21]; [.D$88]); [.D$89])" office:value-type="float" office:value="0" calcext:value-type="float">
            <text:p>0</text:p>
          </table:table-cell>
          <table:table-cell table:formula="of:=MIN(MAX([.AD21]; [.E$88]); [.E$89])" office:value-type="float" office:value="-2" calcext:value-type="float">
            <text:p>-2</text:p>
          </table:table-cell>
          <table:table-cell table:formula="of:=MIN(MAX([.AE21]; [.F$88]); [.F$89])" office:value-type="float" office:value="0" calcext:value-type="float">
            <text:p>0</text:p>
          </table:table-cell>
          <table:table-cell table:formula="of:=MIN(MAX([.AF21]; [.G$88]); [.G$89])" office:value-type="float" office:value="-1.4" calcext:value-type="float">
            <text:p>-1.4</text:p>
          </table:table-cell>
          <table:table-cell table:formula="of:=MIN(MAX([.AG21]; [.H$88]); [.H$89])" office:value-type="float" office:value="-0.0349" calcext:value-type="float">
            <text:p>-0.0349</text:p>
          </table:table-cell>
          <table:table-cell table:formula="of:=MIN(MAX([.AH21]; [.I$88]); [.I$89])" office:value-type="float" office:value="0" calcext:value-type="float">
            <text:p>0</text:p>
          </table:table-cell>
          <table:table-cell table:formula="of:=MIN(MAX([.AI21]; [.J$88]); [.J$89])" office:value-type="float" office:value="0" calcext:value-type="float">
            <text:p>0</text:p>
          </table:table-cell>
          <table:table-cell table:formula="of:=MIN(MAX([.AJ21]; [.K$88]); [.K$89])" office:value-type="float" office:value="0.4" calcext:value-type="float">
            <text:p>0.4</text:p>
          </table:table-cell>
          <table:table-cell table:formula="of:=MIN(MAX([.AK21]; [.L$88]); [.L$89])" office:value-type="float" office:value="0.7" calcext:value-type="float">
            <text:p>0.7</text:p>
          </table:table-cell>
          <table:table-cell table:formula="of:=MIN(MAX([.AL21]; [.M$88]); [.M$89])" office:value-type="float" office:value="-0.52" calcext:value-type="float">
            <text:p>-0.52</text:p>
          </table:table-cell>
          <table:table-cell table:formula="of:=MIN(MAX([.AM21]; [.N$88]); [.N$89])" office:value-type="float" office:value="0" calcext:value-type="float">
            <text:p>0</text:p>
          </table:table-cell>
          <table:table-cell table:formula="of:=MIN(MAX([.AN21]; [.O$88]); [.O$89])" office:value-type="float" office:value="0" calcext:value-type="float">
            <text:p>0</text:p>
          </table:table-cell>
          <table:table-cell table:formula="of:=MIN(MAX([.AO21]; [.P$88]); [.P$89])" office:value-type="float" office:value="-0.4147" calcext:value-type="float">
            <text:p>-0.4147</text:p>
          </table:table-cell>
          <table:table-cell table:formula="of:=MIN(MAX([.AP21]; [.Q$88]); [.Q$89])" office:value-type="float" office:value="0" calcext:value-type="float">
            <text:p>0</text:p>
          </table:table-cell>
          <table:table-cell table:formula="of:=MIN(MAX([.AQ21]; [.R$88]); [.R$89])" office:value-type="float" office:value="0.5" calcext:value-type="float">
            <text:p>0.5</text:p>
          </table:table-cell>
          <table:table-cell table:formula="of:=MIN(MAX([.AR21]; [.S$88]); [.S$89])" office:value-type="float" office:value="0.304" calcext:value-type="float">
            <text:p>0.304</text:p>
          </table:table-cell>
          <table:table-cell table:formula="of:=MIN(MAX([.AS21]; [.T$88]); [.T$89])" office:value-type="float" office:value="-0.302" calcext:value-type="float">
            <text:p>-0.302</text:p>
          </table:table-cell>
          <table:table-cell table:formula="of:=MIN(MAX([.AT21]; [.U$88]); [.U$89])" office:value-type="float" office:value="-1.5" calcext:value-type="float">
            <text:p>-1.5</text:p>
          </table:table-cell>
          <table:table-cell table:formula="of:=MIN(MAX([.AU21]; [.V$88]); [.V$89])" office:value-type="float" office:value="0" calcext:value-type="float">
            <text:p>0</text:p>
          </table:table-cell>
          <table:table-cell table:formula="of:=MIN(MAX([.AV21]; [.W$88]); [.W$89])" office:value-type="float" office:value="1.4" calcext:value-type="float">
            <text:p>1.4</text:p>
          </table:table-cell>
          <table:table-cell table:formula="of:=MIN(MAX([.AW21]; [.X$88]); [.X$89])" office:value-type="float" office:value="0.0349" calcext:value-type="float">
            <text:p>0.0349</text:p>
          </table:table-cell>
          <table:table-cell/>
          <table:table-cell table:style-name="ce1" office:value-type="string" calcext:value-type="string">
            <text:p>00:00:800</text:p>
          </table:table-cell>
          <table:table-cell office:value-type="string" calcext:value-type="string">
            <text:p>Pose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1.4" calcext:value-type="float">
            <text:p>-1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-0.52" calcext:value-type="float">
            <text:p>-0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61" calcext:value-type="float">
            <text:p>-0.76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304" calcext:value-type="float">
            <text:p>0.304</text:p>
          </table:table-cell>
          <table:table-cell office:value-type="float" office:value="-0.302" calcext:value-type="float">
            <text:p>-0.302</text:p>
          </table:table-cell>
          <table:table-cell office:value-type="float" office:value="-1.5" calcext:value-type="float">
            <text:p>-1.5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0:00:840</text:p>
          </table:table-cell>
          <table:table-cell office:value-type="string" calcext:value-type="string">
            <text:p>Pose22</text:p>
          </table:table-cell>
          <table:table-cell table:formula="of:=MIN(MAX([.AB22]; [.C$88]); [.C$89])" office:value-type="float" office:value="0" calcext:value-type="float">
            <text:p>0</text:p>
          </table:table-cell>
          <table:table-cell table:formula="of:=MIN(MAX([.AC22]; [.D$88]); [.D$89])" office:value-type="float" office:value="0" calcext:value-type="float">
            <text:p>0</text:p>
          </table:table-cell>
          <table:table-cell table:formula="of:=MIN(MAX([.AD22]; [.E$88]); [.E$89])" office:value-type="float" office:value="-2" calcext:value-type="float">
            <text:p>-2</text:p>
          </table:table-cell>
          <table:table-cell table:formula="of:=MIN(MAX([.AE22]; [.F$88]); [.F$89])" office:value-type="float" office:value="0" calcext:value-type="float">
            <text:p>0</text:p>
          </table:table-cell>
          <table:table-cell table:formula="of:=MIN(MAX([.AF22]; [.G$88]); [.G$89])" office:value-type="float" office:value="-1.4" calcext:value-type="float">
            <text:p>-1.4</text:p>
          </table:table-cell>
          <table:table-cell table:formula="of:=MIN(MAX([.AG22]; [.H$88]); [.H$89])" office:value-type="float" office:value="-0.0349" calcext:value-type="float">
            <text:p>-0.0349</text:p>
          </table:table-cell>
          <table:table-cell table:formula="of:=MIN(MAX([.AH22]; [.I$88]); [.I$89])" office:value-type="float" office:value="0" calcext:value-type="float">
            <text:p>0</text:p>
          </table:table-cell>
          <table:table-cell table:formula="of:=MIN(MAX([.AI22]; [.J$88]); [.J$89])" office:value-type="float" office:value="0" calcext:value-type="float">
            <text:p>0</text:p>
          </table:table-cell>
          <table:table-cell table:formula="of:=MIN(MAX([.AJ22]; [.K$88]); [.K$89])" office:value-type="float" office:value="0" calcext:value-type="float">
            <text:p>0</text:p>
          </table:table-cell>
          <table:table-cell table:formula="of:=MIN(MAX([.AK22]; [.L$88]); [.L$89])" office:value-type="float" office:value="0.7" calcext:value-type="float">
            <text:p>0.7</text:p>
          </table:table-cell>
          <table:table-cell table:formula="of:=MIN(MAX([.AL22]; [.M$88]); [.M$89])" office:value-type="float" office:value="-0.52" calcext:value-type="float">
            <text:p>-0.52</text:p>
          </table:table-cell>
          <table:table-cell table:formula="of:=MIN(MAX([.AM22]; [.N$88]); [.N$89])" office:value-type="float" office:value="0" calcext:value-type="float">
            <text:p>0</text:p>
          </table:table-cell>
          <table:table-cell table:formula="of:=MIN(MAX([.AN22]; [.O$88]); [.O$89])" office:value-type="float" office:value="0" calcext:value-type="float">
            <text:p>0</text:p>
          </table:table-cell>
          <table:table-cell table:formula="of:=MIN(MAX([.AO22]; [.P$88]); [.P$89])" office:value-type="float" office:value="-0.2" calcext:value-type="float">
            <text:p>-0.2</text:p>
          </table:table-cell>
          <table:table-cell table:formula="of:=MIN(MAX([.AP22]; [.Q$88]); [.Q$89])" office:value-type="float" office:value="0" calcext:value-type="float">
            <text:p>0</text:p>
          </table:table-cell>
          <table:table-cell table:formula="of:=MIN(MAX([.AQ22]; [.R$88]); [.R$89])" office:value-type="float" office:value="0.5" calcext:value-type="float">
            <text:p>0.5</text:p>
          </table:table-cell>
          <table:table-cell table:formula="of:=MIN(MAX([.AR22]; [.S$88]); [.S$89])" office:value-type="float" office:value="0.304" calcext:value-type="float">
            <text:p>0.304</text:p>
          </table:table-cell>
          <table:table-cell table:formula="of:=MIN(MAX([.AS22]; [.T$88]); [.T$89])" office:value-type="float" office:value="-0.302" calcext:value-type="float">
            <text:p>-0.302</text:p>
          </table:table-cell>
          <table:table-cell table:formula="of:=MIN(MAX([.AT22]; [.U$88]); [.U$89])" office:value-type="float" office:value="-2" calcext:value-type="float">
            <text:p>-2</text:p>
          </table:table-cell>
          <table:table-cell table:formula="of:=MIN(MAX([.AU22]; [.V$88]); [.V$89])" office:value-type="float" office:value="0" calcext:value-type="float">
            <text:p>0</text:p>
          </table:table-cell>
          <table:table-cell table:formula="of:=MIN(MAX([.AV22]; [.W$88]); [.W$89])" office:value-type="float" office:value="1.4" calcext:value-type="float">
            <text:p>1.4</text:p>
          </table:table-cell>
          <table:table-cell table:formula="of:=MIN(MAX([.AW22]; [.X$88]); [.X$89])" office:value-type="float" office:value="0.0349" calcext:value-type="float">
            <text:p>0.0349</text:p>
          </table:table-cell>
          <table:table-cell/>
          <table:table-cell table:style-name="ce1" office:value-type="string" calcext:value-type="string">
            <text:p>00:00:840</text:p>
          </table:table-cell>
          <table:table-cell office:value-type="string" calcext:value-type="string">
            <text:p>Pose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1.4" calcext:value-type="float">
            <text:p>-1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-0.52" calcext:value-type="float">
            <text:p>-0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304" calcext:value-type="float">
            <text:p>0.304</text:p>
          </table:table-cell>
          <table:table-cell office:value-type="float" office:value="-0.302" calcext:value-type="float">
            <text:p>-0.30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0:00:880</text:p>
          </table:table-cell>
          <table:table-cell office:value-type="string" calcext:value-type="string">
            <text:p>Pose23</text:p>
          </table:table-cell>
          <table:table-cell table:formula="of:=MIN(MAX([.AB23]; [.C$88]); [.C$89])" office:value-type="float" office:value="0" calcext:value-type="float">
            <text:p>0</text:p>
          </table:table-cell>
          <table:table-cell table:formula="of:=MIN(MAX([.AC23]; [.D$88]); [.D$89])" office:value-type="float" office:value="0" calcext:value-type="float">
            <text:p>0</text:p>
          </table:table-cell>
          <table:table-cell table:formula="of:=MIN(MAX([.AD23]; [.E$88]); [.E$89])" office:value-type="float" office:value="-1.568" calcext:value-type="float">
            <text:p>-1.568</text:p>
          </table:table-cell>
          <table:table-cell table:formula="of:=MIN(MAX([.AE23]; [.F$88]); [.F$89])" office:value-type="float" office:value="0" calcext:value-type="float">
            <text:p>0</text:p>
          </table:table-cell>
          <table:table-cell table:formula="of:=MIN(MAX([.AF23]; [.G$88]); [.G$89])" office:value-type="float" office:value="-1.572" calcext:value-type="float">
            <text:p>-1.572</text:p>
          </table:table-cell>
          <table:table-cell table:formula="of:=MIN(MAX([.AG23]; [.H$88]); [.H$89])" office:value-type="float" office:value="-0.0349" calcext:value-type="float">
            <text:p>-0.0349</text:p>
          </table:table-cell>
          <table:table-cell table:formula="of:=MIN(MAX([.AH23]; [.I$88]); [.I$89])" office:value-type="float" office:value="-0.002" calcext:value-type="float">
            <text:p>-0.002</text:p>
          </table:table-cell>
          <table:table-cell table:formula="of:=MIN(MAX([.AI23]; [.J$88]); [.J$89])" office:value-type="float" office:value="0" calcext:value-type="float">
            <text:p>0</text:p>
          </table:table-cell>
          <table:table-cell table:formula="of:=MIN(MAX([.AJ23]; [.K$88]); [.K$89])" office:value-type="float" office:value="-0.004" calcext:value-type="float">
            <text:p>-0.004</text:p>
          </table:table-cell>
          <table:table-cell table:formula="of:=MIN(MAX([.AK23]; [.L$88]); [.L$89])" office:value-type="float" office:value="0.003" calcext:value-type="float">
            <text:p>0.003</text:p>
          </table:table-cell>
          <table:table-cell table:formula="of:=MIN(MAX([.AL23]; [.M$88]); [.M$89])" office:value-type="float" office:value="-0.003" calcext:value-type="float">
            <text:p>-0.003</text:p>
          </table:table-cell>
          <table:table-cell table:formula="of:=MIN(MAX([.AM23]; [.N$88]); [.N$89])" office:value-type="float" office:value="-0.002" calcext:value-type="float">
            <text:p>-0.002</text:p>
          </table:table-cell>
          <table:table-cell table:formula="of:=MIN(MAX([.AN23]; [.O$88]); [.O$89])" office:value-type="float" office:value="-0.002" calcext:value-type="float">
            <text:p>-0.002</text:p>
          </table:table-cell>
          <table:table-cell table:formula="of:=MIN(MAX([.AO23]; [.P$88]); [.P$89])" office:value-type="float" office:value="0" calcext:value-type="float">
            <text:p>0</text:p>
          </table:table-cell>
          <table:table-cell table:formula="of:=MIN(MAX([.AP23]; [.Q$88]); [.Q$89])" office:value-type="float" office:value="-0.004" calcext:value-type="float">
            <text:p>-0.004</text:p>
          </table:table-cell>
          <table:table-cell table:formula="of:=MIN(MAX([.AQ23]; [.R$88]); [.R$89])" office:value-type="float" office:value="0.003" calcext:value-type="float">
            <text:p>0.003</text:p>
          </table:table-cell>
          <table:table-cell table:formula="of:=MIN(MAX([.AR23]; [.S$88]); [.S$89])" office:value-type="float" office:value="-0.003" calcext:value-type="float">
            <text:p>-0.003</text:p>
          </table:table-cell>
          <table:table-cell table:formula="of:=MIN(MAX([.AS23]; [.T$88]); [.T$89])" office:value-type="float" office:value="0.002" calcext:value-type="float">
            <text:p>0.002</text:p>
          </table:table-cell>
          <table:table-cell table:formula="of:=MIN(MAX([.AT23]; [.U$88]); [.U$89])" office:value-type="float" office:value="-1.568" calcext:value-type="float">
            <text:p>-1.568</text:p>
          </table:table-cell>
          <table:table-cell table:formula="of:=MIN(MAX([.AU23]; [.V$88]); [.V$89])" office:value-type="float" office:value="0" calcext:value-type="float">
            <text:p>0</text:p>
          </table:table-cell>
          <table:table-cell table:formula="of:=MIN(MAX([.AV23]; [.W$88]); [.W$89])" office:value-type="float" office:value="1.572" calcext:value-type="float">
            <text:p>1.572</text:p>
          </table:table-cell>
          <table:table-cell table:formula="of:=MIN(MAX([.AW23]; [.X$88]); [.X$89])" office:value-type="float" office:value="0.0349" calcext:value-type="float">
            <text:p>0.0349</text:p>
          </table:table-cell>
          <table:table-cell/>
          <table:table-cell table:style-name="ce1" office:value-type="string" calcext:value-type="string">
            <text:p>00:00:880</text:p>
          </table:table-cell>
          <table:table-cell office:value-type="string" calcext:value-type="string">
            <text:p>Pose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68" calcext:value-type="float">
            <text:p>-1.568</text:p>
          </table:table-cell>
          <table:table-cell office:value-type="float" office:value="0" calcext:value-type="float">
            <text:p>0</text:p>
          </table:table-cell>
          <table:table-cell office:value-type="float" office:value="-1.572" calcext:value-type="float">
            <text:p>-1.572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02" calcext:value-type="float">
            <text:p>-0.002</text:p>
          </table:table-cell>
          <table:table-cell office:value-type="float" office:value="0" calcext:value-type="float">
            <text:p>0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3" calcext:value-type="float">
            <text:p>-0.003</text:p>
          </table:table-cell>
          <table:table-cell table:number-columns-repeated="2" office:value-type="float" office:value="-0.002" calcext:value-type="float">
            <text:p>-0.002</text:p>
          </table:table-cell>
          <table:table-cell office:value-type="float" office:value="0" calcext:value-type="float">
            <text:p>0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-1.568" calcext:value-type="float">
            <text:p>-1.568</text:p>
          </table:table-cell>
          <table:table-cell office:value-type="float" office:value="0" calcext:value-type="float">
            <text:p>0</text:p>
          </table:table-cell>
          <table:table-cell office:value-type="float" office:value="1.572" calcext:value-type="float">
            <text:p>1.572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table:style-name="ce1" office:value-type="string" calcext:value-type="string">
            <text:p>00:00:920</text:p>
          </table:table-cell>
          <table:table-cell office:value-type="string" calcext:value-type="string">
            <text:p>Pose24</text:p>
          </table:table-cell>
          <table:table-cell table:formula="of:=MIN(MAX([.AB24]; [.C$88]); [.C$89])" office:value-type="float" office:value="0" calcext:value-type="float">
            <text:p>0</text:p>
          </table:table-cell>
          <table:table-cell table:formula="of:=MIN(MAX([.AC24]; [.D$88]); [.D$89])" office:value-type="float" office:value="0" calcext:value-type="float">
            <text:p>0</text:p>
          </table:table-cell>
          <table:table-cell table:formula="of:=MIN(MAX([.AD24]; [.E$88]); [.E$89])" office:value-type="float" office:value="-1.544" calcext:value-type="float">
            <text:p>-1.544</text:p>
          </table:table-cell>
          <table:table-cell table:formula="of:=MIN(MAX([.AE24]; [.F$88]); [.F$89])" office:value-type="float" office:value="0" calcext:value-type="float">
            <text:p>0</text:p>
          </table:table-cell>
          <table:table-cell table:formula="of:=MIN(MAX([.AF24]; [.G$88]); [.G$89])" office:value-type="float" office:value="-1.581" calcext:value-type="float">
            <text:p>-1.581</text:p>
          </table:table-cell>
          <table:table-cell table:formula="of:=MIN(MAX([.AG24]; [.H$88]); [.H$89])" office:value-type="float" office:value="-0.037" calcext:value-type="float">
            <text:p>-0.037</text:p>
          </table:table-cell>
          <table:table-cell table:formula="of:=MIN(MAX([.AH24]; [.I$88]); [.I$89])" office:value-type="float" office:value="-0.018" calcext:value-type="float">
            <text:p>-0.018</text:p>
          </table:table-cell>
          <table:table-cell table:formula="of:=MIN(MAX([.AI24]; [.J$88]); [.J$89])" office:value-type="float" office:value="0" calcext:value-type="float">
            <text:p>0</text:p>
          </table:table-cell>
          <table:table-cell table:formula="of:=MIN(MAX([.AJ24]; [.K$88]); [.K$89])" office:value-type="float" office:value="-0.033" calcext:value-type="float">
            <text:p>-0.033</text:p>
          </table:table-cell>
          <table:table-cell table:formula="of:=MIN(MAX([.AK24]; [.L$88]); [.L$89])" office:value-type="float" office:value="0.022" calcext:value-type="float">
            <text:p>0.022</text:p>
          </table:table-cell>
          <table:table-cell table:formula="of:=MIN(MAX([.AL24]; [.M$88]); [.M$89])" office:value-type="float" office:value="-0.028" calcext:value-type="float">
            <text:p>-0.028</text:p>
          </table:table-cell>
          <table:table-cell table:formula="of:=MIN(MAX([.AM24]; [.N$88]); [.N$89])" office:value-type="float" office:value="-0.016" calcext:value-type="float">
            <text:p>-0.016</text:p>
          </table:table-cell>
          <table:table-cell table:formula="of:=MIN(MAX([.AN24]; [.O$88]); [.O$89])" office:value-type="float" office:value="-0.018" calcext:value-type="float">
            <text:p>-0.018</text:p>
          </table:table-cell>
          <table:table-cell table:formula="of:=MIN(MAX([.AO24]; [.P$88]); [.P$89])" office:value-type="float" office:value="0" calcext:value-type="float">
            <text:p>0</text:p>
          </table:table-cell>
          <table:table-cell table:formula="of:=MIN(MAX([.AP24]; [.Q$88]); [.Q$89])" office:value-type="float" office:value="-0.033" calcext:value-type="float">
            <text:p>-0.033</text:p>
          </table:table-cell>
          <table:table-cell table:formula="of:=MIN(MAX([.AQ24]; [.R$88]); [.R$89])" office:value-type="float" office:value="0.022" calcext:value-type="float">
            <text:p>0.022</text:p>
          </table:table-cell>
          <table:table-cell table:formula="of:=MIN(MAX([.AR24]; [.S$88]); [.S$89])" office:value-type="float" office:value="-0.028" calcext:value-type="float">
            <text:p>-0.028</text:p>
          </table:table-cell>
          <table:table-cell table:formula="of:=MIN(MAX([.AS24]; [.T$88]); [.T$89])" office:value-type="float" office:value="0.016" calcext:value-type="float">
            <text:p>0.016</text:p>
          </table:table-cell>
          <table:table-cell table:formula="of:=MIN(MAX([.AT24]; [.U$88]); [.U$89])" office:value-type="float" office:value="-1.544" calcext:value-type="float">
            <text:p>-1.544</text:p>
          </table:table-cell>
          <table:table-cell table:formula="of:=MIN(MAX([.AU24]; [.V$88]); [.V$89])" office:value-type="float" office:value="0" calcext:value-type="float">
            <text:p>0</text:p>
          </table:table-cell>
          <table:table-cell table:formula="of:=MIN(MAX([.AV24]; [.W$88]); [.W$89])" office:value-type="float" office:value="1.581" calcext:value-type="float">
            <text:p>1.581</text:p>
          </table:table-cell>
          <table:table-cell table:formula="of:=MIN(MAX([.AW24]; [.X$88]); [.X$89])" office:value-type="float" office:value="0.037" calcext:value-type="float">
            <text:p>0.037</text:p>
          </table:table-cell>
          <table:table-cell/>
          <table:table-cell table:style-name="ce1" office:value-type="string" calcext:value-type="string">
            <text:p>00:00:920</text:p>
          </table:table-cell>
          <table:table-cell office:value-type="string" calcext:value-type="string">
            <text:p>Pose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44" calcext:value-type="float">
            <text:p>-1.544</text:p>
          </table:table-cell>
          <table:table-cell office:value-type="float" office:value="0" calcext:value-type="float">
            <text:p>0</text:p>
          </table:table-cell>
          <table:table-cell office:value-type="float" office:value="-1.581" calcext:value-type="float">
            <text:p>-1.581</text:p>
          </table:table-cell>
          <table:table-cell office:value-type="float" office:value="-0.037" calcext:value-type="float">
            <text:p>-0.037</text:p>
          </table:table-cell>
          <table:table-cell office:value-type="float" office:value="-0.018" calcext:value-type="float">
            <text:p>-0.018</text:p>
          </table:table-cell>
          <table:table-cell office:value-type="float" office:value="0" calcext:value-type="float">
            <text:p>0</text:p>
          </table:table-cell>
          <table:table-cell office:value-type="float" office:value="-0.033" calcext:value-type="float">
            <text:p>-0.033</text:p>
          </table:table-cell>
          <table:table-cell office:value-type="float" office:value="0.022" calcext:value-type="float">
            <text:p>0.022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016" calcext:value-type="float">
            <text:p>-0.016</text:p>
          </table:table-cell>
          <table:table-cell office:value-type="float" office:value="-0.018" calcext:value-type="float">
            <text:p>-0.018</text:p>
          </table:table-cell>
          <table:table-cell office:value-type="float" office:value="0" calcext:value-type="float">
            <text:p>0</text:p>
          </table:table-cell>
          <table:table-cell office:value-type="float" office:value="-0.033" calcext:value-type="float">
            <text:p>-0.033</text:p>
          </table:table-cell>
          <table:table-cell office:value-type="float" office:value="0.022" calcext:value-type="float">
            <text:p>0.022</text:p>
          </table:table-cell>
          <table:table-cell office:value-type="float" office:value="-0.028" calcext:value-type="float">
            <text:p>-0.028</text:p>
          </table:table-cell>
          <table:table-cell office:value-type="float" office:value="0.016" calcext:value-type="float">
            <text:p>0.016</text:p>
          </table:table-cell>
          <table:table-cell office:value-type="float" office:value="-1.544" calcext:value-type="float">
            <text:p>-1.544</text:p>
          </table:table-cell>
          <table:table-cell office:value-type="float" office:value="0" calcext:value-type="float">
            <text:p>0</text:p>
          </table:table-cell>
          <table:table-cell office:value-type="float" office:value="1.581" calcext:value-type="float">
            <text:p>1.581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table:style-name="ce1" office:value-type="string" calcext:value-type="string">
            <text:p>00:00:960</text:p>
          </table:table-cell>
          <table:table-cell office:value-type="string" calcext:value-type="string">
            <text:p>Pose25</text:p>
          </table:table-cell>
          <table:table-cell table:formula="of:=MIN(MAX([.AB25]; [.C$88]); [.C$89])" office:value-type="float" office:value="0" calcext:value-type="float">
            <text:p>0</text:p>
          </table:table-cell>
          <table:table-cell table:formula="of:=MIN(MAX([.AC25]; [.D$88]); [.D$89])" office:value-type="float" office:value="0" calcext:value-type="float">
            <text:p>0</text:p>
          </table:table-cell>
          <table:table-cell table:formula="of:=MIN(MAX([.AD25]; [.E$88]); [.E$89])" office:value-type="float" office:value="-1.47" calcext:value-type="float">
            <text:p>-1.47</text:p>
          </table:table-cell>
          <table:table-cell table:formula="of:=MIN(MAX([.AE25]; [.F$88]); [.F$89])" office:value-type="float" office:value="0" calcext:value-type="float">
            <text:p>0</text:p>
          </table:table-cell>
          <table:table-cell table:formula="of:=MIN(MAX([.AF25]; [.G$88]); [.G$89])" office:value-type="float" office:value="-1.609" calcext:value-type="float">
            <text:p>-1.609</text:p>
          </table:table-cell>
          <table:table-cell table:formula="of:=MIN(MAX([.AG25]; [.H$88]); [.H$89])" office:value-type="float" office:value="-0.137" calcext:value-type="float">
            <text:p>-0.137</text:p>
          </table:table-cell>
          <table:table-cell table:formula="of:=MIN(MAX([.AH25]; [.I$88]); [.I$89])" office:value-type="float" office:value="-0.068" calcext:value-type="float">
            <text:p>-0.068</text:p>
          </table:table-cell>
          <table:table-cell table:formula="of:=MIN(MAX([.AI25]; [.J$88]); [.J$89])" office:value-type="float" office:value="0" calcext:value-type="float">
            <text:p>0</text:p>
          </table:table-cell>
          <table:table-cell table:formula="of:=MIN(MAX([.AJ25]; [.K$88]); [.K$89])" office:value-type="float" office:value="-0.123" calcext:value-type="float">
            <text:p>-0.123</text:p>
          </table:table-cell>
          <table:table-cell table:formula="of:=MIN(MAX([.AK25]; [.L$88]); [.L$89])" office:value-type="float" office:value="0.083" calcext:value-type="float">
            <text:p>0.083</text:p>
          </table:table-cell>
          <table:table-cell table:formula="of:=MIN(MAX([.AL25]; [.M$88]); [.M$89])" office:value-type="float" office:value="-0.104" calcext:value-type="float">
            <text:p>-0.104</text:p>
          </table:table-cell>
          <table:table-cell table:formula="of:=MIN(MAX([.AM25]; [.N$88]); [.N$89])" office:value-type="float" office:value="-0.061" calcext:value-type="float">
            <text:p>-0.061</text:p>
          </table:table-cell>
          <table:table-cell table:formula="of:=MIN(MAX([.AN25]; [.O$88]); [.O$89])" office:value-type="float" office:value="-0.068" calcext:value-type="float">
            <text:p>-0.068</text:p>
          </table:table-cell>
          <table:table-cell table:formula="of:=MIN(MAX([.AO25]; [.P$88]); [.P$89])" office:value-type="float" office:value="0" calcext:value-type="float">
            <text:p>0</text:p>
          </table:table-cell>
          <table:table-cell table:formula="of:=MIN(MAX([.AP25]; [.Q$88]); [.Q$89])" office:value-type="float" office:value="-0.123" calcext:value-type="float">
            <text:p>-0.123</text:p>
          </table:table-cell>
          <table:table-cell table:formula="of:=MIN(MAX([.AQ25]; [.R$88]); [.R$89])" office:value-type="float" office:value="0.083" calcext:value-type="float">
            <text:p>0.083</text:p>
          </table:table-cell>
          <table:table-cell table:formula="of:=MIN(MAX([.AR25]; [.S$88]); [.S$89])" office:value-type="float" office:value="-0.104" calcext:value-type="float">
            <text:p>-0.104</text:p>
          </table:table-cell>
          <table:table-cell table:formula="of:=MIN(MAX([.AS25]; [.T$88]); [.T$89])" office:value-type="float" office:value="0.061" calcext:value-type="float">
            <text:p>0.061</text:p>
          </table:table-cell>
          <table:table-cell table:formula="of:=MIN(MAX([.AT25]; [.U$88]); [.U$89])" office:value-type="float" office:value="-1.47" calcext:value-type="float">
            <text:p>-1.47</text:p>
          </table:table-cell>
          <table:table-cell table:formula="of:=MIN(MAX([.AU25]; [.V$88]); [.V$89])" office:value-type="float" office:value="0" calcext:value-type="float">
            <text:p>0</text:p>
          </table:table-cell>
          <table:table-cell table:formula="of:=MIN(MAX([.AV25]; [.W$88]); [.W$89])" office:value-type="float" office:value="1.609" calcext:value-type="float">
            <text:p>1.609</text:p>
          </table:table-cell>
          <table:table-cell table:formula="of:=MIN(MAX([.AW25]; [.X$88]); [.X$89])" office:value-type="float" office:value="0.137" calcext:value-type="float">
            <text:p>0.137</text:p>
          </table:table-cell>
          <table:table-cell/>
          <table:table-cell table:style-name="ce1" office:value-type="string" calcext:value-type="string">
            <text:p>00:00:960</text:p>
          </table:table-cell>
          <table:table-cell office:value-type="string" calcext:value-type="string">
            <text:p>Pose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7" calcext:value-type="float">
            <text:p>-1.47</text:p>
          </table:table-cell>
          <table:table-cell office:value-type="float" office:value="0" calcext:value-type="float">
            <text:p>0</text:p>
          </table:table-cell>
          <table:table-cell office:value-type="float" office:value="-1.609" calcext:value-type="float">
            <text:p>-1.609</text:p>
          </table:table-cell>
          <table:table-cell office:value-type="float" office:value="-0.137" calcext:value-type="float">
            <text:p>-0.137</text:p>
          </table:table-cell>
          <table:table-cell office:value-type="float" office:value="-0.068" calcext:value-type="float">
            <text:p>-0.068</text:p>
          </table:table-cell>
          <table:table-cell office:value-type="float" office:value="0" calcext:value-type="float">
            <text:p>0</text:p>
          </table:table-cell>
          <table:table-cell office:value-type="float" office:value="-0.123" calcext:value-type="float">
            <text:p>-0.123</text:p>
          </table:table-cell>
          <table:table-cell office:value-type="float" office:value="0.083" calcext:value-type="float">
            <text:p>0.083</text:p>
          </table:table-cell>
          <table:table-cell office:value-type="float" office:value="-0.104" calcext:value-type="float">
            <text:p>-0.104</text:p>
          </table:table-cell>
          <table:table-cell office:value-type="float" office:value="-0.061" calcext:value-type="float">
            <text:p>-0.061</text:p>
          </table:table-cell>
          <table:table-cell office:value-type="float" office:value="-0.068" calcext:value-type="float">
            <text:p>-0.068</text:p>
          </table:table-cell>
          <table:table-cell office:value-type="float" office:value="0" calcext:value-type="float">
            <text:p>0</text:p>
          </table:table-cell>
          <table:table-cell office:value-type="float" office:value="-0.123" calcext:value-type="float">
            <text:p>-0.123</text:p>
          </table:table-cell>
          <table:table-cell office:value-type="float" office:value="0.083" calcext:value-type="float">
            <text:p>0.083</text:p>
          </table:table-cell>
          <table:table-cell office:value-type="float" office:value="-0.104" calcext:value-type="float">
            <text:p>-0.104</text:p>
          </table:table-cell>
          <table:table-cell office:value-type="float" office:value="0.061" calcext:value-type="float">
            <text:p>0.061</text:p>
          </table:table-cell>
          <table:table-cell office:value-type="float" office:value="-1.47" calcext:value-type="float">
            <text:p>-1.47</text:p>
          </table:table-cell>
          <table:table-cell office:value-type="float" office:value="0" calcext:value-type="float">
            <text:p>0</text:p>
          </table:table-cell>
          <table:table-cell office:value-type="float" office:value="1.609" calcext:value-type="float">
            <text:p>1.609</text:p>
          </table:table-cell>
          <table:table-cell office:value-type="float" office:value="0.137" calcext:value-type="float">
            <text:p>0.137</text:p>
          </table:table-cell>
        </table:table-row>
        <table:table-row table:style-name="ro1">
          <table:table-cell table:style-name="ce1" office:value-type="string" calcext:value-type="string">
            <text:p>00:01:000</text:p>
          </table:table-cell>
          <table:table-cell office:value-type="string" calcext:value-type="string">
            <text:p>Pose26</text:p>
          </table:table-cell>
          <table:table-cell table:formula="of:=MIN(MAX([.AB26]; [.C$88]); [.C$89])" office:value-type="float" office:value="0" calcext:value-type="float">
            <text:p>0</text:p>
          </table:table-cell>
          <table:table-cell table:formula="of:=MIN(MAX([.AC26]; [.D$88]); [.D$89])" office:value-type="float" office:value="0" calcext:value-type="float">
            <text:p>0</text:p>
          </table:table-cell>
          <table:table-cell table:formula="of:=MIN(MAX([.AD26]; [.E$88]); [.E$89])" office:value-type="float" office:value="-1.399" calcext:value-type="float">
            <text:p>-1.399</text:p>
          </table:table-cell>
          <table:table-cell table:formula="of:=MIN(MAX([.AE26]; [.F$88]); [.F$89])" office:value-type="float" office:value="0" calcext:value-type="float">
            <text:p>0</text:p>
          </table:table-cell>
          <table:table-cell table:formula="of:=MIN(MAX([.AF26]; [.G$88]); [.G$89])" office:value-type="float" office:value="-1.634" calcext:value-type="float">
            <text:p>-1.634</text:p>
          </table:table-cell>
          <table:table-cell table:formula="of:=MIN(MAX([.AG26]; [.H$88]); [.H$89])" office:value-type="float" office:value="-0.231" calcext:value-type="float">
            <text:p>-0.231</text:p>
          </table:table-cell>
          <table:table-cell table:formula="of:=MIN(MAX([.AH26]; [.I$88]); [.I$89])" office:value-type="float" office:value="-0.116" calcext:value-type="float">
            <text:p>-0.116</text:p>
          </table:table-cell>
          <table:table-cell table:formula="of:=MIN(MAX([.AI26]; [.J$88]); [.J$89])" office:value-type="float" office:value="0" calcext:value-type="float">
            <text:p>0</text:p>
          </table:table-cell>
          <table:table-cell table:formula="of:=MIN(MAX([.AJ26]; [.K$88]); [.K$89])" office:value-type="float" office:value="-0.209" calcext:value-type="float">
            <text:p>-0.209</text:p>
          </table:table-cell>
          <table:table-cell table:formula="of:=MIN(MAX([.AK26]; [.L$88]); [.L$89])" office:value-type="float" office:value="0.142" calcext:value-type="float">
            <text:p>0.142</text:p>
          </table:table-cell>
          <table:table-cell table:formula="of:=MIN(MAX([.AL26]; [.M$88]); [.M$89])" office:value-type="float" office:value="-0.175" calcext:value-type="float">
            <text:p>-0.175</text:p>
          </table:table-cell>
          <table:table-cell table:formula="of:=MIN(MAX([.AM26]; [.N$88]); [.N$89])" office:value-type="float" office:value="-0.104" calcext:value-type="float">
            <text:p>-0.104</text:p>
          </table:table-cell>
          <table:table-cell table:formula="of:=MIN(MAX([.AN26]; [.O$88]); [.O$89])" office:value-type="float" office:value="-0.116" calcext:value-type="float">
            <text:p>-0.116</text:p>
          </table:table-cell>
          <table:table-cell table:formula="of:=MIN(MAX([.AO26]; [.P$88]); [.P$89])" office:value-type="float" office:value="0" calcext:value-type="float">
            <text:p>0</text:p>
          </table:table-cell>
          <table:table-cell table:formula="of:=MIN(MAX([.AP26]; [.Q$88]); [.Q$89])" office:value-type="float" office:value="-0.209" calcext:value-type="float">
            <text:p>-0.209</text:p>
          </table:table-cell>
          <table:table-cell table:formula="of:=MIN(MAX([.AQ26]; [.R$88]); [.R$89])" office:value-type="float" office:value="0.142" calcext:value-type="float">
            <text:p>0.142</text:p>
          </table:table-cell>
          <table:table-cell table:formula="of:=MIN(MAX([.AR26]; [.S$88]); [.S$89])" office:value-type="float" office:value="-0.175" calcext:value-type="float">
            <text:p>-0.175</text:p>
          </table:table-cell>
          <table:table-cell table:formula="of:=MIN(MAX([.AS26]; [.T$88]); [.T$89])" office:value-type="float" office:value="0.104" calcext:value-type="float">
            <text:p>0.104</text:p>
          </table:table-cell>
          <table:table-cell table:formula="of:=MIN(MAX([.AT26]; [.U$88]); [.U$89])" office:value-type="float" office:value="-1.399" calcext:value-type="float">
            <text:p>-1.399</text:p>
          </table:table-cell>
          <table:table-cell table:formula="of:=MIN(MAX([.AU26]; [.V$88]); [.V$89])" office:value-type="float" office:value="0" calcext:value-type="float">
            <text:p>0</text:p>
          </table:table-cell>
          <table:table-cell table:formula="of:=MIN(MAX([.AV26]; [.W$88]); [.W$89])" office:value-type="float" office:value="1.634" calcext:value-type="float">
            <text:p>1.634</text:p>
          </table:table-cell>
          <table:table-cell table:formula="of:=MIN(MAX([.AW26]; [.X$88]); [.X$89])" office:value-type="float" office:value="0.231" calcext:value-type="float">
            <text:p>0.231</text:p>
          </table:table-cell>
          <table:table-cell/>
          <table:table-cell table:style-name="ce1" office:value-type="string" calcext:value-type="string">
            <text:p>00:01:000</text:p>
          </table:table-cell>
          <table:table-cell office:value-type="string" calcext:value-type="string">
            <text:p>Pose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99" calcext:value-type="float">
            <text:p>-1.399</text:p>
          </table:table-cell>
          <table:table-cell office:value-type="float" office:value="0" calcext:value-type="float">
            <text:p>0</text:p>
          </table:table-cell>
          <table:table-cell office:value-type="float" office:value="-1.634" calcext:value-type="float">
            <text:p>-1.634</text:p>
          </table:table-cell>
          <table:table-cell office:value-type="float" office:value="-0.231" calcext:value-type="float">
            <text:p>-0.231</text:p>
          </table:table-cell>
          <table:table-cell office:value-type="float" office:value="-0.116" calcext:value-type="float">
            <text:p>-0.116</text:p>
          </table:table-cell>
          <table:table-cell office:value-type="float" office:value="0" calcext:value-type="float">
            <text:p>0</text:p>
          </table:table-cell>
          <table:table-cell office:value-type="float" office:value="-0.209" calcext:value-type="float">
            <text:p>-0.209</text:p>
          </table:table-cell>
          <table:table-cell office:value-type="float" office:value="0.142" calcext:value-type="float">
            <text:p>0.142</text:p>
          </table:table-cell>
          <table:table-cell office:value-type="float" office:value="-0.175" calcext:value-type="float">
            <text:p>-0.175</text:p>
          </table:table-cell>
          <table:table-cell office:value-type="float" office:value="-0.104" calcext:value-type="float">
            <text:p>-0.104</text:p>
          </table:table-cell>
          <table:table-cell office:value-type="float" office:value="-0.116" calcext:value-type="float">
            <text:p>-0.116</text:p>
          </table:table-cell>
          <table:table-cell office:value-type="float" office:value="0" calcext:value-type="float">
            <text:p>0</text:p>
          </table:table-cell>
          <table:table-cell office:value-type="float" office:value="-0.209" calcext:value-type="float">
            <text:p>-0.209</text:p>
          </table:table-cell>
          <table:table-cell office:value-type="float" office:value="0.142" calcext:value-type="float">
            <text:p>0.142</text:p>
          </table:table-cell>
          <table:table-cell office:value-type="float" office:value="-0.175" calcext:value-type="float">
            <text:p>-0.175</text:p>
          </table:table-cell>
          <table:table-cell office:value-type="float" office:value="0.104" calcext:value-type="float">
            <text:p>0.104</text:p>
          </table:table-cell>
          <table:table-cell office:value-type="float" office:value="-1.399" calcext:value-type="float">
            <text:p>-1.399</text:p>
          </table:table-cell>
          <table:table-cell office:value-type="float" office:value="0" calcext:value-type="float">
            <text:p>0</text:p>
          </table:table-cell>
          <table:table-cell office:value-type="float" office:value="1.634" calcext:value-type="float">
            <text:p>1.634</text:p>
          </table:table-cell>
          <table:table-cell office:value-type="float" office:value="0.231" calcext:value-type="float">
            <text:p>0.231</text:p>
          </table:table-cell>
        </table:table-row>
        <table:table-row table:style-name="ro1">
          <table:table-cell table:style-name="ce1" office:value-type="string" calcext:value-type="string">
            <text:p>00:01:040</text:p>
          </table:table-cell>
          <table:table-cell office:value-type="string" calcext:value-type="string">
            <text:p>Pose27</text:p>
          </table:table-cell>
          <table:table-cell table:formula="of:=MIN(MAX([.AB27]; [.C$88]); [.C$89])" office:value-type="float" office:value="0" calcext:value-type="float">
            <text:p>0</text:p>
          </table:table-cell>
          <table:table-cell table:formula="of:=MIN(MAX([.AC27]; [.D$88]); [.D$89])" office:value-type="float" office:value="0" calcext:value-type="float">
            <text:p>0</text:p>
          </table:table-cell>
          <table:table-cell table:formula="of:=MIN(MAX([.AD27]; [.E$88]); [.E$89])" office:value-type="float" office:value="-1.267" calcext:value-type="float">
            <text:p>-1.267</text:p>
          </table:table-cell>
          <table:table-cell table:formula="of:=MIN(MAX([.AE27]; [.F$88]); [.F$89])" office:value-type="float" office:value="0" calcext:value-type="float">
            <text:p>0</text:p>
          </table:table-cell>
          <table:table-cell table:formula="of:=MIN(MAX([.AF27]; [.G$88]); [.G$89])" office:value-type="float" office:value="-1.677" calcext:value-type="float">
            <text:p>-1.677</text:p>
          </table:table-cell>
          <table:table-cell table:formula="of:=MIN(MAX([.AG27]; [.H$88]); [.H$89])" office:value-type="float" office:value="-0.401" calcext:value-type="float">
            <text:p>-0.401</text:p>
          </table:table-cell>
          <table:table-cell table:formula="of:=MIN(MAX([.AH27]; [.I$88]); [.I$89])" office:value-type="float" office:value="-0.204" calcext:value-type="float">
            <text:p>-0.204</text:p>
          </table:table-cell>
          <table:table-cell table:formula="of:=MIN(MAX([.AI27]; [.J$88]); [.J$89])" office:value-type="float" office:value="0" calcext:value-type="float">
            <text:p>0</text:p>
          </table:table-cell>
          <table:table-cell table:formula="of:=MIN(MAX([.AJ27]; [.K$88]); [.K$89])" office:value-type="float" office:value="-0.368" calcext:value-type="float">
            <text:p>-0.368</text:p>
          </table:table-cell>
          <table:table-cell table:formula="of:=MIN(MAX([.AK27]; [.L$88]); [.L$89])" office:value-type="float" office:value="0.25" calcext:value-type="float">
            <text:p>0.25</text:p>
          </table:table-cell>
          <table:table-cell table:formula="of:=MIN(MAX([.AL27]; [.M$88]); [.M$89])" office:value-type="float" office:value="-0.302" calcext:value-type="float">
            <text:p>-0.302</text:p>
          </table:table-cell>
          <table:table-cell table:formula="of:=MIN(MAX([.AM27]; [.N$88]); [.N$89])" office:value-type="float" office:value="-0.182" calcext:value-type="float">
            <text:p>-0.182</text:p>
          </table:table-cell>
          <table:table-cell table:formula="of:=MIN(MAX([.AN27]; [.O$88]); [.O$89])" office:value-type="float" office:value="-0.204" calcext:value-type="float">
            <text:p>-0.204</text:p>
          </table:table-cell>
          <table:table-cell table:formula="of:=MIN(MAX([.AO27]; [.P$88]); [.P$89])" office:value-type="float" office:value="0" calcext:value-type="float">
            <text:p>0</text:p>
          </table:table-cell>
          <table:table-cell table:formula="of:=MIN(MAX([.AP27]; [.Q$88]); [.Q$89])" office:value-type="float" office:value="-0.368" calcext:value-type="float">
            <text:p>-0.368</text:p>
          </table:table-cell>
          <table:table-cell table:formula="of:=MIN(MAX([.AQ27]; [.R$88]); [.R$89])" office:value-type="float" office:value="0.25" calcext:value-type="float">
            <text:p>0.25</text:p>
          </table:table-cell>
          <table:table-cell table:formula="of:=MIN(MAX([.AR27]; [.S$88]); [.S$89])" office:value-type="float" office:value="-0.302" calcext:value-type="float">
            <text:p>-0.302</text:p>
          </table:table-cell>
          <table:table-cell table:formula="of:=MIN(MAX([.AS27]; [.T$88]); [.T$89])" office:value-type="float" office:value="0.182" calcext:value-type="float">
            <text:p>0.182</text:p>
          </table:table-cell>
          <table:table-cell table:formula="of:=MIN(MAX([.AT27]; [.U$88]); [.U$89])" office:value-type="float" office:value="-1.267" calcext:value-type="float">
            <text:p>-1.267</text:p>
          </table:table-cell>
          <table:table-cell table:formula="of:=MIN(MAX([.AU27]; [.V$88]); [.V$89])" office:value-type="float" office:value="0" calcext:value-type="float">
            <text:p>0</text:p>
          </table:table-cell>
          <table:table-cell table:formula="of:=MIN(MAX([.AV27]; [.W$88]); [.W$89])" office:value-type="float" office:value="1.677" calcext:value-type="float">
            <text:p>1.677</text:p>
          </table:table-cell>
          <table:table-cell table:formula="of:=MIN(MAX([.AW27]; [.X$88]); [.X$89])" office:value-type="float" office:value="0.401" calcext:value-type="float">
            <text:p>0.401</text:p>
          </table:table-cell>
          <table:table-cell/>
          <table:table-cell table:style-name="ce1" office:value-type="string" calcext:value-type="string">
            <text:p>00:01:040</text:p>
          </table:table-cell>
          <table:table-cell office:value-type="string" calcext:value-type="string">
            <text:p>Pose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67" calcext:value-type="float">
            <text:p>-1.267</text:p>
          </table:table-cell>
          <table:table-cell office:value-type="float" office:value="0" calcext:value-type="float">
            <text:p>0</text:p>
          </table:table-cell>
          <table:table-cell office:value-type="float" office:value="-1.677" calcext:value-type="float">
            <text:p>-1.677</text:p>
          </table:table-cell>
          <table:table-cell office:value-type="float" office:value="-0.401" calcext:value-type="float">
            <text:p>-0.401</text:p>
          </table:table-cell>
          <table:table-cell office:value-type="float" office:value="-0.204" calcext:value-type="float">
            <text:p>-0.204</text:p>
          </table:table-cell>
          <table:table-cell office:value-type="float" office:value="0" calcext:value-type="float">
            <text:p>0</text:p>
          </table:table-cell>
          <table:table-cell office:value-type="float" office:value="-0.368" calcext:value-type="float">
            <text:p>-0.368</text:p>
          </table:table-cell>
          <table:table-cell office:value-type="float" office:value="0.25" calcext:value-type="float">
            <text:p>0.25</text:p>
          </table:table-cell>
          <table:table-cell office:value-type="float" office:value="-0.302" calcext:value-type="float">
            <text:p>-0.302</text:p>
          </table:table-cell>
          <table:table-cell office:value-type="float" office:value="-0.182" calcext:value-type="float">
            <text:p>-0.182</text:p>
          </table:table-cell>
          <table:table-cell office:value-type="float" office:value="-0.204" calcext:value-type="float">
            <text:p>-0.204</text:p>
          </table:table-cell>
          <table:table-cell office:value-type="float" office:value="0" calcext:value-type="float">
            <text:p>0</text:p>
          </table:table-cell>
          <table:table-cell office:value-type="float" office:value="-0.368" calcext:value-type="float">
            <text:p>-0.368</text:p>
          </table:table-cell>
          <table:table-cell office:value-type="float" office:value="0.25" calcext:value-type="float">
            <text:p>0.25</text:p>
          </table:table-cell>
          <table:table-cell office:value-type="float" office:value="-0.302" calcext:value-type="float">
            <text:p>-0.302</text:p>
          </table:table-cell>
          <table:table-cell office:value-type="float" office:value="0.182" calcext:value-type="float">
            <text:p>0.182</text:p>
          </table:table-cell>
          <table:table-cell office:value-type="float" office:value="-1.267" calcext:value-type="float">
            <text:p>-1.267</text:p>
          </table:table-cell>
          <table:table-cell office:value-type="float" office:value="0" calcext:value-type="float">
            <text:p>0</text:p>
          </table:table-cell>
          <table:table-cell office:value-type="float" office:value="1.677" calcext:value-type="float">
            <text:p>1.677</text:p>
          </table:table-cell>
          <table:table-cell office:value-type="float" office:value="0.401" calcext:value-type="float">
            <text:p>0.401</text:p>
          </table:table-cell>
        </table:table-row>
        <table:table-row table:style-name="ro1">
          <table:table-cell office:value-type="string" calcext:value-type="string">
            <text:p>00:01:080</text:p>
          </table:table-cell>
          <table:table-cell office:value-type="string" calcext:value-type="string">
            <text:p>Pose28</text:p>
          </table:table-cell>
          <table:table-cell table:formula="of:=MIN(MAX([.AB28]; [.C$88]); [.C$89])" office:value-type="float" office:value="0" calcext:value-type="float">
            <text:p>0</text:p>
          </table:table-cell>
          <table:table-cell table:formula="of:=MIN(MAX([.AC28]; [.D$88]); [.D$89])" office:value-type="float" office:value="0" calcext:value-type="float">
            <text:p>0</text:p>
          </table:table-cell>
          <table:table-cell table:formula="of:=MIN(MAX([.AD28]; [.E$88]); [.E$89])" office:value-type="float" office:value="-1.166" calcext:value-type="float">
            <text:p>-1.166</text:p>
          </table:table-cell>
          <table:table-cell table:formula="of:=MIN(MAX([.AE28]; [.F$88]); [.F$89])" office:value-type="float" office:value="0" calcext:value-type="float">
            <text:p>0</text:p>
          </table:table-cell>
          <table:table-cell table:formula="of:=MIN(MAX([.AF28]; [.G$88]); [.G$89])" office:value-type="float" office:value="-1.707" calcext:value-type="float">
            <text:p>-1.707</text:p>
          </table:table-cell>
          <table:table-cell table:formula="of:=MIN(MAX([.AG28]; [.H$88]); [.H$89])" office:value-type="float" office:value="-0.526" calcext:value-type="float">
            <text:p>-0.526</text:p>
          </table:table-cell>
          <table:table-cell table:formula="of:=MIN(MAX([.AH28]; [.I$88]); [.I$89])" office:value-type="float" office:value="-0.272" calcext:value-type="float">
            <text:p>-0.272</text:p>
          </table:table-cell>
          <table:table-cell table:formula="of:=MIN(MAX([.AI28]; [.J$88]); [.J$89])" office:value-type="float" office:value="0" calcext:value-type="float">
            <text:p>0</text:p>
          </table:table-cell>
          <table:table-cell table:formula="of:=MIN(MAX([.AJ28]; [.K$88]); [.K$89])" office:value-type="float" office:value="-0.489" calcext:value-type="float">
            <text:p>-0.489</text:p>
          </table:table-cell>
          <table:table-cell table:formula="of:=MIN(MAX([.AK28]; [.L$88]); [.L$89])" office:value-type="float" office:value="0.332" calcext:value-type="float">
            <text:p>0.332</text:p>
          </table:table-cell>
          <table:table-cell table:formula="of:=MIN(MAX([.AL28]; [.M$88]); [.M$89])" office:value-type="float" office:value="-0.396" calcext:value-type="float">
            <text:p>-0.396</text:p>
          </table:table-cell>
          <table:table-cell table:formula="of:=MIN(MAX([.AM28]; [.N$88]); [.N$89])" office:value-type="float" office:value="-0.242" calcext:value-type="float">
            <text:p>-0.242</text:p>
          </table:table-cell>
          <table:table-cell table:formula="of:=MIN(MAX([.AN28]; [.O$88]); [.O$89])" office:value-type="float" office:value="-0.272" calcext:value-type="float">
            <text:p>-0.272</text:p>
          </table:table-cell>
          <table:table-cell table:formula="of:=MIN(MAX([.AO28]; [.P$88]); [.P$89])" office:value-type="float" office:value="0" calcext:value-type="float">
            <text:p>0</text:p>
          </table:table-cell>
          <table:table-cell table:formula="of:=MIN(MAX([.AP28]; [.Q$88]); [.Q$89])" office:value-type="float" office:value="-0.489" calcext:value-type="float">
            <text:p>-0.489</text:p>
          </table:table-cell>
          <table:table-cell table:formula="of:=MIN(MAX([.AQ28]; [.R$88]); [.R$89])" office:value-type="float" office:value="0.332" calcext:value-type="float">
            <text:p>0.332</text:p>
          </table:table-cell>
          <table:table-cell table:formula="of:=MIN(MAX([.AR28]; [.S$88]); [.S$89])" office:value-type="float" office:value="-0.396" calcext:value-type="float">
            <text:p>-0.396</text:p>
          </table:table-cell>
          <table:table-cell table:formula="of:=MIN(MAX([.AS28]; [.T$88]); [.T$89])" office:value-type="float" office:value="0.242" calcext:value-type="float">
            <text:p>0.242</text:p>
          </table:table-cell>
          <table:table-cell table:formula="of:=MIN(MAX([.AT28]; [.U$88]); [.U$89])" office:value-type="float" office:value="-1.166" calcext:value-type="float">
            <text:p>-1.166</text:p>
          </table:table-cell>
          <table:table-cell table:formula="of:=MIN(MAX([.AU28]; [.V$88]); [.V$89])" office:value-type="float" office:value="0" calcext:value-type="float">
            <text:p>0</text:p>
          </table:table-cell>
          <table:table-cell table:formula="of:=MIN(MAX([.AV28]; [.W$88]); [.W$89])" office:value-type="float" office:value="1.707" calcext:value-type="float">
            <text:p>1.707</text:p>
          </table:table-cell>
          <table:table-cell table:formula="of:=MIN(MAX([.AW28]; [.X$88]); [.X$89])" office:value-type="float" office:value="0.526" calcext:value-type="float">
            <text:p>0.526</text:p>
          </table:table-cell>
          <table:table-cell/>
          <table:table-cell office:value-type="string" calcext:value-type="string">
            <text:p>00:01:080</text:p>
          </table:table-cell>
          <table:table-cell office:value-type="string" calcext:value-type="string">
            <text:p>Pose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166" calcext:value-type="float">
            <text:p>-1.166</text:p>
          </table:table-cell>
          <table:table-cell office:value-type="float" office:value="0" calcext:value-type="float">
            <text:p>0</text:p>
          </table:table-cell>
          <table:table-cell office:value-type="float" office:value="-1.707" calcext:value-type="float">
            <text:p>-1.707</text:p>
          </table:table-cell>
          <table:table-cell office:value-type="float" office:value="-0.526" calcext:value-type="float">
            <text:p>-0.526</text:p>
          </table:table-cell>
          <table:table-cell office:value-type="float" office:value="-0.272" calcext:value-type="float">
            <text:p>-0.272</text:p>
          </table:table-cell>
          <table:table-cell office:value-type="float" office:value="0" calcext:value-type="float">
            <text:p>0</text:p>
          </table:table-cell>
          <table:table-cell office:value-type="float" office:value="-0.489" calcext:value-type="float">
            <text:p>-0.489</text:p>
          </table:table-cell>
          <table:table-cell office:value-type="float" office:value="0.332" calcext:value-type="float">
            <text:p>0.332</text:p>
          </table:table-cell>
          <table:table-cell office:value-type="float" office:value="-0.396" calcext:value-type="float">
            <text:p>-0.396</text:p>
          </table:table-cell>
          <table:table-cell office:value-type="float" office:value="-0.242" calcext:value-type="float">
            <text:p>-0.242</text:p>
          </table:table-cell>
          <table:table-cell office:value-type="float" office:value="-0.272" calcext:value-type="float">
            <text:p>-0.272</text:p>
          </table:table-cell>
          <table:table-cell office:value-type="float" office:value="0" calcext:value-type="float">
            <text:p>0</text:p>
          </table:table-cell>
          <table:table-cell office:value-type="float" office:value="-0.489" calcext:value-type="float">
            <text:p>-0.489</text:p>
          </table:table-cell>
          <table:table-cell office:value-type="float" office:value="0.332" calcext:value-type="float">
            <text:p>0.332</text:p>
          </table:table-cell>
          <table:table-cell office:value-type="float" office:value="-0.396" calcext:value-type="float">
            <text:p>-0.396</text:p>
          </table:table-cell>
          <table:table-cell office:value-type="float" office:value="0.242" calcext:value-type="float">
            <text:p>0.242</text:p>
          </table:table-cell>
          <table:table-cell office:value-type="float" office:value="-1.166" calcext:value-type="float">
            <text:p>-1.166</text:p>
          </table:table-cell>
          <table:table-cell office:value-type="float" office:value="0" calcext:value-type="float">
            <text:p>0</text:p>
          </table:table-cell>
          <table:table-cell office:value-type="float" office:value="1.707" calcext:value-type="float">
            <text:p>1.707</text:p>
          </table:table-cell>
          <table:table-cell office:value-type="float" office:value="0.526" calcext:value-type="float">
            <text:p>0.526</text:p>
          </table:table-cell>
        </table:table-row>
        <table:table-row table:style-name="ro1">
          <table:table-cell office:value-type="string" calcext:value-type="string">
            <text:p>00:01:120</text:p>
          </table:table-cell>
          <table:table-cell office:value-type="string" calcext:value-type="string">
            <text:p>Pose29</text:p>
          </table:table-cell>
          <table:table-cell table:formula="of:=MIN(MAX([.AB29]; [.C$88]); [.C$89])" office:value-type="float" office:value="0" calcext:value-type="float">
            <text:p>0</text:p>
          </table:table-cell>
          <table:table-cell table:formula="of:=MIN(MAX([.AC29]; [.D$88]); [.D$89])" office:value-type="float" office:value="0" calcext:value-type="float">
            <text:p>0</text:p>
          </table:table-cell>
          <table:table-cell table:formula="of:=MIN(MAX([.AD29]; [.E$88]); [.E$89])" office:value-type="float" office:value="-1.002" calcext:value-type="float">
            <text:p>-1.002</text:p>
          </table:table-cell>
          <table:table-cell table:formula="of:=MIN(MAX([.AE29]; [.F$88]); [.F$89])" office:value-type="float" office:value="0" calcext:value-type="float">
            <text:p>0</text:p>
          </table:table-cell>
          <table:table-cell table:formula="of:=MIN(MAX([.AF29]; [.G$88]); [.G$89])" office:value-type="float" office:value="-1.749" calcext:value-type="float">
            <text:p>-1.749</text:p>
          </table:table-cell>
          <table:table-cell table:formula="of:=MIN(MAX([.AG29]; [.H$88]); [.H$89])" office:value-type="float" office:value="-0.72" calcext:value-type="float">
            <text:p>-0.72</text:p>
          </table:table-cell>
          <table:table-cell table:formula="of:=MIN(MAX([.AH29]; [.I$88]); [.I$89])" office:value-type="float" office:value="-0.38" calcext:value-type="float">
            <text:p>-0.38</text:p>
          </table:table-cell>
          <table:table-cell table:formula="of:=MIN(MAX([.AI29]; [.J$88]); [.J$89])" office:value-type="float" office:value="0" calcext:value-type="float">
            <text:p>0</text:p>
          </table:table-cell>
          <table:table-cell table:formula="of:=MIN(MAX([.AJ29]; [.K$88]); [.K$89])" office:value-type="float" office:value="-0.685" calcext:value-type="float">
            <text:p>-0.685</text:p>
          </table:table-cell>
          <table:table-cell table:formula="of:=MIN(MAX([.AK29]; [.L$88]); [.L$89])" office:value-type="float" office:value="0.464" calcext:value-type="float">
            <text:p>0.464</text:p>
          </table:table-cell>
          <table:table-cell table:formula="of:=MIN(MAX([.AL29]; [.M$88]); [.M$89])" office:value-type="float" office:value="-0.54" calcext:value-type="float">
            <text:p>-0.54</text:p>
          </table:table-cell>
          <table:table-cell table:formula="of:=MIN(MAX([.AM29]; [.N$88]); [.N$89])" office:value-type="float" office:value="-0.336" calcext:value-type="float">
            <text:p>-0.336</text:p>
          </table:table-cell>
          <table:table-cell table:formula="of:=MIN(MAX([.AN29]; [.O$88]); [.O$89])" office:value-type="float" office:value="-0.38" calcext:value-type="float">
            <text:p>-0.38</text:p>
          </table:table-cell>
          <table:table-cell table:formula="of:=MIN(MAX([.AO29]; [.P$88]); [.P$89])" office:value-type="float" office:value="0" calcext:value-type="float">
            <text:p>0</text:p>
          </table:table-cell>
          <table:table-cell table:formula="of:=MIN(MAX([.AP29]; [.Q$88]); [.Q$89])" office:value-type="float" office:value="-0.685" calcext:value-type="float">
            <text:p>-0.685</text:p>
          </table:table-cell>
          <table:table-cell table:formula="of:=MIN(MAX([.AQ29]; [.R$88]); [.R$89])" office:value-type="float" office:value="0.464" calcext:value-type="float">
            <text:p>0.464</text:p>
          </table:table-cell>
          <table:table-cell table:formula="of:=MIN(MAX([.AR29]; [.S$88]); [.S$89])" office:value-type="float" office:value="-0.54" calcext:value-type="float">
            <text:p>-0.54</text:p>
          </table:table-cell>
          <table:table-cell table:formula="of:=MIN(MAX([.AS29]; [.T$88]); [.T$89])" office:value-type="float" office:value="0.336" calcext:value-type="float">
            <text:p>0.336</text:p>
          </table:table-cell>
          <table:table-cell table:formula="of:=MIN(MAX([.AT29]; [.U$88]); [.U$89])" office:value-type="float" office:value="-1.002" calcext:value-type="float">
            <text:p>-1.002</text:p>
          </table:table-cell>
          <table:table-cell table:formula="of:=MIN(MAX([.AU29]; [.V$88]); [.V$89])" office:value-type="float" office:value="0" calcext:value-type="float">
            <text:p>0</text:p>
          </table:table-cell>
          <table:table-cell table:formula="of:=MIN(MAX([.AV29]; [.W$88]); [.W$89])" office:value-type="float" office:value="1.749" calcext:value-type="float">
            <text:p>1.749</text:p>
          </table:table-cell>
          <table:table-cell table:formula="of:=MIN(MAX([.AW29]; [.X$88]); [.X$89])" office:value-type="float" office:value="0.72" calcext:value-type="float">
            <text:p>0.72</text:p>
          </table:table-cell>
          <table:table-cell/>
          <table:table-cell office:value-type="string" calcext:value-type="string">
            <text:p>00:01:120</text:p>
          </table:table-cell>
          <table:table-cell office:value-type="string" calcext:value-type="string">
            <text:p>Pose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02" calcext:value-type="float">
            <text:p>-1.002</text:p>
          </table:table-cell>
          <table:table-cell office:value-type="float" office:value="0" calcext:value-type="float">
            <text:p>0</text:p>
          </table:table-cell>
          <table:table-cell office:value-type="float" office:value="-1.749" calcext:value-type="float">
            <text:p>-1.749</text:p>
          </table:table-cell>
          <table:table-cell office:value-type="float" office:value="-0.72" calcext:value-type="float">
            <text:p>-0.72</text:p>
          </table:table-cell>
          <table:table-cell office:value-type="float" office:value="-0.38" calcext:value-type="float">
            <text:p>-0.38</text:p>
          </table:table-cell>
          <table:table-cell office:value-type="float" office:value="0" calcext:value-type="float">
            <text:p>0</text:p>
          </table:table-cell>
          <table:table-cell office:value-type="float" office:value="-0.685" calcext:value-type="float">
            <text:p>-0.685</text:p>
          </table:table-cell>
          <table:table-cell office:value-type="float" office:value="0.464" calcext:value-type="float">
            <text:p>0.464</text:p>
          </table:table-cell>
          <table:table-cell office:value-type="float" office:value="-0.54" calcext:value-type="float">
            <text:p>-0.54</text:p>
          </table:table-cell>
          <table:table-cell office:value-type="float" office:value="-0.336" calcext:value-type="float">
            <text:p>-0.336</text:p>
          </table:table-cell>
          <table:table-cell office:value-type="float" office:value="-0.38" calcext:value-type="float">
            <text:p>-0.38</text:p>
          </table:table-cell>
          <table:table-cell office:value-type="float" office:value="0" calcext:value-type="float">
            <text:p>0</text:p>
          </table:table-cell>
          <table:table-cell office:value-type="float" office:value="-0.685" calcext:value-type="float">
            <text:p>-0.685</text:p>
          </table:table-cell>
          <table:table-cell office:value-type="float" office:value="0.464" calcext:value-type="float">
            <text:p>0.464</text:p>
          </table:table-cell>
          <table:table-cell office:value-type="float" office:value="-0.54" calcext:value-type="float">
            <text:p>-0.54</text:p>
          </table:table-cell>
          <table:table-cell office:value-type="float" office:value="0.336" calcext:value-type="float">
            <text:p>0.336</text:p>
          </table:table-cell>
          <table:table-cell office:value-type="float" office:value="-1.002" calcext:value-type="float">
            <text:p>-1.002</text:p>
          </table:table-cell>
          <table:table-cell office:value-type="float" office:value="0" calcext:value-type="float">
            <text:p>0</text:p>
          </table:table-cell>
          <table:table-cell office:value-type="float" office:value="1.749" calcext:value-type="float">
            <text:p>1.749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00:01:160</text:p>
          </table:table-cell>
          <table:table-cell office:value-type="string" calcext:value-type="string">
            <text:p>Pose30</text:p>
          </table:table-cell>
          <table:table-cell table:formula="of:=MIN(MAX([.AB30]; [.C$88]); [.C$89])" office:value-type="float" office:value="0" calcext:value-type="float">
            <text:p>0</text:p>
          </table:table-cell>
          <table:table-cell table:formula="of:=MIN(MAX([.AC30]; [.D$88]); [.D$89])" office:value-type="float" office:value="0" calcext:value-type="float">
            <text:p>0</text:p>
          </table:table-cell>
          <table:table-cell table:formula="of:=MIN(MAX([.AD30]; [.E$88]); [.E$89])" office:value-type="float" office:value="-0.888" calcext:value-type="float">
            <text:p>-0.888</text:p>
          </table:table-cell>
          <table:table-cell table:formula="of:=MIN(MAX([.AE30]; [.F$88]); [.F$89])" office:value-type="float" office:value="0" calcext:value-type="float">
            <text:p>0</text:p>
          </table:table-cell>
          <table:table-cell table:formula="of:=MIN(MAX([.AF30]; [.G$88]); [.G$89])" office:value-type="float" office:value="-1.773" calcext:value-type="float">
            <text:p>-1.773</text:p>
          </table:table-cell>
          <table:table-cell table:formula="of:=MIN(MAX([.AG30]; [.H$88]); [.H$89])" office:value-type="float" office:value="-0.847" calcext:value-type="float">
            <text:p>-0.847</text:p>
          </table:table-cell>
          <table:table-cell table:formula="of:=MIN(MAX([.AH30]; [.I$88]); [.I$89])" office:value-type="float" office:value="-0.455" calcext:value-type="float">
            <text:p>-0.455</text:p>
          </table:table-cell>
          <table:table-cell table:formula="of:=MIN(MAX([.AI30]; [.J$88]); [.J$89])" office:value-type="float" office:value="0" calcext:value-type="float">
            <text:p>0</text:p>
          </table:table-cell>
          <table:table-cell table:formula="of:=MIN(MAX([.AJ30]; [.K$88]); [.K$89])" office:value-type="float" office:value="-0.819" calcext:value-type="float">
            <text:p>-0.819</text:p>
          </table:table-cell>
          <table:table-cell table:formula="of:=MIN(MAX([.AK30]; [.L$88]); [.L$89])" office:value-type="float" office:value="0.555" calcext:value-type="float">
            <text:p>0.555</text:p>
          </table:table-cell>
          <table:table-cell table:formula="of:=MIN(MAX([.AL30]; [.M$88]); [.M$89])" office:value-type="float" office:value="-0.634" calcext:value-type="float">
            <text:p>-0.634</text:p>
          </table:table-cell>
          <table:table-cell table:formula="of:=MIN(MAX([.AM30]; [.N$88]); [.N$89])" office:value-type="float" office:value="-0.397" calcext:value-type="float">
            <text:p>-0.397</text:p>
          </table:table-cell>
          <table:table-cell table:formula="of:=MIN(MAX([.AN30]; [.O$88]); [.O$89])" office:value-type="float" office:value="-0.455" calcext:value-type="float">
            <text:p>-0.455</text:p>
          </table:table-cell>
          <table:table-cell table:formula="of:=MIN(MAX([.AO30]; [.P$88]); [.P$89])" office:value-type="float" office:value="0" calcext:value-type="float">
            <text:p>0</text:p>
          </table:table-cell>
          <table:table-cell table:formula="of:=MIN(MAX([.AP30]; [.Q$88]); [.Q$89])" office:value-type="float" office:value="-0.819" calcext:value-type="float">
            <text:p>-0.819</text:p>
          </table:table-cell>
          <table:table-cell table:formula="of:=MIN(MAX([.AQ30]; [.R$88]); [.R$89])" office:value-type="float" office:value="0.555" calcext:value-type="float">
            <text:p>0.555</text:p>
          </table:table-cell>
          <table:table-cell table:formula="of:=MIN(MAX([.AR30]; [.S$88]); [.S$89])" office:value-type="float" office:value="-0.634" calcext:value-type="float">
            <text:p>-0.634</text:p>
          </table:table-cell>
          <table:table-cell table:formula="of:=MIN(MAX([.AS30]; [.T$88]); [.T$89])" office:value-type="float" office:value="0.3886" calcext:value-type="float">
            <text:p>0.3886</text:p>
          </table:table-cell>
          <table:table-cell table:formula="of:=MIN(MAX([.AT30]; [.U$88]); [.U$89])" office:value-type="float" office:value="-0.888" calcext:value-type="float">
            <text:p>-0.888</text:p>
          </table:table-cell>
          <table:table-cell table:formula="of:=MIN(MAX([.AU30]; [.V$88]); [.V$89])" office:value-type="float" office:value="0" calcext:value-type="float">
            <text:p>0</text:p>
          </table:table-cell>
          <table:table-cell table:formula="of:=MIN(MAX([.AV30]; [.W$88]); [.W$89])" office:value-type="float" office:value="1.773" calcext:value-type="float">
            <text:p>1.773</text:p>
          </table:table-cell>
          <table:table-cell table:formula="of:=MIN(MAX([.AW30]; [.X$88]); [.X$89])" office:value-type="float" office:value="0.847" calcext:value-type="float">
            <text:p>0.847</text:p>
          </table:table-cell>
          <table:table-cell/>
          <table:table-cell office:value-type="string" calcext:value-type="string">
            <text:p>00:01:160</text:p>
          </table:table-cell>
          <table:table-cell office:value-type="string" calcext:value-type="string">
            <text:p>Pose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88" calcext:value-type="float">
            <text:p>-0.888</text:p>
          </table:table-cell>
          <table:table-cell office:value-type="float" office:value="0" calcext:value-type="float">
            <text:p>0</text:p>
          </table:table-cell>
          <table:table-cell office:value-type="float" office:value="-1.773" calcext:value-type="float">
            <text:p>-1.773</text:p>
          </table:table-cell>
          <table:table-cell office:value-type="float" office:value="-0.847" calcext:value-type="float">
            <text:p>-0.847</text:p>
          </table:table-cell>
          <table:table-cell office:value-type="float" office:value="-0.455" calcext:value-type="float">
            <text:p>-0.455</text:p>
          </table:table-cell>
          <table:table-cell office:value-type="float" office:value="0" calcext:value-type="float">
            <text:p>0</text:p>
          </table:table-cell>
          <table:table-cell office:value-type="float" office:value="-0.819" calcext:value-type="float">
            <text:p>-0.819</text:p>
          </table:table-cell>
          <table:table-cell office:value-type="float" office:value="0.555" calcext:value-type="float">
            <text:p>0.555</text:p>
          </table:table-cell>
          <table:table-cell office:value-type="float" office:value="-0.634" calcext:value-type="float">
            <text:p>-0.634</text:p>
          </table:table-cell>
          <table:table-cell office:value-type="float" office:value="-0.4" calcext:value-type="float">
            <text:p>-0.4</text:p>
          </table:table-cell>
          <table:table-cell office:value-type="float" office:value="-0.455" calcext:value-type="float">
            <text:p>-0.455</text:p>
          </table:table-cell>
          <table:table-cell office:value-type="float" office:value="0" calcext:value-type="float">
            <text:p>0</text:p>
          </table:table-cell>
          <table:table-cell office:value-type="float" office:value="-0.819" calcext:value-type="float">
            <text:p>-0.819</text:p>
          </table:table-cell>
          <table:table-cell office:value-type="float" office:value="0.555" calcext:value-type="float">
            <text:p>0.555</text:p>
          </table:table-cell>
          <table:table-cell office:value-type="float" office:value="-0.634" calcext:value-type="float">
            <text:p>-0.634</text:p>
          </table:table-cell>
          <table:table-cell office:value-type="float" office:value="0.4" calcext:value-type="float">
            <text:p>0.4</text:p>
          </table:table-cell>
          <table:table-cell office:value-type="float" office:value="-0.888" calcext:value-type="float">
            <text:p>-0.888</text:p>
          </table:table-cell>
          <table:table-cell office:value-type="float" office:value="0" calcext:value-type="float">
            <text:p>0</text:p>
          </table:table-cell>
          <table:table-cell office:value-type="float" office:value="1.773" calcext:value-type="float">
            <text:p>1.773</text:p>
          </table:table-cell>
          <table:table-cell office:value-type="float" office:value="0.847" calcext:value-type="float">
            <text:p>0.847</text:p>
          </table:table-cell>
        </table:table-row>
        <table:table-row table:style-name="ro1">
          <table:table-cell office:value-type="string" calcext:value-type="string">
            <text:p>00:01:200</text:p>
          </table:table-cell>
          <table:table-cell office:value-type="string" calcext:value-type="string">
            <text:p>Pose31</text:p>
          </table:table-cell>
          <table:table-cell table:formula="of:=MIN(MAX([.AB31]; [.C$88]); [.C$89])" office:value-type="float" office:value="0" calcext:value-type="float">
            <text:p>0</text:p>
          </table:table-cell>
          <table:table-cell table:formula="of:=MIN(MAX([.AC31]; [.D$88]); [.D$89])" office:value-type="float" office:value="0" calcext:value-type="float">
            <text:p>0</text:p>
          </table:table-cell>
          <table:table-cell table:formula="of:=MIN(MAX([.AD31]; [.E$88]); [.E$89])" office:value-type="float" office:value="-0.716" calcext:value-type="float">
            <text:p>-0.716</text:p>
          </table:table-cell>
          <table:table-cell table:formula="of:=MIN(MAX([.AE31]; [.F$88]); [.F$89])" office:value-type="float" office:value="0" calcext:value-type="float">
            <text:p>0</text:p>
          </table:table-cell>
          <table:table-cell table:formula="of:=MIN(MAX([.AF31]; [.G$88]); [.G$89])" office:value-type="float" office:value="-1.797" calcext:value-type="float">
            <text:p>-1.797</text:p>
          </table:table-cell>
          <table:table-cell table:formula="of:=MIN(MAX([.AG31]; [.H$88]); [.H$89])" office:value-type="float" office:value="-1.022" calcext:value-type="float">
            <text:p>-1.022</text:p>
          </table:table-cell>
          <table:table-cell table:formula="of:=MIN(MAX([.AH31]; [.I$88]); [.I$89])" office:value-type="float" office:value="-0.565" calcext:value-type="float">
            <text:p>-0.565</text:p>
          </table:table-cell>
          <table:table-cell table:formula="of:=MIN(MAX([.AI31]; [.J$88]); [.J$89])" office:value-type="float" office:value="0" calcext:value-type="float">
            <text:p>0</text:p>
          </table:table-cell>
          <table:table-cell table:formula="of:=MIN(MAX([.AJ31]; [.K$88]); [.K$89])" office:value-type="float" office:value="-1.018" calcext:value-type="float">
            <text:p>-1.018</text:p>
          </table:table-cell>
          <table:table-cell table:formula="of:=MIN(MAX([.AK31]; [.L$88]); [.L$89])" office:value-type="float" office:value="0.689" calcext:value-type="float">
            <text:p>0.689</text:p>
          </table:table-cell>
          <table:table-cell table:formula="of:=MIN(MAX([.AL31]; [.M$88]); [.M$89])" office:value-type="float" office:value="-0.76" calcext:value-type="float">
            <text:p>-0.76</text:p>
          </table:table-cell>
          <table:table-cell table:formula="of:=MIN(MAX([.AM31]; [.N$88]); [.N$89])" office:value-type="float" office:value="-0.397" calcext:value-type="float">
            <text:p>-0.397</text:p>
          </table:table-cell>
          <table:table-cell table:formula="of:=MIN(MAX([.AN31]; [.O$88]); [.O$89])" office:value-type="float" office:value="-0.565" calcext:value-type="float">
            <text:p>-0.565</text:p>
          </table:table-cell>
          <table:table-cell table:formula="of:=MIN(MAX([.AO31]; [.P$88]); [.P$89])" office:value-type="float" office:value="0" calcext:value-type="float">
            <text:p>0</text:p>
          </table:table-cell>
          <table:table-cell table:formula="of:=MIN(MAX([.AP31]; [.Q$88]); [.Q$89])" office:value-type="float" office:value="-1.018" calcext:value-type="float">
            <text:p>-1.018</text:p>
          </table:table-cell>
          <table:table-cell table:formula="of:=MIN(MAX([.AQ31]; [.R$88]); [.R$89])" office:value-type="float" office:value="0.689" calcext:value-type="float">
            <text:p>0.689</text:p>
          </table:table-cell>
          <table:table-cell table:formula="of:=MIN(MAX([.AR31]; [.S$88]); [.S$89])" office:value-type="float" office:value="-0.76" calcext:value-type="float">
            <text:p>-0.76</text:p>
          </table:table-cell>
          <table:table-cell table:formula="of:=MIN(MAX([.AS31]; [.T$88]); [.T$89])" office:value-type="float" office:value="0.3886" calcext:value-type="float">
            <text:p>0.3886</text:p>
          </table:table-cell>
          <table:table-cell table:formula="of:=MIN(MAX([.AT31]; [.U$88]); [.U$89])" office:value-type="float" office:value="-0.716" calcext:value-type="float">
            <text:p>-0.716</text:p>
          </table:table-cell>
          <table:table-cell table:formula="of:=MIN(MAX([.AU31]; [.V$88]); [.V$89])" office:value-type="float" office:value="0" calcext:value-type="float">
            <text:p>0</text:p>
          </table:table-cell>
          <table:table-cell table:formula="of:=MIN(MAX([.AV31]; [.W$88]); [.W$89])" office:value-type="float" office:value="1.797" calcext:value-type="float">
            <text:p>1.797</text:p>
          </table:table-cell>
          <table:table-cell table:formula="of:=MIN(MAX([.AW31]; [.X$88]); [.X$89])" office:value-type="float" office:value="1.022" calcext:value-type="float">
            <text:p>1.022</text:p>
          </table:table-cell>
          <table:table-cell/>
          <table:table-cell office:value-type="string" calcext:value-type="string">
            <text:p>00:01:200</text:p>
          </table:table-cell>
          <table:table-cell office:value-type="string" calcext:value-type="string">
            <text:p>Pose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16" calcext:value-type="float">
            <text:p>-0.716</text:p>
          </table:table-cell>
          <table:table-cell office:value-type="float" office:value="0" calcext:value-type="float">
            <text:p>0</text:p>
          </table:table-cell>
          <table:table-cell office:value-type="float" office:value="-1.797" calcext:value-type="float">
            <text:p>-1.797</text:p>
          </table:table-cell>
          <table:table-cell office:value-type="float" office:value="-1.022" calcext:value-type="float">
            <text:p>-1.022</text:p>
          </table:table-cell>
          <table:table-cell office:value-type="float" office:value="-0.565" calcext:value-type="float">
            <text:p>-0.565</text:p>
          </table:table-cell>
          <table:table-cell office:value-type="float" office:value="0" calcext:value-type="float">
            <text:p>0</text:p>
          </table:table-cell>
          <table:table-cell office:value-type="float" office:value="-1.018" calcext:value-type="float">
            <text:p>-1.018</text:p>
          </table:table-cell>
          <table:table-cell office:value-type="float" office:value="0.689" calcext:value-type="float">
            <text:p>0.689</text:p>
          </table:table-cell>
          <table:table-cell office:value-type="float" office:value="-0.76" calcext:value-type="float">
            <text:p>-0.76</text:p>
          </table:table-cell>
          <table:table-cell office:value-type="float" office:value="-0.493" calcext:value-type="float">
            <text:p>-0.493</text:p>
          </table:table-cell>
          <table:table-cell office:value-type="float" office:value="-0.565" calcext:value-type="float">
            <text:p>-0.565</text:p>
          </table:table-cell>
          <table:table-cell office:value-type="float" office:value="0" calcext:value-type="float">
            <text:p>0</text:p>
          </table:table-cell>
          <table:table-cell office:value-type="float" office:value="-1.018" calcext:value-type="float">
            <text:p>-1.018</text:p>
          </table:table-cell>
          <table:table-cell office:value-type="float" office:value="0.689" calcext:value-type="float">
            <text:p>0.689</text:p>
          </table:table-cell>
          <table:table-cell office:value-type="float" office:value="-0.76" calcext:value-type="float">
            <text:p>-0.76</text:p>
          </table:table-cell>
          <table:table-cell office:value-type="float" office:value="0.493" calcext:value-type="float">
            <text:p>0.493</text:p>
          </table:table-cell>
          <table:table-cell office:value-type="float" office:value="-0.716" calcext:value-type="float">
            <text:p>-0.716</text:p>
          </table:table-cell>
          <table:table-cell office:value-type="float" office:value="0" calcext:value-type="float">
            <text:p>0</text:p>
          </table:table-cell>
          <table:table-cell office:value-type="float" office:value="1.797" calcext:value-type="float">
            <text:p>1.797</text:p>
          </table:table-cell>
          <table:table-cell office:value-type="float" office:value="1.022" calcext:value-type="float">
            <text:p>1.022</text:p>
          </table:table-cell>
        </table:table-row>
        <table:table-row table:style-name="ro1">
          <table:table-cell office:value-type="string" calcext:value-type="string">
            <text:p>00:01:240</text:p>
          </table:table-cell>
          <table:table-cell office:value-type="string" calcext:value-type="string">
            <text:p>Pose32</text:p>
          </table:table-cell>
          <table:table-cell table:formula="of:=MIN(MAX([.AB32]; [.C$88]); [.C$89])" office:value-type="float" office:value="0" calcext:value-type="float">
            <text:p>0</text:p>
          </table:table-cell>
          <table:table-cell table:formula="of:=MIN(MAX([.AC32]; [.D$88]); [.D$89])" office:value-type="float" office:value="0" calcext:value-type="float">
            <text:p>0</text:p>
          </table:table-cell>
          <table:table-cell table:formula="of:=MIN(MAX([.AD32]; [.E$88]); [.E$89])" office:value-type="float" office:value="-0.606" calcext:value-type="float">
            <text:p>-0.606</text:p>
          </table:table-cell>
          <table:table-cell table:formula="of:=MIN(MAX([.AE32]; [.F$88]); [.F$89])" office:value-type="float" office:value="0" calcext:value-type="float">
            <text:p>0</text:p>
          </table:table-cell>
          <table:table-cell table:formula="of:=MIN(MAX([.AF32]; [.G$88]); [.G$89])" office:value-type="float" office:value="-1.803" calcext:value-type="float">
            <text:p>-1.803</text:p>
          </table:table-cell>
          <table:table-cell table:formula="of:=MIN(MAX([.AG32]; [.H$88]); [.H$89])" office:value-type="float" office:value="-1.12" calcext:value-type="float">
            <text:p>-1.12</text:p>
          </table:table-cell>
          <table:table-cell table:formula="of:=MIN(MAX([.AH32]; [.I$88]); [.I$89])" office:value-type="float" office:value="-0.635" calcext:value-type="float">
            <text:p>-0.635</text:p>
          </table:table-cell>
          <table:table-cell table:formula="of:=MIN(MAX([.AI32]; [.J$88]); [.J$89])" office:value-type="float" office:value="0" calcext:value-type="float">
            <text:p>0</text:p>
          </table:table-cell>
          <table:table-cell table:formula="of:=MIN(MAX([.AJ32]; [.K$88]); [.K$89])" office:value-type="float" office:value="-1.143" calcext:value-type="float">
            <text:p>-1.143</text:p>
          </table:table-cell>
          <table:table-cell table:formula="of:=MIN(MAX([.AK32]; [.L$88]); [.L$89])" office:value-type="float" office:value="0.773" calcext:value-type="float">
            <text:p>0.773</text:p>
          </table:table-cell>
          <table:table-cell table:formula="of:=MIN(MAX([.AL32]; [.M$88]); [.M$89])" office:value-type="float" office:value="-0.83" calcext:value-type="float">
            <text:p>-0.83</text:p>
          </table:table-cell>
          <table:table-cell table:formula="of:=MIN(MAX([.AM32]; [.N$88]); [.N$89])" office:value-type="float" office:value="-0.397" calcext:value-type="float">
            <text:p>-0.397</text:p>
          </table:table-cell>
          <table:table-cell table:formula="of:=MIN(MAX([.AN32]; [.O$88]); [.O$89])" office:value-type="float" office:value="-0.635" calcext:value-type="float">
            <text:p>-0.635</text:p>
          </table:table-cell>
          <table:table-cell table:formula="of:=MIN(MAX([.AO32]; [.P$88]); [.P$89])" office:value-type="float" office:value="0" calcext:value-type="float">
            <text:p>0</text:p>
          </table:table-cell>
          <table:table-cell table:formula="of:=MIN(MAX([.AP32]; [.Q$88]); [.Q$89])" office:value-type="float" office:value="-1.143" calcext:value-type="float">
            <text:p>-1.143</text:p>
          </table:table-cell>
          <table:table-cell table:formula="of:=MIN(MAX([.AQ32]; [.R$88]); [.R$89])" office:value-type="float" office:value="0.773" calcext:value-type="float">
            <text:p>0.773</text:p>
          </table:table-cell>
          <table:table-cell table:formula="of:=MIN(MAX([.AR32]; [.S$88]); [.S$89])" office:value-type="float" office:value="-0.83" calcext:value-type="float">
            <text:p>-0.83</text:p>
          </table:table-cell>
          <table:table-cell table:formula="of:=MIN(MAX([.AS32]; [.T$88]); [.T$89])" office:value-type="float" office:value="0.3886" calcext:value-type="float">
            <text:p>0.3886</text:p>
          </table:table-cell>
          <table:table-cell table:formula="of:=MIN(MAX([.AT32]; [.U$88]); [.U$89])" office:value-type="float" office:value="-0.606" calcext:value-type="float">
            <text:p>-0.606</text:p>
          </table:table-cell>
          <table:table-cell table:formula="of:=MIN(MAX([.AU32]; [.V$88]); [.V$89])" office:value-type="float" office:value="0" calcext:value-type="float">
            <text:p>0</text:p>
          </table:table-cell>
          <table:table-cell table:formula="of:=MIN(MAX([.AV32]; [.W$88]); [.W$89])" office:value-type="float" office:value="1.803" calcext:value-type="float">
            <text:p>1.803</text:p>
          </table:table-cell>
          <table:table-cell table:formula="of:=MIN(MAX([.AW32]; [.X$88]); [.X$89])" office:value-type="float" office:value="1.12" calcext:value-type="float">
            <text:p>1.12</text:p>
          </table:table-cell>
          <table:table-cell/>
          <table:table-cell office:value-type="string" calcext:value-type="string">
            <text:p>00:01:240</text:p>
          </table:table-cell>
          <table:table-cell office:value-type="string" calcext:value-type="string">
            <text:p>Pose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06" calcext:value-type="float">
            <text:p>-0.606</text:p>
          </table:table-cell>
          <table:table-cell office:value-type="float" office:value="0" calcext:value-type="float">
            <text:p>0</text:p>
          </table:table-cell>
          <table:table-cell office:value-type="float" office:value="-1.803" calcext:value-type="float">
            <text:p>-1.803</text:p>
          </table:table-cell>
          <table:table-cell office:value-type="float" office:value="-1.12" calcext:value-type="float">
            <text:p>-1.12</text:p>
          </table:table-cell>
          <table:table-cell office:value-type="float" office:value="-0.635" calcext:value-type="float">
            <text:p>-0.635</text:p>
          </table:table-cell>
          <table:table-cell office:value-type="float" office:value="0" calcext:value-type="float">
            <text:p>0</text:p>
          </table:table-cell>
          <table:table-cell office:value-type="float" office:value="-1.143" calcext:value-type="float">
            <text:p>-1.143</text:p>
          </table:table-cell>
          <table:table-cell office:value-type="float" office:value="0.773" calcext:value-type="float">
            <text:p>0.773</text:p>
          </table:table-cell>
          <table:table-cell office:value-type="float" office:value="-0.83" calcext:value-type="float">
            <text:p>-0.83</text:p>
          </table:table-cell>
          <table:table-cell office:value-type="float" office:value="-0.55" calcext:value-type="float">
            <text:p>-0.55</text:p>
          </table:table-cell>
          <table:table-cell office:value-type="float" office:value="-0.635" calcext:value-type="float">
            <text:p>-0.635</text:p>
          </table:table-cell>
          <table:table-cell office:value-type="float" office:value="0" calcext:value-type="float">
            <text:p>0</text:p>
          </table:table-cell>
          <table:table-cell office:value-type="float" office:value="-1.143" calcext:value-type="float">
            <text:p>-1.143</text:p>
          </table:table-cell>
          <table:table-cell office:value-type="float" office:value="0.773" calcext:value-type="float">
            <text:p>0.773</text:p>
          </table:table-cell>
          <table:table-cell office:value-type="float" office:value="-0.83" calcext:value-type="float">
            <text:p>-0.83</text:p>
          </table:table-cell>
          <table:table-cell office:value-type="float" office:value="0.55" calcext:value-type="float">
            <text:p>0.55</text:p>
          </table:table-cell>
          <table:table-cell office:value-type="float" office:value="-0.606" calcext:value-type="float">
            <text:p>-0.606</text:p>
          </table:table-cell>
          <table:table-cell office:value-type="float" office:value="0" calcext:value-type="float">
            <text:p>0</text:p>
          </table:table-cell>
          <table:table-cell office:value-type="float" office:value="1.803" calcext:value-type="float">
            <text:p>1.803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string" calcext:value-type="string">
            <text:p>00:01:280</text:p>
          </table:table-cell>
          <table:table-cell office:value-type="string" calcext:value-type="string">
            <text:p>Pose33</text:p>
          </table:table-cell>
          <table:table-cell table:formula="of:=MIN(MAX([.AB33]; [.C$88]); [.C$89])" office:value-type="float" office:value="0" calcext:value-type="float">
            <text:p>0</text:p>
          </table:table-cell>
          <table:table-cell table:formula="of:=MIN(MAX([.AC33]; [.D$88]); [.D$89])" office:value-type="float" office:value="0" calcext:value-type="float">
            <text:p>0</text:p>
          </table:table-cell>
          <table:table-cell table:formula="of:=MIN(MAX([.AD33]; [.E$88]); [.E$89])" office:value-type="float" office:value="-0.454" calcext:value-type="float">
            <text:p>-0.454</text:p>
          </table:table-cell>
          <table:table-cell table:formula="of:=MIN(MAX([.AE33]; [.F$88]); [.F$89])" office:value-type="float" office:value="0" calcext:value-type="float">
            <text:p>0</text:p>
          </table:table-cell>
          <table:table-cell table:formula="of:=MIN(MAX([.AF33]; [.G$88]); [.G$89])" office:value-type="float" office:value="-1.794" calcext:value-type="float">
            <text:p>-1.794</text:p>
          </table:table-cell>
          <table:table-cell table:formula="of:=MIN(MAX([.AG33]; [.H$88]); [.H$89])" office:value-type="float" office:value="-1.23" calcext:value-type="float">
            <text:p>-1.23</text:p>
          </table:table-cell>
          <table:table-cell table:formula="of:=MIN(MAX([.AH33]; [.I$88]); [.I$89])" office:value-type="float" office:value="-0.729" calcext:value-type="float">
            <text:p>-0.729</text:p>
          </table:table-cell>
          <table:table-cell table:formula="of:=MIN(MAX([.AI33]; [.J$88]); [.J$89])" office:value-type="float" office:value="0" calcext:value-type="float">
            <text:p>0</text:p>
          </table:table-cell>
          <table:table-cell table:formula="of:=MIN(MAX([.AJ33]; [.K$88]); [.K$89])" office:value-type="float" office:value="-1.313" calcext:value-type="float">
            <text:p>-1.313</text:p>
          </table:table-cell>
          <table:table-cell table:formula="of:=MIN(MAX([.AK33]; [.L$88]); [.L$89])" office:value-type="float" office:value="0.885" calcext:value-type="float">
            <text:p>0.885</text:p>
          </table:table-cell>
          <table:table-cell table:formula="of:=MIN(MAX([.AL33]; [.M$88]); [.M$89])" office:value-type="float" office:value="-0.904" calcext:value-type="float">
            <text:p>-0.904</text:p>
          </table:table-cell>
          <table:table-cell table:formula="of:=MIN(MAX([.AM33]; [.N$88]); [.N$89])" office:value-type="float" office:value="-0.397" calcext:value-type="float">
            <text:p>-0.397</text:p>
          </table:table-cell>
          <table:table-cell table:formula="of:=MIN(MAX([.AN33]; [.O$88]); [.O$89])" office:value-type="float" office:value="-0.729" calcext:value-type="float">
            <text:p>-0.729</text:p>
          </table:table-cell>
          <table:table-cell table:formula="of:=MIN(MAX([.AO33]; [.P$88]); [.P$89])" office:value-type="float" office:value="0" calcext:value-type="float">
            <text:p>0</text:p>
          </table:table-cell>
          <table:table-cell table:formula="of:=MIN(MAX([.AP33]; [.Q$88]); [.Q$89])" office:value-type="float" office:value="-1.313" calcext:value-type="float">
            <text:p>-1.313</text:p>
          </table:table-cell>
          <table:table-cell table:formula="of:=MIN(MAX([.AQ33]; [.R$88]); [.R$89])" office:value-type="float" office:value="0.885" calcext:value-type="float">
            <text:p>0.885</text:p>
          </table:table-cell>
          <table:table-cell table:formula="of:=MIN(MAX([.AR33]; [.S$88]); [.S$89])" office:value-type="float" office:value="-0.904" calcext:value-type="float">
            <text:p>-0.904</text:p>
          </table:table-cell>
          <table:table-cell table:formula="of:=MIN(MAX([.AS33]; [.T$88]); [.T$89])" office:value-type="float" office:value="0.3886" calcext:value-type="float">
            <text:p>0.3886</text:p>
          </table:table-cell>
          <table:table-cell table:formula="of:=MIN(MAX([.AT33]; [.U$88]); [.U$89])" office:value-type="float" office:value="-0.454" calcext:value-type="float">
            <text:p>-0.454</text:p>
          </table:table-cell>
          <table:table-cell table:formula="of:=MIN(MAX([.AU33]; [.V$88]); [.V$89])" office:value-type="float" office:value="0" calcext:value-type="float">
            <text:p>0</text:p>
          </table:table-cell>
          <table:table-cell table:formula="of:=MIN(MAX([.AV33]; [.W$88]); [.W$89])" office:value-type="float" office:value="1.794" calcext:value-type="float">
            <text:p>1.794</text:p>
          </table:table-cell>
          <table:table-cell table:formula="of:=MIN(MAX([.AW33]; [.X$88]); [.X$89])" office:value-type="float" office:value="1.23" calcext:value-type="float">
            <text:p>1.23</text:p>
          </table:table-cell>
          <table:table-cell/>
          <table:table-cell office:value-type="string" calcext:value-type="string">
            <text:p>00:01:280</text:p>
          </table:table-cell>
          <table:table-cell office:value-type="string" calcext:value-type="string">
            <text:p>Pose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54" calcext:value-type="float">
            <text:p>-0.454</text:p>
          </table:table-cell>
          <table:table-cell office:value-type="float" office:value="0" calcext:value-type="float">
            <text:p>0</text:p>
          </table:table-cell>
          <table:table-cell office:value-type="float" office:value="-1.794" calcext:value-type="float">
            <text:p>-1.794</text:p>
          </table:table-cell>
          <table:table-cell office:value-type="float" office:value="-1.23" calcext:value-type="float">
            <text:p>-1.23</text:p>
          </table:table-cell>
          <table:table-cell office:value-type="float" office:value="-0.729" calcext:value-type="float">
            <text:p>-0.729</text:p>
          </table:table-cell>
          <table:table-cell office:value-type="float" office:value="0" calcext:value-type="float">
            <text:p>0</text:p>
          </table:table-cell>
          <table:table-cell office:value-type="float" office:value="-1.313" calcext:value-type="float">
            <text:p>-1.313</text:p>
          </table:table-cell>
          <table:table-cell office:value-type="float" office:value="0.885" calcext:value-type="float">
            <text:p>0.885</text:p>
          </table:table-cell>
          <table:table-cell office:value-type="float" office:value="-0.904" calcext:value-type="float">
            <text:p>-0.904</text:p>
          </table:table-cell>
          <table:table-cell office:value-type="float" office:value="-0.623" calcext:value-type="float">
            <text:p>-0.623</text:p>
          </table:table-cell>
          <table:table-cell office:value-type="float" office:value="-0.729" calcext:value-type="float">
            <text:p>-0.729</text:p>
          </table:table-cell>
          <table:table-cell office:value-type="float" office:value="0" calcext:value-type="float">
            <text:p>0</text:p>
          </table:table-cell>
          <table:table-cell office:value-type="float" office:value="-1.313" calcext:value-type="float">
            <text:p>-1.313</text:p>
          </table:table-cell>
          <table:table-cell office:value-type="float" office:value="0.885" calcext:value-type="float">
            <text:p>0.885</text:p>
          </table:table-cell>
          <table:table-cell office:value-type="float" office:value="-0.904" calcext:value-type="float">
            <text:p>-0.904</text:p>
          </table:table-cell>
          <table:table-cell office:value-type="float" office:value="0.623" calcext:value-type="float">
            <text:p>0.623</text:p>
          </table:table-cell>
          <table:table-cell office:value-type="float" office:value="-0.454" calcext:value-type="float">
            <text:p>-0.454</text:p>
          </table:table-cell>
          <table:table-cell office:value-type="float" office:value="0" calcext:value-type="float">
            <text:p>0</text:p>
          </table:table-cell>
          <table:table-cell office:value-type="float" office:value="1.794" calcext:value-type="float">
            <text:p>1.794</text:p>
          </table:table-cell>
          <table:table-cell office:value-type="float" office:value="1.23" calcext:value-type="float">
            <text:p>1.23</text:p>
          </table:table-cell>
        </table:table-row>
        <table:table-row table:style-name="ro1">
          <table:table-cell office:value-type="string" calcext:value-type="string">
            <text:p>00:01:320</text:p>
          </table:table-cell>
          <table:table-cell office:value-type="string" calcext:value-type="string">
            <text:p>Pose34</text:p>
          </table:table-cell>
          <table:table-cell table:formula="of:=MIN(MAX([.AB34]; [.C$88]); [.C$89])" office:value-type="float" office:value="0" calcext:value-type="float">
            <text:p>0</text:p>
          </table:table-cell>
          <table:table-cell table:formula="of:=MIN(MAX([.AC34]; [.D$88]); [.D$89])" office:value-type="float" office:value="0" calcext:value-type="float">
            <text:p>0</text:p>
          </table:table-cell>
          <table:table-cell table:formula="of:=MIN(MAX([.AD34]; [.E$88]); [.E$89])" office:value-type="float" office:value="-0.364" calcext:value-type="float">
            <text:p>-0.364</text:p>
          </table:table-cell>
          <table:table-cell table:formula="of:=MIN(MAX([.AE34]; [.F$88]); [.F$89])" office:value-type="float" office:value="0" calcext:value-type="float">
            <text:p>0</text:p>
          </table:table-cell>
          <table:table-cell table:formula="of:=MIN(MAX([.AF34]; [.G$88]); [.G$89])" office:value-type="float" office:value="-1.772" calcext:value-type="float">
            <text:p>-1.772</text:p>
          </table:table-cell>
          <table:table-cell table:formula="of:=MIN(MAX([.AG34]; [.H$88]); [.H$89])" office:value-type="float" office:value="-1.271" calcext:value-type="float">
            <text:p>-1.271</text:p>
          </table:table-cell>
          <table:table-cell table:formula="of:=MIN(MAX([.AH34]; [.I$88]); [.I$89])" office:value-type="float" office:value="-0.782" calcext:value-type="float">
            <text:p>-0.782</text:p>
          </table:table-cell>
          <table:table-cell table:formula="of:=MIN(MAX([.AI34]; [.J$88]); [.J$89])" office:value-type="float" office:value="0" calcext:value-type="float">
            <text:p>0</text:p>
          </table:table-cell>
          <table:table-cell table:formula="of:=MIN(MAX([.AJ34]; [.K$88]); [.K$89])" office:value-type="float" office:value="-1.407" calcext:value-type="float">
            <text:p>-1.407</text:p>
          </table:table-cell>
          <table:table-cell table:formula="of:=MIN(MAX([.AK34]; [.L$88]); [.L$89])" office:value-type="float" office:value="0.947" calcext:value-type="float">
            <text:p>0.947</text:p>
          </table:table-cell>
          <table:table-cell table:formula="of:=MIN(MAX([.AL34]; [.M$88]); [.M$89])" office:value-type="float" office:value="-0.927" calcext:value-type="float">
            <text:p>-0.927</text:p>
          </table:table-cell>
          <table:table-cell table:formula="of:=MIN(MAX([.AM34]; [.N$88]); [.N$89])" office:value-type="float" office:value="-0.397" calcext:value-type="float">
            <text:p>-0.397</text:p>
          </table:table-cell>
          <table:table-cell table:formula="of:=MIN(MAX([.AN34]; [.O$88]); [.O$89])" office:value-type="float" office:value="-0.782" calcext:value-type="float">
            <text:p>-0.782</text:p>
          </table:table-cell>
          <table:table-cell table:formula="of:=MIN(MAX([.AO34]; [.P$88]); [.P$89])" office:value-type="float" office:value="0" calcext:value-type="float">
            <text:p>0</text:p>
          </table:table-cell>
          <table:table-cell table:formula="of:=MIN(MAX([.AP34]; [.Q$88]); [.Q$89])" office:value-type="float" office:value="-1.407" calcext:value-type="float">
            <text:p>-1.407</text:p>
          </table:table-cell>
          <table:table-cell table:formula="of:=MIN(MAX([.AQ34]; [.R$88]); [.R$89])" office:value-type="float" office:value="0.947" calcext:value-type="float">
            <text:p>0.947</text:p>
          </table:table-cell>
          <table:table-cell table:formula="of:=MIN(MAX([.AR34]; [.S$88]); [.S$89])" office:value-type="float" office:value="-0.927" calcext:value-type="float">
            <text:p>-0.927</text:p>
          </table:table-cell>
          <table:table-cell table:formula="of:=MIN(MAX([.AS34]; [.T$88]); [.T$89])" office:value-type="float" office:value="0.3886" calcext:value-type="float">
            <text:p>0.3886</text:p>
          </table:table-cell>
          <table:table-cell table:formula="of:=MIN(MAX([.AT34]; [.U$88]); [.U$89])" office:value-type="float" office:value="-0.364" calcext:value-type="float">
            <text:p>-0.364</text:p>
          </table:table-cell>
          <table:table-cell table:formula="of:=MIN(MAX([.AU34]; [.V$88]); [.V$89])" office:value-type="float" office:value="0" calcext:value-type="float">
            <text:p>0</text:p>
          </table:table-cell>
          <table:table-cell table:formula="of:=MIN(MAX([.AV34]; [.W$88]); [.W$89])" office:value-type="float" office:value="1.772" calcext:value-type="float">
            <text:p>1.772</text:p>
          </table:table-cell>
          <table:table-cell table:formula="of:=MIN(MAX([.AW34]; [.X$88]); [.X$89])" office:value-type="float" office:value="1.271" calcext:value-type="float">
            <text:p>1.271</text:p>
          </table:table-cell>
          <table:table-cell/>
          <table:table-cell office:value-type="string" calcext:value-type="string">
            <text:p>00:01:320</text:p>
          </table:table-cell>
          <table:table-cell office:value-type="string" calcext:value-type="string">
            <text:p>Pose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64" calcext:value-type="float">
            <text:p>-0.364</text:p>
          </table:table-cell>
          <table:table-cell office:value-type="float" office:value="0" calcext:value-type="float">
            <text:p>0</text:p>
          </table:table-cell>
          <table:table-cell office:value-type="float" office:value="-1.772" calcext:value-type="float">
            <text:p>-1.772</text:p>
          </table:table-cell>
          <table:table-cell office:value-type="float" office:value="-1.271" calcext:value-type="float">
            <text:p>-1.271</text:p>
          </table:table-cell>
          <table:table-cell office:value-type="float" office:value="-0.782" calcext:value-type="float">
            <text:p>-0.782</text:p>
          </table:table-cell>
          <table:table-cell office:value-type="float" office:value="0" calcext:value-type="float">
            <text:p>0</text:p>
          </table:table-cell>
          <table:table-cell office:value-type="float" office:value="-1.407" calcext:value-type="float">
            <text:p>-1.407</text:p>
          </table:table-cell>
          <table:table-cell office:value-type="float" office:value="0.947" calcext:value-type="float">
            <text:p>0.947</text:p>
          </table:table-cell>
          <table:table-cell office:value-type="float" office:value="-0.927" calcext:value-type="float">
            <text:p>-0.927</text:p>
          </table:table-cell>
          <table:table-cell office:value-type="float" office:value="-0.661" calcext:value-type="float">
            <text:p>-0.661</text:p>
          </table:table-cell>
          <table:table-cell office:value-type="float" office:value="-0.782" calcext:value-type="float">
            <text:p>-0.782</text:p>
          </table:table-cell>
          <table:table-cell office:value-type="float" office:value="0" calcext:value-type="float">
            <text:p>0</text:p>
          </table:table-cell>
          <table:table-cell office:value-type="float" office:value="-1.407" calcext:value-type="float">
            <text:p>-1.407</text:p>
          </table:table-cell>
          <table:table-cell office:value-type="float" office:value="0.947" calcext:value-type="float">
            <text:p>0.947</text:p>
          </table:table-cell>
          <table:table-cell office:value-type="float" office:value="-0.927" calcext:value-type="float">
            <text:p>-0.927</text:p>
          </table:table-cell>
          <table:table-cell office:value-type="float" office:value="0.661" calcext:value-type="float">
            <text:p>0.661</text:p>
          </table:table-cell>
          <table:table-cell office:value-type="float" office:value="-0.364" calcext:value-type="float">
            <text:p>-0.364</text:p>
          </table:table-cell>
          <table:table-cell office:value-type="float" office:value="0" calcext:value-type="float">
            <text:p>0</text:p>
          </table:table-cell>
          <table:table-cell office:value-type="float" office:value="1.772" calcext:value-type="float">
            <text:p>1.772</text:p>
          </table:table-cell>
          <table:table-cell office:value-type="float" office:value="1.271" calcext:value-type="float">
            <text:p>1.271</text:p>
          </table:table-cell>
        </table:table-row>
        <table:table-row table:style-name="ro1">
          <table:table-cell office:value-type="string" calcext:value-type="string">
            <text:p>00:01:360</text:p>
          </table:table-cell>
          <table:table-cell office:value-type="string" calcext:value-type="string">
            <text:p>Pose35</text:p>
          </table:table-cell>
          <table:table-cell table:formula="of:=MIN(MAX([.AB35]; [.C$88]); [.C$89])" office:value-type="float" office:value="0" calcext:value-type="float">
            <text:p>0</text:p>
          </table:table-cell>
          <table:table-cell table:formula="of:=MIN(MAX([.AC35]; [.D$88]); [.D$89])" office:value-type="float" office:value="0" calcext:value-type="float">
            <text:p>0</text:p>
          </table:table-cell>
          <table:table-cell table:formula="of:=MIN(MAX([.AD35]; [.E$88]); [.E$89])" office:value-type="float" office:value="-0.256" calcext:value-type="float">
            <text:p>-0.256</text:p>
          </table:table-cell>
          <table:table-cell table:formula="of:=MIN(MAX([.AE35]; [.F$88]); [.F$89])" office:value-type="float" office:value="0" calcext:value-type="float">
            <text:p>0</text:p>
          </table:table-cell>
          <table:table-cell table:formula="of:=MIN(MAX([.AF35]; [.G$88]); [.G$89])" office:value-type="float" office:value="-1.712" calcext:value-type="float">
            <text:p>-1.712</text:p>
          </table:table-cell>
          <table:table-cell table:formula="of:=MIN(MAX([.AG35]; [.H$88]); [.H$89])" office:value-type="float" office:value="-1.272" calcext:value-type="float">
            <text:p>-1.272</text:p>
          </table:table-cell>
          <table:table-cell table:formula="of:=MIN(MAX([.AH35]; [.I$88]); [.I$89])" office:value-type="float" office:value="-0.841" calcext:value-type="float">
            <text:p>-0.841</text:p>
          </table:table-cell>
          <table:table-cell table:formula="of:=MIN(MAX([.AI35]; [.J$88]); [.J$89])" office:value-type="float" office:value="0" calcext:value-type="float">
            <text:p>0</text:p>
          </table:table-cell>
          <table:table-cell table:formula="of:=MIN(MAX([.AJ35]; [.K$88]); [.K$89])" office:value-type="float" office:value="-1.514" calcext:value-type="float">
            <text:p>-1.514</text:p>
          </table:table-cell>
          <table:table-cell table:formula="of:=MIN(MAX([.AK35]; [.L$88]); [.L$89])" office:value-type="float" office:value="1.016" calcext:value-type="float">
            <text:p>1.016</text:p>
          </table:table-cell>
          <table:table-cell table:formula="of:=MIN(MAX([.AL35]; [.M$88]); [.M$89])" office:value-type="float" office:value="-0.913" calcext:value-type="float">
            <text:p>-0.913</text:p>
          </table:table-cell>
          <table:table-cell table:formula="of:=MIN(MAX([.AM35]; [.N$88]); [.N$89])" office:value-type="float" office:value="-0.397" calcext:value-type="float">
            <text:p>-0.397</text:p>
          </table:table-cell>
          <table:table-cell table:formula="of:=MIN(MAX([.AN35]; [.O$88]); [.O$89])" office:value-type="float" office:value="-0.841" calcext:value-type="float">
            <text:p>-0.841</text:p>
          </table:table-cell>
          <table:table-cell table:formula="of:=MIN(MAX([.AO35]; [.P$88]); [.P$89])" office:value-type="float" office:value="0" calcext:value-type="float">
            <text:p>0</text:p>
          </table:table-cell>
          <table:table-cell table:formula="of:=MIN(MAX([.AP35]; [.Q$88]); [.Q$89])" office:value-type="float" office:value="-1.514" calcext:value-type="float">
            <text:p>-1.514</text:p>
          </table:table-cell>
          <table:table-cell table:formula="of:=MIN(MAX([.AQ35]; [.R$88]); [.R$89])" office:value-type="float" office:value="1.016" calcext:value-type="float">
            <text:p>1.016</text:p>
          </table:table-cell>
          <table:table-cell table:formula="of:=MIN(MAX([.AR35]; [.S$88]); [.S$89])" office:value-type="float" office:value="-0.913" calcext:value-type="float">
            <text:p>-0.913</text:p>
          </table:table-cell>
          <table:table-cell table:formula="of:=MIN(MAX([.AS35]; [.T$88]); [.T$89])" office:value-type="float" office:value="0.3886" calcext:value-type="float">
            <text:p>0.3886</text:p>
          </table:table-cell>
          <table:table-cell table:formula="of:=MIN(MAX([.AT35]; [.U$88]); [.U$89])" office:value-type="float" office:value="-0.256" calcext:value-type="float">
            <text:p>-0.256</text:p>
          </table:table-cell>
          <table:table-cell table:formula="of:=MIN(MAX([.AU35]; [.V$88]); [.V$89])" office:value-type="float" office:value="0" calcext:value-type="float">
            <text:p>0</text:p>
          </table:table-cell>
          <table:table-cell table:formula="of:=MIN(MAX([.AV35]; [.W$88]); [.W$89])" office:value-type="float" office:value="1.712" calcext:value-type="float">
            <text:p>1.712</text:p>
          </table:table-cell>
          <table:table-cell table:formula="of:=MIN(MAX([.AW35]; [.X$88]); [.X$89])" office:value-type="float" office:value="1.272" calcext:value-type="float">
            <text:p>1.272</text:p>
          </table:table-cell>
          <table:table-cell/>
          <table:table-cell office:value-type="string" calcext:value-type="string">
            <text:p>00:01:360</text:p>
          </table:table-cell>
          <table:table-cell office:value-type="string" calcext:value-type="string">
            <text:p>Pose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56" calcext:value-type="float">
            <text:p>-0.256</text:p>
          </table:table-cell>
          <table:table-cell office:value-type="float" office:value="0" calcext:value-type="float">
            <text:p>0</text:p>
          </table:table-cell>
          <table:table-cell office:value-type="float" office:value="-1.712" calcext:value-type="float">
            <text:p>-1.712</text:p>
          </table:table-cell>
          <table:table-cell office:value-type="float" office:value="-1.272" calcext:value-type="float">
            <text:p>-1.272</text:p>
          </table:table-cell>
          <table:table-cell office:value-type="float" office:value="-0.841" calcext:value-type="float">
            <text:p>-0.841</text:p>
          </table:table-cell>
          <table:table-cell office:value-type="float" office:value="0" calcext:value-type="float">
            <text:p>0</text:p>
          </table:table-cell>
          <table:table-cell office:value-type="float" office:value="-1.514" calcext:value-type="float">
            <text:p>-1.514</text:p>
          </table:table-cell>
          <table:table-cell office:value-type="float" office:value="1.016" calcext:value-type="float">
            <text:p>1.016</text:p>
          </table:table-cell>
          <table:table-cell office:value-type="float" office:value="-0.913" calcext:value-type="float">
            <text:p>-0.913</text:p>
          </table:table-cell>
          <table:table-cell office:value-type="float" office:value="-0.698" calcext:value-type="float">
            <text:p>-0.698</text:p>
          </table:table-cell>
          <table:table-cell office:value-type="float" office:value="-0.841" calcext:value-type="float">
            <text:p>-0.841</text:p>
          </table:table-cell>
          <table:table-cell office:value-type="float" office:value="0" calcext:value-type="float">
            <text:p>0</text:p>
          </table:table-cell>
          <table:table-cell office:value-type="float" office:value="-1.514" calcext:value-type="float">
            <text:p>-1.514</text:p>
          </table:table-cell>
          <table:table-cell office:value-type="float" office:value="1.016" calcext:value-type="float">
            <text:p>1.016</text:p>
          </table:table-cell>
          <table:table-cell office:value-type="float" office:value="-0.913" calcext:value-type="float">
            <text:p>-0.913</text:p>
          </table:table-cell>
          <table:table-cell office:value-type="float" office:value="0.698" calcext:value-type="float">
            <text:p>0.698</text:p>
          </table:table-cell>
          <table:table-cell office:value-type="float" office:value="-0.256" calcext:value-type="float">
            <text:p>-0.256</text:p>
          </table:table-cell>
          <table:table-cell office:value-type="float" office:value="0" calcext:value-type="float">
            <text:p>0</text:p>
          </table:table-cell>
          <table:table-cell office:value-type="float" office:value="1.712" calcext:value-type="float">
            <text:p>1.712</text:p>
          </table:table-cell>
          <table:table-cell office:value-type="float" office:value="1.272" calcext:value-type="float">
            <text:p>1.272</text:p>
          </table:table-cell>
        </table:table-row>
        <table:table-row table:style-name="ro1">
          <table:table-cell office:value-type="string" calcext:value-type="string">
            <text:p>00:01:400</text:p>
          </table:table-cell>
          <table:table-cell office:value-type="string" calcext:value-type="string">
            <text:p>Pose36</text:p>
          </table:table-cell>
          <table:table-cell table:formula="of:=MIN(MAX([.AB36]; [.C$88]); [.C$89])" office:value-type="float" office:value="0" calcext:value-type="float">
            <text:p>0</text:p>
          </table:table-cell>
          <table:table-cell table:formula="of:=MIN(MAX([.AC36]; [.D$88]); [.D$89])" office:value-type="float" office:value="0" calcext:value-type="float">
            <text:p>0</text:p>
          </table:table-cell>
          <table:table-cell table:formula="of:=MIN(MAX([.AD36]; [.E$88]); [.E$89])" office:value-type="float" office:value="-0.205" calcext:value-type="float">
            <text:p>-0.205</text:p>
          </table:table-cell>
          <table:table-cell table:formula="of:=MIN(MAX([.AE36]; [.F$88]); [.F$89])" office:value-type="float" office:value="0" calcext:value-type="float">
            <text:p>0</text:p>
          </table:table-cell>
          <table:table-cell table:formula="of:=MIN(MAX([.AF36]; [.G$88]); [.G$89])" office:value-type="float" office:value="-1.651" calcext:value-type="float">
            <text:p>-1.651</text:p>
          </table:table-cell>
          <table:table-cell table:formula="of:=MIN(MAX([.AG36]; [.H$88]); [.H$89])" office:value-type="float" office:value="-1.225" calcext:value-type="float">
            <text:p>-1.225</text:p>
          </table:table-cell>
          <table:table-cell table:formula="of:=MIN(MAX([.AH36]; [.I$88]); [.I$89])" office:value-type="float" office:value="-0.864" calcext:value-type="float">
            <text:p>-0.864</text:p>
          </table:table-cell>
          <table:table-cell table:formula="of:=MIN(MAX([.AI36]; [.J$88]); [.J$89])" office:value-type="float" office:value="0" calcext:value-type="float">
            <text:p>0</text:p>
          </table:table-cell>
          <table:table-cell table:formula="of:=MIN(MAX([.AJ36]; [.K$88]); [.K$89])" office:value-type="float" office:value="-1.556" calcext:value-type="float">
            <text:p>-1.556</text:p>
          </table:table-cell>
          <table:table-cell table:formula="of:=MIN(MAX([.AK36]; [.L$88]); [.L$89])" office:value-type="float" office:value="1.041" calcext:value-type="float">
            <text:p>1.041</text:p>
          </table:table-cell>
          <table:table-cell table:formula="of:=MIN(MAX([.AL36]; [.M$88]); [.M$89])" office:value-type="float" office:value="-0.867" calcext:value-type="float">
            <text:p>-0.867</text:p>
          </table:table-cell>
          <table:table-cell table:formula="of:=MIN(MAX([.AM36]; [.N$88]); [.N$89])" office:value-type="float" office:value="-0.397" calcext:value-type="float">
            <text:p>-0.397</text:p>
          </table:table-cell>
          <table:table-cell table:formula="of:=MIN(MAX([.AN36]; [.O$88]); [.O$89])" office:value-type="float" office:value="-0.864" calcext:value-type="float">
            <text:p>-0.864</text:p>
          </table:table-cell>
          <table:table-cell table:formula="of:=MIN(MAX([.AO36]; [.P$88]); [.P$89])" office:value-type="float" office:value="0" calcext:value-type="float">
            <text:p>0</text:p>
          </table:table-cell>
          <table:table-cell table:formula="of:=MIN(MAX([.AP36]; [.Q$88]); [.Q$89])" office:value-type="float" office:value="-1.556" calcext:value-type="float">
            <text:p>-1.556</text:p>
          </table:table-cell>
          <table:table-cell table:formula="of:=MIN(MAX([.AQ36]; [.R$88]); [.R$89])" office:value-type="float" office:value="1.041" calcext:value-type="float">
            <text:p>1.041</text:p>
          </table:table-cell>
          <table:table-cell table:formula="of:=MIN(MAX([.AR36]; [.S$88]); [.S$89])" office:value-type="float" office:value="-0.867" calcext:value-type="float">
            <text:p>-0.867</text:p>
          </table:table-cell>
          <table:table-cell table:formula="of:=MIN(MAX([.AS36]; [.T$88]); [.T$89])" office:value-type="float" office:value="0.3886" calcext:value-type="float">
            <text:p>0.3886</text:p>
          </table:table-cell>
          <table:table-cell table:formula="of:=MIN(MAX([.AT36]; [.U$88]); [.U$89])" office:value-type="float" office:value="-0.205" calcext:value-type="float">
            <text:p>-0.205</text:p>
          </table:table-cell>
          <table:table-cell table:formula="of:=MIN(MAX([.AU36]; [.V$88]); [.V$89])" office:value-type="float" office:value="0" calcext:value-type="float">
            <text:p>0</text:p>
          </table:table-cell>
          <table:table-cell table:formula="of:=MIN(MAX([.AV36]; [.W$88]); [.W$89])" office:value-type="float" office:value="1.651" calcext:value-type="float">
            <text:p>1.651</text:p>
          </table:table-cell>
          <table:table-cell table:formula="of:=MIN(MAX([.AW36]; [.X$88]); [.X$89])" office:value-type="float" office:value="1.225" calcext:value-type="float">
            <text:p>1.225</text:p>
          </table:table-cell>
          <table:table-cell/>
          <table:table-cell office:value-type="string" calcext:value-type="string">
            <text:p>00:01:400</text:p>
          </table:table-cell>
          <table:table-cell office:value-type="string" calcext:value-type="string">
            <text:p>Pose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05" calcext:value-type="float">
            <text:p>-0.205</text:p>
          </table:table-cell>
          <table:table-cell office:value-type="float" office:value="0" calcext:value-type="float">
            <text:p>0</text:p>
          </table:table-cell>
          <table:table-cell office:value-type="float" office:value="-1.651" calcext:value-type="float">
            <text:p>-1.651</text:p>
          </table:table-cell>
          <table:table-cell office:value-type="float" office:value="-1.225" calcext:value-type="float">
            <text:p>-1.225</text:p>
          </table:table-cell>
          <table:table-cell office:value-type="float" office:value="-0.864" calcext:value-type="float">
            <text:p>-0.864</text:p>
          </table:table-cell>
          <table:table-cell office:value-type="float" office:value="0" calcext:value-type="float">
            <text:p>0</text:p>
          </table:table-cell>
          <table:table-cell office:value-type="float" office:value="-1.556" calcext:value-type="float">
            <text:p>-1.556</text:p>
          </table:table-cell>
          <table:table-cell office:value-type="float" office:value="1.041" calcext:value-type="float">
            <text:p>1.041</text:p>
          </table:table-cell>
          <table:table-cell office:value-type="float" office:value="-0.867" calcext:value-type="float">
            <text:p>-0.867</text:p>
          </table:table-cell>
          <table:table-cell office:value-type="float" office:value="-0.706" calcext:value-type="float">
            <text:p>-0.706</text:p>
          </table:table-cell>
          <table:table-cell office:value-type="float" office:value="-0.864" calcext:value-type="float">
            <text:p>-0.864</text:p>
          </table:table-cell>
          <table:table-cell office:value-type="float" office:value="0" calcext:value-type="float">
            <text:p>0</text:p>
          </table:table-cell>
          <table:table-cell office:value-type="float" office:value="-1.556" calcext:value-type="float">
            <text:p>-1.556</text:p>
          </table:table-cell>
          <table:table-cell office:value-type="float" office:value="1.041" calcext:value-type="float">
            <text:p>1.041</text:p>
          </table:table-cell>
          <table:table-cell office:value-type="float" office:value="-0.867" calcext:value-type="float">
            <text:p>-0.867</text:p>
          </table:table-cell>
          <table:table-cell office:value-type="float" office:value="0.706" calcext:value-type="float">
            <text:p>0.706</text:p>
          </table:table-cell>
          <table:table-cell office:value-type="float" office:value="-0.205" calcext:value-type="float">
            <text:p>-0.205</text:p>
          </table:table-cell>
          <table:table-cell office:value-type="float" office:value="0" calcext:value-type="float">
            <text:p>0</text:p>
          </table:table-cell>
          <table:table-cell office:value-type="float" office:value="1.651" calcext:value-type="float">
            <text:p>1.651</text:p>
          </table:table-cell>
          <table:table-cell office:value-type="float" office:value="1.225" calcext:value-type="float">
            <text:p>1.225</text:p>
          </table:table-cell>
        </table:table-row>
        <table:table-row table:style-name="ro1">
          <table:table-cell office:value-type="string" calcext:value-type="string">
            <text:p>00:01:440</text:p>
          </table:table-cell>
          <table:table-cell office:value-type="string" calcext:value-type="string">
            <text:p>Pose37</text:p>
          </table:table-cell>
          <table:table-cell table:formula="of:=MIN(MAX([.AB37]; [.C$88]); [.C$89])" office:value-type="float" office:value="0" calcext:value-type="float">
            <text:p>0</text:p>
          </table:table-cell>
          <table:table-cell table:formula="of:=MIN(MAX([.AC37]; [.D$88]); [.D$89])" office:value-type="float" office:value="0" calcext:value-type="float">
            <text:p>0</text:p>
          </table:table-cell>
          <table:table-cell table:formula="of:=MIN(MAX([.AD37]; [.E$88]); [.E$89])" office:value-type="float" office:value="-0.161" calcext:value-type="float">
            <text:p>-0.161</text:p>
          </table:table-cell>
          <table:table-cell table:formula="of:=MIN(MAX([.AE37]; [.F$88]); [.F$89])" office:value-type="float" office:value="0" calcext:value-type="float">
            <text:p>0</text:p>
          </table:table-cell>
          <table:table-cell table:formula="of:=MIN(MAX([.AF37]; [.G$88]); [.G$89])" office:value-type="float" office:value="-1.506" calcext:value-type="float">
            <text:p>-1.506</text:p>
          </table:table-cell>
          <table:table-cell table:formula="of:=MIN(MAX([.AG37]; [.H$88]); [.H$89])" office:value-type="float" office:value="-1.052" calcext:value-type="float">
            <text:p>-1.052</text:p>
          </table:table-cell>
          <table:table-cell table:formula="of:=MIN(MAX([.AH37]; [.I$88]); [.I$89])" office:value-type="float" office:value="-0.873" calcext:value-type="float">
            <text:p>-0.873</text:p>
          </table:table-cell>
          <table:table-cell table:formula="of:=MIN(MAX([.AI37]; [.J$88]); [.J$89])" office:value-type="float" office:value="-0" calcext:value-type="float">
            <text:p>0</text:p>
          </table:table-cell>
          <table:table-cell table:formula="of:=MIN(MAX([.AJ37]; [.K$88]); [.K$89])" office:value-type="float" office:value="-1.571" calcext:value-type="float">
            <text:p>-1.571</text:p>
          </table:table-cell>
          <table:table-cell table:formula="of:=MIN(MAX([.AK37]; [.L$88]); [.L$89])" office:value-type="float" office:value="1.043" calcext:value-type="float">
            <text:p>1.043</text:p>
          </table:table-cell>
          <table:table-cell table:formula="of:=MIN(MAX([.AL37]; [.M$88]); [.M$89])" office:value-type="float" office:value="-0.713" calcext:value-type="float">
            <text:p>-0.713</text:p>
          </table:table-cell>
          <table:table-cell table:formula="of:=MIN(MAX([.AM37]; [.N$88]); [.N$89])" office:value-type="float" office:value="-0.397" calcext:value-type="float">
            <text:p>-0.397</text:p>
          </table:table-cell>
          <table:table-cell table:formula="of:=MIN(MAX([.AN37]; [.O$88]); [.O$89])" office:value-type="float" office:value="-0.873" calcext:value-type="float">
            <text:p>-0.873</text:p>
          </table:table-cell>
          <table:table-cell table:formula="of:=MIN(MAX([.AO37]; [.P$88]); [.P$89])" office:value-type="float" office:value="0" calcext:value-type="float">
            <text:p>0</text:p>
          </table:table-cell>
          <table:table-cell table:formula="of:=MIN(MAX([.AP37]; [.Q$88]); [.Q$89])" office:value-type="float" office:value="-1.571" calcext:value-type="float">
            <text:p>-1.571</text:p>
          </table:table-cell>
          <table:table-cell table:formula="of:=MIN(MAX([.AQ37]; [.R$88]); [.R$89])" office:value-type="float" office:value="1.043" calcext:value-type="float">
            <text:p>1.043</text:p>
          </table:table-cell>
          <table:table-cell table:formula="of:=MIN(MAX([.AR37]; [.S$88]); [.S$89])" office:value-type="float" office:value="-0.713" calcext:value-type="float">
            <text:p>-0.713</text:p>
          </table:table-cell>
          <table:table-cell table:formula="of:=MIN(MAX([.AS37]; [.T$88]); [.T$89])" office:value-type="float" office:value="0.3886" calcext:value-type="float">
            <text:p>0.3886</text:p>
          </table:table-cell>
          <table:table-cell table:formula="of:=MIN(MAX([.AT37]; [.U$88]); [.U$89])" office:value-type="float" office:value="-0.161" calcext:value-type="float">
            <text:p>-0.161</text:p>
          </table:table-cell>
          <table:table-cell table:formula="of:=MIN(MAX([.AU37]; [.V$88]); [.V$89])" office:value-type="float" office:value="-0" calcext:value-type="float">
            <text:p>0</text:p>
          </table:table-cell>
          <table:table-cell table:formula="of:=MIN(MAX([.AV37]; [.W$88]); [.W$89])" office:value-type="float" office:value="1.506" calcext:value-type="float">
            <text:p>1.506</text:p>
          </table:table-cell>
          <table:table-cell table:formula="of:=MIN(MAX([.AW37]; [.X$88]); [.X$89])" office:value-type="float" office:value="1.052" calcext:value-type="float">
            <text:p>1.052</text:p>
          </table:table-cell>
          <table:table-cell/>
          <table:table-cell office:value-type="string" calcext:value-type="string">
            <text:p>00:01:440</text:p>
          </table:table-cell>
          <table:table-cell office:value-type="string" calcext:value-type="string">
            <text:p>Pose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61" calcext:value-type="float">
            <text:p>-0.161</text:p>
          </table:table-cell>
          <table:table-cell office:value-type="float" office:value="0" calcext:value-type="float">
            <text:p>0</text:p>
          </table:table-cell>
          <table:table-cell office:value-type="float" office:value="-1.506" calcext:value-type="float">
            <text:p>-1.506</text:p>
          </table:table-cell>
          <table:table-cell office:value-type="float" office:value="-1.052" calcext:value-type="float">
            <text:p>-1.052</text:p>
          </table:table-cell>
          <table:table-cell office:value-type="float" office:value="-0.873" calcext:value-type="float">
            <text:p>-0.873</text:p>
          </table:table-cell>
          <table:table-cell office:value-type="float" office:value="-0" calcext:value-type="float">
            <text:p>0</text:p>
          </table:table-cell>
          <table:table-cell office:value-type="float" office:value="-1.571" calcext:value-type="float">
            <text:p>-1.571</text:p>
          </table:table-cell>
          <table:table-cell office:value-type="float" office:value="1.043" calcext:value-type="float">
            <text:p>1.043</text:p>
          </table:table-cell>
          <table:table-cell office:value-type="float" office:value="-0.713" calcext:value-type="float">
            <text:p>-0.713</text:p>
          </table:table-cell>
          <table:table-cell office:value-type="float" office:value="-0.687" calcext:value-type="float">
            <text:p>-0.687</text:p>
          </table:table-cell>
          <table:table-cell office:value-type="float" office:value="-0.873" calcext:value-type="float">
            <text:p>-0.873</text:p>
          </table:table-cell>
          <table:table-cell office:value-type="float" office:value="0" calcext:value-type="float">
            <text:p>0</text:p>
          </table:table-cell>
          <table:table-cell office:value-type="float" office:value="-1.571" calcext:value-type="float">
            <text:p>-1.571</text:p>
          </table:table-cell>
          <table:table-cell office:value-type="float" office:value="1.043" calcext:value-type="float">
            <text:p>1.043</text:p>
          </table:table-cell>
          <table:table-cell office:value-type="float" office:value="-0.713" calcext:value-type="float">
            <text:p>-0.713</text:p>
          </table:table-cell>
          <table:table-cell office:value-type="float" office:value="0.687" calcext:value-type="float">
            <text:p>0.687</text:p>
          </table:table-cell>
          <table:table-cell office:value-type="float" office:value="-0.161" calcext:value-type="float">
            <text:p>-0.161</text:p>
          </table:table-cell>
          <table:table-cell office:value-type="float" office:value="-0" calcext:value-type="float">
            <text:p>0</text:p>
          </table:table-cell>
          <table:table-cell office:value-type="float" office:value="1.506" calcext:value-type="float">
            <text:p>1.506</text:p>
          </table:table-cell>
          <table:table-cell office:value-type="float" office:value="1.052" calcext:value-type="float">
            <text:p>1.052</text:p>
          </table:table-cell>
        </table:table-row>
        <table:table-row table:style-name="ro1">
          <table:table-cell office:value-type="string" calcext:value-type="string">
            <text:p>00:01:480</text:p>
          </table:table-cell>
          <table:table-cell office:value-type="string" calcext:value-type="string">
            <text:p>Pose38</text:p>
          </table:table-cell>
          <table:table-cell table:formula="of:=MIN(MAX([.AB38]; [.C$88]); [.C$89])" office:value-type="float" office:value="0" calcext:value-type="float">
            <text:p>0</text:p>
          </table:table-cell>
          <table:table-cell table:formula="of:=MIN(MAX([.AC38]; [.D$88]); [.D$89])" office:value-type="float" office:value="0" calcext:value-type="float">
            <text:p>0</text:p>
          </table:table-cell>
          <table:table-cell table:formula="of:=MIN(MAX([.AD38]; [.E$88]); [.E$89])" office:value-type="float" office:value="-0.142" calcext:value-type="float">
            <text:p>-0.142</text:p>
          </table:table-cell>
          <table:table-cell table:formula="of:=MIN(MAX([.AE38]; [.F$88]); [.F$89])" office:value-type="float" office:value="0" calcext:value-type="float">
            <text:p>0</text:p>
          </table:table-cell>
          <table:table-cell table:formula="of:=MIN(MAX([.AF38]; [.G$88]); [.G$89])" office:value-type="float" office:value="-1.375" calcext:value-type="float">
            <text:p>-1.375</text:p>
          </table:table-cell>
          <table:table-cell table:formula="of:=MIN(MAX([.AG38]; [.H$88]); [.H$89])" office:value-type="float" office:value="-0.88" calcext:value-type="float">
            <text:p>-0.88</text:p>
          </table:table-cell>
          <table:table-cell table:formula="of:=MIN(MAX([.AH38]; [.I$88]); [.I$89])" office:value-type="float" office:value="-0.875" calcext:value-type="float">
            <text:p>-0.875</text:p>
          </table:table-cell>
          <table:table-cell table:formula="of:=MIN(MAX([.AI38]; [.J$88]); [.J$89])" office:value-type="float" office:value="-0.001" calcext:value-type="float">
            <text:p>-0.001</text:p>
          </table:table-cell>
          <table:table-cell table:formula="of:=MIN(MAX([.AJ38]; [.K$88]); [.K$89])" office:value-type="float" office:value="-1.574" calcext:value-type="float">
            <text:p>-1.574</text:p>
          </table:table-cell>
          <table:table-cell table:formula="of:=MIN(MAX([.AK38]; [.L$88]); [.L$89])" office:value-type="float" office:value="1.029" calcext:value-type="float">
            <text:p>1.029</text:p>
          </table:table-cell>
          <table:table-cell table:formula="of:=MIN(MAX([.AL38]; [.M$88]); [.M$89])" office:value-type="float" office:value="-0.563" calcext:value-type="float">
            <text:p>-0.563</text:p>
          </table:table-cell>
          <table:table-cell table:formula="of:=MIN(MAX([.AM38]; [.N$88]); [.N$89])" office:value-type="float" office:value="-0.397" calcext:value-type="float">
            <text:p>-0.397</text:p>
          </table:table-cell>
          <table:table-cell table:formula="of:=MIN(MAX([.AN38]; [.O$88]); [.O$89])" office:value-type="float" office:value="-0.875" calcext:value-type="float">
            <text:p>-0.875</text:p>
          </table:table-cell>
          <table:table-cell table:formula="of:=MIN(MAX([.AO38]; [.P$88]); [.P$89])" office:value-type="float" office:value="0.001" calcext:value-type="float">
            <text:p>0.001</text:p>
          </table:table-cell>
          <table:table-cell table:formula="of:=MIN(MAX([.AP38]; [.Q$88]); [.Q$89])" office:value-type="float" office:value="-1.574" calcext:value-type="float">
            <text:p>-1.574</text:p>
          </table:table-cell>
          <table:table-cell table:formula="of:=MIN(MAX([.AQ38]; [.R$88]); [.R$89])" office:value-type="float" office:value="1.029" calcext:value-type="float">
            <text:p>1.029</text:p>
          </table:table-cell>
          <table:table-cell table:formula="of:=MIN(MAX([.AR38]; [.S$88]); [.S$89])" office:value-type="float" office:value="-0.563" calcext:value-type="float">
            <text:p>-0.563</text:p>
          </table:table-cell>
          <table:table-cell table:formula="of:=MIN(MAX([.AS38]; [.T$88]); [.T$89])" office:value-type="float" office:value="0.3886" calcext:value-type="float">
            <text:p>0.3886</text:p>
          </table:table-cell>
          <table:table-cell table:formula="of:=MIN(MAX([.AT38]; [.U$88]); [.U$89])" office:value-type="float" office:value="-0.142" calcext:value-type="float">
            <text:p>-0.142</text:p>
          </table:table-cell>
          <table:table-cell table:formula="of:=MIN(MAX([.AU38]; [.V$88]); [.V$89])" office:value-type="float" office:value="-0" calcext:value-type="float">
            <text:p>0</text:p>
          </table:table-cell>
          <table:table-cell table:formula="of:=MIN(MAX([.AV38]; [.W$88]); [.W$89])" office:value-type="float" office:value="1.375" calcext:value-type="float">
            <text:p>1.375</text:p>
          </table:table-cell>
          <table:table-cell table:formula="of:=MIN(MAX([.AW38]; [.X$88]); [.X$89])" office:value-type="float" office:value="0.88" calcext:value-type="float">
            <text:p>0.88</text:p>
          </table:table-cell>
          <table:table-cell/>
          <table:table-cell office:value-type="string" calcext:value-type="string">
            <text:p>00:01:480</text:p>
          </table:table-cell>
          <table:table-cell office:value-type="string" calcext:value-type="string">
            <text:p>Pose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42" calcext:value-type="float">
            <text:p>-0.142</text:p>
          </table:table-cell>
          <table:table-cell office:value-type="float" office:value="0" calcext:value-type="float">
            <text:p>0</text:p>
          </table:table-cell>
          <table:table-cell office:value-type="float" office:value="-1.375" calcext:value-type="float">
            <text:p>-1.375</text:p>
          </table:table-cell>
          <table:table-cell office:value-type="float" office:value="-0.88" calcext:value-type="float">
            <text:p>-0.88</text:p>
          </table:table-cell>
          <table:table-cell office:value-type="float" office:value="-0.875" calcext:value-type="float">
            <text:p>-0.87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1.574" calcext:value-type="float">
            <text:p>-1.574</text:p>
          </table:table-cell>
          <table:table-cell office:value-type="float" office:value="1.029" calcext:value-type="float">
            <text:p>1.029</text:p>
          </table:table-cell>
          <table:table-cell office:value-type="float" office:value="-0.563" calcext:value-type="float">
            <text:p>-0.563</text:p>
          </table:table-cell>
          <table:table-cell office:value-type="float" office:value="-0.667" calcext:value-type="float">
            <text:p>-0.667</text:p>
          </table:table-cell>
          <table:table-cell office:value-type="float" office:value="-0.875" calcext:value-type="float">
            <text:p>-0.875</text:p>
          </table:table-cell>
          <table:table-cell office:value-type="float" office:value="0.001" calcext:value-type="float">
            <text:p>0.001</text:p>
          </table:table-cell>
          <table:table-cell office:value-type="float" office:value="-1.574" calcext:value-type="float">
            <text:p>-1.574</text:p>
          </table:table-cell>
          <table:table-cell office:value-type="float" office:value="1.029" calcext:value-type="float">
            <text:p>1.029</text:p>
          </table:table-cell>
          <table:table-cell office:value-type="float" office:value="-0.563" calcext:value-type="float">
            <text:p>-0.563</text:p>
          </table:table-cell>
          <table:table-cell office:value-type="float" office:value="0.667" calcext:value-type="float">
            <text:p>0.667</text:p>
          </table:table-cell>
          <table:table-cell office:value-type="float" office:value="-0.142" calcext:value-type="float">
            <text:p>-0.142</text:p>
          </table:table-cell>
          <table:table-cell office:value-type="float" office:value="-0" calcext:value-type="float">
            <text:p>0</text:p>
          </table:table-cell>
          <table:table-cell office:value-type="float" office:value="1.375" calcext:value-type="float">
            <text:p>1.375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00:01:520</text:p>
          </table:table-cell>
          <table:table-cell office:value-type="string" calcext:value-type="string">
            <text:p>Pose39</text:p>
          </table:table-cell>
          <table:table-cell table:formula="of:=MIN(MAX([.AB39]; [.C$88]); [.C$89])" office:value-type="float" office:value="0" calcext:value-type="float">
            <text:p>0</text:p>
          </table:table-cell>
          <table:table-cell table:formula="of:=MIN(MAX([.AC39]; [.D$88]); [.D$89])" office:value-type="float" office:value="0" calcext:value-type="float">
            <text:p>0</text:p>
          </table:table-cell>
          <table:table-cell table:formula="of:=MIN(MAX([.AD39]; [.E$88]); [.E$89])" office:value-type="float" office:value="-0.122" calcext:value-type="float">
            <text:p>-0.122</text:p>
          </table:table-cell>
          <table:table-cell table:formula="of:=MIN(MAX([.AE39]; [.F$88]); [.F$89])" office:value-type="float" office:value="0.001" calcext:value-type="float">
            <text:p>0.001</text:p>
          </table:table-cell>
          <table:table-cell table:formula="of:=MIN(MAX([.AF39]; [.G$88]); [.G$89])" office:value-type="float" office:value="-1.183" calcext:value-type="float">
            <text:p>-1.183</text:p>
          </table:table-cell>
          <table:table-cell table:formula="of:=MIN(MAX([.AG39]; [.H$88]); [.H$89])" office:value-type="float" office:value="-0.623" calcext:value-type="float">
            <text:p>-0.623</text:p>
          </table:table-cell>
          <table:table-cell table:formula="of:=MIN(MAX([.AH39]; [.I$88]); [.I$89])" office:value-type="float" office:value="-0.88" calcext:value-type="float">
            <text:p>-0.88</text:p>
          </table:table-cell>
          <table:table-cell table:formula="of:=MIN(MAX([.AI39]; [.J$88]); [.J$89])" office:value-type="float" office:value="-0.002" calcext:value-type="float">
            <text:p>-0.002</text:p>
          </table:table-cell>
          <table:table-cell table:formula="of:=MIN(MAX([.AJ39]; [.K$88]); [.K$89])" office:value-type="float" office:value="-1.581" calcext:value-type="float">
            <text:p>-1.581</text:p>
          </table:table-cell>
          <table:table-cell table:formula="of:=MIN(MAX([.AK39]; [.L$88]); [.L$89])" office:value-type="float" office:value="1.001" calcext:value-type="float">
            <text:p>1.001</text:p>
          </table:table-cell>
          <table:table-cell table:formula="of:=MIN(MAX([.AL39]; [.M$88]); [.M$89])" office:value-type="float" office:value="-0.341" calcext:value-type="float">
            <text:p>-0.341</text:p>
          </table:table-cell>
          <table:table-cell table:formula="of:=MIN(MAX([.AM39]; [.N$88]); [.N$89])" office:value-type="float" office:value="-0.397" calcext:value-type="float">
            <text:p>-0.397</text:p>
          </table:table-cell>
          <table:table-cell table:formula="of:=MIN(MAX([.AN39]; [.O$88]); [.O$89])" office:value-type="float" office:value="-0.88" calcext:value-type="float">
            <text:p>-0.88</text:p>
          </table:table-cell>
          <table:table-cell table:formula="of:=MIN(MAX([.AO39]; [.P$88]); [.P$89])" office:value-type="float" office:value="0.002" calcext:value-type="float">
            <text:p>0.002</text:p>
          </table:table-cell>
          <table:table-cell table:formula="of:=MIN(MAX([.AP39]; [.Q$88]); [.Q$89])" office:value-type="float" office:value="-1.581" calcext:value-type="float">
            <text:p>-1.581</text:p>
          </table:table-cell>
          <table:table-cell table:formula="of:=MIN(MAX([.AQ39]; [.R$88]); [.R$89])" office:value-type="float" office:value="1.001" calcext:value-type="float">
            <text:p>1.001</text:p>
          </table:table-cell>
          <table:table-cell table:formula="of:=MIN(MAX([.AR39]; [.S$88]); [.S$89])" office:value-type="float" office:value="-0.341" calcext:value-type="float">
            <text:p>-0.341</text:p>
          </table:table-cell>
          <table:table-cell table:formula="of:=MIN(MAX([.AS39]; [.T$88]); [.T$89])" office:value-type="float" office:value="0.3886" calcext:value-type="float">
            <text:p>0.3886</text:p>
          </table:table-cell>
          <table:table-cell table:formula="of:=MIN(MAX([.AT39]; [.U$88]); [.U$89])" office:value-type="float" office:value="-0.122" calcext:value-type="float">
            <text:p>-0.122</text:p>
          </table:table-cell>
          <table:table-cell table:formula="of:=MIN(MAX([.AU39]; [.V$88]); [.V$89])" office:value-type="float" office:value="-0.001" calcext:value-type="float">
            <text:p>-0.001</text:p>
          </table:table-cell>
          <table:table-cell table:formula="of:=MIN(MAX([.AV39]; [.W$88]); [.W$89])" office:value-type="float" office:value="1.183" calcext:value-type="float">
            <text:p>1.183</text:p>
          </table:table-cell>
          <table:table-cell table:formula="of:=MIN(MAX([.AW39]; [.X$88]); [.X$89])" office:value-type="float" office:value="0.623" calcext:value-type="float">
            <text:p>0.623</text:p>
          </table:table-cell>
          <table:table-cell/>
          <table:table-cell office:value-type="string" calcext:value-type="string">
            <text:p>00:01:520</text:p>
          </table:table-cell>
          <table:table-cell office:value-type="string" calcext:value-type="string">
            <text:p>Pose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22" calcext:value-type="float">
            <text:p>-0.122</text:p>
          </table:table-cell>
          <table:table-cell office:value-type="float" office:value="0.001" calcext:value-type="float">
            <text:p>0.001</text:p>
          </table:table-cell>
          <table:table-cell office:value-type="float" office:value="-1.183" calcext:value-type="float">
            <text:p>-1.183</text:p>
          </table:table-cell>
          <table:table-cell office:value-type="float" office:value="-0.623" calcext:value-type="float">
            <text:p>-0.623</text:p>
          </table:table-cell>
          <table:table-cell office:value-type="float" office:value="-0.88" calcext:value-type="float">
            <text:p>-0.88</text:p>
          </table:table-cell>
          <table:table-cell office:value-type="float" office:value="-0.002" calcext:value-type="float">
            <text:p>-0.002</text:p>
          </table:table-cell>
          <table:table-cell office:value-type="float" office:value="-1.581" calcext:value-type="float">
            <text:p>-1.581</text:p>
          </table:table-cell>
          <table:table-cell office:value-type="float" office:value="1.001" calcext:value-type="float">
            <text:p>1.001</text:p>
          </table:table-cell>
          <table:table-cell office:value-type="float" office:value="-0.341" calcext:value-type="float">
            <text:p>-0.341</text:p>
          </table:table-cell>
          <table:table-cell office:value-type="float" office:value="-0.642" calcext:value-type="float">
            <text:p>-0.642</text:p>
          </table:table-cell>
          <table:table-cell office:value-type="float" office:value="-0.88" calcext:value-type="float">
            <text:p>-0.88</text:p>
          </table:table-cell>
          <table:table-cell office:value-type="float" office:value="0.002" calcext:value-type="float">
            <text:p>0.002</text:p>
          </table:table-cell>
          <table:table-cell office:value-type="float" office:value="-1.581" calcext:value-type="float">
            <text:p>-1.581</text:p>
          </table:table-cell>
          <table:table-cell office:value-type="float" office:value="1.001" calcext:value-type="float">
            <text:p>1.001</text:p>
          </table:table-cell>
          <table:table-cell office:value-type="float" office:value="-0.341" calcext:value-type="float">
            <text:p>-0.341</text:p>
          </table:table-cell>
          <table:table-cell office:value-type="float" office:value="0.642" calcext:value-type="float">
            <text:p>0.642</text:p>
          </table:table-cell>
          <table:table-cell office:value-type="float" office:value="-0.122" calcext:value-type="float">
            <text:p>-0.122</text:p>
          </table:table-cell>
          <table:table-cell office:value-type="float" office:value="-0.001" calcext:value-type="float">
            <text:p>-0.001</text:p>
          </table:table-cell>
          <table:table-cell office:value-type="float" office:value="1.183" calcext:value-type="float">
            <text:p>1.183</text:p>
          </table:table-cell>
          <table:table-cell office:value-type="float" office:value="0.623" calcext:value-type="float">
            <text:p>0.623</text:p>
          </table:table-cell>
        </table:table-row>
        <table:table-row table:style-name="ro1">
          <table:table-cell office:value-type="string" calcext:value-type="string">
            <text:p>00:01:560</text:p>
          </table:table-cell>
          <table:table-cell office:value-type="string" calcext:value-type="string">
            <text:p>Pose40</text:p>
          </table:table-cell>
          <table:table-cell table:formula="of:=MIN(MAX([.AB40]; [.C$88]); [.C$89])" office:value-type="float" office:value="0" calcext:value-type="float">
            <text:p>0</text:p>
          </table:table-cell>
          <table:table-cell table:formula="of:=MIN(MAX([.AC40]; [.D$88]); [.D$89])" office:value-type="float" office:value="0" calcext:value-type="float">
            <text:p>0</text:p>
          </table:table-cell>
          <table:table-cell table:formula="of:=MIN(MAX([.AD40]; [.E$88]); [.E$89])" office:value-type="float" office:value="-0.112" calcext:value-type="float">
            <text:p>-0.112</text:p>
          </table:table-cell>
          <table:table-cell table:formula="of:=MIN(MAX([.AE40]; [.F$88]); [.F$89])" office:value-type="float" office:value="0.002" calcext:value-type="float">
            <text:p>0.002</text:p>
          </table:table-cell>
          <table:table-cell table:formula="of:=MIN(MAX([.AF40]; [.G$88]); [.G$89])" office:value-type="float" office:value="-1.066" calcext:value-type="float">
            <text:p>-1.066</text:p>
          </table:table-cell>
          <table:table-cell table:formula="of:=MIN(MAX([.AG40]; [.H$88]); [.H$89])" office:value-type="float" office:value="-0.465" calcext:value-type="float">
            <text:p>-0.465</text:p>
          </table:table-cell>
          <table:table-cell table:formula="of:=MIN(MAX([.AH40]; [.I$88]); [.I$89])" office:value-type="float" office:value="-0.883" calcext:value-type="float">
            <text:p>-0.883</text:p>
          </table:table-cell>
          <table:table-cell table:formula="of:=MIN(MAX([.AI40]; [.J$88]); [.J$89])" office:value-type="float" office:value="-0.003" calcext:value-type="float">
            <text:p>-0.003</text:p>
          </table:table-cell>
          <table:table-cell table:formula="of:=MIN(MAX([.AJ40]; [.K$88]); [.K$89])" office:value-type="float" office:value="-1.586" calcext:value-type="float">
            <text:p>-1.586</text:p>
          </table:table-cell>
          <table:table-cell table:formula="of:=MIN(MAX([.AK40]; [.L$88]); [.L$89])" office:value-type="float" office:value="0.982" calcext:value-type="float">
            <text:p>0.982</text:p>
          </table:table-cell>
          <table:table-cell table:formula="of:=MIN(MAX([.AL40]; [.M$88]); [.M$89])" office:value-type="float" office:value="-0.204" calcext:value-type="float">
            <text:p>-0.204</text:p>
          </table:table-cell>
          <table:table-cell table:formula="of:=MIN(MAX([.AM40]; [.N$88]); [.N$89])" office:value-type="float" office:value="-0.397" calcext:value-type="float">
            <text:p>-0.397</text:p>
          </table:table-cell>
          <table:table-cell table:formula="of:=MIN(MAX([.AN40]; [.O$88]); [.O$89])" office:value-type="float" office:value="-0.883" calcext:value-type="float">
            <text:p>-0.883</text:p>
          </table:table-cell>
          <table:table-cell table:formula="of:=MIN(MAX([.AO40]; [.P$88]); [.P$89])" office:value-type="float" office:value="0.003" calcext:value-type="float">
            <text:p>0.003</text:p>
          </table:table-cell>
          <table:table-cell table:formula="of:=MIN(MAX([.AP40]; [.Q$88]); [.Q$89])" office:value-type="float" office:value="-1.586" calcext:value-type="float">
            <text:p>-1.586</text:p>
          </table:table-cell>
          <table:table-cell table:formula="of:=MIN(MAX([.AQ40]; [.R$88]); [.R$89])" office:value-type="float" office:value="0.982" calcext:value-type="float">
            <text:p>0.982</text:p>
          </table:table-cell>
          <table:table-cell table:formula="of:=MIN(MAX([.AR40]; [.S$88]); [.S$89])" office:value-type="float" office:value="-0.204" calcext:value-type="float">
            <text:p>-0.204</text:p>
          </table:table-cell>
          <table:table-cell table:formula="of:=MIN(MAX([.AS40]; [.T$88]); [.T$89])" office:value-type="float" office:value="0.3886" calcext:value-type="float">
            <text:p>0.3886</text:p>
          </table:table-cell>
          <table:table-cell table:formula="of:=MIN(MAX([.AT40]; [.U$88]); [.U$89])" office:value-type="float" office:value="-0.112" calcext:value-type="float">
            <text:p>-0.112</text:p>
          </table:table-cell>
          <table:table-cell table:formula="of:=MIN(MAX([.AU40]; [.V$88]); [.V$89])" office:value-type="float" office:value="-0.002" calcext:value-type="float">
            <text:p>-0.002</text:p>
          </table:table-cell>
          <table:table-cell table:formula="of:=MIN(MAX([.AV40]; [.W$88]); [.W$89])" office:value-type="float" office:value="1.066" calcext:value-type="float">
            <text:p>1.066</text:p>
          </table:table-cell>
          <table:table-cell table:formula="of:=MIN(MAX([.AW40]; [.X$88]); [.X$89])" office:value-type="float" office:value="0.465" calcext:value-type="float">
            <text:p>0.465</text:p>
          </table:table-cell>
          <table:table-cell/>
          <table:table-cell office:value-type="string" calcext:value-type="string">
            <text:p>00:01:560</text:p>
          </table:table-cell>
          <table:table-cell office:value-type="string" calcext:value-type="string">
            <text:p>Pose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12" calcext:value-type="float">
            <text:p>-0.112</text:p>
          </table:table-cell>
          <table:table-cell office:value-type="float" office:value="0.002" calcext:value-type="float">
            <text:p>0.002</text:p>
          </table:table-cell>
          <table:table-cell office:value-type="float" office:value="-1.066" calcext:value-type="float">
            <text:p>-1.066</text:p>
          </table:table-cell>
          <table:table-cell office:value-type="float" office:value="-0.465" calcext:value-type="float">
            <text:p>-0.465</text:p>
          </table:table-cell>
          <table:table-cell office:value-type="float" office:value="-0.883" calcext:value-type="float">
            <text:p>-0.883</text:p>
          </table:table-cell>
          <table:table-cell office:value-type="float" office:value="-0.003" calcext:value-type="float">
            <text:p>-0.003</text:p>
          </table:table-cell>
          <table:table-cell office:value-type="float" office:value="-1.586" calcext:value-type="float">
            <text:p>-1.586</text:p>
          </table:table-cell>
          <table:table-cell office:value-type="float" office:value="0.982" calcext:value-type="float">
            <text:p>0.982</text:p>
          </table:table-cell>
          <table:table-cell office:value-type="float" office:value="-0.204" calcext:value-type="float">
            <text:p>-0.204</text:p>
          </table:table-cell>
          <table:table-cell office:value-type="float" office:value="-0.627" calcext:value-type="float">
            <text:p>-0.627</text:p>
          </table:table-cell>
          <table:table-cell office:value-type="float" office:value="-0.883" calcext:value-type="float">
            <text:p>-0.883</text:p>
          </table:table-cell>
          <table:table-cell office:value-type="float" office:value="0.003" calcext:value-type="float">
            <text:p>0.003</text:p>
          </table:table-cell>
          <table:table-cell office:value-type="float" office:value="-1.586" calcext:value-type="float">
            <text:p>-1.586</text:p>
          </table:table-cell>
          <table:table-cell office:value-type="float" office:value="0.982" calcext:value-type="float">
            <text:p>0.982</text:p>
          </table:table-cell>
          <table:table-cell office:value-type="float" office:value="-0.204" calcext:value-type="float">
            <text:p>-0.204</text:p>
          </table:table-cell>
          <table:table-cell office:value-type="float" office:value="0.627" calcext:value-type="float">
            <text:p>0.627</text:p>
          </table:table-cell>
          <table:table-cell office:value-type="float" office:value="-0.112" calcext:value-type="float">
            <text:p>-0.112</text:p>
          </table:table-cell>
          <table:table-cell office:value-type="float" office:value="-0.002" calcext:value-type="float">
            <text:p>-0.002</text:p>
          </table:table-cell>
          <table:table-cell office:value-type="float" office:value="1.066" calcext:value-type="float">
            <text:p>1.066</text:p>
          </table:table-cell>
          <table:table-cell office:value-type="float" office:value="0.465" calcext:value-type="float">
            <text:p>0.465</text:p>
          </table:table-cell>
        </table:table-row>
        <table:table-row table:style-name="ro1">
          <table:table-cell office:value-type="string" calcext:value-type="string">
            <text:p>00:01:600</text:p>
          </table:table-cell>
          <table:table-cell office:value-type="string" calcext:value-type="string">
            <text:p>Pose41</text:p>
          </table:table-cell>
          <table:table-cell table:formula="of:=MIN(MAX([.AB41]; [.C$88]); [.C$89])" office:value-type="float" office:value="0" calcext:value-type="float">
            <text:p>0</text:p>
          </table:table-cell>
          <table:table-cell table:formula="of:=MIN(MAX([.AC41]; [.D$88]); [.D$89])" office:value-type="float" office:value="0" calcext:value-type="float">
            <text:p>0</text:p>
          </table:table-cell>
          <table:table-cell table:formula="of:=MIN(MAX([.AD41]; [.E$88]); [.E$89])" office:value-type="float" office:value="-0.094" calcext:value-type="float">
            <text:p>-0.094</text:p>
          </table:table-cell>
          <table:table-cell table:formula="of:=MIN(MAX([.AE41]; [.F$88]); [.F$89])" office:value-type="float" office:value="0.003" calcext:value-type="float">
            <text:p>0.003</text:p>
          </table:table-cell>
          <table:table-cell table:formula="of:=MIN(MAX([.AF41]; [.G$88]); [.G$89])" office:value-type="float" office:value="-0.918" calcext:value-type="float">
            <text:p>-0.918</text:p>
          </table:table-cell>
          <table:table-cell table:formula="of:=MIN(MAX([.AG41]; [.H$88]); [.H$89])" office:value-type="float" office:value="-0.269" calcext:value-type="float">
            <text:p>-0.269</text:p>
          </table:table-cell>
          <table:table-cell table:formula="of:=MIN(MAX([.AH41]; [.I$88]); [.I$89])" office:value-type="float" office:value="-0.887" calcext:value-type="float">
            <text:p>-0.887</text:p>
          </table:table-cell>
          <table:table-cell table:formula="of:=MIN(MAX([.AI41]; [.J$88]); [.J$89])" office:value-type="float" office:value="-0.004" calcext:value-type="float">
            <text:p>-0.004</text:p>
          </table:table-cell>
          <table:table-cell table:formula="of:=MIN(MAX([.AJ41]; [.K$88]); [.K$89])" office:value-type="float" office:value="-1.591" calcext:value-type="float">
            <text:p>-1.591</text:p>
          </table:table-cell>
          <table:table-cell table:formula="of:=MIN(MAX([.AK41]; [.L$88]); [.L$89])" office:value-type="float" office:value="0.963" calcext:value-type="float">
            <text:p>0.963</text:p>
          </table:table-cell>
          <table:table-cell table:formula="of:=MIN(MAX([.AL41]; [.M$88]); [.M$89])" office:value-type="float" office:value="-0.033" calcext:value-type="float">
            <text:p>-0.033</text:p>
          </table:table-cell>
          <table:table-cell table:formula="of:=MIN(MAX([.AM41]; [.N$88]); [.N$89])" office:value-type="float" office:value="-0.397" calcext:value-type="float">
            <text:p>-0.397</text:p>
          </table:table-cell>
          <table:table-cell table:formula="of:=MIN(MAX([.AN41]; [.O$88]); [.O$89])" office:value-type="float" office:value="-0.887" calcext:value-type="float">
            <text:p>-0.887</text:p>
          </table:table-cell>
          <table:table-cell table:formula="of:=MIN(MAX([.AO41]; [.P$88]); [.P$89])" office:value-type="float" office:value="0.004" calcext:value-type="float">
            <text:p>0.004</text:p>
          </table:table-cell>
          <table:table-cell table:formula="of:=MIN(MAX([.AP41]; [.Q$88]); [.Q$89])" office:value-type="float" office:value="-1.591" calcext:value-type="float">
            <text:p>-1.591</text:p>
          </table:table-cell>
          <table:table-cell table:formula="of:=MIN(MAX([.AQ41]; [.R$88]); [.R$89])" office:value-type="float" office:value="0.963" calcext:value-type="float">
            <text:p>0.963</text:p>
          </table:table-cell>
          <table:table-cell table:formula="of:=MIN(MAX([.AR41]; [.S$88]); [.S$89])" office:value-type="float" office:value="-0.033" calcext:value-type="float">
            <text:p>-0.033</text:p>
          </table:table-cell>
          <table:table-cell table:formula="of:=MIN(MAX([.AS41]; [.T$88]); [.T$89])" office:value-type="float" office:value="0.3886" calcext:value-type="float">
            <text:p>0.3886</text:p>
          </table:table-cell>
          <table:table-cell table:formula="of:=MIN(MAX([.AT41]; [.U$88]); [.U$89])" office:value-type="float" office:value="-0.094" calcext:value-type="float">
            <text:p>-0.094</text:p>
          </table:table-cell>
          <table:table-cell table:formula="of:=MIN(MAX([.AU41]; [.V$88]); [.V$89])" office:value-type="float" office:value="-0.003" calcext:value-type="float">
            <text:p>-0.003</text:p>
          </table:table-cell>
          <table:table-cell table:formula="of:=MIN(MAX([.AV41]; [.W$88]); [.W$89])" office:value-type="float" office:value="0.918" calcext:value-type="float">
            <text:p>0.918</text:p>
          </table:table-cell>
          <table:table-cell table:formula="of:=MIN(MAX([.AW41]; [.X$88]); [.X$89])" office:value-type="float" office:value="0.269" calcext:value-type="float">
            <text:p>0.269</text:p>
          </table:table-cell>
          <table:table-cell/>
          <table:table-cell office:value-type="string" calcext:value-type="string">
            <text:p>00:01:600</text:p>
          </table:table-cell>
          <table:table-cell office:value-type="string" calcext:value-type="string">
            <text:p>Pose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94" calcext:value-type="float">
            <text:p>-0.094</text:p>
          </table:table-cell>
          <table:table-cell office:value-type="float" office:value="0.003" calcext:value-type="float">
            <text:p>0.003</text:p>
          </table:table-cell>
          <table:table-cell office:value-type="float" office:value="-0.918" calcext:value-type="float">
            <text:p>-0.918</text:p>
          </table:table-cell>
          <table:table-cell office:value-type="float" office:value="-0.269" calcext:value-type="float">
            <text:p>-0.269</text:p>
          </table:table-cell>
          <table:table-cell office:value-type="float" office:value="-0.887" calcext:value-type="float">
            <text:p>-0.887</text:p>
          </table:table-cell>
          <table:table-cell office:value-type="float" office:value="-0.004" calcext:value-type="float">
            <text:p>-0.004</text:p>
          </table:table-cell>
          <table:table-cell office:value-type="float" office:value="-1.591" calcext:value-type="float">
            <text:p>-1.591</text:p>
          </table:table-cell>
          <table:table-cell office:value-type="float" office:value="0.963" calcext:value-type="float">
            <text:p>0.963</text:p>
          </table:table-cell>
          <table:table-cell office:value-type="float" office:value="-0.033" calcext:value-type="float">
            <text:p>-0.033</text:p>
          </table:table-cell>
          <table:table-cell office:value-type="float" office:value="-0.606" calcext:value-type="float">
            <text:p>-0.606</text:p>
          </table:table-cell>
          <table:table-cell office:value-type="float" office:value="-0.887" calcext:value-type="float">
            <text:p>-0.887</text:p>
          </table:table-cell>
          <table:table-cell office:value-type="float" office:value="0.004" calcext:value-type="float">
            <text:p>0.004</text:p>
          </table:table-cell>
          <table:table-cell office:value-type="float" office:value="-1.591" calcext:value-type="float">
            <text:p>-1.591</text:p>
          </table:table-cell>
          <table:table-cell office:value-type="float" office:value="0.963" calcext:value-type="float">
            <text:p>0.963</text:p>
          </table:table-cell>
          <table:table-cell office:value-type="float" office:value="-0.033" calcext:value-type="float">
            <text:p>-0.033</text:p>
          </table:table-cell>
          <table:table-cell office:value-type="float" office:value="0.606" calcext:value-type="float">
            <text:p>0.606</text:p>
          </table:table-cell>
          <table:table-cell office:value-type="float" office:value="-0.094" calcext:value-type="float">
            <text:p>-0.094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918" calcext:value-type="float">
            <text:p>0.918</text:p>
          </table:table-cell>
          <table:table-cell office:value-type="float" office:value="0.269" calcext:value-type="float">
            <text:p>0.269</text:p>
          </table:table-cell>
        </table:table-row>
        <table:table-row table:style-name="ro1">
          <table:table-cell office:value-type="string" calcext:value-type="string">
            <text:p>00:01:640</text:p>
          </table:table-cell>
          <table:table-cell office:value-type="string" calcext:value-type="string">
            <text:p>Pose42</text:p>
          </table:table-cell>
          <table:table-cell table:formula="of:=MIN(MAX([.AB42]; [.C$88]); [.C$89])" office:value-type="float" office:value="0" calcext:value-type="float">
            <text:p>0</text:p>
          </table:table-cell>
          <table:table-cell table:formula="of:=MIN(MAX([.AC42]; [.D$88]); [.D$89])" office:value-type="float" office:value="0" calcext:value-type="float">
            <text:p>0</text:p>
          </table:table-cell>
          <table:table-cell table:formula="of:=MIN(MAX([.AD42]; [.E$88]); [.E$89])" office:value-type="float" office:value="-0.075" calcext:value-type="float">
            <text:p>-0.075</text:p>
          </table:table-cell>
          <table:table-cell table:formula="of:=MIN(MAX([.AE42]; [.F$88]); [.F$89])" office:value-type="float" office:value="0.003" calcext:value-type="float">
            <text:p>0.003</text:p>
          </table:table-cell>
          <table:table-cell table:formula="of:=MIN(MAX([.AF42]; [.G$88]); [.G$89])" office:value-type="float" office:value="-0.845" calcext:value-type="float">
            <text:p>-0.845</text:p>
          </table:table-cell>
          <table:table-cell table:formula="of:=MIN(MAX([.AG42]; [.H$88]); [.H$89])" office:value-type="float" office:value="-0.178" calcext:value-type="float">
            <text:p>-0.178</text:p>
          </table:table-cell>
          <table:table-cell table:formula="of:=MIN(MAX([.AH42]; [.I$88]); [.I$89])" office:value-type="float" office:value="-0.886" calcext:value-type="float">
            <text:p>-0.886</text:p>
          </table:table-cell>
          <table:table-cell table:formula="of:=MIN(MAX([.AI42]; [.J$88]); [.J$89])" office:value-type="float" office:value="-0.004" calcext:value-type="float">
            <text:p>-0.004</text:p>
          </table:table-cell>
          <table:table-cell table:formula="of:=MIN(MAX([.AJ42]; [.K$88]); [.K$89])" office:value-type="float" office:value="-1.59" calcext:value-type="float">
            <text:p>-1.59</text:p>
          </table:table-cell>
          <table:table-cell table:formula="of:=MIN(MAX([.AK42]; [.L$88]); [.L$89])" office:value-type="float" office:value="0.962" calcext:value-type="float">
            <text:p>0.962</text:p>
          </table:table-cell>
          <table:table-cell table:formula="of:=MIN(MAX([.AL42]; [.M$88]); [.M$89])" office:value-type="float" office:value="0.047" calcext:value-type="float">
            <text:p>0.047</text:p>
          </table:table-cell>
          <table:table-cell table:formula="of:=MIN(MAX([.AM42]; [.N$88]); [.N$89])" office:value-type="float" office:value="-0.397" calcext:value-type="float">
            <text:p>-0.397</text:p>
          </table:table-cell>
          <table:table-cell table:formula="of:=MIN(MAX([.AN42]; [.O$88]); [.O$89])" office:value-type="float" office:value="-0.886" calcext:value-type="float">
            <text:p>-0.886</text:p>
          </table:table-cell>
          <table:table-cell table:formula="of:=MIN(MAX([.AO42]; [.P$88]); [.P$89])" office:value-type="float" office:value="0.004" calcext:value-type="float">
            <text:p>0.004</text:p>
          </table:table-cell>
          <table:table-cell table:formula="of:=MIN(MAX([.AP42]; [.Q$88]); [.Q$89])" office:value-type="float" office:value="-1.59" calcext:value-type="float">
            <text:p>-1.59</text:p>
          </table:table-cell>
          <table:table-cell table:formula="of:=MIN(MAX([.AQ42]; [.R$88]); [.R$89])" office:value-type="float" office:value="0.962" calcext:value-type="float">
            <text:p>0.962</text:p>
          </table:table-cell>
          <table:table-cell table:formula="of:=MIN(MAX([.AR42]; [.S$88]); [.S$89])" office:value-type="float" office:value="0.047" calcext:value-type="float">
            <text:p>0.047</text:p>
          </table:table-cell>
          <table:table-cell table:formula="of:=MIN(MAX([.AS42]; [.T$88]); [.T$89])" office:value-type="float" office:value="0.3886" calcext:value-type="float">
            <text:p>0.3886</text:p>
          </table:table-cell>
          <table:table-cell table:formula="of:=MIN(MAX([.AT42]; [.U$88]); [.U$89])" office:value-type="float" office:value="-0.075" calcext:value-type="float">
            <text:p>-0.075</text:p>
          </table:table-cell>
          <table:table-cell table:formula="of:=MIN(MAX([.AU42]; [.V$88]); [.V$89])" office:value-type="float" office:value="-0.003" calcext:value-type="float">
            <text:p>-0.003</text:p>
          </table:table-cell>
          <table:table-cell table:formula="of:=MIN(MAX([.AV42]; [.W$88]); [.W$89])" office:value-type="float" office:value="0.845" calcext:value-type="float">
            <text:p>0.845</text:p>
          </table:table-cell>
          <table:table-cell table:formula="of:=MIN(MAX([.AW42]; [.X$88]); [.X$89])" office:value-type="float" office:value="0.178" calcext:value-type="float">
            <text:p>0.178</text:p>
          </table:table-cell>
          <table:table-cell/>
          <table:table-cell office:value-type="string" calcext:value-type="string">
            <text:p>00:01:640</text:p>
          </table:table-cell>
          <table:table-cell office:value-type="string" calcext:value-type="string">
            <text:p>Pose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75" calcext:value-type="float">
            <text:p>-0.075</text:p>
          </table:table-cell>
          <table:table-cell office:value-type="float" office:value="0.003" calcext:value-type="float">
            <text:p>0.003</text:p>
          </table:table-cell>
          <table:table-cell office:value-type="float" office:value="-0.845" calcext:value-type="float">
            <text:p>-0.845</text:p>
          </table:table-cell>
          <table:table-cell office:value-type="float" office:value="-0.178" calcext:value-type="float">
            <text:p>-0.178</text:p>
          </table:table-cell>
          <table:table-cell office:value-type="float" office:value="-0.886" calcext:value-type="float">
            <text:p>-0.886</text:p>
          </table:table-cell>
          <table:table-cell office:value-type="float" office:value="-0.004" calcext:value-type="float">
            <text:p>-0.004</text:p>
          </table:table-cell>
          <table:table-cell office:value-type="float" office:value="-1.59" calcext:value-type="float">
            <text:p>-1.59</text:p>
          </table:table-cell>
          <table:table-cell office:value-type="float" office:value="0.962" calcext:value-type="float">
            <text:p>0.962</text:p>
          </table:table-cell>
          <table:table-cell office:value-type="float" office:value="0.047" calcext:value-type="float">
            <text:p>0.047</text:p>
          </table:table-cell>
          <table:table-cell office:value-type="float" office:value="-0.592" calcext:value-type="float">
            <text:p>-0.592</text:p>
          </table:table-cell>
          <table:table-cell office:value-type="float" office:value="-0.886" calcext:value-type="float">
            <text:p>-0.886</text:p>
          </table:table-cell>
          <table:table-cell office:value-type="float" office:value="0.004" calcext:value-type="float">
            <text:p>0.004</text:p>
          </table:table-cell>
          <table:table-cell office:value-type="float" office:value="-1.59" calcext:value-type="float">
            <text:p>-1.59</text:p>
          </table:table-cell>
          <table:table-cell office:value-type="float" office:value="0.962" calcext:value-type="float">
            <text:p>0.962</text:p>
          </table:table-cell>
          <table:table-cell office:value-type="float" office:value="0.047" calcext:value-type="float">
            <text:p>0.047</text:p>
          </table:table-cell>
          <table:table-cell office:value-type="float" office:value="0.592" calcext:value-type="float">
            <text:p>0.592</text:p>
          </table:table-cell>
          <table:table-cell office:value-type="float" office:value="-0.075" calcext:value-type="float">
            <text:p>-0.075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845" calcext:value-type="float">
            <text:p>0.845</text:p>
          </table:table-cell>
          <table:table-cell office:value-type="float" office:value="0.178" calcext:value-type="float">
            <text:p>0.178</text:p>
          </table:table-cell>
        </table:table-row>
        <table:table-row table:style-name="ro1">
          <table:table-cell office:value-type="string" calcext:value-type="string">
            <text:p>00:01:680</text:p>
          </table:table-cell>
          <table:table-cell office:value-type="string" calcext:value-type="string">
            <text:p>Pose43</text:p>
          </table:table-cell>
          <table:table-cell table:formula="of:=MIN(MAX([.AB43]; [.C$88]); [.C$89])" office:value-type="float" office:value="0" calcext:value-type="float">
            <text:p>0</text:p>
          </table:table-cell>
          <table:table-cell table:formula="of:=MIN(MAX([.AC43]; [.D$88]); [.D$89])" office:value-type="float" office:value="0" calcext:value-type="float">
            <text:p>0</text:p>
          </table:table-cell>
          <table:table-cell table:formula="of:=MIN(MAX([.AD43]; [.E$88]); [.E$89])" office:value-type="float" office:value="-0.032" calcext:value-type="float">
            <text:p>-0.032</text:p>
          </table:table-cell>
          <table:table-cell table:formula="of:=MIN(MAX([.AE43]; [.F$88]); [.F$89])" office:value-type="float" office:value="0.001" calcext:value-type="float">
            <text:p>0.001</text:p>
          </table:table-cell>
          <table:table-cell table:formula="of:=MIN(MAX([.AF43]; [.G$88]); [.G$89])" office:value-type="float" office:value="-0.787" calcext:value-type="float">
            <text:p>-0.787</text:p>
          </table:table-cell>
          <table:table-cell table:formula="of:=MIN(MAX([.AG43]; [.H$88]); [.H$89])" office:value-type="float" office:value="-0.123" calcext:value-type="float">
            <text:p>-0.123</text:p>
          </table:table-cell>
          <table:table-cell table:formula="of:=MIN(MAX([.AH43]; [.I$88]); [.I$89])" office:value-type="float" office:value="-0.879" calcext:value-type="float">
            <text:p>-0.879</text:p>
          </table:table-cell>
          <table:table-cell table:formula="of:=MIN(MAX([.AI43]; [.J$88]); [.J$89])" office:value-type="float" office:value="-0.002" calcext:value-type="float">
            <text:p>-0.002</text:p>
          </table:table-cell>
          <table:table-cell table:formula="of:=MIN(MAX([.AJ43]; [.K$88]); [.K$89])" office:value-type="float" office:value="-1.581" calcext:value-type="float">
            <text:p>-1.581</text:p>
          </table:table-cell>
          <table:table-cell table:formula="of:=MIN(MAX([.AK43]; [.L$88]); [.L$89])" office:value-type="float" office:value="0.986" calcext:value-type="float">
            <text:p>0.986</text:p>
          </table:table-cell>
          <table:table-cell table:formula="of:=MIN(MAX([.AL43]; [.M$88]); [.M$89])" office:value-type="float" office:value="0.099" calcext:value-type="float">
            <text:p>0.099</text:p>
          </table:table-cell>
          <table:table-cell table:formula="of:=MIN(MAX([.AM43]; [.N$88]); [.N$89])" office:value-type="float" office:value="-0.397" calcext:value-type="float">
            <text:p>-0.397</text:p>
          </table:table-cell>
          <table:table-cell table:formula="of:=MIN(MAX([.AN43]; [.O$88]); [.O$89])" office:value-type="float" office:value="-0.879" calcext:value-type="float">
            <text:p>-0.879</text:p>
          </table:table-cell>
          <table:table-cell table:formula="of:=MIN(MAX([.AO43]; [.P$88]); [.P$89])" office:value-type="float" office:value="0.002" calcext:value-type="float">
            <text:p>0.002</text:p>
          </table:table-cell>
          <table:table-cell table:formula="of:=MIN(MAX([.AP43]; [.Q$88]); [.Q$89])" office:value-type="float" office:value="-1.581" calcext:value-type="float">
            <text:p>-1.581</text:p>
          </table:table-cell>
          <table:table-cell table:formula="of:=MIN(MAX([.AQ43]; [.R$88]); [.R$89])" office:value-type="float" office:value="0.986" calcext:value-type="float">
            <text:p>0.986</text:p>
          </table:table-cell>
          <table:table-cell table:formula="of:=MIN(MAX([.AR43]; [.S$88]); [.S$89])" office:value-type="float" office:value="0.099" calcext:value-type="float">
            <text:p>0.099</text:p>
          </table:table-cell>
          <table:table-cell table:formula="of:=MIN(MAX([.AS43]; [.T$88]); [.T$89])" office:value-type="float" office:value="0.3886" calcext:value-type="float">
            <text:p>0.3886</text:p>
          </table:table-cell>
          <table:table-cell table:formula="of:=MIN(MAX([.AT43]; [.U$88]); [.U$89])" office:value-type="float" office:value="-0.032" calcext:value-type="float">
            <text:p>-0.032</text:p>
          </table:table-cell>
          <table:table-cell table:formula="of:=MIN(MAX([.AU43]; [.V$88]); [.V$89])" office:value-type="float" office:value="-0.001" calcext:value-type="float">
            <text:p>-0.001</text:p>
          </table:table-cell>
          <table:table-cell table:formula="of:=MIN(MAX([.AV43]; [.W$88]); [.W$89])" office:value-type="float" office:value="0.787" calcext:value-type="float">
            <text:p>0.787</text:p>
          </table:table-cell>
          <table:table-cell table:formula="of:=MIN(MAX([.AW43]; [.X$88]); [.X$89])" office:value-type="float" office:value="0.123" calcext:value-type="float">
            <text:p>0.123</text:p>
          </table:table-cell>
          <table:table-cell/>
          <table:table-cell office:value-type="string" calcext:value-type="string">
            <text:p>00:01:680</text:p>
          </table:table-cell>
          <table:table-cell office:value-type="string" calcext:value-type="string">
            <text:p>Pose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2" calcext:value-type="float">
            <text:p>-0.032</text:p>
          </table:table-cell>
          <table:table-cell office:value-type="float" office:value="0.001" calcext:value-type="float">
            <text:p>0.001</text:p>
          </table:table-cell>
          <table:table-cell office:value-type="float" office:value="-0.787" calcext:value-type="float">
            <text:p>-0.787</text:p>
          </table:table-cell>
          <table:table-cell office:value-type="float" office:value="-0.123" calcext:value-type="float">
            <text:p>-0.123</text:p>
          </table:table-cell>
          <table:table-cell office:value-type="float" office:value="-0.879" calcext:value-type="float">
            <text:p>-0.879</text:p>
          </table:table-cell>
          <table:table-cell office:value-type="float" office:value="-0.002" calcext:value-type="float">
            <text:p>-0.002</text:p>
          </table:table-cell>
          <table:table-cell office:value-type="float" office:value="-1.581" calcext:value-type="float">
            <text:p>-1.581</text:p>
          </table:table-cell>
          <table:table-cell office:value-type="float" office:value="0.986" calcext:value-type="float">
            <text:p>0.986</text:p>
          </table:table-cell>
          <table:table-cell office:value-type="float" office:value="0.099" calcext:value-type="float">
            <text:p>0.099</text:p>
          </table:table-cell>
          <table:table-cell office:value-type="float" office:value="-0.57" calcext:value-type="float">
            <text:p>-0.57</text:p>
          </table:table-cell>
          <table:table-cell office:value-type="float" office:value="-0.879" calcext:value-type="float">
            <text:p>-0.879</text:p>
          </table:table-cell>
          <table:table-cell office:value-type="float" office:value="0.002" calcext:value-type="float">
            <text:p>0.002</text:p>
          </table:table-cell>
          <table:table-cell office:value-type="float" office:value="-1.581" calcext:value-type="float">
            <text:p>-1.581</text:p>
          </table:table-cell>
          <table:table-cell office:value-type="float" office:value="0.986" calcext:value-type="float">
            <text:p>0.986</text:p>
          </table:table-cell>
          <table:table-cell office:value-type="float" office:value="0.099" calcext:value-type="float">
            <text:p>0.099</text:p>
          </table:table-cell>
          <table:table-cell office:value-type="float" office:value="0.57" calcext:value-type="float">
            <text:p>0.57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787" calcext:value-type="float">
            <text:p>0.787</text:p>
          </table:table-cell>
          <table:table-cell office:value-type="float" office:value="0.123" calcext:value-type="float">
            <text:p>0.123</text:p>
          </table:table-cell>
        </table:table-row>
        <table:table-row table:style-name="ro1">
          <table:table-cell office:value-type="string" calcext:value-type="string">
            <text:p>00:01:720</text:p>
          </table:table-cell>
          <table:table-cell office:value-type="string" calcext:value-type="string">
            <text:p>Pose44</text:p>
          </table:table-cell>
          <table:table-cell table:formula="of:=MIN(MAX([.AB44]; [.C$88]); [.C$89])" office:value-type="float" office:value="0" calcext:value-type="float">
            <text:p>0</text:p>
          </table:table-cell>
          <table:table-cell table:formula="of:=MIN(MAX([.AC44]; [.D$88]); [.D$89])" office:value-type="float" office:value="0" calcext:value-type="float">
            <text:p>0</text:p>
          </table:table-cell>
          <table:table-cell table:formula="of:=MIN(MAX([.AD44]; [.E$88]); [.E$89])" office:value-type="float" office:value="0.006" calcext:value-type="float">
            <text:p>0.006</text:p>
          </table:table-cell>
          <table:table-cell table:formula="of:=MIN(MAX([.AE44]; [.F$88]); [.F$89])" office:value-type="float" office:value="-0" calcext:value-type="float">
            <text:p>0</text:p>
          </table:table-cell>
          <table:table-cell table:formula="of:=MIN(MAX([.AF44]; [.G$88]); [.G$89])" office:value-type="float" office:value="-0.787" calcext:value-type="float">
            <text:p>-0.787</text:p>
          </table:table-cell>
          <table:table-cell table:formula="of:=MIN(MAX([.AG44]; [.H$88]); [.H$89])" office:value-type="float" office:value="-0.145" calcext:value-type="float">
            <text:p>-0.145</text:p>
          </table:table-cell>
          <table:table-cell table:formula="of:=MIN(MAX([.AH44]; [.I$88]); [.I$89])" office:value-type="float" office:value="-0.871" calcext:value-type="float">
            <text:p>-0.871</text:p>
          </table:table-cell>
          <table:table-cell table:formula="of:=MIN(MAX([.AI44]; [.J$88]); [.J$89])" office:value-type="float" office:value="0" calcext:value-type="float">
            <text:p>0</text:p>
          </table:table-cell>
          <table:table-cell table:formula="of:=MIN(MAX([.AJ44]; [.K$88]); [.K$89])" office:value-type="float" office:value="-1.569" calcext:value-type="float">
            <text:p>-1.569</text:p>
          </table:table-cell>
          <table:table-cell table:formula="of:=MIN(MAX([.AK44]; [.L$88]); [.L$89])" office:value-type="float" office:value="1.018" calcext:value-type="float">
            <text:p>1.018</text:p>
          </table:table-cell>
          <table:table-cell table:formula="of:=MIN(MAX([.AL44]; [.M$88]); [.M$89])" office:value-type="float" office:value="0.083" calcext:value-type="float">
            <text:p>0.083</text:p>
          </table:table-cell>
          <table:table-cell table:formula="of:=MIN(MAX([.AM44]; [.N$88]); [.N$89])" office:value-type="float" office:value="-0.397" calcext:value-type="float">
            <text:p>-0.397</text:p>
          </table:table-cell>
          <table:table-cell table:formula="of:=MIN(MAX([.AN44]; [.O$88]); [.O$89])" office:value-type="float" office:value="-0.871" calcext:value-type="float">
            <text:p>-0.871</text:p>
          </table:table-cell>
          <table:table-cell table:formula="of:=MIN(MAX([.AO44]; [.P$88]); [.P$89])" office:value-type="float" office:value="-0" calcext:value-type="float">
            <text:p>0</text:p>
          </table:table-cell>
          <table:table-cell table:formula="of:=MIN(MAX([.AP44]; [.Q$88]); [.Q$89])" office:value-type="float" office:value="-1.569" calcext:value-type="float">
            <text:p>-1.569</text:p>
          </table:table-cell>
          <table:table-cell table:formula="of:=MIN(MAX([.AQ44]; [.R$88]); [.R$89])" office:value-type="float" office:value="1.018" calcext:value-type="float">
            <text:p>1.018</text:p>
          </table:table-cell>
          <table:table-cell table:formula="of:=MIN(MAX([.AR44]; [.S$88]); [.S$89])" office:value-type="float" office:value="0.083" calcext:value-type="float">
            <text:p>0.083</text:p>
          </table:table-cell>
          <table:table-cell table:formula="of:=MIN(MAX([.AS44]; [.T$88]); [.T$89])" office:value-type="float" office:value="0.3886" calcext:value-type="float">
            <text:p>0.3886</text:p>
          </table:table-cell>
          <table:table-cell table:formula="of:=MIN(MAX([.AT44]; [.U$88]); [.U$89])" office:value-type="float" office:value="0.006" calcext:value-type="float">
            <text:p>0.006</text:p>
          </table:table-cell>
          <table:table-cell table:formula="of:=MIN(MAX([.AU44]; [.V$88]); [.V$89])" office:value-type="float" office:value="0" calcext:value-type="float">
            <text:p>0</text:p>
          </table:table-cell>
          <table:table-cell table:formula="of:=MIN(MAX([.AV44]; [.W$88]); [.W$89])" office:value-type="float" office:value="0.787" calcext:value-type="float">
            <text:p>0.787</text:p>
          </table:table-cell>
          <table:table-cell table:formula="of:=MIN(MAX([.AW44]; [.X$88]); [.X$89])" office:value-type="float" office:value="0.145" calcext:value-type="float">
            <text:p>0.145</text:p>
          </table:table-cell>
          <table:table-cell/>
          <table:table-cell office:value-type="string" calcext:value-type="string">
            <text:p>00:01:720</text:p>
          </table:table-cell>
          <table:table-cell office:value-type="string" calcext:value-type="string">
            <text:p>Pose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-0" calcext:value-type="float">
            <text:p>0</text:p>
          </table:table-cell>
          <table:table-cell office:value-type="float" office:value="-0.787" calcext:value-type="float">
            <text:p>-0.787</text:p>
          </table:table-cell>
          <table:table-cell office:value-type="float" office:value="-0.145" calcext:value-type="float">
            <text:p>-0.145</text:p>
          </table:table-cell>
          <table:table-cell office:value-type="float" office:value="-0.871" calcext:value-type="float">
            <text:p>-0.871</text:p>
          </table:table-cell>
          <table:table-cell office:value-type="float" office:value="0" calcext:value-type="float">
            <text:p>0</text:p>
          </table:table-cell>
          <table:table-cell office:value-type="float" office:value="-1.569" calcext:value-type="float">
            <text:p>-1.569</text:p>
          </table:table-cell>
          <table:table-cell office:value-type="float" office:value="1.018" calcext:value-type="float">
            <text:p>1.018</text:p>
          </table:table-cell>
          <table:table-cell office:value-type="float" office:value="0.083" calcext:value-type="float">
            <text:p>0.083</text:p>
          </table:table-cell>
          <table:table-cell office:value-type="float" office:value="-0.556" calcext:value-type="float">
            <text:p>-0.556</text:p>
          </table:table-cell>
          <table:table-cell office:value-type="float" office:value="-0.871" calcext:value-type="float">
            <text:p>-0.871</text:p>
          </table:table-cell>
          <table:table-cell office:value-type="float" office:value="-0" calcext:value-type="float">
            <text:p>0</text:p>
          </table:table-cell>
          <table:table-cell office:value-type="float" office:value="-1.569" calcext:value-type="float">
            <text:p>-1.569</text:p>
          </table:table-cell>
          <table:table-cell office:value-type="float" office:value="1.018" calcext:value-type="float">
            <text:p>1.018</text:p>
          </table:table-cell>
          <table:table-cell office:value-type="float" office:value="0.083" calcext:value-type="float">
            <text:p>0.083</text:p>
          </table:table-cell>
          <table:table-cell office:value-type="float" office:value="0.556" calcext:value-type="float">
            <text:p>0.556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787" calcext:value-type="float">
            <text:p>0.787</text:p>
          </table:table-cell>
          <table:table-cell office:value-type="float" office:value="0.145" calcext:value-type="float">
            <text:p>0.145</text:p>
          </table:table-cell>
        </table:table-row>
        <table:table-row table:style-name="ro1">
          <table:table-cell office:value-type="string" calcext:value-type="string">
            <text:p>00:01:760</text:p>
          </table:table-cell>
          <table:table-cell office:value-type="string" calcext:value-type="string">
            <text:p>Pose45</text:p>
          </table:table-cell>
          <table:table-cell table:formula="of:=MIN(MAX([.AB45]; [.C$88]); [.C$89])" office:value-type="float" office:value="0" calcext:value-type="float">
            <text:p>0</text:p>
          </table:table-cell>
          <table:table-cell table:formula="of:=MIN(MAX([.AC45]; [.D$88]); [.D$89])" office:value-type="float" office:value="0" calcext:value-type="float">
            <text:p>0</text:p>
          </table:table-cell>
          <table:table-cell table:formula="of:=MIN(MAX([.AD45]; [.E$88]); [.E$89])" office:value-type="float" office:value="0.05" calcext:value-type="float">
            <text:p>0.05</text:p>
          </table:table-cell>
          <table:table-cell table:formula="of:=MIN(MAX([.AE45]; [.F$88]); [.F$89])" office:value-type="float" office:value="-0.003" calcext:value-type="float">
            <text:p>-0.003</text:p>
          </table:table-cell>
          <table:table-cell table:formula="of:=MIN(MAX([.AF45]; [.G$88]); [.G$89])" office:value-type="float" office:value="-0.802" calcext:value-type="float">
            <text:p>-0.802</text:p>
          </table:table-cell>
          <table:table-cell table:formula="of:=MIN(MAX([.AG45]; [.H$88]); [.H$89])" office:value-type="float" office:value="-0.193" calcext:value-type="float">
            <text:p>-0.193</text:p>
          </table:table-cell>
          <table:table-cell table:formula="of:=MIN(MAX([.AH45]; [.I$88]); [.I$89])" office:value-type="float" office:value="-0.862" calcext:value-type="float">
            <text:p>-0.862</text:p>
          </table:table-cell>
          <table:table-cell table:formula="of:=MIN(MAX([.AI45]; [.J$88]); [.J$89])" office:value-type="float" office:value="0.003" calcext:value-type="float">
            <text:p>0.003</text:p>
          </table:table-cell>
          <table:table-cell table:formula="of:=MIN(MAX([.AJ45]; [.K$88]); [.K$89])" office:value-type="float" office:value="-1.559" calcext:value-type="float">
            <text:p>-1.559</text:p>
          </table:table-cell>
          <table:table-cell table:formula="of:=MIN(MAX([.AK45]; [.L$88]); [.L$89])" office:value-type="float" office:value="1.067" calcext:value-type="float">
            <text:p>1.067</text:p>
          </table:table-cell>
          <table:table-cell table:formula="of:=MIN(MAX([.AL45]; [.M$88]); [.M$89])" office:value-type="float" office:value="0.048" calcext:value-type="float">
            <text:p>0.048</text:p>
          </table:table-cell>
          <table:table-cell table:formula="of:=MIN(MAX([.AM45]; [.N$88]); [.N$89])" office:value-type="float" office:value="-0.397" calcext:value-type="float">
            <text:p>-0.397</text:p>
          </table:table-cell>
          <table:table-cell table:formula="of:=MIN(MAX([.AN45]; [.O$88]); [.O$89])" office:value-type="float" office:value="-0.862" calcext:value-type="float">
            <text:p>-0.862</text:p>
          </table:table-cell>
          <table:table-cell table:formula="of:=MIN(MAX([.AO45]; [.P$88]); [.P$89])" office:value-type="float" office:value="-0.003" calcext:value-type="float">
            <text:p>-0.003</text:p>
          </table:table-cell>
          <table:table-cell table:formula="of:=MIN(MAX([.AP45]; [.Q$88]); [.Q$89])" office:value-type="float" office:value="-1.559" calcext:value-type="float">
            <text:p>-1.559</text:p>
          </table:table-cell>
          <table:table-cell table:formula="of:=MIN(MAX([.AQ45]; [.R$88]); [.R$89])" office:value-type="float" office:value="1.067" calcext:value-type="float">
            <text:p>1.067</text:p>
          </table:table-cell>
          <table:table-cell table:formula="of:=MIN(MAX([.AR45]; [.S$88]); [.S$89])" office:value-type="float" office:value="0.048" calcext:value-type="float">
            <text:p>0.048</text:p>
          </table:table-cell>
          <table:table-cell table:formula="of:=MIN(MAX([.AS45]; [.T$88]); [.T$89])" office:value-type="float" office:value="0.3886" calcext:value-type="float">
            <text:p>0.3886</text:p>
          </table:table-cell>
          <table:table-cell table:formula="of:=MIN(MAX([.AT45]; [.U$88]); [.U$89])" office:value-type="float" office:value="0.049" calcext:value-type="float">
            <text:p>0.049</text:p>
          </table:table-cell>
          <table:table-cell table:formula="of:=MIN(MAX([.AU45]; [.V$88]); [.V$89])" office:value-type="float" office:value="0.003" calcext:value-type="float">
            <text:p>0.003</text:p>
          </table:table-cell>
          <table:table-cell table:formula="of:=MIN(MAX([.AV45]; [.W$88]); [.W$89])" office:value-type="float" office:value="0.802" calcext:value-type="float">
            <text:p>0.802</text:p>
          </table:table-cell>
          <table:table-cell table:formula="of:=MIN(MAX([.AW45]; [.X$88]); [.X$89])" office:value-type="float" office:value="0.193" calcext:value-type="float">
            <text:p>0.193</text:p>
          </table:table-cell>
          <table:table-cell/>
          <table:table-cell office:value-type="string" calcext:value-type="string">
            <text:p>00:01:760</text:p>
          </table:table-cell>
          <table:table-cell office:value-type="string" calcext:value-type="string">
            <text:p>Pose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802" calcext:value-type="float">
            <text:p>-0.802</text:p>
          </table:table-cell>
          <table:table-cell office:value-type="float" office:value="-0.193" calcext:value-type="float">
            <text:p>-0.193</text:p>
          </table:table-cell>
          <table:table-cell office:value-type="float" office:value="-0.862" calcext:value-type="float">
            <text:p>-0.862</text:p>
          </table:table-cell>
          <table:table-cell office:value-type="float" office:value="0.003" calcext:value-type="float">
            <text:p>0.003</text:p>
          </table:table-cell>
          <table:table-cell office:value-type="float" office:value="-1.559" calcext:value-type="float">
            <text:p>-1.559</text:p>
          </table:table-cell>
          <table:table-cell office:value-type="float" office:value="1.067" calcext:value-type="float">
            <text:p>1.067</text:p>
          </table:table-cell>
          <table:table-cell office:value-type="float" office:value="0.048" calcext:value-type="float">
            <text:p>0.048</text:p>
          </table:table-cell>
          <table:table-cell office:value-type="float" office:value="-0.541" calcext:value-type="float">
            <text:p>-0.541</text:p>
          </table:table-cell>
          <table:table-cell office:value-type="float" office:value="-0.862" calcext:value-type="float">
            <text:p>-0.862</text:p>
          </table:table-cell>
          <table:table-cell office:value-type="float" office:value="-0.003" calcext:value-type="float">
            <text:p>-0.003</text:p>
          </table:table-cell>
          <table:table-cell office:value-type="float" office:value="-1.559" calcext:value-type="float">
            <text:p>-1.559</text:p>
          </table:table-cell>
          <table:table-cell office:value-type="float" office:value="1.067" calcext:value-type="float">
            <text:p>1.067</text:p>
          </table:table-cell>
          <table:table-cell office:value-type="float" office:value="0.048" calcext:value-type="float">
            <text:p>0.048</text:p>
          </table:table-cell>
          <table:table-cell office:value-type="float" office:value="0.541" calcext:value-type="float">
            <text:p>0.541</text:p>
          </table:table-cell>
          <table:table-cell office:value-type="float" office:value="0.049" calcext:value-type="float">
            <text:p>0.049</text:p>
          </table:table-cell>
          <table:table-cell office:value-type="float" office:value="0.003" calcext:value-type="float">
            <text:p>0.003</text:p>
          </table:table-cell>
          <table:table-cell office:value-type="float" office:value="0.802" calcext:value-type="float">
            <text:p>0.802</text:p>
          </table:table-cell>
          <table:table-cell office:value-type="float" office:value="0.193" calcext:value-type="float">
            <text:p>0.193</text:p>
          </table:table-cell>
        </table:table-row>
        <table:table-row table:style-name="ro1">
          <table:table-cell office:value-type="string" calcext:value-type="string">
            <text:p>00:01:800</text:p>
          </table:table-cell>
          <table:table-cell office:value-type="string" calcext:value-type="string">
            <text:p>Pose46</text:p>
          </table:table-cell>
          <table:table-cell table:formula="of:=MIN(MAX([.AB46]; [.C$88]); [.C$89])" office:value-type="float" office:value="0" calcext:value-type="float">
            <text:p>0</text:p>
          </table:table-cell>
          <table:table-cell table:formula="of:=MIN(MAX([.AC46]; [.D$88]); [.D$89])" office:value-type="float" office:value="0" calcext:value-type="float">
            <text:p>0</text:p>
          </table:table-cell>
          <table:table-cell table:formula="of:=MIN(MAX([.AD46]; [.E$88]); [.E$89])" office:value-type="float" office:value="0.086" calcext:value-type="float">
            <text:p>0.086</text:p>
          </table:table-cell>
          <table:table-cell table:formula="of:=MIN(MAX([.AE46]; [.F$88]); [.F$89])" office:value-type="float" office:value="-0.007" calcext:value-type="float">
            <text:p>-0.007</text:p>
          </table:table-cell>
          <table:table-cell table:formula="of:=MIN(MAX([.AF46]; [.G$88]); [.G$89])" office:value-type="float" office:value="-0.817" calcext:value-type="float">
            <text:p>-0.817</text:p>
          </table:table-cell>
          <table:table-cell table:formula="of:=MIN(MAX([.AG46]; [.H$88]); [.H$89])" office:value-type="float" office:value="-0.236" calcext:value-type="float">
            <text:p>-0.236</text:p>
          </table:table-cell>
          <table:table-cell table:formula="of:=MIN(MAX([.AH46]; [.I$88]); [.I$89])" office:value-type="float" office:value="-0.855" calcext:value-type="float">
            <text:p>-0.855</text:p>
          </table:table-cell>
          <table:table-cell table:formula="of:=MIN(MAX([.AI46]; [.J$88]); [.J$89])" office:value-type="float" office:value="0.006" calcext:value-type="float">
            <text:p>0.006</text:p>
          </table:table-cell>
          <table:table-cell table:formula="of:=MIN(MAX([.AJ46]; [.K$88]); [.K$89])" office:value-type="float" office:value="-1.553" calcext:value-type="float">
            <text:p>-1.553</text:p>
          </table:table-cell>
          <table:table-cell table:formula="of:=MIN(MAX([.AK46]; [.L$88]); [.L$89])" office:value-type="float" office:value="1.113" calcext:value-type="float">
            <text:p>1.113</text:p>
          </table:table-cell>
          <table:table-cell table:formula="of:=MIN(MAX([.AL46]; [.M$88]); [.M$89])" office:value-type="float" office:value="0.017" calcext:value-type="float">
            <text:p>0.017</text:p>
          </table:table-cell>
          <table:table-cell table:formula="of:=MIN(MAX([.AM46]; [.N$88]); [.N$89])" office:value-type="float" office:value="-0.397" calcext:value-type="float">
            <text:p>-0.397</text:p>
          </table:table-cell>
          <table:table-cell table:formula="of:=MIN(MAX([.AN46]; [.O$88]); [.O$89])" office:value-type="float" office:value="-0.855" calcext:value-type="float">
            <text:p>-0.855</text:p>
          </table:table-cell>
          <table:table-cell table:formula="of:=MIN(MAX([.AO46]; [.P$88]); [.P$89])" office:value-type="float" office:value="-0.006" calcext:value-type="float">
            <text:p>-0.006</text:p>
          </table:table-cell>
          <table:table-cell table:formula="of:=MIN(MAX([.AP46]; [.Q$88]); [.Q$89])" office:value-type="float" office:value="-1.553" calcext:value-type="float">
            <text:p>-1.553</text:p>
          </table:table-cell>
          <table:table-cell table:formula="of:=MIN(MAX([.AQ46]; [.R$88]); [.R$89])" office:value-type="float" office:value="1.113" calcext:value-type="float">
            <text:p>1.113</text:p>
          </table:table-cell>
          <table:table-cell table:formula="of:=MIN(MAX([.AR46]; [.S$88]); [.S$89])" office:value-type="float" office:value="0.017" calcext:value-type="float">
            <text:p>0.017</text:p>
          </table:table-cell>
          <table:table-cell table:formula="of:=MIN(MAX([.AS46]; [.T$88]); [.T$89])" office:value-type="float" office:value="0.3886" calcext:value-type="float">
            <text:p>0.3886</text:p>
          </table:table-cell>
          <table:table-cell table:formula="of:=MIN(MAX([.AT46]; [.U$88]); [.U$89])" office:value-type="float" office:value="0.086" calcext:value-type="float">
            <text:p>0.086</text:p>
          </table:table-cell>
          <table:table-cell table:formula="of:=MIN(MAX([.AU46]; [.V$88]); [.V$89])" office:value-type="float" office:value="0.006" calcext:value-type="float">
            <text:p>0.006</text:p>
          </table:table-cell>
          <table:table-cell table:formula="of:=MIN(MAX([.AV46]; [.W$88]); [.W$89])" office:value-type="float" office:value="0.817" calcext:value-type="float">
            <text:p>0.817</text:p>
          </table:table-cell>
          <table:table-cell table:formula="of:=MIN(MAX([.AW46]; [.X$88]); [.X$89])" office:value-type="float" office:value="0.236" calcext:value-type="float">
            <text:p>0.236</text:p>
          </table:table-cell>
          <table:table-cell/>
          <table:table-cell office:value-type="string" calcext:value-type="string">
            <text:p>00:01:800</text:p>
          </table:table-cell>
          <table:table-cell office:value-type="string" calcext:value-type="string">
            <text:p>Pose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6" calcext:value-type="float">
            <text:p>0.086</text:p>
          </table:table-cell>
          <table:table-cell office:value-type="float" office:value="-0.007" calcext:value-type="float">
            <text:p>-0.007</text:p>
          </table:table-cell>
          <table:table-cell office:value-type="float" office:value="-0.817" calcext:value-type="float">
            <text:p>-0.817</text:p>
          </table:table-cell>
          <table:table-cell office:value-type="float" office:value="-0.236" calcext:value-type="float">
            <text:p>-0.236</text:p>
          </table:table-cell>
          <table:table-cell office:value-type="float" office:value="-0.855" calcext:value-type="float">
            <text:p>-0.855</text:p>
          </table:table-cell>
          <table:table-cell office:value-type="float" office:value="0.006" calcext:value-type="float">
            <text:p>0.006</text:p>
          </table:table-cell>
          <table:table-cell office:value-type="float" office:value="-1.553" calcext:value-type="float">
            <text:p>-1.553</text:p>
          </table:table-cell>
          <table:table-cell office:value-type="float" office:value="1.113" calcext:value-type="float">
            <text:p>1.113</text:p>
          </table:table-cell>
          <table:table-cell office:value-type="float" office:value="0.017" calcext:value-type="float">
            <text:p>0.017</text:p>
          </table:table-cell>
          <table:table-cell office:value-type="float" office:value="-0.529" calcext:value-type="float">
            <text:p>-0.529</text:p>
          </table:table-cell>
          <table:table-cell office:value-type="float" office:value="-0.855" calcext:value-type="float">
            <text:p>-0.855</text:p>
          </table:table-cell>
          <table:table-cell office:value-type="float" office:value="-0.006" calcext:value-type="float">
            <text:p>-0.006</text:p>
          </table:table-cell>
          <table:table-cell office:value-type="float" office:value="-1.553" calcext:value-type="float">
            <text:p>-1.553</text:p>
          </table:table-cell>
          <table:table-cell office:value-type="float" office:value="1.113" calcext:value-type="float">
            <text:p>1.113</text:p>
          </table:table-cell>
          <table:table-cell office:value-type="float" office:value="0.017" calcext:value-type="float">
            <text:p>0.017</text:p>
          </table:table-cell>
          <table:table-cell office:value-type="float" office:value="0.529" calcext:value-type="float">
            <text:p>0.529</text:p>
          </table:table-cell>
          <table:table-cell office:value-type="float" office:value="0.086" calcext:value-type="float">
            <text:p>0.086</text:p>
          </table:table-cell>
          <table:table-cell office:value-type="float" office:value="0.006" calcext:value-type="float">
            <text:p>0.006</text:p>
          </table:table-cell>
          <table:table-cell office:value-type="float" office:value="0.817" calcext:value-type="float">
            <text:p>0.817</text:p>
          </table:table-cell>
          <table:table-cell office:value-type="float" office:value="0.236" calcext:value-type="float">
            <text:p>0.236</text:p>
          </table:table-cell>
        </table:table-row>
        <table:table-row table:style-name="ro1">
          <table:table-cell office:value-type="string" calcext:value-type="string">
            <text:p>00:01:840</text:p>
          </table:table-cell>
          <table:table-cell office:value-type="string" calcext:value-type="string">
            <text:p>Pose47</text:p>
          </table:table-cell>
          <table:table-cell table:formula="of:=MIN(MAX([.AB47]; [.C$88]); [.C$89])" office:value-type="float" office:value="0" calcext:value-type="float">
            <text:p>0</text:p>
          </table:table-cell>
          <table:table-cell table:formula="of:=MIN(MAX([.AC47]; [.D$88]); [.D$89])" office:value-type="float" office:value="0" calcext:value-type="float">
            <text:p>0</text:p>
          </table:table-cell>
          <table:table-cell table:formula="of:=MIN(MAX([.AD47]; [.E$88]); [.E$89])" office:value-type="float" office:value="0.151" calcext:value-type="float">
            <text:p>0.151</text:p>
          </table:table-cell>
          <table:table-cell table:formula="of:=MIN(MAX([.AE47]; [.F$88]); [.F$89])" office:value-type="float" office:value="-0.013" calcext:value-type="float">
            <text:p>-0.013</text:p>
          </table:table-cell>
          <table:table-cell table:formula="of:=MIN(MAX([.AF47]; [.G$88]); [.G$89])" office:value-type="float" office:value="-0.845" calcext:value-type="float">
            <text:p>-0.845</text:p>
          </table:table-cell>
          <table:table-cell table:formula="of:=MIN(MAX([.AG47]; [.H$88]); [.H$89])" office:value-type="float" office:value="-0.315" calcext:value-type="float">
            <text:p>-0.315</text:p>
          </table:table-cell>
          <table:table-cell table:formula="of:=MIN(MAX([.AH47]; [.I$88]); [.I$89])" office:value-type="float" office:value="-0.844" calcext:value-type="float">
            <text:p>-0.844</text:p>
          </table:table-cell>
          <table:table-cell table:formula="of:=MIN(MAX([.AI47]; [.J$88]); [.J$89])" office:value-type="float" office:value="0.011" calcext:value-type="float">
            <text:p>0.011</text:p>
          </table:table-cell>
          <table:table-cell table:formula="of:=MIN(MAX([.AJ47]; [.K$88]); [.K$89])" office:value-type="float" office:value="-1.545" calcext:value-type="float">
            <text:p>-1.545</text:p>
          </table:table-cell>
          <table:table-cell table:formula="of:=MIN(MAX([.AK47]; [.L$88]); [.L$89])" office:value-type="float" office:value="1.2" calcext:value-type="float">
            <text:p>1.2</text:p>
          </table:table-cell>
          <table:table-cell table:formula="of:=MIN(MAX([.AL47]; [.M$88]); [.M$89])" office:value-type="float" office:value="-0.04" calcext:value-type="float">
            <text:p>-0.04</text:p>
          </table:table-cell>
          <table:table-cell table:formula="of:=MIN(MAX([.AM47]; [.N$88]); [.N$89])" office:value-type="float" office:value="-0.397" calcext:value-type="float">
            <text:p>-0.397</text:p>
          </table:table-cell>
          <table:table-cell table:formula="of:=MIN(MAX([.AN47]; [.O$88]); [.O$89])" office:value-type="float" office:value="-0.844" calcext:value-type="float">
            <text:p>-0.844</text:p>
          </table:table-cell>
          <table:table-cell table:formula="of:=MIN(MAX([.AO47]; [.P$88]); [.P$89])" office:value-type="float" office:value="-0.011" calcext:value-type="float">
            <text:p>-0.011</text:p>
          </table:table-cell>
          <table:table-cell table:formula="of:=MIN(MAX([.AP47]; [.Q$88]); [.Q$89])" office:value-type="float" office:value="-1.545" calcext:value-type="float">
            <text:p>-1.545</text:p>
          </table:table-cell>
          <table:table-cell table:formula="of:=MIN(MAX([.AQ47]; [.R$88]); [.R$89])" office:value-type="float" office:value="1.2" calcext:value-type="float">
            <text:p>1.2</text:p>
          </table:table-cell>
          <table:table-cell table:formula="of:=MIN(MAX([.AR47]; [.S$88]); [.S$89])" office:value-type="float" office:value="-0.041" calcext:value-type="float">
            <text:p>-0.041</text:p>
          </table:table-cell>
          <table:table-cell table:formula="of:=MIN(MAX([.AS47]; [.T$88]); [.T$89])" office:value-type="float" office:value="0.3886" calcext:value-type="float">
            <text:p>0.3886</text:p>
          </table:table-cell>
          <table:table-cell table:formula="of:=MIN(MAX([.AT47]; [.U$88]); [.U$89])" office:value-type="float" office:value="0.15" calcext:value-type="float">
            <text:p>0.15</text:p>
          </table:table-cell>
          <table:table-cell table:formula="of:=MIN(MAX([.AU47]; [.V$88]); [.V$89])" office:value-type="float" office:value="0.011" calcext:value-type="float">
            <text:p>0.011</text:p>
          </table:table-cell>
          <table:table-cell table:formula="of:=MIN(MAX([.AV47]; [.W$88]); [.W$89])" office:value-type="float" office:value="0.847" calcext:value-type="float">
            <text:p>0.847</text:p>
          </table:table-cell>
          <table:table-cell table:formula="of:=MIN(MAX([.AW47]; [.X$88]); [.X$89])" office:value-type="float" office:value="0.315" calcext:value-type="float">
            <text:p>0.315</text:p>
          </table:table-cell>
          <table:table-cell/>
          <table:table-cell office:value-type="string" calcext:value-type="string">
            <text:p>00:01:840</text:p>
          </table:table-cell>
          <table:table-cell office:value-type="string" calcext:value-type="string">
            <text:p>Pose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1" calcext:value-type="float">
            <text:p>0.151</text:p>
          </table:table-cell>
          <table:table-cell office:value-type="float" office:value="-0.013" calcext:value-type="float">
            <text:p>-0.013</text:p>
          </table:table-cell>
          <table:table-cell office:value-type="float" office:value="-0.845" calcext:value-type="float">
            <text:p>-0.845</text:p>
          </table:table-cell>
          <table:table-cell office:value-type="float" office:value="-0.315" calcext:value-type="float">
            <text:p>-0.315</text:p>
          </table:table-cell>
          <table:table-cell office:value-type="float" office:value="-0.844" calcext:value-type="float">
            <text:p>-0.844</text:p>
          </table:table-cell>
          <table:table-cell office:value-type="float" office:value="0.011" calcext:value-type="float">
            <text:p>0.011</text:p>
          </table:table-cell>
          <table:table-cell office:value-type="float" office:value="-1.545" calcext:value-type="float">
            <text:p>-1.545</text:p>
          </table:table-cell>
          <table:table-cell office:value-type="float" office:value="1.2" calcext:value-type="float">
            <text:p>1.2</text:p>
          </table:table-cell>
          <table:table-cell office:value-type="float" office:value="-0.04" calcext:value-type="float">
            <text:p>-0.04</text:p>
          </table:table-cell>
          <table:table-cell office:value-type="float" office:value="-0.507" calcext:value-type="float">
            <text:p>-0.507</text:p>
          </table:table-cell>
          <table:table-cell office:value-type="float" office:value="-0.844" calcext:value-type="float">
            <text:p>-0.844</text:p>
          </table:table-cell>
          <table:table-cell office:value-type="float" office:value="-0.011" calcext:value-type="float">
            <text:p>-0.011</text:p>
          </table:table-cell>
          <table:table-cell office:value-type="float" office:value="-1.545" calcext:value-type="float">
            <text:p>-1.545</text:p>
          </table:table-cell>
          <table:table-cell office:value-type="float" office:value="1.2" calcext:value-type="float">
            <text:p>1.2</text:p>
          </table:table-cell>
          <table:table-cell office:value-type="float" office:value="-0.041" calcext:value-type="float">
            <text:p>-0.041</text:p>
          </table:table-cell>
          <table:table-cell office:value-type="float" office:value="0.507" calcext:value-type="float">
            <text:p>0.507</text:p>
          </table:table-cell>
          <table:table-cell office:value-type="float" office:value="0.15" calcext:value-type="float">
            <text:p>0.15</text:p>
          </table:table-cell>
          <table:table-cell office:value-type="float" office:value="0.011" calcext:value-type="float">
            <text:p>0.011</text:p>
          </table:table-cell>
          <table:table-cell office:value-type="float" office:value="0.847" calcext:value-type="float">
            <text:p>0.847</text:p>
          </table:table-cell>
          <table:table-cell office:value-type="float" office:value="0.315" calcext:value-type="float">
            <text:p>0.315</text:p>
          </table:table-cell>
        </table:table-row>
        <table:table-row table:style-name="ro1">
          <table:table-cell office:value-type="string" calcext:value-type="string">
            <text:p>00:01:880</text:p>
          </table:table-cell>
          <table:table-cell office:value-type="string" calcext:value-type="string">
            <text:p>Pose48</text:p>
          </table:table-cell>
          <table:table-cell table:formula="of:=MIN(MAX([.AB48]; [.C$88]); [.C$89])" office:value-type="float" office:value="0" calcext:value-type="float">
            <text:p>0</text:p>
          </table:table-cell>
          <table:table-cell table:formula="of:=MIN(MAX([.AC48]; [.D$88]); [.D$89])" office:value-type="float" office:value="0" calcext:value-type="float">
            <text:p>0</text:p>
          </table:table-cell>
          <table:table-cell table:formula="of:=MIN(MAX([.AD48]; [.E$88]); [.E$89])" office:value-type="float" office:value="0.2" calcext:value-type="float">
            <text:p>0.2</text:p>
          </table:table-cell>
          <table:table-cell table:formula="of:=MIN(MAX([.AE48]; [.F$88]); [.F$89])" office:value-type="float" office:value="-0.018" calcext:value-type="float">
            <text:p>-0.018</text:p>
          </table:table-cell>
          <table:table-cell table:formula="of:=MIN(MAX([.AF48]; [.G$88]); [.G$89])" office:value-type="float" office:value="-0.867" calcext:value-type="float">
            <text:p>-0.867</text:p>
          </table:table-cell>
          <table:table-cell table:formula="of:=MIN(MAX([.AG48]; [.H$88]); [.H$89])" office:value-type="float" office:value="-0.376" calcext:value-type="float">
            <text:p>-0.376</text:p>
          </table:table-cell>
          <table:table-cell table:formula="of:=MIN(MAX([.AH48]; [.I$88]); [.I$89])" office:value-type="float" office:value="-0.835" calcext:value-type="float">
            <text:p>-0.835</text:p>
          </table:table-cell>
          <table:table-cell table:formula="of:=MIN(MAX([.AI48]; [.J$88]); [.J$89])" office:value-type="float" office:value="0.015" calcext:value-type="float">
            <text:p>0.015</text:p>
          </table:table-cell>
          <table:table-cell table:formula="of:=MIN(MAX([.AJ48]; [.K$88]); [.K$89])" office:value-type="float" office:value="-1.54" calcext:value-type="float">
            <text:p>-1.54</text:p>
          </table:table-cell>
          <table:table-cell table:formula="of:=MIN(MAX([.AK48]; [.L$88]); [.L$89])" office:value-type="float" office:value="1.268" calcext:value-type="float">
            <text:p>1.268</text:p>
          </table:table-cell>
          <table:table-cell table:formula="of:=MIN(MAX([.AL48]; [.M$88]); [.M$89])" office:value-type="float" office:value="-0.085" calcext:value-type="float">
            <text:p>-0.085</text:p>
          </table:table-cell>
          <table:table-cell table:formula="of:=MIN(MAX([.AM48]; [.N$88]); [.N$89])" office:value-type="float" office:value="-0.397" calcext:value-type="float">
            <text:p>-0.397</text:p>
          </table:table-cell>
          <table:table-cell table:formula="of:=MIN(MAX([.AN48]; [.O$88]); [.O$89])" office:value-type="float" office:value="-0.835" calcext:value-type="float">
            <text:p>-0.835</text:p>
          </table:table-cell>
          <table:table-cell table:formula="of:=MIN(MAX([.AO48]; [.P$88]); [.P$89])" office:value-type="float" office:value="-0.015" calcext:value-type="float">
            <text:p>-0.015</text:p>
          </table:table-cell>
          <table:table-cell table:formula="of:=MIN(MAX([.AP48]; [.Q$88]); [.Q$89])" office:value-type="float" office:value="-1.54" calcext:value-type="float">
            <text:p>-1.54</text:p>
          </table:table-cell>
          <table:table-cell table:formula="of:=MIN(MAX([.AQ48]; [.R$88]); [.R$89])" office:value-type="float" office:value="1.268" calcext:value-type="float">
            <text:p>1.268</text:p>
          </table:table-cell>
          <table:table-cell table:formula="of:=MIN(MAX([.AR48]; [.S$88]); [.S$89])" office:value-type="float" office:value="-0.085" calcext:value-type="float">
            <text:p>-0.085</text:p>
          </table:table-cell>
          <table:table-cell table:formula="of:=MIN(MAX([.AS48]; [.T$88]); [.T$89])" office:value-type="float" office:value="0.3886" calcext:value-type="float">
            <text:p>0.3886</text:p>
          </table:table-cell>
          <table:table-cell table:formula="of:=MIN(MAX([.AT48]; [.U$88]); [.U$89])" office:value-type="float" office:value="0.198" calcext:value-type="float">
            <text:p>0.198</text:p>
          </table:table-cell>
          <table:table-cell table:formula="of:=MIN(MAX([.AU48]; [.V$88]); [.V$89])" office:value-type="float" office:value="0.015" calcext:value-type="float">
            <text:p>0.015</text:p>
          </table:table-cell>
          <table:table-cell table:formula="of:=MIN(MAX([.AV48]; [.W$88]); [.W$89])" office:value-type="float" office:value="0.87" calcext:value-type="float">
            <text:p>0.87</text:p>
          </table:table-cell>
          <table:table-cell table:formula="of:=MIN(MAX([.AW48]; [.X$88]); [.X$89])" office:value-type="float" office:value="0.376" calcext:value-type="float">
            <text:p>0.376</text:p>
          </table:table-cell>
          <table:table-cell/>
          <table:table-cell office:value-type="string" calcext:value-type="string">
            <text:p>00:01:880</text:p>
          </table:table-cell>
          <table:table-cell office:value-type="string" calcext:value-type="string">
            <text:p>Pose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-0.018" calcext:value-type="float">
            <text:p>-0.018</text:p>
          </table:table-cell>
          <table:table-cell office:value-type="float" office:value="-0.867" calcext:value-type="float">
            <text:p>-0.867</text:p>
          </table:table-cell>
          <table:table-cell office:value-type="float" office:value="-0.376" calcext:value-type="float">
            <text:p>-0.376</text:p>
          </table:table-cell>
          <table:table-cell office:value-type="float" office:value="-0.835" calcext:value-type="float">
            <text:p>-0.835</text:p>
          </table:table-cell>
          <table:table-cell office:value-type="float" office:value="0.015" calcext:value-type="float">
            <text:p>0.015</text:p>
          </table:table-cell>
          <table:table-cell office:value-type="float" office:value="-1.54" calcext:value-type="float">
            <text:p>-1.54</text:p>
          </table:table-cell>
          <table:table-cell office:value-type="float" office:value="1.268" calcext:value-type="float">
            <text:p>1.268</text:p>
          </table:table-cell>
          <table:table-cell office:value-type="float" office:value="-0.085" calcext:value-type="float">
            <text:p>-0.085</text:p>
          </table:table-cell>
          <table:table-cell office:value-type="float" office:value="-0.49" calcext:value-type="float">
            <text:p>-0.49</text:p>
          </table:table-cell>
          <table:table-cell office:value-type="float" office:value="-0.835" calcext:value-type="float">
            <text:p>-0.835</text:p>
          </table:table-cell>
          <table:table-cell office:value-type="float" office:value="-0.015" calcext:value-type="float">
            <text:p>-0.015</text:p>
          </table:table-cell>
          <table:table-cell office:value-type="float" office:value="-1.54" calcext:value-type="float">
            <text:p>-1.54</text:p>
          </table:table-cell>
          <table:table-cell office:value-type="float" office:value="1.268" calcext:value-type="float">
            <text:p>1.268</text:p>
          </table:table-cell>
          <table:table-cell office:value-type="float" office:value="-0.085" calcext:value-type="float">
            <text:p>-0.085</text:p>
          </table:table-cell>
          <table:table-cell office:value-type="float" office:value="0.49" calcext:value-type="float">
            <text:p>0.49</text:p>
          </table:table-cell>
          <table:table-cell office:value-type="float" office:value="0.198" calcext:value-type="float">
            <text:p>0.198</text:p>
          </table:table-cell>
          <table:table-cell office:value-type="float" office:value="0.015" calcext:value-type="float">
            <text:p>0.015</text:p>
          </table:table-cell>
          <table:table-cell office:value-type="float" office:value="0.87" calcext:value-type="float">
            <text:p>0.87</text:p>
          </table:table-cell>
          <table:table-cell office:value-type="float" office:value="0.376" calcext:value-type="float">
            <text:p>0.376</text:p>
          </table:table-cell>
        </table:table-row>
        <table:table-row table:style-name="ro1">
          <table:table-cell table:style-name="ce1" office:value-type="string" calcext:value-type="string">
            <text:p>00:01:920</text:p>
          </table:table-cell>
          <table:table-cell office:value-type="string" calcext:value-type="string">
            <text:p>Pose49</text:p>
          </table:table-cell>
          <table:table-cell table:formula="of:=MIN(MAX([.AB49]; [.C$88]); [.C$89])" office:value-type="float" office:value="0" calcext:value-type="float">
            <text:p>0</text:p>
          </table:table-cell>
          <table:table-cell table:formula="of:=MIN(MAX([.AC49]; [.D$88]); [.D$89])" office:value-type="float" office:value="0" calcext:value-type="float">
            <text:p>0</text:p>
          </table:table-cell>
          <table:table-cell table:formula="of:=MIN(MAX([.AD49]; [.E$88]); [.E$89])" office:value-type="float" office:value="0.28" calcext:value-type="float">
            <text:p>0.28</text:p>
          </table:table-cell>
          <table:table-cell table:formula="of:=MIN(MAX([.AE49]; [.F$88]); [.F$89])" office:value-type="float" office:value="-0.027" calcext:value-type="float">
            <text:p>-0.027</text:p>
          </table:table-cell>
          <table:table-cell table:formula="of:=MIN(MAX([.AF49]; [.G$88]); [.G$89])" office:value-type="float" office:value="-0.904" calcext:value-type="float">
            <text:p>-0.904</text:p>
          </table:table-cell>
          <table:table-cell table:formula="of:=MIN(MAX([.AG49]; [.H$88]); [.H$89])" office:value-type="float" office:value="-0.477" calcext:value-type="float">
            <text:p>-0.477</text:p>
          </table:table-cell>
          <table:table-cell table:formula="of:=MIN(MAX([.AH49]; [.I$88]); [.I$89])" office:value-type="float" office:value="-0.821" calcext:value-type="float">
            <text:p>-0.821</text:p>
          </table:table-cell>
          <table:table-cell table:formula="of:=MIN(MAX([.AI49]; [.J$88]); [.J$89])" office:value-type="float" office:value="0.021" calcext:value-type="float">
            <text:p>0.021</text:p>
          </table:table-cell>
          <table:table-cell table:formula="of:=MIN(MAX([.AJ49]; [.K$88]); [.K$89])" office:value-type="float" office:value="-1.532" calcext:value-type="float">
            <text:p>-1.532</text:p>
          </table:table-cell>
          <table:table-cell table:formula="of:=MIN(MAX([.AK49]; [.L$88]); [.L$89])" office:value-type="float" office:value="1.381" calcext:value-type="float">
            <text:p>1.381</text:p>
          </table:table-cell>
          <table:table-cell table:formula="of:=MIN(MAX([.AL49]; [.M$88]); [.M$89])" office:value-type="float" office:value="-0.158" calcext:value-type="float">
            <text:p>-0.158</text:p>
          </table:table-cell>
          <table:table-cell table:formula="of:=MIN(MAX([.AM49]; [.N$88]); [.N$89])" office:value-type="float" office:value="-0.397" calcext:value-type="float">
            <text:p>-0.397</text:p>
          </table:table-cell>
          <table:table-cell table:formula="of:=MIN(MAX([.AN49]; [.O$88]); [.O$89])" office:value-type="float" office:value="-0.821" calcext:value-type="float">
            <text:p>-0.821</text:p>
          </table:table-cell>
          <table:table-cell table:formula="of:=MIN(MAX([.AO49]; [.P$88]); [.P$89])" office:value-type="float" office:value="-0.021" calcext:value-type="float">
            <text:p>-0.021</text:p>
          </table:table-cell>
          <table:table-cell table:formula="of:=MIN(MAX([.AP49]; [.Q$88]); [.Q$89])" office:value-type="float" office:value="-1.532" calcext:value-type="float">
            <text:p>-1.532</text:p>
          </table:table-cell>
          <table:table-cell table:formula="of:=MIN(MAX([.AQ49]; [.R$88]); [.R$89])" office:value-type="float" office:value="1.38" calcext:value-type="float">
            <text:p>1.38</text:p>
          </table:table-cell>
          <table:table-cell table:formula="of:=MIN(MAX([.AR49]; [.S$88]); [.S$89])" office:value-type="float" office:value="-0.158" calcext:value-type="float">
            <text:p>-0.158</text:p>
          </table:table-cell>
          <table:table-cell table:formula="of:=MIN(MAX([.AS49]; [.T$88]); [.T$89])" office:value-type="float" office:value="0.3886" calcext:value-type="float">
            <text:p>0.3886</text:p>
          </table:table-cell>
          <table:table-cell table:formula="of:=MIN(MAX([.AT49]; [.U$88]); [.U$89])" office:value-type="float" office:value="0.278" calcext:value-type="float">
            <text:p>0.278</text:p>
          </table:table-cell>
          <table:table-cell table:formula="of:=MIN(MAX([.AU49]; [.V$88]); [.V$89])" office:value-type="float" office:value="0.022" calcext:value-type="float">
            <text:p>0.022</text:p>
          </table:table-cell>
          <table:table-cell table:formula="of:=MIN(MAX([.AV49]; [.W$88]); [.W$89])" office:value-type="float" office:value="0.909" calcext:value-type="float">
            <text:p>0.909</text:p>
          </table:table-cell>
          <table:table-cell table:formula="of:=MIN(MAX([.AW49]; [.X$88]); [.X$89])" office:value-type="float" office:value="0.478" calcext:value-type="float">
            <text:p>0.478</text:p>
          </table:table-cell>
          <table:table-cell/>
          <table:table-cell table:style-name="ce1" office:value-type="string" calcext:value-type="string">
            <text:p>00:01:920</text:p>
          </table:table-cell>
          <table:table-cell office:value-type="string" calcext:value-type="string">
            <text:p>Pose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-0.027" calcext:value-type="float">
            <text:p>-0.027</text:p>
          </table:table-cell>
          <table:table-cell office:value-type="float" office:value="-0.904" calcext:value-type="float">
            <text:p>-0.904</text:p>
          </table:table-cell>
          <table:table-cell office:value-type="float" office:value="-0.477" calcext:value-type="float">
            <text:p>-0.477</text:p>
          </table:table-cell>
          <table:table-cell office:value-type="float" office:value="-0.821" calcext:value-type="float">
            <text:p>-0.821</text:p>
          </table:table-cell>
          <table:table-cell office:value-type="float" office:value="0.021" calcext:value-type="float">
            <text:p>0.021</text:p>
          </table:table-cell>
          <table:table-cell office:value-type="float" office:value="-1.532" calcext:value-type="float">
            <text:p>-1.532</text:p>
          </table:table-cell>
          <table:table-cell office:value-type="float" office:value="1.381" calcext:value-type="float">
            <text:p>1.381</text:p>
          </table:table-cell>
          <table:table-cell office:value-type="float" office:value="-0.158" calcext:value-type="float">
            <text:p>-0.158</text:p>
          </table:table-cell>
          <table:table-cell office:value-type="float" office:value="-0.463" calcext:value-type="float">
            <text:p>-0.463</text:p>
          </table:table-cell>
          <table:table-cell office:value-type="float" office:value="-0.821" calcext:value-type="float">
            <text:p>-0.821</text:p>
          </table:table-cell>
          <table:table-cell office:value-type="float" office:value="-0.021" calcext:value-type="float">
            <text:p>-0.021</text:p>
          </table:table-cell>
          <table:table-cell office:value-type="float" office:value="-1.532" calcext:value-type="float">
            <text:p>-1.532</text:p>
          </table:table-cell>
          <table:table-cell office:value-type="float" office:value="1.38" calcext:value-type="float">
            <text:p>1.38</text:p>
          </table:table-cell>
          <table:table-cell office:value-type="float" office:value="-0.158" calcext:value-type="float">
            <text:p>-0.158</text:p>
          </table:table-cell>
          <table:table-cell office:value-type="float" office:value="0.463" calcext:value-type="float">
            <text:p>0.463</text:p>
          </table:table-cell>
          <table:table-cell office:value-type="float" office:value="0.278" calcext:value-type="float">
            <text:p>0.278</text:p>
          </table:table-cell>
          <table:table-cell office:value-type="float" office:value="0.022" calcext:value-type="float">
            <text:p>0.022</text:p>
          </table:table-cell>
          <table:table-cell office:value-type="float" office:value="0.909" calcext:value-type="float">
            <text:p>0.909</text:p>
          </table:table-cell>
          <table:table-cell office:value-type="float" office:value="0.478" calcext:value-type="float">
            <text:p>0.478</text:p>
          </table:table-cell>
        </table:table-row>
        <table:table-row table:style-name="ro1">
          <table:table-cell table:style-name="ce1" office:value-type="string" calcext:value-type="string">
            <text:p>00:01:960</text:p>
          </table:table-cell>
          <table:table-cell office:value-type="string" calcext:value-type="string">
            <text:p>Pose50</text:p>
          </table:table-cell>
          <table:table-cell table:formula="of:=MIN(MAX([.AB50]; [.C$88]); [.C$89])" office:value-type="float" office:value="0" calcext:value-type="float">
            <text:p>0</text:p>
          </table:table-cell>
          <table:table-cell table:formula="of:=MIN(MAX([.AC50]; [.D$88]); [.D$89])" office:value-type="float" office:value="0" calcext:value-type="float">
            <text:p>0</text:p>
          </table:table-cell>
          <table:table-cell table:formula="of:=MIN(MAX([.AD50]; [.E$88]); [.E$89])" office:value-type="float" office:value="0.338" calcext:value-type="float">
            <text:p>0.338</text:p>
          </table:table-cell>
          <table:table-cell table:formula="of:=MIN(MAX([.AE50]; [.F$88]); [.F$89])" office:value-type="float" office:value="-0.033" calcext:value-type="float">
            <text:p>-0.033</text:p>
          </table:table-cell>
          <table:table-cell table:formula="of:=MIN(MAX([.AF50]; [.G$88]); [.G$89])" office:value-type="float" office:value="-0.931" calcext:value-type="float">
            <text:p>-0.931</text:p>
          </table:table-cell>
          <table:table-cell table:formula="of:=MIN(MAX([.AG50]; [.H$88]); [.H$89])" office:value-type="float" office:value="-0.549" calcext:value-type="float">
            <text:p>-0.549</text:p>
          </table:table-cell>
          <table:table-cell table:formula="of:=MIN(MAX([.AH50]; [.I$88]); [.I$89])" office:value-type="float" office:value="-0.811" calcext:value-type="float">
            <text:p>-0.811</text:p>
          </table:table-cell>
          <table:table-cell table:formula="of:=MIN(MAX([.AI50]; [.J$88]); [.J$89])" office:value-type="float" office:value="0.026" calcext:value-type="float">
            <text:p>0.026</text:p>
          </table:table-cell>
          <table:table-cell table:formula="of:=MIN(MAX([.AJ50]; [.K$88]); [.K$89])" office:value-type="float" office:value="-1.526" calcext:value-type="float">
            <text:p>-1.526</text:p>
          </table:table-cell>
          <table:table-cell table:formula="of:=MIN(MAX([.AK50]; [.L$88]); [.L$89])" office:value-type="float" office:value="1.462" calcext:value-type="float">
            <text:p>1.462</text:p>
          </table:table-cell>
          <table:table-cell table:formula="of:=MIN(MAX([.AL50]; [.M$88]); [.M$89])" office:value-type="float" office:value="-0.21" calcext:value-type="float">
            <text:p>-0.21</text:p>
          </table:table-cell>
          <table:table-cell table:formula="of:=MIN(MAX([.AM50]; [.N$88]); [.N$89])" office:value-type="float" office:value="-0.397" calcext:value-type="float">
            <text:p>-0.397</text:p>
          </table:table-cell>
          <table:table-cell table:formula="of:=MIN(MAX([.AN50]; [.O$88]); [.O$89])" office:value-type="float" office:value="-0.811" calcext:value-type="float">
            <text:p>-0.811</text:p>
          </table:table-cell>
          <table:table-cell table:formula="of:=MIN(MAX([.AO50]; [.P$88]); [.P$89])" office:value-type="float" office:value="-0.026" calcext:value-type="float">
            <text:p>-0.026</text:p>
          </table:table-cell>
          <table:table-cell table:formula="of:=MIN(MAX([.AP50]; [.Q$88]); [.Q$89])" office:value-type="float" office:value="-1.526" calcext:value-type="float">
            <text:p>-1.526</text:p>
          </table:table-cell>
          <table:table-cell table:formula="of:=MIN(MAX([.AQ50]; [.R$88]); [.R$89])" office:value-type="float" office:value="1.461" calcext:value-type="float">
            <text:p>1.461</text:p>
          </table:table-cell>
          <table:table-cell table:formula="of:=MIN(MAX([.AR50]; [.S$88]); [.S$89])" office:value-type="float" office:value="-0.211" calcext:value-type="float">
            <text:p>-0.211</text:p>
          </table:table-cell>
          <table:table-cell table:formula="of:=MIN(MAX([.AS50]; [.T$88]); [.T$89])" office:value-type="float" office:value="0.3886" calcext:value-type="float">
            <text:p>0.3886</text:p>
          </table:table-cell>
          <table:table-cell table:formula="of:=MIN(MAX([.AT50]; [.U$88]); [.U$89])" office:value-type="float" office:value="0.334" calcext:value-type="float">
            <text:p>0.334</text:p>
          </table:table-cell>
          <table:table-cell table:formula="of:=MIN(MAX([.AU50]; [.V$88]); [.V$89])" office:value-type="float" office:value="0.027" calcext:value-type="float">
            <text:p>0.027</text:p>
          </table:table-cell>
          <table:table-cell table:formula="of:=MIN(MAX([.AV50]; [.W$88]); [.W$89])" office:value-type="float" office:value="0.936" calcext:value-type="float">
            <text:p>0.936</text:p>
          </table:table-cell>
          <table:table-cell table:formula="of:=MIN(MAX([.AW50]; [.X$88]); [.X$89])" office:value-type="float" office:value="0.55" calcext:value-type="float">
            <text:p>0.55</text:p>
          </table:table-cell>
          <table:table-cell/>
          <table:table-cell table:style-name="ce1" office:value-type="string" calcext:value-type="string">
            <text:p>00:01:960</text:p>
          </table:table-cell>
          <table:table-cell office:value-type="string" calcext:value-type="string">
            <text:p>Pose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8" calcext:value-type="float">
            <text:p>0.338</text:p>
          </table:table-cell>
          <table:table-cell office:value-type="float" office:value="-0.033" calcext:value-type="float">
            <text:p>-0.033</text:p>
          </table:table-cell>
          <table:table-cell office:value-type="float" office:value="-0.931" calcext:value-type="float">
            <text:p>-0.931</text:p>
          </table:table-cell>
          <table:table-cell office:value-type="float" office:value="-0.549" calcext:value-type="float">
            <text:p>-0.549</text:p>
          </table:table-cell>
          <table:table-cell office:value-type="float" office:value="-0.811" calcext:value-type="float">
            <text:p>-0.811</text:p>
          </table:table-cell>
          <table:table-cell office:value-type="float" office:value="0.026" calcext:value-type="float">
            <text:p>0.026</text:p>
          </table:table-cell>
          <table:table-cell office:value-type="float" office:value="-1.526" calcext:value-type="float">
            <text:p>-1.526</text:p>
          </table:table-cell>
          <table:table-cell office:value-type="float" office:value="1.462" calcext:value-type="float">
            <text:p>1.462</text:p>
          </table:table-cell>
          <table:table-cell office:value-type="float" office:value="-0.21" calcext:value-type="float">
            <text:p>-0.21</text:p>
          </table:table-cell>
          <table:table-cell office:value-type="float" office:value="-0.444" calcext:value-type="float">
            <text:p>-0.444</text:p>
          </table:table-cell>
          <table:table-cell office:value-type="float" office:value="-0.811" calcext:value-type="float">
            <text:p>-0.811</text:p>
          </table:table-cell>
          <table:table-cell office:value-type="float" office:value="-0.026" calcext:value-type="float">
            <text:p>-0.026</text:p>
          </table:table-cell>
          <table:table-cell office:value-type="float" office:value="-1.526" calcext:value-type="float">
            <text:p>-1.526</text:p>
          </table:table-cell>
          <table:table-cell office:value-type="float" office:value="1.461" calcext:value-type="float">
            <text:p>1.461</text:p>
          </table:table-cell>
          <table:table-cell office:value-type="float" office:value="-0.211" calcext:value-type="float">
            <text:p>-0.211</text:p>
          </table:table-cell>
          <table:table-cell office:value-type="float" office:value="0.444" calcext:value-type="float">
            <text:p>0.444</text:p>
          </table:table-cell>
          <table:table-cell office:value-type="float" office:value="0.334" calcext:value-type="float">
            <text:p>0.334</text:p>
          </table:table-cell>
          <table:table-cell office:value-type="float" office:value="0.027" calcext:value-type="float">
            <text:p>0.027</text:p>
          </table:table-cell>
          <table:table-cell office:value-type="float" office:value="0.936" calcext:value-type="float">
            <text:p>0.936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table:style-name="ce1" office:value-type="string" calcext:value-type="string">
            <text:p>00:02:000</text:p>
          </table:table-cell>
          <table:table-cell office:value-type="string" calcext:value-type="string">
            <text:p>Pose51</text:p>
          </table:table-cell>
          <table:table-cell table:formula="of:=MIN(MAX([.AB51]; [.C$88]); [.C$89])" office:value-type="float" office:value="0" calcext:value-type="float">
            <text:p>0</text:p>
          </table:table-cell>
          <table:table-cell table:formula="of:=MIN(MAX([.AC51]; [.D$88]); [.D$89])" office:value-type="float" office:value="0" calcext:value-type="float">
            <text:p>0</text:p>
          </table:table-cell>
          <table:table-cell table:formula="of:=MIN(MAX([.AD51]; [.E$88]); [.E$89])" office:value-type="float" office:value="0.429" calcext:value-type="float">
            <text:p>0.429</text:p>
          </table:table-cell>
          <table:table-cell table:formula="of:=MIN(MAX([.AE51]; [.F$88]); [.F$89])" office:value-type="float" office:value="-0.042" calcext:value-type="float">
            <text:p>-0.042</text:p>
          </table:table-cell>
          <table:table-cell table:formula="of:=MIN(MAX([.AF51]; [.G$88]); [.G$89])" office:value-type="float" office:value="-0.973" calcext:value-type="float">
            <text:p>-0.973</text:p>
          </table:table-cell>
          <table:table-cell table:formula="of:=MIN(MAX([.AG51]; [.H$88]); [.H$89])" office:value-type="float" office:value="-0.663" calcext:value-type="float">
            <text:p>-0.663</text:p>
          </table:table-cell>
          <table:table-cell table:formula="of:=MIN(MAX([.AH51]; [.I$88]); [.I$89])" office:value-type="float" office:value="-0.795" calcext:value-type="float">
            <text:p>-0.795</text:p>
          </table:table-cell>
          <table:table-cell table:formula="of:=MIN(MAX([.AI51]; [.J$88]); [.J$89])" office:value-type="float" office:value="0.033" calcext:value-type="float">
            <text:p>0.033</text:p>
          </table:table-cell>
          <table:table-cell table:formula="of:=MIN(MAX([.AJ51]; [.K$88]); [.K$89])" office:value-type="float" office:value="-1.517" calcext:value-type="float">
            <text:p>-1.517</text:p>
          </table:table-cell>
          <table:table-cell table:formula="of:=MIN(MAX([.AK51]; [.L$88]); [.L$89])" office:value-type="float" office:value="1.588" calcext:value-type="float">
            <text:p>1.588</text:p>
          </table:table-cell>
          <table:table-cell table:formula="of:=MIN(MAX([.AL51]; [.M$88]); [.M$89])" office:value-type="float" office:value="-0.292" calcext:value-type="float">
            <text:p>-0.292</text:p>
          </table:table-cell>
          <table:table-cell table:formula="of:=MIN(MAX([.AM51]; [.N$88]); [.N$89])" office:value-type="float" office:value="-0.397" calcext:value-type="float">
            <text:p>-0.397</text:p>
          </table:table-cell>
          <table:table-cell table:formula="of:=MIN(MAX([.AN51]; [.O$88]); [.O$89])" office:value-type="float" office:value="-0.795" calcext:value-type="float">
            <text:p>-0.795</text:p>
          </table:table-cell>
          <table:table-cell table:formula="of:=MIN(MAX([.AO51]; [.P$88]); [.P$89])" office:value-type="float" office:value="-0.033" calcext:value-type="float">
            <text:p>-0.033</text:p>
          </table:table-cell>
          <table:table-cell table:formula="of:=MIN(MAX([.AP51]; [.Q$88]); [.Q$89])" office:value-type="float" office:value="-1.517" calcext:value-type="float">
            <text:p>-1.517</text:p>
          </table:table-cell>
          <table:table-cell table:formula="of:=MIN(MAX([.AQ51]; [.R$88]); [.R$89])" office:value-type="float" office:value="1.587" calcext:value-type="float">
            <text:p>1.587</text:p>
          </table:table-cell>
          <table:table-cell table:formula="of:=MIN(MAX([.AR51]; [.S$88]); [.S$89])" office:value-type="float" office:value="-0.293" calcext:value-type="float">
            <text:p>-0.293</text:p>
          </table:table-cell>
          <table:table-cell table:formula="of:=MIN(MAX([.AS51]; [.T$88]); [.T$89])" office:value-type="float" office:value="0.3886" calcext:value-type="float">
            <text:p>0.3886</text:p>
          </table:table-cell>
          <table:table-cell table:formula="of:=MIN(MAX([.AT51]; [.U$88]); [.U$89])" office:value-type="float" office:value="0.424" calcext:value-type="float">
            <text:p>0.424</text:p>
          </table:table-cell>
          <table:table-cell table:formula="of:=MIN(MAX([.AU51]; [.V$88]); [.V$89])" office:value-type="float" office:value="0.034" calcext:value-type="float">
            <text:p>0.034</text:p>
          </table:table-cell>
          <table:table-cell table:formula="of:=MIN(MAX([.AV51]; [.W$88]); [.W$89])" office:value-type="float" office:value="0.98" calcext:value-type="float">
            <text:p>0.98</text:p>
          </table:table-cell>
          <table:table-cell table:formula="of:=MIN(MAX([.AW51]; [.X$88]); [.X$89])" office:value-type="float" office:value="0.664" calcext:value-type="float">
            <text:p>0.664</text:p>
          </table:table-cell>
          <table:table-cell/>
          <table:table-cell table:style-name="ce1" office:value-type="string" calcext:value-type="string">
            <text:p>00:02:000</text:p>
          </table:table-cell>
          <table:table-cell office:value-type="string" calcext:value-type="string">
            <text:p>Pose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9" calcext:value-type="float">
            <text:p>0.429</text:p>
          </table:table-cell>
          <table:table-cell office:value-type="float" office:value="-0.042" calcext:value-type="float">
            <text:p>-0.042</text:p>
          </table:table-cell>
          <table:table-cell office:value-type="float" office:value="-0.973" calcext:value-type="float">
            <text:p>-0.973</text:p>
          </table:table-cell>
          <table:table-cell office:value-type="float" office:value="-0.663" calcext:value-type="float">
            <text:p>-0.663</text:p>
          </table:table-cell>
          <table:table-cell office:value-type="float" office:value="-0.795" calcext:value-type="float">
            <text:p>-0.795</text:p>
          </table:table-cell>
          <table:table-cell office:value-type="float" office:value="0.033" calcext:value-type="float">
            <text:p>0.033</text:p>
          </table:table-cell>
          <table:table-cell office:value-type="float" office:value="-1.517" calcext:value-type="float">
            <text:p>-1.517</text:p>
          </table:table-cell>
          <table:table-cell office:value-type="float" office:value="1.588" calcext:value-type="float">
            <text:p>1.588</text:p>
          </table:table-cell>
          <table:table-cell office:value-type="float" office:value="-0.292" calcext:value-type="float">
            <text:p>-0.292</text:p>
          </table:table-cell>
          <table:table-cell office:value-type="float" office:value="-0.413" calcext:value-type="float">
            <text:p>-0.413</text:p>
          </table:table-cell>
          <table:table-cell office:value-type="float" office:value="-0.795" calcext:value-type="float">
            <text:p>-0.795</text:p>
          </table:table-cell>
          <table:table-cell office:value-type="float" office:value="-0.033" calcext:value-type="float">
            <text:p>-0.033</text:p>
          </table:table-cell>
          <table:table-cell office:value-type="float" office:value="-1.517" calcext:value-type="float">
            <text:p>-1.517</text:p>
          </table:table-cell>
          <table:table-cell office:value-type="float" office:value="1.587" calcext:value-type="float">
            <text:p>1.587</text:p>
          </table:table-cell>
          <table:table-cell office:value-type="float" office:value="-0.293" calcext:value-type="float">
            <text:p>-0.293</text:p>
          </table:table-cell>
          <table:table-cell office:value-type="float" office:value="0.413" calcext:value-type="float">
            <text:p>0.413</text:p>
          </table:table-cell>
          <table:table-cell office:value-type="float" office:value="0.424" calcext:value-type="float">
            <text:p>0.424</text:p>
          </table:table-cell>
          <table:table-cell office:value-type="float" office:value="0.034" calcext:value-type="float">
            <text:p>0.034</text:p>
          </table:table-cell>
          <table:table-cell office:value-type="float" office:value="0.98" calcext:value-type="float">
            <text:p>0.98</text:p>
          </table:table-cell>
          <table:table-cell office:value-type="float" office:value="0.664" calcext:value-type="float">
            <text:p>0.664</text:p>
          </table:table-cell>
        </table:table-row>
        <table:table-row table:style-name="ro1">
          <table:table-cell table:style-name="ce1" office:value-type="string" calcext:value-type="string">
            <text:p>00:02:040</text:p>
          </table:table-cell>
          <table:table-cell office:value-type="string" calcext:value-type="string">
            <text:p>Pose52</text:p>
          </table:table-cell>
          <table:table-cell table:formula="of:=MIN(MAX([.AB52]; [.C$88]); [.C$89])" office:value-type="float" office:value="0" calcext:value-type="float">
            <text:p>0</text:p>
          </table:table-cell>
          <table:table-cell table:formula="of:=MIN(MAX([.AC52]; [.D$88]); [.D$89])" office:value-type="float" office:value="0" calcext:value-type="float">
            <text:p>0</text:p>
          </table:table-cell>
          <table:table-cell table:formula="of:=MIN(MAX([.AD52]; [.E$88]); [.E$89])" office:value-type="float" office:value="0.491" calcext:value-type="float">
            <text:p>0.491</text:p>
          </table:table-cell>
          <table:table-cell table:formula="of:=MIN(MAX([.AE52]; [.F$88]); [.F$89])" office:value-type="float" office:value="-0.049" calcext:value-type="float">
            <text:p>-0.049</text:p>
          </table:table-cell>
          <table:table-cell table:formula="of:=MIN(MAX([.AF52]; [.G$88]); [.G$89])" office:value-type="float" office:value="-1.001" calcext:value-type="float">
            <text:p>-1.001</text:p>
          </table:table-cell>
          <table:table-cell table:formula="of:=MIN(MAX([.AG52]; [.H$88]); [.H$89])" office:value-type="float" office:value="-0.741" calcext:value-type="float">
            <text:p>-0.741</text:p>
          </table:table-cell>
          <table:table-cell table:formula="of:=MIN(MAX([.AH52]; [.I$88]); [.I$89])" office:value-type="float" office:value="-0.784" calcext:value-type="float">
            <text:p>-0.784</text:p>
          </table:table-cell>
          <table:table-cell table:formula="of:=MIN(MAX([.AI52]; [.J$88]); [.J$89])" office:value-type="float" office:value="0.038" calcext:value-type="float">
            <text:p>0.038</text:p>
          </table:table-cell>
          <table:table-cell table:formula="of:=MIN(MAX([.AJ52]; [.K$88]); [.K$89])" office:value-type="float" office:value="-1.51" calcext:value-type="float">
            <text:p>-1.51</text:p>
          </table:table-cell>
          <table:table-cell table:formula="of:=MIN(MAX([.AK52]; [.L$88]); [.L$89])" office:value-type="float" office:value="1.674" calcext:value-type="float">
            <text:p>1.674</text:p>
          </table:table-cell>
          <table:table-cell table:formula="of:=MIN(MAX([.AL52]; [.M$88]); [.M$89])" office:value-type="float" office:value="-0.348" calcext:value-type="float">
            <text:p>-0.348</text:p>
          </table:table-cell>
          <table:table-cell table:formula="of:=MIN(MAX([.AM52]; [.N$88]); [.N$89])" office:value-type="float" office:value="-0.392" calcext:value-type="float">
            <text:p>-0.392</text:p>
          </table:table-cell>
          <table:table-cell table:formula="of:=MIN(MAX([.AN52]; [.O$88]); [.O$89])" office:value-type="float" office:value="-0.784" calcext:value-type="float">
            <text:p>-0.784</text:p>
          </table:table-cell>
          <table:table-cell table:formula="of:=MIN(MAX([.AO52]; [.P$88]); [.P$89])" office:value-type="float" office:value="-0.038" calcext:value-type="float">
            <text:p>-0.038</text:p>
          </table:table-cell>
          <table:table-cell table:formula="of:=MIN(MAX([.AP52]; [.Q$88]); [.Q$89])" office:value-type="float" office:value="-1.51" calcext:value-type="float">
            <text:p>-1.51</text:p>
          </table:table-cell>
          <table:table-cell table:formula="of:=MIN(MAX([.AQ52]; [.R$88]); [.R$89])" office:value-type="float" office:value="1.673" calcext:value-type="float">
            <text:p>1.673</text:p>
          </table:table-cell>
          <table:table-cell table:formula="of:=MIN(MAX([.AR52]; [.S$88]); [.S$89])" office:value-type="float" office:value="-0.349" calcext:value-type="float">
            <text:p>-0.349</text:p>
          </table:table-cell>
          <table:table-cell table:formula="of:=MIN(MAX([.AS52]; [.T$88]); [.T$89])" office:value-type="float" office:value="0.3886" calcext:value-type="float">
            <text:p>0.3886</text:p>
          </table:table-cell>
          <table:table-cell table:formula="of:=MIN(MAX([.AT52]; [.U$88]); [.U$89])" office:value-type="float" office:value="0.486" calcext:value-type="float">
            <text:p>0.486</text:p>
          </table:table-cell>
          <table:table-cell table:formula="of:=MIN(MAX([.AU52]; [.V$88]); [.V$89])" office:value-type="float" office:value="0.04" calcext:value-type="float">
            <text:p>0.04</text:p>
          </table:table-cell>
          <table:table-cell table:formula="of:=MIN(MAX([.AV52]; [.W$88]); [.W$89])" office:value-type="float" office:value="1.009" calcext:value-type="float">
            <text:p>1.009</text:p>
          </table:table-cell>
          <table:table-cell table:formula="of:=MIN(MAX([.AW52]; [.X$88]); [.X$89])" office:value-type="float" office:value="0.742" calcext:value-type="float">
            <text:p>0.742</text:p>
          </table:table-cell>
          <table:table-cell/>
          <table:table-cell table:style-name="ce1" office:value-type="string" calcext:value-type="string">
            <text:p>00:02:040</text:p>
          </table:table-cell>
          <table:table-cell office:value-type="string" calcext:value-type="string">
            <text:p>Pose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91" calcext:value-type="float">
            <text:p>0.491</text:p>
          </table:table-cell>
          <table:table-cell office:value-type="float" office:value="-0.049" calcext:value-type="float">
            <text:p>-0.049</text:p>
          </table:table-cell>
          <table:table-cell office:value-type="float" office:value="-1.001" calcext:value-type="float">
            <text:p>-1.001</text:p>
          </table:table-cell>
          <table:table-cell office:value-type="float" office:value="-0.741" calcext:value-type="float">
            <text:p>-0.741</text:p>
          </table:table-cell>
          <table:table-cell office:value-type="float" office:value="-0.784" calcext:value-type="float">
            <text:p>-0.784</text:p>
          </table:table-cell>
          <table:table-cell office:value-type="float" office:value="0.038" calcext:value-type="float">
            <text:p>0.038</text:p>
          </table:table-cell>
          <table:table-cell office:value-type="float" office:value="-1.51" calcext:value-type="float">
            <text:p>-1.51</text:p>
          </table:table-cell>
          <table:table-cell office:value-type="float" office:value="1.674" calcext:value-type="float">
            <text:p>1.674</text:p>
          </table:table-cell>
          <table:table-cell office:value-type="float" office:value="-0.348" calcext:value-type="float">
            <text:p>-0.348</text:p>
          </table:table-cell>
          <table:table-cell office:value-type="float" office:value="-0.392" calcext:value-type="float">
            <text:p>-0.392</text:p>
          </table:table-cell>
          <table:table-cell office:value-type="float" office:value="-0.784" calcext:value-type="float">
            <text:p>-0.784</text:p>
          </table:table-cell>
          <table:table-cell office:value-type="float" office:value="-0.038" calcext:value-type="float">
            <text:p>-0.038</text:p>
          </table:table-cell>
          <table:table-cell office:value-type="float" office:value="-1.51" calcext:value-type="float">
            <text:p>-1.51</text:p>
          </table:table-cell>
          <table:table-cell office:value-type="float" office:value="1.673" calcext:value-type="float">
            <text:p>1.673</text:p>
          </table:table-cell>
          <table:table-cell office:value-type="float" office:value="-0.349" calcext:value-type="float">
            <text:p>-0.349</text:p>
          </table:table-cell>
          <table:table-cell office:value-type="float" office:value="0.392" calcext:value-type="float">
            <text:p>0.392</text:p>
          </table:table-cell>
          <table:table-cell office:value-type="float" office:value="0.486" calcext:value-type="float">
            <text:p>0.486</text:p>
          </table:table-cell>
          <table:table-cell office:value-type="float" office:value="0.04" calcext:value-type="float">
            <text:p>0.04</text:p>
          </table:table-cell>
          <table:table-cell office:value-type="float" office:value="1.009" calcext:value-type="float">
            <text:p>1.009</text:p>
          </table:table-cell>
          <table:table-cell office:value-type="float" office:value="0.742" calcext:value-type="float">
            <text:p>0.742</text:p>
          </table:table-cell>
        </table:table-row>
        <table:table-row table:style-name="ro1">
          <table:table-cell office:value-type="string" calcext:value-type="string">
            <text:p>00:02:080</text:p>
          </table:table-cell>
          <table:table-cell office:value-type="string" calcext:value-type="string">
            <text:p>Pose53</text:p>
          </table:table-cell>
          <table:table-cell table:formula="of:=MIN(MAX([.AB53]; [.C$88]); [.C$89])" office:value-type="float" office:value="0" calcext:value-type="float">
            <text:p>0</text:p>
          </table:table-cell>
          <table:table-cell table:formula="of:=MIN(MAX([.AC53]; [.D$88]); [.D$89])" office:value-type="float" office:value="0" calcext:value-type="float">
            <text:p>0</text:p>
          </table:table-cell>
          <table:table-cell table:formula="of:=MIN(MAX([.AD53]; [.E$88]); [.E$89])" office:value-type="float" office:value="0.587" calcext:value-type="float">
            <text:p>0.587</text:p>
          </table:table-cell>
          <table:table-cell table:formula="of:=MIN(MAX([.AE53]; [.F$88]); [.F$89])" office:value-type="float" office:value="-0.058" calcext:value-type="float">
            <text:p>-0.058</text:p>
          </table:table-cell>
          <table:table-cell table:formula="of:=MIN(MAX([.AF53]; [.G$88]); [.G$89])" office:value-type="float" office:value="-1.043" calcext:value-type="float">
            <text:p>-1.043</text:p>
          </table:table-cell>
          <table:table-cell table:formula="of:=MIN(MAX([.AG53]; [.H$88]); [.H$89])" office:value-type="float" office:value="-0.857" calcext:value-type="float">
            <text:p>-0.857</text:p>
          </table:table-cell>
          <table:table-cell table:formula="of:=MIN(MAX([.AH53]; [.I$88]); [.I$89])" office:value-type="float" office:value="-0.767" calcext:value-type="float">
            <text:p>-0.767</text:p>
          </table:table-cell>
          <table:table-cell table:formula="of:=MIN(MAX([.AI53]; [.J$88]); [.J$89])" office:value-type="float" office:value="0.045" calcext:value-type="float">
            <text:p>0.045</text:p>
          </table:table-cell>
          <table:table-cell table:formula="of:=MIN(MAX([.AJ53]; [.K$88]); [.K$89])" office:value-type="float" office:value="-1.498" calcext:value-type="float">
            <text:p>-1.498</text:p>
          </table:table-cell>
          <table:table-cell table:formula="of:=MIN(MAX([.AK53]; [.L$88]); [.L$89])" office:value-type="float" office:value="1.802" calcext:value-type="float">
            <text:p>1.802</text:p>
          </table:table-cell>
          <table:table-cell table:formula="of:=MIN(MAX([.AL53]; [.M$88]); [.M$89])" office:value-type="float" office:value="-0.433" calcext:value-type="float">
            <text:p>-0.433</text:p>
          </table:table-cell>
          <table:table-cell table:formula="of:=MIN(MAX([.AM53]; [.N$88]); [.N$89])" office:value-type="float" office:value="-0.36" calcext:value-type="float">
            <text:p>-0.36</text:p>
          </table:table-cell>
          <table:table-cell table:formula="of:=MIN(MAX([.AN53]; [.O$88]); [.O$89])" office:value-type="float" office:value="-0.767" calcext:value-type="float">
            <text:p>-0.767</text:p>
          </table:table-cell>
          <table:table-cell table:formula="of:=MIN(MAX([.AO53]; [.P$88]); [.P$89])" office:value-type="float" office:value="-0.045" calcext:value-type="float">
            <text:p>-0.045</text:p>
          </table:table-cell>
          <table:table-cell table:formula="of:=MIN(MAX([.AP53]; [.Q$88]); [.Q$89])" office:value-type="float" office:value="-1.498" calcext:value-type="float">
            <text:p>-1.498</text:p>
          </table:table-cell>
          <table:table-cell table:formula="of:=MIN(MAX([.AQ53]; [.R$88]); [.R$89])" office:value-type="float" office:value="1.801" calcext:value-type="float">
            <text:p>1.801</text:p>
          </table:table-cell>
          <table:table-cell table:formula="of:=MIN(MAX([.AR53]; [.S$88]); [.S$89])" office:value-type="float" office:value="-0.434" calcext:value-type="float">
            <text:p>-0.434</text:p>
          </table:table-cell>
          <table:table-cell table:formula="of:=MIN(MAX([.AS53]; [.T$88]); [.T$89])" office:value-type="float" office:value="0.36" calcext:value-type="float">
            <text:p>0.36</text:p>
          </table:table-cell>
          <table:table-cell table:formula="of:=MIN(MAX([.AT53]; [.U$88]); [.U$89])" office:value-type="float" office:value="0.581" calcext:value-type="float">
            <text:p>0.581</text:p>
          </table:table-cell>
          <table:table-cell table:formula="of:=MIN(MAX([.AU53]; [.V$88]); [.V$89])" office:value-type="float" office:value="0.047" calcext:value-type="float">
            <text:p>0.047</text:p>
          </table:table-cell>
          <table:table-cell table:formula="of:=MIN(MAX([.AV53]; [.W$88]); [.W$89])" office:value-type="float" office:value="1.052" calcext:value-type="float">
            <text:p>1.052</text:p>
          </table:table-cell>
          <table:table-cell table:formula="of:=MIN(MAX([.AW53]; [.X$88]); [.X$89])" office:value-type="float" office:value="0.859" calcext:value-type="float">
            <text:p>0.859</text:p>
          </table:table-cell>
          <table:table-cell/>
          <table:table-cell office:value-type="string" calcext:value-type="string">
            <text:p>00:02:080</text:p>
          </table:table-cell>
          <table:table-cell office:value-type="string" calcext:value-type="string">
            <text:p>Pose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87" calcext:value-type="float">
            <text:p>0.587</text:p>
          </table:table-cell>
          <table:table-cell office:value-type="float" office:value="-0.058" calcext:value-type="float">
            <text:p>-0.058</text:p>
          </table:table-cell>
          <table:table-cell office:value-type="float" office:value="-1.043" calcext:value-type="float">
            <text:p>-1.043</text:p>
          </table:table-cell>
          <table:table-cell office:value-type="float" office:value="-0.857" calcext:value-type="float">
            <text:p>-0.857</text:p>
          </table:table-cell>
          <table:table-cell office:value-type="float" office:value="-0.767" calcext:value-type="float">
            <text:p>-0.767</text:p>
          </table:table-cell>
          <table:table-cell office:value-type="float" office:value="0.045" calcext:value-type="float">
            <text:p>0.045</text:p>
          </table:table-cell>
          <table:table-cell office:value-type="float" office:value="-1.498" calcext:value-type="float">
            <text:p>-1.498</text:p>
          </table:table-cell>
          <table:table-cell office:value-type="float" office:value="1.802" calcext:value-type="float">
            <text:p>1.802</text:p>
          </table:table-cell>
          <table:table-cell office:value-type="float" office:value="-0.433" calcext:value-type="float">
            <text:p>-0.433</text:p>
          </table:table-cell>
          <table:table-cell office:value-type="float" office:value="-0.36" calcext:value-type="float">
            <text:p>-0.36</text:p>
          </table:table-cell>
          <table:table-cell office:value-type="float" office:value="-0.767" calcext:value-type="float">
            <text:p>-0.767</text:p>
          </table:table-cell>
          <table:table-cell office:value-type="float" office:value="-0.045" calcext:value-type="float">
            <text:p>-0.045</text:p>
          </table:table-cell>
          <table:table-cell office:value-type="float" office:value="-1.498" calcext:value-type="float">
            <text:p>-1.498</text:p>
          </table:table-cell>
          <table:table-cell office:value-type="float" office:value="1.801" calcext:value-type="float">
            <text:p>1.801</text:p>
          </table:table-cell>
          <table:table-cell office:value-type="float" office:value="-0.434" calcext:value-type="float">
            <text:p>-0.434</text:p>
          </table:table-cell>
          <table:table-cell office:value-type="float" office:value="0.36" calcext:value-type="float">
            <text:p>0.36</text:p>
          </table:table-cell>
          <table:table-cell office:value-type="float" office:value="0.581" calcext:value-type="float">
            <text:p>0.581</text:p>
          </table:table-cell>
          <table:table-cell office:value-type="float" office:value="0.047" calcext:value-type="float">
            <text:p>0.047</text:p>
          </table:table-cell>
          <table:table-cell office:value-type="float" office:value="1.052" calcext:value-type="float">
            <text:p>1.052</text:p>
          </table:table-cell>
          <table:table-cell office:value-type="float" office:value="0.859" calcext:value-type="float">
            <text:p>0.859</text:p>
          </table:table-cell>
        </table:table-row>
        <table:table-row table:style-name="ro1">
          <table:table-cell office:value-type="string" calcext:value-type="string">
            <text:p>00:02:120</text:p>
          </table:table-cell>
          <table:table-cell office:value-type="string" calcext:value-type="string">
            <text:p>Pose54</text:p>
          </table:table-cell>
          <table:table-cell table:formula="of:=MIN(MAX([.AB54]; [.C$88]); [.C$89])" office:value-type="float" office:value="0" calcext:value-type="float">
            <text:p>0</text:p>
          </table:table-cell>
          <table:table-cell table:formula="of:=MIN(MAX([.AC54]; [.D$88]); [.D$89])" office:value-type="float" office:value="0" calcext:value-type="float">
            <text:p>0</text:p>
          </table:table-cell>
          <table:table-cell table:formula="of:=MIN(MAX([.AD54]; [.E$88]); [.E$89])" office:value-type="float" office:value="0.651" calcext:value-type="float">
            <text:p>0.651</text:p>
          </table:table-cell>
          <table:table-cell table:formula="of:=MIN(MAX([.AE54]; [.F$88]); [.F$89])" office:value-type="float" office:value="-0.064" calcext:value-type="float">
            <text:p>-0.064</text:p>
          </table:table-cell>
          <table:table-cell table:formula="of:=MIN(MAX([.AF54]; [.G$88]); [.G$89])" office:value-type="float" office:value="-1.07" calcext:value-type="float">
            <text:p>-1.07</text:p>
          </table:table-cell>
          <table:table-cell table:formula="of:=MIN(MAX([.AG54]; [.H$88]); [.H$89])" office:value-type="float" office:value="-0.933" calcext:value-type="float">
            <text:p>-0.933</text:p>
          </table:table-cell>
          <table:table-cell table:formula="of:=MIN(MAX([.AH54]; [.I$88]); [.I$89])" office:value-type="float" office:value="-0.755" calcext:value-type="float">
            <text:p>-0.755</text:p>
          </table:table-cell>
          <table:table-cell table:formula="of:=MIN(MAX([.AI54]; [.J$88]); [.J$89])" office:value-type="float" office:value="0.05" calcext:value-type="float">
            <text:p>0.05</text:p>
          </table:table-cell>
          <table:table-cell table:formula="of:=MIN(MAX([.AJ54]; [.K$88]); [.K$89])" office:value-type="float" office:value="-1.488" calcext:value-type="float">
            <text:p>-1.488</text:p>
          </table:table-cell>
          <table:table-cell table:formula="of:=MIN(MAX([.AK54]; [.L$88]); [.L$89])" office:value-type="float" office:value="1.885" calcext:value-type="float">
            <text:p>1.885</text:p>
          </table:table-cell>
          <table:table-cell table:formula="of:=MIN(MAX([.AL54]; [.M$88]); [.M$89])" office:value-type="float" office:value="-0.488" calcext:value-type="float">
            <text:p>-0.488</text:p>
          </table:table-cell>
          <table:table-cell table:formula="of:=MIN(MAX([.AM54]; [.N$88]); [.N$89])" office:value-type="float" office:value="-0.338" calcext:value-type="float">
            <text:p>-0.338</text:p>
          </table:table-cell>
          <table:table-cell table:formula="of:=MIN(MAX([.AN54]; [.O$88]); [.O$89])" office:value-type="float" office:value="-0.755" calcext:value-type="float">
            <text:p>-0.755</text:p>
          </table:table-cell>
          <table:table-cell table:formula="of:=MIN(MAX([.AO54]; [.P$88]); [.P$89])" office:value-type="float" office:value="-0.05" calcext:value-type="float">
            <text:p>-0.05</text:p>
          </table:table-cell>
          <table:table-cell table:formula="of:=MIN(MAX([.AP54]; [.Q$88]); [.Q$89])" office:value-type="float" office:value="-1.488" calcext:value-type="float">
            <text:p>-1.488</text:p>
          </table:table-cell>
          <table:table-cell table:formula="of:=MIN(MAX([.AQ54]; [.R$88]); [.R$89])" office:value-type="float" office:value="1.884" calcext:value-type="float">
            <text:p>1.884</text:p>
          </table:table-cell>
          <table:table-cell table:formula="of:=MIN(MAX([.AR54]; [.S$88]); [.S$89])" office:value-type="float" office:value="-0.489" calcext:value-type="float">
            <text:p>-0.489</text:p>
          </table:table-cell>
          <table:table-cell table:formula="of:=MIN(MAX([.AS54]; [.T$88]); [.T$89])" office:value-type="float" office:value="0.338" calcext:value-type="float">
            <text:p>0.338</text:p>
          </table:table-cell>
          <table:table-cell table:formula="of:=MIN(MAX([.AT54]; [.U$88]); [.U$89])" office:value-type="float" office:value="0.644" calcext:value-type="float">
            <text:p>0.644</text:p>
          </table:table-cell>
          <table:table-cell table:formula="of:=MIN(MAX([.AU54]; [.V$88]); [.V$89])" office:value-type="float" office:value="0.052" calcext:value-type="float">
            <text:p>0.052</text:p>
          </table:table-cell>
          <table:table-cell table:formula="of:=MIN(MAX([.AV54]; [.W$88]); [.W$89])" office:value-type="float" office:value="1.08" calcext:value-type="float">
            <text:p>1.08</text:p>
          </table:table-cell>
          <table:table-cell table:formula="of:=MIN(MAX([.AW54]; [.X$88]); [.X$89])" office:value-type="float" office:value="0.935" calcext:value-type="float">
            <text:p>0.935</text:p>
          </table:table-cell>
          <table:table-cell/>
          <table:table-cell office:value-type="string" calcext:value-type="string">
            <text:p>00:02:120</text:p>
          </table:table-cell>
          <table:table-cell office:value-type="string" calcext:value-type="string">
            <text:p>Pose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51" calcext:value-type="float">
            <text:p>0.651</text:p>
          </table:table-cell>
          <table:table-cell office:value-type="float" office:value="-0.064" calcext:value-type="float">
            <text:p>-0.064</text:p>
          </table:table-cell>
          <table:table-cell office:value-type="float" office:value="-1.07" calcext:value-type="float">
            <text:p>-1.07</text:p>
          </table:table-cell>
          <table:table-cell office:value-type="float" office:value="-0.933" calcext:value-type="float">
            <text:p>-0.933</text:p>
          </table:table-cell>
          <table:table-cell office:value-type="float" office:value="-0.755" calcext:value-type="float">
            <text:p>-0.755</text:p>
          </table:table-cell>
          <table:table-cell office:value-type="float" office:value="0.05" calcext:value-type="float">
            <text:p>0.05</text:p>
          </table:table-cell>
          <table:table-cell office:value-type="float" office:value="-1.488" calcext:value-type="float">
            <text:p>-1.488</text:p>
          </table:table-cell>
          <table:table-cell office:value-type="float" office:value="1.885" calcext:value-type="float">
            <text:p>1.885</text:p>
          </table:table-cell>
          <table:table-cell office:value-type="float" office:value="-0.488" calcext:value-type="float">
            <text:p>-0.488</text:p>
          </table:table-cell>
          <table:table-cell office:value-type="float" office:value="-0.338" calcext:value-type="float">
            <text:p>-0.338</text:p>
          </table:table-cell>
          <table:table-cell office:value-type="float" office:value="-0.755" calcext:value-type="float">
            <text:p>-0.755</text:p>
          </table:table-cell>
          <table:table-cell office:value-type="float" office:value="-0.05" calcext:value-type="float">
            <text:p>-0.05</text:p>
          </table:table-cell>
          <table:table-cell office:value-type="float" office:value="-1.488" calcext:value-type="float">
            <text:p>-1.488</text:p>
          </table:table-cell>
          <table:table-cell office:value-type="float" office:value="1.884" calcext:value-type="float">
            <text:p>1.884</text:p>
          </table:table-cell>
          <table:table-cell office:value-type="float" office:value="-0.489" calcext:value-type="float">
            <text:p>-0.489</text:p>
          </table:table-cell>
          <table:table-cell office:value-type="float" office:value="0.338" calcext:value-type="float">
            <text:p>0.338</text:p>
          </table:table-cell>
          <table:table-cell office:value-type="float" office:value="0.644" calcext:value-type="float">
            <text:p>0.644</text:p>
          </table:table-cell>
          <table:table-cell office:value-type="float" office:value="0.052" calcext:value-type="float">
            <text:p>0.052</text:p>
          </table:table-cell>
          <table:table-cell office:value-type="float" office:value="1.08" calcext:value-type="float">
            <text:p>1.08</text:p>
          </table:table-cell>
          <table:table-cell office:value-type="float" office:value="0.935" calcext:value-type="float">
            <text:p>0.935</text:p>
          </table:table-cell>
        </table:table-row>
        <table:table-row table:style-name="ro1">
          <table:table-cell office:value-type="string" calcext:value-type="string">
            <text:p>00:02:160</text:p>
          </table:table-cell>
          <table:table-cell office:value-type="string" calcext:value-type="string">
            <text:p>Pose55</text:p>
          </table:table-cell>
          <table:table-cell table:formula="of:=MIN(MAX([.AB55]; [.C$88]); [.C$89])" office:value-type="float" office:value="0" calcext:value-type="float">
            <text:p>0</text:p>
          </table:table-cell>
          <table:table-cell table:formula="of:=MIN(MAX([.AC55]; [.D$88]); [.D$89])" office:value-type="float" office:value="0" calcext:value-type="float">
            <text:p>0</text:p>
          </table:table-cell>
          <table:table-cell table:formula="of:=MIN(MAX([.AD55]; [.E$88]); [.E$89])" office:value-type="float" office:value="0.747" calcext:value-type="float">
            <text:p>0.747</text:p>
          </table:table-cell>
          <table:table-cell table:formula="of:=MIN(MAX([.AE55]; [.F$88]); [.F$89])" office:value-type="float" office:value="-0.072" calcext:value-type="float">
            <text:p>-0.072</text:p>
          </table:table-cell>
          <table:table-cell table:formula="of:=MIN(MAX([.AF55]; [.G$88]); [.G$89])" office:value-type="float" office:value="-1.107" calcext:value-type="float">
            <text:p>-1.107</text:p>
          </table:table-cell>
          <table:table-cell table:formula="of:=MIN(MAX([.AG55]; [.H$88]); [.H$89])" office:value-type="float" office:value="-1.043" calcext:value-type="float">
            <text:p>-1.043</text:p>
          </table:table-cell>
          <table:table-cell table:formula="of:=MIN(MAX([.AH55]; [.I$88]); [.I$89])" office:value-type="float" office:value="-0.736" calcext:value-type="float">
            <text:p>-0.736</text:p>
          </table:table-cell>
          <table:table-cell table:formula="of:=MIN(MAX([.AI55]; [.J$88]); [.J$89])" office:value-type="float" office:value="0.057" calcext:value-type="float">
            <text:p>0.057</text:p>
          </table:table-cell>
          <table:table-cell table:formula="of:=MIN(MAX([.AJ55]; [.K$88]); [.K$89])" office:value-type="float" office:value="-1.471" calcext:value-type="float">
            <text:p>-1.471</text:p>
          </table:table-cell>
          <table:table-cell table:formula="of:=MIN(MAX([.AK55]; [.L$88]); [.L$89])" office:value-type="float" office:value="2.003" calcext:value-type="float">
            <text:p>2.003</text:p>
          </table:table-cell>
          <table:table-cell table:formula="of:=MIN(MAX([.AL55]; [.M$88]); [.M$89])" office:value-type="float" office:value="-0.568" calcext:value-type="float">
            <text:p>-0.568</text:p>
          </table:table-cell>
          <table:table-cell table:formula="of:=MIN(MAX([.AM55]; [.N$88]); [.N$89])" office:value-type="float" office:value="-0.305" calcext:value-type="float">
            <text:p>-0.305</text:p>
          </table:table-cell>
          <table:table-cell table:formula="of:=MIN(MAX([.AN55]; [.O$88]); [.O$89])" office:value-type="float" office:value="-0.736" calcext:value-type="float">
            <text:p>-0.736</text:p>
          </table:table-cell>
          <table:table-cell table:formula="of:=MIN(MAX([.AO55]; [.P$88]); [.P$89])" office:value-type="float" office:value="-0.057" calcext:value-type="float">
            <text:p>-0.057</text:p>
          </table:table-cell>
          <table:table-cell table:formula="of:=MIN(MAX([.AP55]; [.Q$88]); [.Q$89])" office:value-type="float" office:value="-1.471" calcext:value-type="float">
            <text:p>-1.471</text:p>
          </table:table-cell>
          <table:table-cell table:formula="of:=MIN(MAX([.AQ55]; [.R$88]); [.R$89])" office:value-type="float" office:value="2.002" calcext:value-type="float">
            <text:p>2.002</text:p>
          </table:table-cell>
          <table:table-cell table:formula="of:=MIN(MAX([.AR55]; [.S$88]); [.S$89])" office:value-type="float" office:value="-0.57" calcext:value-type="float">
            <text:p>-0.57</text:p>
          </table:table-cell>
          <table:table-cell table:formula="of:=MIN(MAX([.AS55]; [.T$88]); [.T$89])" office:value-type="float" office:value="0.305" calcext:value-type="float">
            <text:p>0.305</text:p>
          </table:table-cell>
          <table:table-cell table:formula="of:=MIN(MAX([.AT55]; [.U$88]); [.U$89])" office:value-type="float" office:value="0.739" calcext:value-type="float">
            <text:p>0.739</text:p>
          </table:table-cell>
          <table:table-cell table:formula="of:=MIN(MAX([.AU55]; [.V$88]); [.V$89])" office:value-type="float" office:value="0.059" calcext:value-type="float">
            <text:p>0.059</text:p>
          </table:table-cell>
          <table:table-cell table:formula="of:=MIN(MAX([.AV55]; [.W$88]); [.W$89])" office:value-type="float" office:value="1.118" calcext:value-type="float">
            <text:p>1.118</text:p>
          </table:table-cell>
          <table:table-cell table:formula="of:=MIN(MAX([.AW55]; [.X$88]); [.X$89])" office:value-type="float" office:value="1.045" calcext:value-type="float">
            <text:p>1.045</text:p>
          </table:table-cell>
          <table:table-cell/>
          <table:table-cell office:value-type="string" calcext:value-type="string">
            <text:p>00:02:160</text:p>
          </table:table-cell>
          <table:table-cell office:value-type="string" calcext:value-type="string">
            <text:p>Pose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7" calcext:value-type="float">
            <text:p>0.747</text:p>
          </table:table-cell>
          <table:table-cell office:value-type="float" office:value="-0.072" calcext:value-type="float">
            <text:p>-0.072</text:p>
          </table:table-cell>
          <table:table-cell office:value-type="float" office:value="-1.107" calcext:value-type="float">
            <text:p>-1.107</text:p>
          </table:table-cell>
          <table:table-cell office:value-type="float" office:value="-1.043" calcext:value-type="float">
            <text:p>-1.043</text:p>
          </table:table-cell>
          <table:table-cell office:value-type="float" office:value="-0.736" calcext:value-type="float">
            <text:p>-0.736</text:p>
          </table:table-cell>
          <table:table-cell office:value-type="float" office:value="0.057" calcext:value-type="float">
            <text:p>0.057</text:p>
          </table:table-cell>
          <table:table-cell office:value-type="float" office:value="-1.471" calcext:value-type="float">
            <text:p>-1.471</text:p>
          </table:table-cell>
          <table:table-cell office:value-type="float" office:value="2.003" calcext:value-type="float">
            <text:p>2.003</text:p>
          </table:table-cell>
          <table:table-cell office:value-type="float" office:value="-0.568" calcext:value-type="float">
            <text:p>-0.568</text:p>
          </table:table-cell>
          <table:table-cell office:value-type="float" office:value="-0.305" calcext:value-type="float">
            <text:p>-0.305</text:p>
          </table:table-cell>
          <table:table-cell office:value-type="float" office:value="-0.736" calcext:value-type="float">
            <text:p>-0.736</text:p>
          </table:table-cell>
          <table:table-cell office:value-type="float" office:value="-0.057" calcext:value-type="float">
            <text:p>-0.057</text:p>
          </table:table-cell>
          <table:table-cell office:value-type="float" office:value="-1.471" calcext:value-type="float">
            <text:p>-1.471</text:p>
          </table:table-cell>
          <table:table-cell office:value-type="float" office:value="2.002" calcext:value-type="float">
            <text:p>2.002</text:p>
          </table:table-cell>
          <table:table-cell office:value-type="float" office:value="-0.57" calcext:value-type="float">
            <text:p>-0.57</text:p>
          </table:table-cell>
          <table:table-cell office:value-type="float" office:value="0.305" calcext:value-type="float">
            <text:p>0.305</text:p>
          </table:table-cell>
          <table:table-cell office:value-type="float" office:value="0.739" calcext:value-type="float">
            <text:p>0.739</text:p>
          </table:table-cell>
          <table:table-cell office:value-type="float" office:value="0.059" calcext:value-type="float">
            <text:p>0.059</text:p>
          </table:table-cell>
          <table:table-cell office:value-type="float" office:value="1.118" calcext:value-type="float">
            <text:p>1.118</text:p>
          </table:table-cell>
          <table:table-cell office:value-type="float" office:value="1.045" calcext:value-type="float">
            <text:p>1.045</text:p>
          </table:table-cell>
        </table:table-row>
        <table:table-row table:style-name="ro1">
          <table:table-cell office:value-type="string" calcext:value-type="string">
            <text:p>00:02:200</text:p>
          </table:table-cell>
          <table:table-cell office:value-type="string" calcext:value-type="string">
            <text:p>Pose56</text:p>
          </table:table-cell>
          <table:table-cell table:formula="of:=MIN(MAX([.AB56]; [.C$88]); [.C$89])" office:value-type="float" office:value="0" calcext:value-type="float">
            <text:p>0</text:p>
          </table:table-cell>
          <table:table-cell table:formula="of:=MIN(MAX([.AC56]; [.D$88]); [.D$89])" office:value-type="float" office:value="0" calcext:value-type="float">
            <text:p>0</text:p>
          </table:table-cell>
          <table:table-cell table:formula="of:=MIN(MAX([.AD56]; [.E$88]); [.E$89])" office:value-type="float" office:value="0.809" calcext:value-type="float">
            <text:p>0.809</text:p>
          </table:table-cell>
          <table:table-cell table:formula="of:=MIN(MAX([.AE56]; [.F$88]); [.F$89])" office:value-type="float" office:value="-0.077" calcext:value-type="float">
            <text:p>-0.077</text:p>
          </table:table-cell>
          <table:table-cell table:formula="of:=MIN(MAX([.AF56]; [.G$88]); [.G$89])" office:value-type="float" office:value="-1.129" calcext:value-type="float">
            <text:p>-1.129</text:p>
          </table:table-cell>
          <table:table-cell table:formula="of:=MIN(MAX([.AG56]; [.H$88]); [.H$89])" office:value-type="float" office:value="-1.112" calcext:value-type="float">
            <text:p>-1.112</text:p>
          </table:table-cell>
          <table:table-cell table:formula="of:=MIN(MAX([.AH56]; [.I$88]); [.I$89])" office:value-type="float" office:value="-0.724" calcext:value-type="float">
            <text:p>-0.724</text:p>
          </table:table-cell>
          <table:table-cell table:formula="of:=MIN(MAX([.AI56]; [.J$88]); [.J$89])" office:value-type="float" office:value="0.062" calcext:value-type="float">
            <text:p>0.062</text:p>
          </table:table-cell>
          <table:table-cell table:formula="of:=MIN(MAX([.AJ56]; [.K$88]); [.K$89])" office:value-type="float" office:value="-1.458" calcext:value-type="float">
            <text:p>-1.458</text:p>
          </table:table-cell>
          <table:table-cell table:formula="of:=MIN(MAX([.AK56]; [.L$88]); [.L$89])" office:value-type="float" office:value="2.075" calcext:value-type="float">
            <text:p>2.075</text:p>
          </table:table-cell>
          <table:table-cell table:formula="of:=MIN(MAX([.AL56]; [.M$88]); [.M$89])" office:value-type="float" office:value="-0.619" calcext:value-type="float">
            <text:p>-0.619</text:p>
          </table:table-cell>
          <table:table-cell table:formula="of:=MIN(MAX([.AM56]; [.N$88]); [.N$89])" office:value-type="float" office:value="-0.284" calcext:value-type="float">
            <text:p>-0.284</text:p>
          </table:table-cell>
          <table:table-cell table:formula="of:=MIN(MAX([.AN56]; [.O$88]); [.O$89])" office:value-type="float" office:value="-0.724" calcext:value-type="float">
            <text:p>-0.724</text:p>
          </table:table-cell>
          <table:table-cell table:formula="of:=MIN(MAX([.AO56]; [.P$88]); [.P$89])" office:value-type="float" office:value="-0.062" calcext:value-type="float">
            <text:p>-0.062</text:p>
          </table:table-cell>
          <table:table-cell table:formula="of:=MIN(MAX([.AP56]; [.Q$88]); [.Q$89])" office:value-type="float" office:value="-1.458" calcext:value-type="float">
            <text:p>-1.458</text:p>
          </table:table-cell>
          <table:table-cell table:formula="of:=MIN(MAX([.AQ56]; [.R$88]); [.R$89])" office:value-type="float" office:value="2.074" calcext:value-type="float">
            <text:p>2.074</text:p>
          </table:table-cell>
          <table:table-cell table:formula="of:=MIN(MAX([.AR56]; [.S$88]); [.S$89])" office:value-type="float" office:value="-0.62" calcext:value-type="float">
            <text:p>-0.62</text:p>
          </table:table-cell>
          <table:table-cell table:formula="of:=MIN(MAX([.AS56]; [.T$88]); [.T$89])" office:value-type="float" office:value="0.284" calcext:value-type="float">
            <text:p>0.284</text:p>
          </table:table-cell>
          <table:table-cell table:formula="of:=MIN(MAX([.AT56]; [.U$88]); [.U$89])" office:value-type="float" office:value="0.8" calcext:value-type="float">
            <text:p>0.8</text:p>
          </table:table-cell>
          <table:table-cell table:formula="of:=MIN(MAX([.AU56]; [.V$88]); [.V$89])" office:value-type="float" office:value="0.063" calcext:value-type="float">
            <text:p>0.063</text:p>
          </table:table-cell>
          <table:table-cell table:formula="of:=MIN(MAX([.AV56]; [.W$88]); [.W$89])" office:value-type="float" office:value="1.14" calcext:value-type="float">
            <text:p>1.14</text:p>
          </table:table-cell>
          <table:table-cell table:formula="of:=MIN(MAX([.AW56]; [.X$88]); [.X$89])" office:value-type="float" office:value="1.114" calcext:value-type="float">
            <text:p>1.114</text:p>
          </table:table-cell>
          <table:table-cell/>
          <table:table-cell office:value-type="string" calcext:value-type="string">
            <text:p>00:02:200</text:p>
          </table:table-cell>
          <table:table-cell office:value-type="string" calcext:value-type="string">
            <text:p>Pose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9" calcext:value-type="float">
            <text:p>0.809</text:p>
          </table:table-cell>
          <table:table-cell office:value-type="float" office:value="-0.077" calcext:value-type="float">
            <text:p>-0.077</text:p>
          </table:table-cell>
          <table:table-cell office:value-type="float" office:value="-1.129" calcext:value-type="float">
            <text:p>-1.129</text:p>
          </table:table-cell>
          <table:table-cell office:value-type="float" office:value="-1.112" calcext:value-type="float">
            <text:p>-1.112</text:p>
          </table:table-cell>
          <table:table-cell office:value-type="float" office:value="-0.724" calcext:value-type="float">
            <text:p>-0.724</text:p>
          </table:table-cell>
          <table:table-cell office:value-type="float" office:value="0.062" calcext:value-type="float">
            <text:p>0.062</text:p>
          </table:table-cell>
          <table:table-cell office:value-type="float" office:value="-1.458" calcext:value-type="float">
            <text:p>-1.458</text:p>
          </table:table-cell>
          <table:table-cell office:value-type="float" office:value="2.075" calcext:value-type="float">
            <text:p>2.075</text:p>
          </table:table-cell>
          <table:table-cell office:value-type="float" office:value="-0.619" calcext:value-type="float">
            <text:p>-0.619</text:p>
          </table:table-cell>
          <table:table-cell office:value-type="float" office:value="-0.284" calcext:value-type="float">
            <text:p>-0.284</text:p>
          </table:table-cell>
          <table:table-cell office:value-type="float" office:value="-0.724" calcext:value-type="float">
            <text:p>-0.724</text:p>
          </table:table-cell>
          <table:table-cell office:value-type="float" office:value="-0.062" calcext:value-type="float">
            <text:p>-0.062</text:p>
          </table:table-cell>
          <table:table-cell office:value-type="float" office:value="-1.458" calcext:value-type="float">
            <text:p>-1.458</text:p>
          </table:table-cell>
          <table:table-cell office:value-type="float" office:value="2.074" calcext:value-type="float">
            <text:p>2.074</text:p>
          </table:table-cell>
          <table:table-cell office:value-type="float" office:value="-0.62" calcext:value-type="float">
            <text:p>-0.62</text:p>
          </table:table-cell>
          <table:table-cell office:value-type="float" office:value="0.284" calcext:value-type="float">
            <text:p>0.284</text:p>
          </table:table-cell>
          <table:table-cell office:value-type="float" office:value="0.8" calcext:value-type="float">
            <text:p>0.8</text:p>
          </table:table-cell>
          <table:table-cell office:value-type="float" office:value="0.063" calcext:value-type="float">
            <text:p>0.063</text:p>
          </table:table-cell>
          <table:table-cell office:value-type="float" office:value="1.14" calcext:value-type="float">
            <text:p>1.14</text:p>
          </table:table-cell>
          <table:table-cell office:value-type="float" office:value="1.114" calcext:value-type="float">
            <text:p>1.114</text:p>
          </table:table-cell>
        </table:table-row>
        <table:table-row table:style-name="ro1">
          <table:table-cell office:value-type="string" calcext:value-type="string">
            <text:p>00:02:240</text:p>
          </table:table-cell>
          <table:table-cell office:value-type="string" calcext:value-type="string">
            <text:p>Pose57</text:p>
          </table:table-cell>
          <table:table-cell table:formula="of:=MIN(MAX([.AB57]; [.C$88]); [.C$89])" office:value-type="float" office:value="0" calcext:value-type="float">
            <text:p>0</text:p>
          </table:table-cell>
          <table:table-cell table:formula="of:=MIN(MAX([.AC57]; [.D$88]); [.D$89])" office:value-type="float" office:value="0" calcext:value-type="float">
            <text:p>0</text:p>
          </table:table-cell>
          <table:table-cell table:formula="of:=MIN(MAX([.AD57]; [.E$88]); [.E$89])" office:value-type="float" office:value="0.898" calcext:value-type="float">
            <text:p>0.898</text:p>
          </table:table-cell>
          <table:table-cell table:formula="of:=MIN(MAX([.AE57]; [.F$88]); [.F$89])" office:value-type="float" office:value="-0.083" calcext:value-type="float">
            <text:p>-0.083</text:p>
          </table:table-cell>
          <table:table-cell table:formula="of:=MIN(MAX([.AF57]; [.G$88]); [.G$89])" office:value-type="float" office:value="-1.156" calcext:value-type="float">
            <text:p>-1.156</text:p>
          </table:table-cell>
          <table:table-cell table:formula="of:=MIN(MAX([.AG57]; [.H$88]); [.H$89])" office:value-type="float" office:value="-1.205" calcext:value-type="float">
            <text:p>-1.205</text:p>
          </table:table-cell>
          <table:table-cell table:formula="of:=MIN(MAX([.AH57]; [.I$88]); [.I$89])" office:value-type="float" office:value="-0.705" calcext:value-type="float">
            <text:p>-0.705</text:p>
          </table:table-cell>
          <table:table-cell table:formula="of:=MIN(MAX([.AI57]; [.J$88]); [.J$89])" office:value-type="float" office:value="0.067" calcext:value-type="float">
            <text:p>0.067</text:p>
          </table:table-cell>
          <table:table-cell table:formula="of:=MIN(MAX([.AJ57]; [.K$88]); [.K$89])" office:value-type="float" office:value="-1.435" calcext:value-type="float">
            <text:p>-1.435</text:p>
          </table:table-cell>
          <table:table-cell table:formula="of:=MIN(MAX([.AK57]; [.L$88]); [.L$89])" office:value-type="float" office:value="2.1125" calcext:value-type="float">
            <text:p>2.1125</text:p>
          </table:table-cell>
          <table:table-cell table:formula="of:=MIN(MAX([.AL57]; [.M$88]); [.M$89])" office:value-type="float" office:value="-0.688" calcext:value-type="float">
            <text:p>-0.688</text:p>
          </table:table-cell>
          <table:table-cell table:formula="of:=MIN(MAX([.AM57]; [.N$88]); [.N$89])" office:value-type="float" office:value="-0.253" calcext:value-type="float">
            <text:p>-0.253</text:p>
          </table:table-cell>
          <table:table-cell table:formula="of:=MIN(MAX([.AN57]; [.O$88]); [.O$89])" office:value-type="float" office:value="-0.705" calcext:value-type="float">
            <text:p>-0.705</text:p>
          </table:table-cell>
          <table:table-cell table:formula="of:=MIN(MAX([.AO57]; [.P$88]); [.P$89])" office:value-type="float" office:value="-0.067" calcext:value-type="float">
            <text:p>-0.067</text:p>
          </table:table-cell>
          <table:table-cell table:formula="of:=MIN(MAX([.AP57]; [.Q$88]); [.Q$89])" office:value-type="float" office:value="-1.435" calcext:value-type="float">
            <text:p>-1.435</text:p>
          </table:table-cell>
          <table:table-cell table:formula="of:=MIN(MAX([.AQ57]; [.R$88]); [.R$89])" office:value-type="float" office:value="2.1125" calcext:value-type="float">
            <text:p>2.1125</text:p>
          </table:table-cell>
          <table:table-cell table:formula="of:=MIN(MAX([.AR57]; [.S$88]); [.S$89])" office:value-type="float" office:value="-0.689" calcext:value-type="float">
            <text:p>-0.689</text:p>
          </table:table-cell>
          <table:table-cell table:formula="of:=MIN(MAX([.AS57]; [.T$88]); [.T$89])" office:value-type="float" office:value="0.253" calcext:value-type="float">
            <text:p>0.253</text:p>
          </table:table-cell>
          <table:table-cell table:formula="of:=MIN(MAX([.AT57]; [.U$88]); [.U$89])" office:value-type="float" office:value="0.89" calcext:value-type="float">
            <text:p>0.89</text:p>
          </table:table-cell>
          <table:table-cell table:formula="of:=MIN(MAX([.AU57]; [.V$88]); [.V$89])" office:value-type="float" office:value="0.068" calcext:value-type="float">
            <text:p>0.068</text:p>
          </table:table-cell>
          <table:table-cell table:formula="of:=MIN(MAX([.AV57]; [.W$88]); [.W$89])" office:value-type="float" office:value="1.169" calcext:value-type="float">
            <text:p>1.169</text:p>
          </table:table-cell>
          <table:table-cell table:formula="of:=MIN(MAX([.AW57]; [.X$88]); [.X$89])" office:value-type="float" office:value="1.208" calcext:value-type="float">
            <text:p>1.208</text:p>
          </table:table-cell>
          <table:table-cell/>
          <table:table-cell office:value-type="string" calcext:value-type="string">
            <text:p>00:02:240</text:p>
          </table:table-cell>
          <table:table-cell office:value-type="string" calcext:value-type="string">
            <text:p>Pose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8" calcext:value-type="float">
            <text:p>0.898</text:p>
          </table:table-cell>
          <table:table-cell office:value-type="float" office:value="-0.083" calcext:value-type="float">
            <text:p>-0.083</text:p>
          </table:table-cell>
          <table:table-cell office:value-type="float" office:value="-1.156" calcext:value-type="float">
            <text:p>-1.156</text:p>
          </table:table-cell>
          <table:table-cell office:value-type="float" office:value="-1.205" calcext:value-type="float">
            <text:p>-1.205</text:p>
          </table:table-cell>
          <table:table-cell office:value-type="float" office:value="-0.705" calcext:value-type="float">
            <text:p>-0.705</text:p>
          </table:table-cell>
          <table:table-cell office:value-type="float" office:value="0.067" calcext:value-type="float">
            <text:p>0.067</text:p>
          </table:table-cell>
          <table:table-cell office:value-type="float" office:value="-1.435" calcext:value-type="float">
            <text:p>-1.435</text:p>
          </table:table-cell>
          <table:table-cell office:value-type="float" office:value="2.17" calcext:value-type="float">
            <text:p>2.17</text:p>
          </table:table-cell>
          <table:table-cell office:value-type="float" office:value="-0.688" calcext:value-type="float">
            <text:p>-0.688</text:p>
          </table:table-cell>
          <table:table-cell office:value-type="float" office:value="-0.253" calcext:value-type="float">
            <text:p>-0.253</text:p>
          </table:table-cell>
          <table:table-cell office:value-type="float" office:value="-0.705" calcext:value-type="float">
            <text:p>-0.705</text:p>
          </table:table-cell>
          <table:table-cell office:value-type="float" office:value="-0.067" calcext:value-type="float">
            <text:p>-0.067</text:p>
          </table:table-cell>
          <table:table-cell office:value-type="float" office:value="-1.435" calcext:value-type="float">
            <text:p>-1.435</text:p>
          </table:table-cell>
          <table:table-cell office:value-type="float" office:value="2.169" calcext:value-type="float">
            <text:p>2.169</text:p>
          </table:table-cell>
          <table:table-cell office:value-type="float" office:value="-0.689" calcext:value-type="float">
            <text:p>-0.689</text:p>
          </table:table-cell>
          <table:table-cell office:value-type="float" office:value="0.253" calcext:value-type="float">
            <text:p>0.253</text:p>
          </table:table-cell>
          <table:table-cell office:value-type="float" office:value="0.89" calcext:value-type="float">
            <text:p>0.89</text:p>
          </table:table-cell>
          <table:table-cell office:value-type="float" office:value="0.068" calcext:value-type="float">
            <text:p>0.068</text:p>
          </table:table-cell>
          <table:table-cell office:value-type="float" office:value="1.169" calcext:value-type="float">
            <text:p>1.169</text:p>
          </table:table-cell>
          <table:table-cell office:value-type="float" office:value="1.208" calcext:value-type="float">
            <text:p>1.208</text:p>
          </table:table-cell>
        </table:table-row>
        <table:table-row table:style-name="ro1">
          <table:table-cell office:value-type="string" calcext:value-type="string">
            <text:p>00:02:280</text:p>
          </table:table-cell>
          <table:table-cell office:value-type="string" calcext:value-type="string">
            <text:p>Pose58</text:p>
          </table:table-cell>
          <table:table-cell table:formula="of:=MIN(MAX([.AB58]; [.C$88]); [.C$89])" office:value-type="float" office:value="0" calcext:value-type="float">
            <text:p>0</text:p>
          </table:table-cell>
          <table:table-cell table:formula="of:=MIN(MAX([.AC58]; [.D$88]); [.D$89])" office:value-type="float" office:value="0" calcext:value-type="float">
            <text:p>0</text:p>
          </table:table-cell>
          <table:table-cell table:formula="of:=MIN(MAX([.AD58]; [.E$88]); [.E$89])" office:value-type="float" office:value="0.954" calcext:value-type="float">
            <text:p>0.954</text:p>
          </table:table-cell>
          <table:table-cell table:formula="of:=MIN(MAX([.AE58]; [.F$88]); [.F$89])" office:value-type="float" office:value="-0.085" calcext:value-type="float">
            <text:p>-0.085</text:p>
          </table:table-cell>
          <table:table-cell table:formula="of:=MIN(MAX([.AF58]; [.G$88]); [.G$89])" office:value-type="float" office:value="-1.171" calcext:value-type="float">
            <text:p>-1.171</text:p>
          </table:table-cell>
          <table:table-cell table:formula="of:=MIN(MAX([.AG58]; [.H$88]); [.H$89])" office:value-type="float" office:value="-1.26" calcext:value-type="float">
            <text:p>-1.26</text:p>
          </table:table-cell>
          <table:table-cell table:formula="of:=MIN(MAX([.AH58]; [.I$88]); [.I$89])" office:value-type="float" office:value="-0.692" calcext:value-type="float">
            <text:p>-0.692</text:p>
          </table:table-cell>
          <table:table-cell table:formula="of:=MIN(MAX([.AI58]; [.J$88]); [.J$89])" office:value-type="float" office:value="0.071" calcext:value-type="float">
            <text:p>0.071</text:p>
          </table:table-cell>
          <table:table-cell table:formula="of:=MIN(MAX([.AJ58]; [.K$88]); [.K$89])" office:value-type="float" office:value="-1.417" calcext:value-type="float">
            <text:p>-1.417</text:p>
          </table:table-cell>
          <table:table-cell table:formula="of:=MIN(MAX([.AK58]; [.L$88]); [.L$89])" office:value-type="float" office:value="2.1125" calcext:value-type="float">
            <text:p>2.1125</text:p>
          </table:table-cell>
          <table:table-cell table:formula="of:=MIN(MAX([.AL58]; [.M$88]); [.M$89])" office:value-type="float" office:value="-0.729" calcext:value-type="float">
            <text:p>-0.729</text:p>
          </table:table-cell>
          <table:table-cell table:formula="of:=MIN(MAX([.AM58]; [.N$88]); [.N$89])" office:value-type="float" office:value="-0.233" calcext:value-type="float">
            <text:p>-0.233</text:p>
          </table:table-cell>
          <table:table-cell table:formula="of:=MIN(MAX([.AN58]; [.O$88]); [.O$89])" office:value-type="float" office:value="-0.692" calcext:value-type="float">
            <text:p>-0.692</text:p>
          </table:table-cell>
          <table:table-cell table:formula="of:=MIN(MAX([.AO58]; [.P$88]); [.P$89])" office:value-type="float" office:value="-0.071" calcext:value-type="float">
            <text:p>-0.071</text:p>
          </table:table-cell>
          <table:table-cell table:formula="of:=MIN(MAX([.AP58]; [.Q$88]); [.Q$89])" office:value-type="float" office:value="-1.417" calcext:value-type="float">
            <text:p>-1.417</text:p>
          </table:table-cell>
          <table:table-cell table:formula="of:=MIN(MAX([.AQ58]; [.R$88]); [.R$89])" office:value-type="float" office:value="2.1125" calcext:value-type="float">
            <text:p>2.1125</text:p>
          </table:table-cell>
          <table:table-cell table:formula="of:=MIN(MAX([.AR58]; [.S$88]); [.S$89])" office:value-type="float" office:value="-0.73" calcext:value-type="float">
            <text:p>-0.73</text:p>
          </table:table-cell>
          <table:table-cell table:formula="of:=MIN(MAX([.AS58]; [.T$88]); [.T$89])" office:value-type="float" office:value="0.233" calcext:value-type="float">
            <text:p>0.233</text:p>
          </table:table-cell>
          <table:table-cell table:formula="of:=MIN(MAX([.AT58]; [.U$88]); [.U$89])" office:value-type="float" office:value="0.946" calcext:value-type="float">
            <text:p>0.946</text:p>
          </table:table-cell>
          <table:table-cell table:formula="of:=MIN(MAX([.AU58]; [.V$88]); [.V$89])" office:value-type="float" office:value="0.071" calcext:value-type="float">
            <text:p>0.071</text:p>
          </table:table-cell>
          <table:table-cell table:formula="of:=MIN(MAX([.AV58]; [.W$88]); [.W$89])" office:value-type="float" office:value="1.183" calcext:value-type="float">
            <text:p>1.183</text:p>
          </table:table-cell>
          <table:table-cell table:formula="of:=MIN(MAX([.AW58]; [.X$88]); [.X$89])" office:value-type="float" office:value="1.262" calcext:value-type="float">
            <text:p>1.262</text:p>
          </table:table-cell>
          <table:table-cell/>
          <table:table-cell office:value-type="string" calcext:value-type="string">
            <text:p>00:02:280</text:p>
          </table:table-cell>
          <table:table-cell office:value-type="string" calcext:value-type="string">
            <text:p>Pose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54" calcext:value-type="float">
            <text:p>0.954</text:p>
          </table:table-cell>
          <table:table-cell office:value-type="float" office:value="-0.085" calcext:value-type="float">
            <text:p>-0.085</text:p>
          </table:table-cell>
          <table:table-cell office:value-type="float" office:value="-1.171" calcext:value-type="float">
            <text:p>-1.171</text:p>
          </table:table-cell>
          <table:table-cell office:value-type="float" office:value="-1.26" calcext:value-type="float">
            <text:p>-1.26</text:p>
          </table:table-cell>
          <table:table-cell office:value-type="float" office:value="-0.692" calcext:value-type="float">
            <text:p>-0.692</text:p>
          </table:table-cell>
          <table:table-cell office:value-type="float" office:value="0.071" calcext:value-type="float">
            <text:p>0.071</text:p>
          </table:table-cell>
          <table:table-cell office:value-type="float" office:value="-1.417" calcext:value-type="float">
            <text:p>-1.417</text:p>
          </table:table-cell>
          <table:table-cell office:value-type="float" office:value="2.223" calcext:value-type="float">
            <text:p>2.223</text:p>
          </table:table-cell>
          <table:table-cell office:value-type="float" office:value="-0.729" calcext:value-type="float">
            <text:p>-0.729</text:p>
          </table:table-cell>
          <table:table-cell office:value-type="float" office:value="-0.233" calcext:value-type="float">
            <text:p>-0.233</text:p>
          </table:table-cell>
          <table:table-cell office:value-type="float" office:value="-0.692" calcext:value-type="float">
            <text:p>-0.692</text:p>
          </table:table-cell>
          <table:table-cell office:value-type="float" office:value="-0.071" calcext:value-type="float">
            <text:p>-0.071</text:p>
          </table:table-cell>
          <table:table-cell office:value-type="float" office:value="-1.417" calcext:value-type="float">
            <text:p>-1.417</text:p>
          </table:table-cell>
          <table:table-cell office:value-type="float" office:value="2.222" calcext:value-type="float">
            <text:p>2.222</text:p>
          </table:table-cell>
          <table:table-cell office:value-type="float" office:value="-0.73" calcext:value-type="float">
            <text:p>-0.73</text:p>
          </table:table-cell>
          <table:table-cell office:value-type="float" office:value="0.233" calcext:value-type="float">
            <text:p>0.233</text:p>
          </table:table-cell>
          <table:table-cell office:value-type="float" office:value="0.946" calcext:value-type="float">
            <text:p>0.946</text:p>
          </table:table-cell>
          <table:table-cell office:value-type="float" office:value="0.071" calcext:value-type="float">
            <text:p>0.071</text:p>
          </table:table-cell>
          <table:table-cell office:value-type="float" office:value="1.183" calcext:value-type="float">
            <text:p>1.183</text:p>
          </table:table-cell>
          <table:table-cell office:value-type="float" office:value="1.262" calcext:value-type="float">
            <text:p>1.262</text:p>
          </table:table-cell>
        </table:table-row>
        <table:table-row table:style-name="ro1">
          <table:table-cell office:value-type="string" calcext:value-type="string">
            <text:p>00:02:320</text:p>
          </table:table-cell>
          <table:table-cell office:value-type="string" calcext:value-type="string">
            <text:p>Pose59</text:p>
          </table:table-cell>
          <table:table-cell table:formula="of:=MIN(MAX([.AB59]; [.C$88]); [.C$89])" office:value-type="float" office:value="0" calcext:value-type="float">
            <text:p>0</text:p>
          </table:table-cell>
          <table:table-cell table:formula="of:=MIN(MAX([.AC59]; [.D$88]); [.D$89])" office:value-type="float" office:value="0" calcext:value-type="float">
            <text:p>0</text:p>
          </table:table-cell>
          <table:table-cell table:formula="of:=MIN(MAX([.AD59]; [.E$88]); [.E$89])" office:value-type="float" office:value="1.033" calcext:value-type="float">
            <text:p>1.033</text:p>
          </table:table-cell>
          <table:table-cell table:formula="of:=MIN(MAX([.AE59]; [.F$88]); [.F$89])" office:value-type="float" office:value="-0.087" calcext:value-type="float">
            <text:p>-0.087</text:p>
          </table:table-cell>
          <table:table-cell table:formula="of:=MIN(MAX([.AF59]; [.G$88]); [.G$89])" office:value-type="float" office:value="-1.185" calcext:value-type="float">
            <text:p>-1.185</text:p>
          </table:table-cell>
          <table:table-cell table:formula="of:=MIN(MAX([.AG59]; [.H$88]); [.H$89])" office:value-type="float" office:value="-1.327" calcext:value-type="float">
            <text:p>-1.327</text:p>
          </table:table-cell>
          <table:table-cell table:formula="of:=MIN(MAX([.AH59]; [.I$88]); [.I$89])" office:value-type="float" office:value="-0.673" calcext:value-type="float">
            <text:p>-0.673</text:p>
          </table:table-cell>
          <table:table-cell table:formula="of:=MIN(MAX([.AI59]; [.J$88]); [.J$89])" office:value-type="float" office:value="0.075" calcext:value-type="float">
            <text:p>0.075</text:p>
          </table:table-cell>
          <table:table-cell table:formula="of:=MIN(MAX([.AJ59]; [.K$88]); [.K$89])" office:value-type="float" office:value="-1.386" calcext:value-type="float">
            <text:p>-1.386</text:p>
          </table:table-cell>
          <table:table-cell table:formula="of:=MIN(MAX([.AK59]; [.L$88]); [.L$89])" office:value-type="float" office:value="2.1125" calcext:value-type="float">
            <text:p>2.1125</text:p>
          </table:table-cell>
          <table:table-cell table:formula="of:=MIN(MAX([.AL59]; [.M$88]); [.M$89])" office:value-type="float" office:value="-0.78" calcext:value-type="float">
            <text:p>-0.78</text:p>
          </table:table-cell>
          <table:table-cell table:formula="of:=MIN(MAX([.AM59]; [.N$88]); [.N$89])" office:value-type="float" office:value="-0.205" calcext:value-type="float">
            <text:p>-0.205</text:p>
          </table:table-cell>
          <table:table-cell table:formula="of:=MIN(MAX([.AN59]; [.O$88]); [.O$89])" office:value-type="float" office:value="-0.673" calcext:value-type="float">
            <text:p>-0.673</text:p>
          </table:table-cell>
          <table:table-cell table:formula="of:=MIN(MAX([.AO59]; [.P$88]); [.P$89])" office:value-type="float" office:value="-0.075" calcext:value-type="float">
            <text:p>-0.075</text:p>
          </table:table-cell>
          <table:table-cell table:formula="of:=MIN(MAX([.AP59]; [.Q$88]); [.Q$89])" office:value-type="float" office:value="-1.386" calcext:value-type="float">
            <text:p>-1.386</text:p>
          </table:table-cell>
          <table:table-cell table:formula="of:=MIN(MAX([.AQ59]; [.R$88]); [.R$89])" office:value-type="float" office:value="2.1125" calcext:value-type="float">
            <text:p>2.1125</text:p>
          </table:table-cell>
          <table:table-cell table:formula="of:=MIN(MAX([.AR59]; [.S$88]); [.S$89])" office:value-type="float" office:value="-0.782" calcext:value-type="float">
            <text:p>-0.782</text:p>
          </table:table-cell>
          <table:table-cell table:formula="of:=MIN(MAX([.AS59]; [.T$88]); [.T$89])" office:value-type="float" office:value="0.205" calcext:value-type="float">
            <text:p>0.205</text:p>
          </table:table-cell>
          <table:table-cell table:formula="of:=MIN(MAX([.AT59]; [.U$88]); [.U$89])" office:value-type="float" office:value="1.024" calcext:value-type="float">
            <text:p>1.024</text:p>
          </table:table-cell>
          <table:table-cell table:formula="of:=MIN(MAX([.AU59]; [.V$88]); [.V$89])" office:value-type="float" office:value="0.073" calcext:value-type="float">
            <text:p>0.073</text:p>
          </table:table-cell>
          <table:table-cell table:formula="of:=MIN(MAX([.AV59]; [.W$88]); [.W$89])" office:value-type="float" office:value="1.197" calcext:value-type="float">
            <text:p>1.197</text:p>
          </table:table-cell>
          <table:table-cell table:formula="of:=MIN(MAX([.AW59]; [.X$88]); [.X$89])" office:value-type="float" office:value="1.329" calcext:value-type="float">
            <text:p>1.329</text:p>
          </table:table-cell>
          <table:table-cell/>
          <table:table-cell office:value-type="string" calcext:value-type="string">
            <text:p>00:02:320</text:p>
          </table:table-cell>
          <table:table-cell office:value-type="string" calcext:value-type="string">
            <text:p>Pose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33" calcext:value-type="float">
            <text:p>1.033</text:p>
          </table:table-cell>
          <table:table-cell office:value-type="float" office:value="-0.087" calcext:value-type="float">
            <text:p>-0.087</text:p>
          </table:table-cell>
          <table:table-cell office:value-type="float" office:value="-1.185" calcext:value-type="float">
            <text:p>-1.185</text:p>
          </table:table-cell>
          <table:table-cell office:value-type="float" office:value="-1.327" calcext:value-type="float">
            <text:p>-1.327</text:p>
          </table:table-cell>
          <table:table-cell office:value-type="float" office:value="-0.673" calcext:value-type="float">
            <text:p>-0.673</text:p>
          </table:table-cell>
          <table:table-cell office:value-type="float" office:value="0.075" calcext:value-type="float">
            <text:p>0.075</text:p>
          </table:table-cell>
          <table:table-cell office:value-type="float" office:value="-1.386" calcext:value-type="float">
            <text:p>-1.386</text:p>
          </table:table-cell>
          <table:table-cell office:value-type="float" office:value="2.284" calcext:value-type="float">
            <text:p>2.284</text:p>
          </table:table-cell>
          <table:table-cell office:value-type="float" office:value="-0.78" calcext:value-type="float">
            <text:p>-0.78</text:p>
          </table:table-cell>
          <table:table-cell office:value-type="float" office:value="-0.205" calcext:value-type="float">
            <text:p>-0.205</text:p>
          </table:table-cell>
          <table:table-cell office:value-type="float" office:value="-0.673" calcext:value-type="float">
            <text:p>-0.673</text:p>
          </table:table-cell>
          <table:table-cell office:value-type="float" office:value="-0.075" calcext:value-type="float">
            <text:p>-0.075</text:p>
          </table:table-cell>
          <table:table-cell office:value-type="float" office:value="-1.386" calcext:value-type="float">
            <text:p>-1.386</text:p>
          </table:table-cell>
          <table:table-cell office:value-type="float" office:value="2.283" calcext:value-type="float">
            <text:p>2.283</text:p>
          </table:table-cell>
          <table:table-cell office:value-type="float" office:value="-0.782" calcext:value-type="float">
            <text:p>-0.782</text:p>
          </table:table-cell>
          <table:table-cell office:value-type="float" office:value="0.205" calcext:value-type="float">
            <text:p>0.205</text:p>
          </table:table-cell>
          <table:table-cell office:value-type="float" office:value="1.024" calcext:value-type="float">
            <text:p>1.024</text:p>
          </table:table-cell>
          <table:table-cell office:value-type="float" office:value="0.073" calcext:value-type="float">
            <text:p>0.073</text:p>
          </table:table-cell>
          <table:table-cell office:value-type="float" office:value="1.197" calcext:value-type="float">
            <text:p>1.197</text:p>
          </table:table-cell>
          <table:table-cell office:value-type="float" office:value="1.329" calcext:value-type="float">
            <text:p>1.329</text:p>
          </table:table-cell>
        </table:table-row>
        <table:table-row table:style-name="ro1">
          <table:table-cell office:value-type="string" calcext:value-type="string">
            <text:p>00:02:360</text:p>
          </table:table-cell>
          <table:table-cell office:value-type="string" calcext:value-type="string">
            <text:p>Pose60</text:p>
          </table:table-cell>
          <table:table-cell table:formula="of:=MIN(MAX([.AB60]; [.C$88]); [.C$89])" office:value-type="float" office:value="0" calcext:value-type="float">
            <text:p>0</text:p>
          </table:table-cell>
          <table:table-cell table:formula="of:=MIN(MAX([.AC60]; [.D$88]); [.D$89])" office:value-type="float" office:value="0" calcext:value-type="float">
            <text:p>0</text:p>
          </table:table-cell>
          <table:table-cell table:formula="of:=MIN(MAX([.AD60]; [.E$88]); [.E$89])" office:value-type="float" office:value="1.08" calcext:value-type="float">
            <text:p>1.08</text:p>
          </table:table-cell>
          <table:table-cell table:formula="of:=MIN(MAX([.AE60]; [.F$88]); [.F$89])" office:value-type="float" office:value="-0.087" calcext:value-type="float">
            <text:p>-0.087</text:p>
          </table:table-cell>
          <table:table-cell table:formula="of:=MIN(MAX([.AF60]; [.G$88]); [.G$89])" office:value-type="float" office:value="-1.189" calcext:value-type="float">
            <text:p>-1.189</text:p>
          </table:table-cell>
          <table:table-cell table:formula="of:=MIN(MAX([.AG60]; [.H$88]); [.H$89])" office:value-type="float" office:value="-1.361" calcext:value-type="float">
            <text:p>-1.361</text:p>
          </table:table-cell>
          <table:table-cell table:formula="of:=MIN(MAX([.AH60]; [.I$88]); [.I$89])" office:value-type="float" office:value="-0.661" calcext:value-type="float">
            <text:p>-0.661</text:p>
          </table:table-cell>
          <table:table-cell table:formula="of:=MIN(MAX([.AI60]; [.J$88]); [.J$89])" office:value-type="float" office:value="0.078" calcext:value-type="float">
            <text:p>0.078</text:p>
          </table:table-cell>
          <table:table-cell table:formula="of:=MIN(MAX([.AJ60]; [.K$88]); [.K$89])" office:value-type="float" office:value="-1.362" calcext:value-type="float">
            <text:p>-1.362</text:p>
          </table:table-cell>
          <table:table-cell table:formula="of:=MIN(MAX([.AK60]; [.L$88]); [.L$89])" office:value-type="float" office:value="2.1125" calcext:value-type="float">
            <text:p>2.1125</text:p>
          </table:table-cell>
          <table:table-cell table:formula="of:=MIN(MAX([.AL60]; [.M$88]); [.M$89])" office:value-type="float" office:value="-0.807" calcext:value-type="float">
            <text:p>-0.807</text:p>
          </table:table-cell>
          <table:table-cell table:formula="of:=MIN(MAX([.AM60]; [.N$88]); [.N$89])" office:value-type="float" office:value="-0.188" calcext:value-type="float">
            <text:p>-0.188</text:p>
          </table:table-cell>
          <table:table-cell table:formula="of:=MIN(MAX([.AN60]; [.O$88]); [.O$89])" office:value-type="float" office:value="-0.661" calcext:value-type="float">
            <text:p>-0.661</text:p>
          </table:table-cell>
          <table:table-cell table:formula="of:=MIN(MAX([.AO60]; [.P$88]); [.P$89])" office:value-type="float" office:value="-0.078" calcext:value-type="float">
            <text:p>-0.078</text:p>
          </table:table-cell>
          <table:table-cell table:formula="of:=MIN(MAX([.AP60]; [.Q$88]); [.Q$89])" office:value-type="float" office:value="-1.362" calcext:value-type="float">
            <text:p>-1.362</text:p>
          </table:table-cell>
          <table:table-cell table:formula="of:=MIN(MAX([.AQ60]; [.R$88]); [.R$89])" office:value-type="float" office:value="2.1125" calcext:value-type="float">
            <text:p>2.1125</text:p>
          </table:table-cell>
          <table:table-cell table:formula="of:=MIN(MAX([.AR60]; [.S$88]); [.S$89])" office:value-type="float" office:value="-0.808" calcext:value-type="float">
            <text:p>-0.808</text:p>
          </table:table-cell>
          <table:table-cell table:formula="of:=MIN(MAX([.AS60]; [.T$88]); [.T$89])" office:value-type="float" office:value="0.188" calcext:value-type="float">
            <text:p>0.188</text:p>
          </table:table-cell>
          <table:table-cell table:formula="of:=MIN(MAX([.AT60]; [.U$88]); [.U$89])" office:value-type="float" office:value="1.072" calcext:value-type="float">
            <text:p>1.072</text:p>
          </table:table-cell>
          <table:table-cell table:formula="of:=MIN(MAX([.AU60]; [.V$88]); [.V$89])" office:value-type="float" office:value="0.074" calcext:value-type="float">
            <text:p>0.074</text:p>
          </table:table-cell>
          <table:table-cell table:formula="of:=MIN(MAX([.AV60]; [.W$88]); [.W$89])" office:value-type="float" office:value="1.2" calcext:value-type="float">
            <text:p>1.2</text:p>
          </table:table-cell>
          <table:table-cell table:formula="of:=MIN(MAX([.AW60]; [.X$88]); [.X$89])" office:value-type="float" office:value="1.363" calcext:value-type="float">
            <text:p>1.363</text:p>
          </table:table-cell>
          <table:table-cell/>
          <table:table-cell office:value-type="string" calcext:value-type="string">
            <text:p>00:02:360</text:p>
          </table:table-cell>
          <table:table-cell office:value-type="string" calcext:value-type="string">
            <text:p>Pose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8" calcext:value-type="float">
            <text:p>1.08</text:p>
          </table:table-cell>
          <table:table-cell office:value-type="float" office:value="-0.087" calcext:value-type="float">
            <text:p>-0.087</text:p>
          </table:table-cell>
          <table:table-cell office:value-type="float" office:value="-1.189" calcext:value-type="float">
            <text:p>-1.189</text:p>
          </table:table-cell>
          <table:table-cell office:value-type="float" office:value="-1.361" calcext:value-type="float">
            <text:p>-1.361</text:p>
          </table:table-cell>
          <table:table-cell office:value-type="float" office:value="-0.661" calcext:value-type="float">
            <text:p>-0.661</text:p>
          </table:table-cell>
          <table:table-cell office:value-type="float" office:value="0.078" calcext:value-type="float">
            <text:p>0.078</text:p>
          </table:table-cell>
          <table:table-cell office:value-type="float" office:value="-1.362" calcext:value-type="float">
            <text:p>-1.362</text:p>
          </table:table-cell>
          <table:table-cell office:value-type="float" office:value="2.31" calcext:value-type="float">
            <text:p>2.31</text:p>
          </table:table-cell>
          <table:table-cell office:value-type="float" office:value="-0.807" calcext:value-type="float">
            <text:p>-0.807</text:p>
          </table:table-cell>
          <table:table-cell office:value-type="float" office:value="-0.188" calcext:value-type="float">
            <text:p>-0.188</text:p>
          </table:table-cell>
          <table:table-cell office:value-type="float" office:value="-0.661" calcext:value-type="float">
            <text:p>-0.661</text:p>
          </table:table-cell>
          <table:table-cell office:value-type="float" office:value="-0.078" calcext:value-type="float">
            <text:p>-0.078</text:p>
          </table:table-cell>
          <table:table-cell office:value-type="float" office:value="-1.362" calcext:value-type="float">
            <text:p>-1.362</text:p>
          </table:table-cell>
          <table:table-cell office:value-type="float" office:value="2.309" calcext:value-type="float">
            <text:p>2.309</text:p>
          </table:table-cell>
          <table:table-cell office:value-type="float" office:value="-0.808" calcext:value-type="float">
            <text:p>-0.808</text:p>
          </table:table-cell>
          <table:table-cell office:value-type="float" office:value="0.188" calcext:value-type="float">
            <text:p>0.188</text:p>
          </table:table-cell>
          <table:table-cell office:value-type="float" office:value="1.072" calcext:value-type="float">
            <text:p>1.072</text:p>
          </table:table-cell>
          <table:table-cell office:value-type="float" office:value="0.074" calcext:value-type="float">
            <text:p>0.074</text:p>
          </table:table-cell>
          <table:table-cell office:value-type="float" office:value="1.2" calcext:value-type="float">
            <text:p>1.2</text:p>
          </table:table-cell>
          <table:table-cell office:value-type="float" office:value="1.363" calcext:value-type="float">
            <text:p>1.363</text:p>
          </table:table-cell>
        </table:table-row>
        <table:table-row table:style-name="ro1">
          <table:table-cell office:value-type="string" calcext:value-type="string">
            <text:p>00:02:400</text:p>
          </table:table-cell>
          <table:table-cell office:value-type="string" calcext:value-type="string">
            <text:p>Pose61</text:p>
          </table:table-cell>
          <table:table-cell table:formula="of:=MIN(MAX([.AB61]; [.C$88]); [.C$89])" office:value-type="float" office:value="0" calcext:value-type="float">
            <text:p>0</text:p>
          </table:table-cell>
          <table:table-cell table:formula="of:=MIN(MAX([.AC61]; [.D$88]); [.D$89])" office:value-type="float" office:value="0" calcext:value-type="float">
            <text:p>0</text:p>
          </table:table-cell>
          <table:table-cell table:formula="of:=MIN(MAX([.AD61]; [.E$88]); [.E$89])" office:value-type="float" office:value="1.141" calcext:value-type="float">
            <text:p>1.141</text:p>
          </table:table-cell>
          <table:table-cell table:formula="of:=MIN(MAX([.AE61]; [.F$88]); [.F$89])" office:value-type="float" office:value="-0.085" calcext:value-type="float">
            <text:p>-0.085</text:p>
          </table:table-cell>
          <table:table-cell table:formula="of:=MIN(MAX([.AF61]; [.G$88]); [.G$89])" office:value-type="float" office:value="-1.184" calcext:value-type="float">
            <text:p>-1.184</text:p>
          </table:table-cell>
          <table:table-cell table:formula="of:=MIN(MAX([.AG61]; [.H$88]); [.H$89])" office:value-type="float" office:value="-1.393" calcext:value-type="float">
            <text:p>-1.393</text:p>
          </table:table-cell>
          <table:table-cell table:formula="of:=MIN(MAX([.AH61]; [.I$88]); [.I$89])" office:value-type="float" office:value="-0.642" calcext:value-type="float">
            <text:p>-0.642</text:p>
          </table:table-cell>
          <table:table-cell table:formula="of:=MIN(MAX([.AI61]; [.J$88]); [.J$89])" office:value-type="float" office:value="0.08" calcext:value-type="float">
            <text:p>0.08</text:p>
          </table:table-cell>
          <table:table-cell table:formula="of:=MIN(MAX([.AJ61]; [.K$88]); [.K$89])" office:value-type="float" office:value="-1.321" calcext:value-type="float">
            <text:p>-1.321</text:p>
          </table:table-cell>
          <table:table-cell table:formula="of:=MIN(MAX([.AK61]; [.L$88]); [.L$89])" office:value-type="float" office:value="2.1125" calcext:value-type="float">
            <text:p>2.1125</text:p>
          </table:table-cell>
          <table:table-cell table:formula="of:=MIN(MAX([.AL61]; [.M$88]); [.M$89])" office:value-type="float" office:value="-0.834" calcext:value-type="float">
            <text:p>-0.834</text:p>
          </table:table-cell>
          <table:table-cell table:formula="of:=MIN(MAX([.AM61]; [.N$88]); [.N$89])" office:value-type="float" office:value="-0.166" calcext:value-type="float">
            <text:p>-0.166</text:p>
          </table:table-cell>
          <table:table-cell table:formula="of:=MIN(MAX([.AN61]; [.O$88]); [.O$89])" office:value-type="float" office:value="-0.642" calcext:value-type="float">
            <text:p>-0.642</text:p>
          </table:table-cell>
          <table:table-cell table:formula="of:=MIN(MAX([.AO61]; [.P$88]); [.P$89])" office:value-type="float" office:value="-0.08" calcext:value-type="float">
            <text:p>-0.08</text:p>
          </table:table-cell>
          <table:table-cell table:formula="of:=MIN(MAX([.AP61]; [.Q$88]); [.Q$89])" office:value-type="float" office:value="-1.321" calcext:value-type="float">
            <text:p>-1.321</text:p>
          </table:table-cell>
          <table:table-cell table:formula="of:=MIN(MAX([.AQ61]; [.R$88]); [.R$89])" office:value-type="float" office:value="2.1125" calcext:value-type="float">
            <text:p>2.1125</text:p>
          </table:table-cell>
          <table:table-cell table:formula="of:=MIN(MAX([.AR61]; [.S$88]); [.S$89])" office:value-type="float" office:value="-0.835" calcext:value-type="float">
            <text:p>-0.835</text:p>
          </table:table-cell>
          <table:table-cell table:formula="of:=MIN(MAX([.AS61]; [.T$88]); [.T$89])" office:value-type="float" office:value="0.166" calcext:value-type="float">
            <text:p>0.166</text:p>
          </table:table-cell>
          <table:table-cell table:formula="of:=MIN(MAX([.AT61]; [.U$88]); [.U$89])" office:value-type="float" office:value="1.135" calcext:value-type="float">
            <text:p>1.135</text:p>
          </table:table-cell>
          <table:table-cell table:formula="of:=MIN(MAX([.AU61]; [.V$88]); [.V$89])" office:value-type="float" office:value="0.073" calcext:value-type="float">
            <text:p>0.073</text:p>
          </table:table-cell>
          <table:table-cell table:formula="of:=MIN(MAX([.AV61]; [.W$88]); [.W$89])" office:value-type="float" office:value="1.194" calcext:value-type="float">
            <text:p>1.194</text:p>
          </table:table-cell>
          <table:table-cell table:formula="of:=MIN(MAX([.AW61]; [.X$88]); [.X$89])" office:value-type="float" office:value="1.394" calcext:value-type="float">
            <text:p>1.394</text:p>
          </table:table-cell>
          <table:table-cell/>
          <table:table-cell office:value-type="string" calcext:value-type="string">
            <text:p>00:02:400</text:p>
          </table:table-cell>
          <table:table-cell office:value-type="string" calcext:value-type="string">
            <text:p>Pose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41" calcext:value-type="float">
            <text:p>1.141</text:p>
          </table:table-cell>
          <table:table-cell office:value-type="float" office:value="-0.085" calcext:value-type="float">
            <text:p>-0.085</text:p>
          </table:table-cell>
          <table:table-cell office:value-type="float" office:value="-1.184" calcext:value-type="float">
            <text:p>-1.184</text:p>
          </table:table-cell>
          <table:table-cell office:value-type="float" office:value="-1.393" calcext:value-type="float">
            <text:p>-1.393</text:p>
          </table:table-cell>
          <table:table-cell office:value-type="float" office:value="-0.642" calcext:value-type="float">
            <text:p>-0.642</text:p>
          </table:table-cell>
          <table:table-cell office:value-type="float" office:value="0.08" calcext:value-type="float">
            <text:p>0.08</text:p>
          </table:table-cell>
          <table:table-cell office:value-type="float" office:value="-1.321" calcext:value-type="float">
            <text:p>-1.321</text:p>
          </table:table-cell>
          <table:table-cell office:value-type="float" office:value="2.324" calcext:value-type="float">
            <text:p>2.324</text:p>
          </table:table-cell>
          <table:table-cell office:value-type="float" office:value="-0.834" calcext:value-type="float">
            <text:p>-0.834</text:p>
          </table:table-cell>
          <table:table-cell office:value-type="float" office:value="-0.166" calcext:value-type="float">
            <text:p>-0.166</text:p>
          </table:table-cell>
          <table:table-cell office:value-type="float" office:value="-0.642" calcext:value-type="float">
            <text:p>-0.642</text:p>
          </table:table-cell>
          <table:table-cell office:value-type="float" office:value="-0.08" calcext:value-type="float">
            <text:p>-0.08</text:p>
          </table:table-cell>
          <table:table-cell office:value-type="float" office:value="-1.321" calcext:value-type="float">
            <text:p>-1.321</text:p>
          </table:table-cell>
          <table:table-cell office:value-type="float" office:value="2.323" calcext:value-type="float">
            <text:p>2.323</text:p>
          </table:table-cell>
          <table:table-cell office:value-type="float" office:value="-0.835" calcext:value-type="float">
            <text:p>-0.835</text:p>
          </table:table-cell>
          <table:table-cell office:value-type="float" office:value="0.166" calcext:value-type="float">
            <text:p>0.166</text:p>
          </table:table-cell>
          <table:table-cell office:value-type="float" office:value="1.135" calcext:value-type="float">
            <text:p>1.135</text:p>
          </table:table-cell>
          <table:table-cell office:value-type="float" office:value="0.073" calcext:value-type="float">
            <text:p>0.073</text:p>
          </table:table-cell>
          <table:table-cell office:value-type="float" office:value="1.194" calcext:value-type="float">
            <text:p>1.194</text:p>
          </table:table-cell>
          <table:table-cell office:value-type="float" office:value="1.394" calcext:value-type="float">
            <text:p>1.394</text:p>
          </table:table-cell>
        </table:table-row>
        <table:table-row table:style-name="ro1">
          <table:table-cell office:value-type="string" calcext:value-type="string">
            <text:p>00:02:440</text:p>
          </table:table-cell>
          <table:table-cell office:value-type="string" calcext:value-type="string">
            <text:p>Pose62</text:p>
          </table:table-cell>
          <table:table-cell table:formula="of:=MIN(MAX([.AB62]; [.C$88]); [.C$89])" office:value-type="float" office:value="0" calcext:value-type="float">
            <text:p>0</text:p>
          </table:table-cell>
          <table:table-cell table:formula="of:=MIN(MAX([.AC62]; [.D$88]); [.D$89])" office:value-type="float" office:value="0" calcext:value-type="float">
            <text:p>0</text:p>
          </table:table-cell>
          <table:table-cell table:formula="of:=MIN(MAX([.AD62]; [.E$88]); [.E$89])" office:value-type="float" office:value="1.176" calcext:value-type="float">
            <text:p>1.176</text:p>
          </table:table-cell>
          <table:table-cell table:formula="of:=MIN(MAX([.AE62]; [.F$88]); [.F$89])" office:value-type="float" office:value="-0.081" calcext:value-type="float">
            <text:p>-0.081</text:p>
          </table:table-cell>
          <table:table-cell table:formula="of:=MIN(MAX([.AF62]; [.G$88]); [.G$89])" office:value-type="float" office:value="-1.174" calcext:value-type="float">
            <text:p>-1.174</text:p>
          </table:table-cell>
          <table:table-cell table:formula="of:=MIN(MAX([.AG62]; [.H$88]); [.H$89])" office:value-type="float" office:value="-1.4" calcext:value-type="float">
            <text:p>-1.4</text:p>
          </table:table-cell>
          <table:table-cell table:formula="of:=MIN(MAX([.AH62]; [.I$88]); [.I$89])" office:value-type="float" office:value="-0.63" calcext:value-type="float">
            <text:p>-0.63</text:p>
          </table:table-cell>
          <table:table-cell table:formula="of:=MIN(MAX([.AI62]; [.J$88]); [.J$89])" office:value-type="float" office:value="0.08" calcext:value-type="float">
            <text:p>0.08</text:p>
          </table:table-cell>
          <table:table-cell table:formula="of:=MIN(MAX([.AJ62]; [.K$88]); [.K$89])" office:value-type="float" office:value="-1.29" calcext:value-type="float">
            <text:p>-1.29</text:p>
          </table:table-cell>
          <table:table-cell table:formula="of:=MIN(MAX([.AK62]; [.L$88]); [.L$89])" office:value-type="float" office:value="2.1125" calcext:value-type="float">
            <text:p>2.1125</text:p>
          </table:table-cell>
          <table:table-cell table:formula="of:=MIN(MAX([.AL62]; [.M$88]); [.M$89])" office:value-type="float" office:value="-0.842" calcext:value-type="float">
            <text:p>-0.842</text:p>
          </table:table-cell>
          <table:table-cell table:formula="of:=MIN(MAX([.AM62]; [.N$88]); [.N$89])" office:value-type="float" office:value="-0.152" calcext:value-type="float">
            <text:p>-0.152</text:p>
          </table:table-cell>
          <table:table-cell table:formula="of:=MIN(MAX([.AN62]; [.O$88]); [.O$89])" office:value-type="float" office:value="-0.63" calcext:value-type="float">
            <text:p>-0.63</text:p>
          </table:table-cell>
          <table:table-cell table:formula="of:=MIN(MAX([.AO62]; [.P$88]); [.P$89])" office:value-type="float" office:value="-0.08" calcext:value-type="float">
            <text:p>-0.08</text:p>
          </table:table-cell>
          <table:table-cell table:formula="of:=MIN(MAX([.AP62]; [.Q$88]); [.Q$89])" office:value-type="float" office:value="-1.29" calcext:value-type="float">
            <text:p>-1.29</text:p>
          </table:table-cell>
          <table:table-cell table:formula="of:=MIN(MAX([.AQ62]; [.R$88]); [.R$89])" office:value-type="float" office:value="2.1125" calcext:value-type="float">
            <text:p>2.1125</text:p>
          </table:table-cell>
          <table:table-cell table:formula="of:=MIN(MAX([.AR62]; [.S$88]); [.S$89])" office:value-type="float" office:value="-0.843" calcext:value-type="float">
            <text:p>-0.843</text:p>
          </table:table-cell>
          <table:table-cell table:formula="of:=MIN(MAX([.AS62]; [.T$88]); [.T$89])" office:value-type="float" office:value="0.152" calcext:value-type="float">
            <text:p>0.152</text:p>
          </table:table-cell>
          <table:table-cell table:formula="of:=MIN(MAX([.AT62]; [.U$88]); [.U$89])" office:value-type="float" office:value="1.17" calcext:value-type="float">
            <text:p>1.17</text:p>
          </table:table-cell>
          <table:table-cell table:formula="of:=MIN(MAX([.AU62]; [.V$88]); [.V$89])" office:value-type="float" office:value="0.071" calcext:value-type="float">
            <text:p>0.071</text:p>
          </table:table-cell>
          <table:table-cell table:formula="of:=MIN(MAX([.AV62]; [.W$88]); [.W$89])" office:value-type="float" office:value="1.183" calcext:value-type="float">
            <text:p>1.183</text:p>
          </table:table-cell>
          <table:table-cell table:formula="of:=MIN(MAX([.AW62]; [.X$88]); [.X$89])" office:value-type="float" office:value="1.401" calcext:value-type="float">
            <text:p>1.401</text:p>
          </table:table-cell>
          <table:table-cell/>
          <table:table-cell office:value-type="string" calcext:value-type="string">
            <text:p>00:02:440</text:p>
          </table:table-cell>
          <table:table-cell office:value-type="string" calcext:value-type="string">
            <text:p>Pose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76" calcext:value-type="float">
            <text:p>1.176</text:p>
          </table:table-cell>
          <table:table-cell office:value-type="float" office:value="-0.081" calcext:value-type="float">
            <text:p>-0.081</text:p>
          </table:table-cell>
          <table:table-cell office:value-type="float" office:value="-1.174" calcext:value-type="float">
            <text:p>-1.174</text:p>
          </table:table-cell>
          <table:table-cell office:value-type="float" office:value="-1.4" calcext:value-type="float">
            <text:p>-1.4</text:p>
          </table:table-cell>
          <table:table-cell office:value-type="float" office:value="-0.63" calcext:value-type="float">
            <text:p>-0.63</text:p>
          </table:table-cell>
          <table:table-cell office:value-type="float" office:value="0.08" calcext:value-type="float">
            <text:p>0.08</text:p>
          </table:table-cell>
          <table:table-cell office:value-type="float" office:value="-1.29" calcext:value-type="float">
            <text:p>-1.29</text:p>
          </table:table-cell>
          <table:table-cell office:value-type="float" office:value="2.315" calcext:value-type="float">
            <text:p>2.315</text:p>
          </table:table-cell>
          <table:table-cell office:value-type="float" office:value="-0.842" calcext:value-type="float">
            <text:p>-0.842</text:p>
          </table:table-cell>
          <table:table-cell office:value-type="float" office:value="-0.152" calcext:value-type="float">
            <text:p>-0.152</text:p>
          </table:table-cell>
          <table:table-cell office:value-type="float" office:value="-0.63" calcext:value-type="float">
            <text:p>-0.63</text:p>
          </table:table-cell>
          <table:table-cell office:value-type="float" office:value="-0.08" calcext:value-type="float">
            <text:p>-0.08</text:p>
          </table:table-cell>
          <table:table-cell office:value-type="float" office:value="-1.29" calcext:value-type="float">
            <text:p>-1.29</text:p>
          </table:table-cell>
          <table:table-cell office:value-type="float" office:value="2.314" calcext:value-type="float">
            <text:p>2.314</text:p>
          </table:table-cell>
          <table:table-cell office:value-type="float" office:value="-0.843" calcext:value-type="float">
            <text:p>-0.843</text:p>
          </table:table-cell>
          <table:table-cell office:value-type="float" office:value="0.152" calcext:value-type="float">
            <text:p>0.152</text:p>
          </table:table-cell>
          <table:table-cell office:value-type="float" office:value="1.17" calcext:value-type="float">
            <text:p>1.17</text:p>
          </table:table-cell>
          <table:table-cell office:value-type="float" office:value="0.071" calcext:value-type="float">
            <text:p>0.071</text:p>
          </table:table-cell>
          <table:table-cell office:value-type="float" office:value="1.183" calcext:value-type="float">
            <text:p>1.183</text:p>
          </table:table-cell>
          <table:table-cell office:value-type="float" office:value="1.401" calcext:value-type="float">
            <text:p>1.401</text:p>
          </table:table-cell>
        </table:table-row>
        <table:table-row table:style-name="ro1">
          <table:table-cell office:value-type="string" calcext:value-type="string">
            <text:p>00:02:480</text:p>
          </table:table-cell>
          <table:table-cell office:value-type="string" calcext:value-type="string">
            <text:p>Pose63</text:p>
          </table:table-cell>
          <table:table-cell table:formula="of:=MIN(MAX([.AB63]; [.C$88]); [.C$89])" office:value-type="float" office:value="0" calcext:value-type="float">
            <text:p>0</text:p>
          </table:table-cell>
          <table:table-cell table:formula="of:=MIN(MAX([.AC63]; [.D$88]); [.D$89])" office:value-type="float" office:value="0" calcext:value-type="float">
            <text:p>0</text:p>
          </table:table-cell>
          <table:table-cell table:formula="of:=MIN(MAX([.AD63]; [.E$88]); [.E$89])" office:value-type="float" office:value="1.215" calcext:value-type="float">
            <text:p>1.215</text:p>
          </table:table-cell>
          <table:table-cell table:formula="of:=MIN(MAX([.AE63]; [.F$88]); [.F$89])" office:value-type="float" office:value="-0.072" calcext:value-type="float">
            <text:p>-0.072</text:p>
          </table:table-cell>
          <table:table-cell table:formula="of:=MIN(MAX([.AF63]; [.G$88]); [.G$89])" office:value-type="float" office:value="-1.147" calcext:value-type="float">
            <text:p>-1.147</text:p>
          </table:table-cell>
          <table:table-cell table:formula="of:=MIN(MAX([.AG63]; [.H$88]); [.H$89])" office:value-type="float" office:value="-1.386" calcext:value-type="float">
            <text:p>-1.386</text:p>
          </table:table-cell>
          <table:table-cell table:formula="of:=MIN(MAX([.AH63]; [.I$88]); [.I$89])" office:value-type="float" office:value="-0.612" calcext:value-type="float">
            <text:p>-0.612</text:p>
          </table:table-cell>
          <table:table-cell table:formula="of:=MIN(MAX([.AI63]; [.J$88]); [.J$89])" office:value-type="float" office:value="0.08" calcext:value-type="float">
            <text:p>0.08</text:p>
          </table:table-cell>
          <table:table-cell table:formula="of:=MIN(MAX([.AJ63]; [.K$88]); [.K$89])" office:value-type="float" office:value="-1.238" calcext:value-type="float">
            <text:p>-1.238</text:p>
          </table:table-cell>
          <table:table-cell table:formula="of:=MIN(MAX([.AK63]; [.L$88]); [.L$89])" office:value-type="float" office:value="2.1125" calcext:value-type="float">
            <text:p>2.1125</text:p>
          </table:table-cell>
          <table:table-cell table:formula="of:=MIN(MAX([.AL63]; [.M$88]); [.M$89])" office:value-type="float" office:value="-0.838" calcext:value-type="float">
            <text:p>-0.838</text:p>
          </table:table-cell>
          <table:table-cell table:formula="of:=MIN(MAX([.AM63]; [.N$88]); [.N$89])" office:value-type="float" office:value="-0.136" calcext:value-type="float">
            <text:p>-0.136</text:p>
          </table:table-cell>
          <table:table-cell table:formula="of:=MIN(MAX([.AN63]; [.O$88]); [.O$89])" office:value-type="float" office:value="-0.612" calcext:value-type="float">
            <text:p>-0.612</text:p>
          </table:table-cell>
          <table:table-cell table:formula="of:=MIN(MAX([.AO63]; [.P$88]); [.P$89])" office:value-type="float" office:value="-0.08" calcext:value-type="float">
            <text:p>-0.08</text:p>
          </table:table-cell>
          <table:table-cell table:formula="of:=MIN(MAX([.AP63]; [.Q$88]); [.Q$89])" office:value-type="float" office:value="-1.238" calcext:value-type="float">
            <text:p>-1.238</text:p>
          </table:table-cell>
          <table:table-cell table:formula="of:=MIN(MAX([.AQ63]; [.R$88]); [.R$89])" office:value-type="float" office:value="2.1125" calcext:value-type="float">
            <text:p>2.1125</text:p>
          </table:table-cell>
          <table:table-cell table:formula="of:=MIN(MAX([.AR63]; [.S$88]); [.S$89])" office:value-type="float" office:value="-0.839" calcext:value-type="float">
            <text:p>-0.839</text:p>
          </table:table-cell>
          <table:table-cell table:formula="of:=MIN(MAX([.AS63]; [.T$88]); [.T$89])" office:value-type="float" office:value="0.136" calcext:value-type="float">
            <text:p>0.136</text:p>
          </table:table-cell>
          <table:table-cell table:formula="of:=MIN(MAX([.AT63]; [.U$88]); [.U$89])" office:value-type="float" office:value="1.212" calcext:value-type="float">
            <text:p>1.212</text:p>
          </table:table-cell>
          <table:table-cell table:formula="of:=MIN(MAX([.AU63]; [.V$88]); [.V$89])" office:value-type="float" office:value="0.066" calcext:value-type="float">
            <text:p>0.066</text:p>
          </table:table-cell>
          <table:table-cell table:formula="of:=MIN(MAX([.AV63]; [.W$88]); [.W$89])" office:value-type="float" office:value="1.153" calcext:value-type="float">
            <text:p>1.153</text:p>
          </table:table-cell>
          <table:table-cell table:formula="of:=MIN(MAX([.AW63]; [.X$88]); [.X$89])" office:value-type="float" office:value="1.387" calcext:value-type="float">
            <text:p>1.387</text:p>
          </table:table-cell>
          <table:table-cell/>
          <table:table-cell office:value-type="string" calcext:value-type="string">
            <text:p>00:02:480</text:p>
          </table:table-cell>
          <table:table-cell office:value-type="string" calcext:value-type="string">
            <text:p>Pose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15" calcext:value-type="float">
            <text:p>1.215</text:p>
          </table:table-cell>
          <table:table-cell office:value-type="float" office:value="-0.072" calcext:value-type="float">
            <text:p>-0.072</text:p>
          </table:table-cell>
          <table:table-cell office:value-type="float" office:value="-1.147" calcext:value-type="float">
            <text:p>-1.147</text:p>
          </table:table-cell>
          <table:table-cell office:value-type="float" office:value="-1.386" calcext:value-type="float">
            <text:p>-1.386</text:p>
          </table:table-cell>
          <table:table-cell office:value-type="float" office:value="-0.612" calcext:value-type="float">
            <text:p>-0.612</text:p>
          </table:table-cell>
          <table:table-cell office:value-type="float" office:value="0.08" calcext:value-type="float">
            <text:p>0.08</text:p>
          </table:table-cell>
          <table:table-cell office:value-type="float" office:value="-1.238" calcext:value-type="float">
            <text:p>-1.238</text:p>
          </table:table-cell>
          <table:table-cell office:value-type="float" office:value="2.271" calcext:value-type="float">
            <text:p>2.271</text:p>
          </table:table-cell>
          <table:table-cell office:value-type="float" office:value="-0.838" calcext:value-type="float">
            <text:p>-0.838</text:p>
          </table:table-cell>
          <table:table-cell office:value-type="float" office:value="-0.136" calcext:value-type="float">
            <text:p>-0.136</text:p>
          </table:table-cell>
          <table:table-cell office:value-type="float" office:value="-0.612" calcext:value-type="float">
            <text:p>-0.612</text:p>
          </table:table-cell>
          <table:table-cell office:value-type="float" office:value="-0.08" calcext:value-type="float">
            <text:p>-0.08</text:p>
          </table:table-cell>
          <table:table-cell office:value-type="float" office:value="-1.238" calcext:value-type="float">
            <text:p>-1.238</text:p>
          </table:table-cell>
          <table:table-cell office:value-type="float" office:value="2.27" calcext:value-type="float">
            <text:p>2.27</text:p>
          </table:table-cell>
          <table:table-cell office:value-type="float" office:value="-0.839" calcext:value-type="float">
            <text:p>-0.839</text:p>
          </table:table-cell>
          <table:table-cell office:value-type="float" office:value="0.136" calcext:value-type="float">
            <text:p>0.136</text:p>
          </table:table-cell>
          <table:table-cell office:value-type="float" office:value="1.212" calcext:value-type="float">
            <text:p>1.212</text:p>
          </table:table-cell>
          <table:table-cell office:value-type="float" office:value="0.066" calcext:value-type="float">
            <text:p>0.066</text:p>
          </table:table-cell>
          <table:table-cell office:value-type="float" office:value="1.153" calcext:value-type="float">
            <text:p>1.153</text:p>
          </table:table-cell>
          <table:table-cell office:value-type="float" office:value="1.387" calcext:value-type="float">
            <text:p>1.387</text:p>
          </table:table-cell>
        </table:table-row>
        <table:table-row table:style-name="ro1">
          <table:table-cell office:value-type="string" calcext:value-type="string">
            <text:p>00:02:520</text:p>
          </table:table-cell>
          <table:table-cell office:value-type="string" calcext:value-type="string">
            <text:p>Pose64</text:p>
          </table:table-cell>
          <table:table-cell table:formula="of:=MIN(MAX([.AB64]; [.C$88]); [.C$89])" office:value-type="float" office:value="0" calcext:value-type="float">
            <text:p>0</text:p>
          </table:table-cell>
          <table:table-cell table:formula="of:=MIN(MAX([.AC64]; [.D$88]); [.D$89])" office:value-type="float" office:value="0" calcext:value-type="float">
            <text:p>0</text:p>
          </table:table-cell>
          <table:table-cell table:formula="of:=MIN(MAX([.AD64]; [.E$88]); [.E$89])" office:value-type="float" office:value="1.233" calcext:value-type="float">
            <text:p>1.233</text:p>
          </table:table-cell>
          <table:table-cell table:formula="of:=MIN(MAX([.AE64]; [.F$88]); [.F$89])" office:value-type="float" office:value="-0.064" calcext:value-type="float">
            <text:p>-0.064</text:p>
          </table:table-cell>
          <table:table-cell table:formula="of:=MIN(MAX([.AF64]; [.G$88]); [.G$89])" office:value-type="float" office:value="-1.121" calcext:value-type="float">
            <text:p>-1.121</text:p>
          </table:table-cell>
          <table:table-cell table:formula="of:=MIN(MAX([.AG64]; [.H$88]); [.H$89])" office:value-type="float" office:value="-1.359" calcext:value-type="float">
            <text:p>-1.359</text:p>
          </table:table-cell>
          <table:table-cell table:formula="of:=MIN(MAX([.AH64]; [.I$88]); [.I$89])" office:value-type="float" office:value="-0.6" calcext:value-type="float">
            <text:p>-0.6</text:p>
          </table:table-cell>
          <table:table-cell table:formula="of:=MIN(MAX([.AI64]; [.J$88]); [.J$89])" office:value-type="float" office:value="0.078" calcext:value-type="float">
            <text:p>0.078</text:p>
          </table:table-cell>
          <table:table-cell table:formula="of:=MIN(MAX([.AJ64]; [.K$88]); [.K$89])" office:value-type="float" office:value="-1.2" calcext:value-type="float">
            <text:p>-1.2</text:p>
          </table:table-cell>
          <table:table-cell table:formula="of:=MIN(MAX([.AK64]; [.L$88]); [.L$89])" office:value-type="float" office:value="2.1125" calcext:value-type="float">
            <text:p>2.1125</text:p>
          </table:table-cell>
          <table:table-cell table:formula="of:=MIN(MAX([.AL64]; [.M$88]); [.M$89])" office:value-type="float" office:value="-0.824" calcext:value-type="float">
            <text:p>-0.824</text:p>
          </table:table-cell>
          <table:table-cell table:formula="of:=MIN(MAX([.AM64]; [.N$88]); [.N$89])" office:value-type="float" office:value="-0.128" calcext:value-type="float">
            <text:p>-0.128</text:p>
          </table:table-cell>
          <table:table-cell table:formula="of:=MIN(MAX([.AN64]; [.O$88]); [.O$89])" office:value-type="float" office:value="-0.6" calcext:value-type="float">
            <text:p>-0.6</text:p>
          </table:table-cell>
          <table:table-cell table:formula="of:=MIN(MAX([.AO64]; [.P$88]); [.P$89])" office:value-type="float" office:value="-0.078" calcext:value-type="float">
            <text:p>-0.078</text:p>
          </table:table-cell>
          <table:table-cell table:formula="of:=MIN(MAX([.AP64]; [.Q$88]); [.Q$89])" office:value-type="float" office:value="-1.2" calcext:value-type="float">
            <text:p>-1.2</text:p>
          </table:table-cell>
          <table:table-cell table:formula="of:=MIN(MAX([.AQ64]; [.R$88]); [.R$89])" office:value-type="float" office:value="2.1125" calcext:value-type="float">
            <text:p>2.1125</text:p>
          </table:table-cell>
          <table:table-cell table:formula="of:=MIN(MAX([.AR64]; [.S$88]); [.S$89])" office:value-type="float" office:value="-0.824" calcext:value-type="float">
            <text:p>-0.824</text:p>
          </table:table-cell>
          <table:table-cell table:formula="of:=MIN(MAX([.AS64]; [.T$88]); [.T$89])" office:value-type="float" office:value="0.128" calcext:value-type="float">
            <text:p>0.128</text:p>
          </table:table-cell>
          <table:table-cell table:formula="of:=MIN(MAX([.AT64]; [.U$88]); [.U$89])" office:value-type="float" office:value="1.231" calcext:value-type="float">
            <text:p>1.231</text:p>
          </table:table-cell>
          <table:table-cell table:formula="of:=MIN(MAX([.AU64]; [.V$88]); [.V$89])" office:value-type="float" office:value="0.061" calcext:value-type="float">
            <text:p>0.061</text:p>
          </table:table-cell>
          <table:table-cell table:formula="of:=MIN(MAX([.AV64]; [.W$88]); [.W$89])" office:value-type="float" office:value="1.124" calcext:value-type="float">
            <text:p>1.124</text:p>
          </table:table-cell>
          <table:table-cell table:formula="of:=MIN(MAX([.AW64]; [.X$88]); [.X$89])" office:value-type="float" office:value="1.36" calcext:value-type="float">
            <text:p>1.36</text:p>
          </table:table-cell>
          <table:table-cell/>
          <table:table-cell office:value-type="string" calcext:value-type="string">
            <text:p>00:02:520</text:p>
          </table:table-cell>
          <table:table-cell office:value-type="string" calcext:value-type="string">
            <text:p>Pose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33" calcext:value-type="float">
            <text:p>1.233</text:p>
          </table:table-cell>
          <table:table-cell office:value-type="float" office:value="-0.064" calcext:value-type="float">
            <text:p>-0.064</text:p>
          </table:table-cell>
          <table:table-cell office:value-type="float" office:value="-1.121" calcext:value-type="float">
            <text:p>-1.121</text:p>
          </table:table-cell>
          <table:table-cell office:value-type="float" office:value="-1.359" calcext:value-type="float">
            <text:p>-1.359</text:p>
          </table:table-cell>
          <table:table-cell office:value-type="float" office:value="-0.6" calcext:value-type="float">
            <text:p>-0.6</text:p>
          </table:table-cell>
          <table:table-cell office:value-type="float" office:value="0.078" calcext:value-type="float">
            <text:p>0.078</text:p>
          </table:table-cell>
          <table:table-cell office:value-type="float" office:value="-1.2" calcext:value-type="float">
            <text:p>-1.2</text:p>
          </table:table-cell>
          <table:table-cell office:value-type="float" office:value="2.218" calcext:value-type="float">
            <text:p>2.218</text:p>
          </table:table-cell>
          <table:table-cell office:value-type="float" office:value="-0.824" calcext:value-type="float">
            <text:p>-0.824</text:p>
          </table:table-cell>
          <table:table-cell office:value-type="float" office:value="-0.128" calcext:value-type="float">
            <text:p>-0.128</text:p>
          </table:table-cell>
          <table:table-cell office:value-type="float" office:value="-0.6" calcext:value-type="float">
            <text:p>-0.6</text:p>
          </table:table-cell>
          <table:table-cell office:value-type="float" office:value="-0.078" calcext:value-type="float">
            <text:p>-0.078</text:p>
          </table:table-cell>
          <table:table-cell office:value-type="float" office:value="-1.2" calcext:value-type="float">
            <text:p>-1.2</text:p>
          </table:table-cell>
          <table:table-cell office:value-type="float" office:value="2.218" calcext:value-type="float">
            <text:p>2.218</text:p>
          </table:table-cell>
          <table:table-cell office:value-type="float" office:value="-0.824" calcext:value-type="float">
            <text:p>-0.824</text:p>
          </table:table-cell>
          <table:table-cell office:value-type="float" office:value="0.128" calcext:value-type="float">
            <text:p>0.128</text:p>
          </table:table-cell>
          <table:table-cell office:value-type="float" office:value="1.231" calcext:value-type="float">
            <text:p>1.231</text:p>
          </table:table-cell>
          <table:table-cell office:value-type="float" office:value="0.061" calcext:value-type="float">
            <text:p>0.061</text:p>
          </table:table-cell>
          <table:table-cell office:value-type="float" office:value="1.124" calcext:value-type="float">
            <text:p>1.124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string" calcext:value-type="string">
            <text:p>00:02:560</text:p>
          </table:table-cell>
          <table:table-cell office:value-type="string" calcext:value-type="string">
            <text:p>Pose65</text:p>
          </table:table-cell>
          <table:table-cell table:formula="of:=MIN(MAX([.AB65]; [.C$88]); [.C$89])" office:value-type="float" office:value="0" calcext:value-type="float">
            <text:p>0</text:p>
          </table:table-cell>
          <table:table-cell table:formula="of:=MIN(MAX([.AC65]; [.D$88]); [.D$89])" office:value-type="float" office:value="0" calcext:value-type="float">
            <text:p>0</text:p>
          </table:table-cell>
          <table:table-cell table:formula="of:=MIN(MAX([.AD65]; [.E$88]); [.E$89])" office:value-type="float" office:value="1.245" calcext:value-type="float">
            <text:p>1.245</text:p>
          </table:table-cell>
          <table:table-cell table:formula="of:=MIN(MAX([.AE65]; [.F$88]); [.F$89])" office:value-type="float" office:value="-0.052" calcext:value-type="float">
            <text:p>-0.052</text:p>
          </table:table-cell>
          <table:table-cell table:formula="of:=MIN(MAX([.AF65]; [.G$88]); [.G$89])" office:value-type="float" office:value="-1.077" calcext:value-type="float">
            <text:p>-1.077</text:p>
          </table:table-cell>
          <table:table-cell table:formula="of:=MIN(MAX([.AG65]; [.H$88]); [.H$89])" office:value-type="float" office:value="-1.305" calcext:value-type="float">
            <text:p>-1.305</text:p>
          </table:table-cell>
          <table:table-cell table:formula="of:=MIN(MAX([.AH65]; [.I$88]); [.I$89])" office:value-type="float" office:value="-0.586" calcext:value-type="float">
            <text:p>-0.586</text:p>
          </table:table-cell>
          <table:table-cell table:formula="of:=MIN(MAX([.AI65]; [.J$88]); [.J$89])" office:value-type="float" office:value="0.075" calcext:value-type="float">
            <text:p>0.075</text:p>
          </table:table-cell>
          <table:table-cell table:formula="of:=MIN(MAX([.AJ65]; [.K$88]); [.K$89])" office:value-type="float" office:value="-1.146" calcext:value-type="float">
            <text:p>-1.146</text:p>
          </table:table-cell>
          <table:table-cell table:formula="of:=MIN(MAX([.AK65]; [.L$88]); [.L$89])" office:value-type="float" office:value="2.1125" calcext:value-type="float">
            <text:p>2.1125</text:p>
          </table:table-cell>
          <table:table-cell table:formula="of:=MIN(MAX([.AL65]; [.M$88]); [.M$89])" office:value-type="float" office:value="-0.791" calcext:value-type="float">
            <text:p>-0.791</text:p>
          </table:table-cell>
          <table:table-cell table:formula="of:=MIN(MAX([.AM65]; [.N$88]); [.N$89])" office:value-type="float" office:value="-0.121" calcext:value-type="float">
            <text:p>-0.121</text:p>
          </table:table-cell>
          <table:table-cell table:formula="of:=MIN(MAX([.AN65]; [.O$88]); [.O$89])" office:value-type="float" office:value="-0.586" calcext:value-type="float">
            <text:p>-0.586</text:p>
          </table:table-cell>
          <table:table-cell table:formula="of:=MIN(MAX([.AO65]; [.P$88]); [.P$89])" office:value-type="float" office:value="-0.075" calcext:value-type="float">
            <text:p>-0.075</text:p>
          </table:table-cell>
          <table:table-cell table:formula="of:=MIN(MAX([.AP65]; [.Q$88]); [.Q$89])" office:value-type="float" office:value="-1.146" calcext:value-type="float">
            <text:p>-1.146</text:p>
          </table:table-cell>
          <table:table-cell table:formula="of:=MIN(MAX([.AQ65]; [.R$88]); [.R$89])" office:value-type="float" office:value="2.1125" calcext:value-type="float">
            <text:p>2.1125</text:p>
          </table:table-cell>
          <table:table-cell table:formula="of:=MIN(MAX([.AR65]; [.S$88]); [.S$89])" office:value-type="float" office:value="-0.791" calcext:value-type="float">
            <text:p>-0.791</text:p>
          </table:table-cell>
          <table:table-cell table:formula="of:=MIN(MAX([.AS65]; [.T$88]); [.T$89])" office:value-type="float" office:value="0.121" calcext:value-type="float">
            <text:p>0.121</text:p>
          </table:table-cell>
          <table:table-cell table:formula="of:=MIN(MAX([.AT65]; [.U$88]); [.U$89])" office:value-type="float" office:value="1.246" calcext:value-type="float">
            <text:p>1.246</text:p>
          </table:table-cell>
          <table:table-cell table:formula="of:=MIN(MAX([.AU65]; [.V$88]); [.V$89])" office:value-type="float" office:value="0.053" calcext:value-type="float">
            <text:p>0.053</text:p>
          </table:table-cell>
          <table:table-cell table:formula="of:=MIN(MAX([.AV65]; [.W$88]); [.W$89])" office:value-type="float" office:value="1.076" calcext:value-type="float">
            <text:p>1.076</text:p>
          </table:table-cell>
          <table:table-cell table:formula="of:=MIN(MAX([.AW65]; [.X$88]); [.X$89])" office:value-type="float" office:value="1.305" calcext:value-type="float">
            <text:p>1.305</text:p>
          </table:table-cell>
          <table:table-cell/>
          <table:table-cell office:value-type="string" calcext:value-type="string">
            <text:p>00:02:560</text:p>
          </table:table-cell>
          <table:table-cell office:value-type="string" calcext:value-type="string">
            <text:p>Pose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45" calcext:value-type="float">
            <text:p>1.245</text:p>
          </table:table-cell>
          <table:table-cell office:value-type="float" office:value="-0.052" calcext:value-type="float">
            <text:p>-0.052</text:p>
          </table:table-cell>
          <table:table-cell office:value-type="float" office:value="-1.077" calcext:value-type="float">
            <text:p>-1.077</text:p>
          </table:table-cell>
          <table:table-cell office:value-type="float" office:value="-1.305" calcext:value-type="float">
            <text:p>-1.305</text:p>
          </table:table-cell>
          <table:table-cell office:value-type="float" office:value="-0.586" calcext:value-type="float">
            <text:p>-0.586</text:p>
          </table:table-cell>
          <table:table-cell office:value-type="float" office:value="0.075" calcext:value-type="float">
            <text:p>0.075</text:p>
          </table:table-cell>
          <table:table-cell office:value-type="float" office:value="-1.146" calcext:value-type="float">
            <text:p>-1.146</text:p>
          </table:table-cell>
          <table:table-cell office:value-type="float" office:value="2.126" calcext:value-type="float">
            <text:p>2.126</text:p>
          </table:table-cell>
          <table:table-cell office:value-type="float" office:value="-0.791" calcext:value-type="float">
            <text:p>-0.791</text:p>
          </table:table-cell>
          <table:table-cell office:value-type="float" office:value="-0.121" calcext:value-type="float">
            <text:p>-0.121</text:p>
          </table:table-cell>
          <table:table-cell office:value-type="float" office:value="-0.586" calcext:value-type="float">
            <text:p>-0.586</text:p>
          </table:table-cell>
          <table:table-cell office:value-type="float" office:value="-0.075" calcext:value-type="float">
            <text:p>-0.075</text:p>
          </table:table-cell>
          <table:table-cell office:value-type="float" office:value="-1.146" calcext:value-type="float">
            <text:p>-1.146</text:p>
          </table:table-cell>
          <table:table-cell office:value-type="float" office:value="2.126" calcext:value-type="float">
            <text:p>2.126</text:p>
          </table:table-cell>
          <table:table-cell office:value-type="float" office:value="-0.791" calcext:value-type="float">
            <text:p>-0.791</text:p>
          </table:table-cell>
          <table:table-cell office:value-type="float" office:value="0.121" calcext:value-type="float">
            <text:p>0.121</text:p>
          </table:table-cell>
          <table:table-cell office:value-type="float" office:value="1.246" calcext:value-type="float">
            <text:p>1.246</text:p>
          </table:table-cell>
          <table:table-cell office:value-type="float" office:value="0.053" calcext:value-type="float">
            <text:p>0.053</text:p>
          </table:table-cell>
          <table:table-cell office:value-type="float" office:value="1.076" calcext:value-type="float">
            <text:p>1.076</text:p>
          </table:table-cell>
          <table:table-cell office:value-type="float" office:value="1.305" calcext:value-type="float">
            <text:p>1.305</text:p>
          </table:table-cell>
        </table:table-row>
        <table:table-row table:style-name="ro1">
          <table:table-cell office:value-type="string" calcext:value-type="string">
            <text:p>00:02:600</text:p>
          </table:table-cell>
          <table:table-cell office:value-type="string" calcext:value-type="string">
            <text:p>Pose66</text:p>
          </table:table-cell>
          <table:table-cell table:formula="of:=MIN(MAX([.AB66]; [.C$88]); [.C$89])" office:value-type="float" office:value="0" calcext:value-type="float">
            <text:p>0</text:p>
          </table:table-cell>
          <table:table-cell table:formula="of:=MIN(MAX([.AC66]; [.D$88]); [.D$89])" office:value-type="float" office:value="0" calcext:value-type="float">
            <text:p>0</text:p>
          </table:table-cell>
          <table:table-cell table:formula="of:=MIN(MAX([.AD66]; [.E$88]); [.E$89])" office:value-type="float" office:value="1.249" calcext:value-type="float">
            <text:p>1.249</text:p>
          </table:table-cell>
          <table:table-cell table:formula="of:=MIN(MAX([.AE66]; [.F$88]); [.F$89])" office:value-type="float" office:value="-0.045" calcext:value-type="float">
            <text:p>-0.045</text:p>
          </table:table-cell>
          <table:table-cell table:formula="of:=MIN(MAX([.AF66]; [.G$88]); [.G$89])" office:value-type="float" office:value="-1.053" calcext:value-type="float">
            <text:p>-1.053</text:p>
          </table:table-cell>
          <table:table-cell table:formula="of:=MIN(MAX([.AG66]; [.H$88]); [.H$89])" office:value-type="float" office:value="-1.274" calcext:value-type="float">
            <text:p>-1.274</text:p>
          </table:table-cell>
          <table:table-cell table:formula="of:=MIN(MAX([.AH66]; [.I$88]); [.I$89])" office:value-type="float" office:value="-0.579" calcext:value-type="float">
            <text:p>-0.579</text:p>
          </table:table-cell>
          <table:table-cell table:formula="of:=MIN(MAX([.AI66]; [.J$88]); [.J$89])" office:value-type="float" office:value="0.073" calcext:value-type="float">
            <text:p>0.073</text:p>
          </table:table-cell>
          <table:table-cell table:formula="of:=MIN(MAX([.AJ66]; [.K$88]); [.K$89])" office:value-type="float" office:value="-1.118" calcext:value-type="float">
            <text:p>-1.118</text:p>
          </table:table-cell>
          <table:table-cell table:formula="of:=MIN(MAX([.AK66]; [.L$88]); [.L$89])" office:value-type="float" office:value="2.075" calcext:value-type="float">
            <text:p>2.075</text:p>
          </table:table-cell>
          <table:table-cell table:formula="of:=MIN(MAX([.AL66]; [.M$88]); [.M$89])" office:value-type="float" office:value="-0.772" calcext:value-type="float">
            <text:p>-0.772</text:p>
          </table:table-cell>
          <table:table-cell table:formula="of:=MIN(MAX([.AM66]; [.N$88]); [.N$89])" office:value-type="float" office:value="-0.118" calcext:value-type="float">
            <text:p>-0.118</text:p>
          </table:table-cell>
          <table:table-cell table:formula="of:=MIN(MAX([.AN66]; [.O$88]); [.O$89])" office:value-type="float" office:value="-0.579" calcext:value-type="float">
            <text:p>-0.579</text:p>
          </table:table-cell>
          <table:table-cell table:formula="of:=MIN(MAX([.AO66]; [.P$88]); [.P$89])" office:value-type="float" office:value="-0.073" calcext:value-type="float">
            <text:p>-0.073</text:p>
          </table:table-cell>
          <table:table-cell table:formula="of:=MIN(MAX([.AP66]; [.Q$88]); [.Q$89])" office:value-type="float" office:value="-1.118" calcext:value-type="float">
            <text:p>-1.118</text:p>
          </table:table-cell>
          <table:table-cell table:formula="of:=MIN(MAX([.AQ66]; [.R$88]); [.R$89])" office:value-type="float" office:value="2.075" calcext:value-type="float">
            <text:p>2.075</text:p>
          </table:table-cell>
          <table:table-cell table:formula="of:=MIN(MAX([.AR66]; [.S$88]); [.S$89])" office:value-type="float" office:value="-0.771" calcext:value-type="float">
            <text:p>-0.771</text:p>
          </table:table-cell>
          <table:table-cell table:formula="of:=MIN(MAX([.AS66]; [.T$88]); [.T$89])" office:value-type="float" office:value="0.118" calcext:value-type="float">
            <text:p>0.118</text:p>
          </table:table-cell>
          <table:table-cell table:formula="of:=MIN(MAX([.AT66]; [.U$88]); [.U$89])" office:value-type="float" office:value="1.251" calcext:value-type="float">
            <text:p>1.251</text:p>
          </table:table-cell>
          <table:table-cell table:formula="of:=MIN(MAX([.AU66]; [.V$88]); [.V$89])" office:value-type="float" office:value="0.048" calcext:value-type="float">
            <text:p>0.048</text:p>
          </table:table-cell>
          <table:table-cell table:formula="of:=MIN(MAX([.AV66]; [.W$88]); [.W$89])" office:value-type="float" office:value="1.05" calcext:value-type="float">
            <text:p>1.05</text:p>
          </table:table-cell>
          <table:table-cell table:formula="of:=MIN(MAX([.AW66]; [.X$88]); [.X$89])" office:value-type="float" office:value="1.273" calcext:value-type="float">
            <text:p>1.273</text:p>
          </table:table-cell>
          <table:table-cell/>
          <table:table-cell office:value-type="string" calcext:value-type="string">
            <text:p>00:02:600</text:p>
          </table:table-cell>
          <table:table-cell office:value-type="string" calcext:value-type="string">
            <text:p>Pose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49" calcext:value-type="float">
            <text:p>1.249</text:p>
          </table:table-cell>
          <table:table-cell office:value-type="float" office:value="-0.045" calcext:value-type="float">
            <text:p>-0.045</text:p>
          </table:table-cell>
          <table:table-cell office:value-type="float" office:value="-1.053" calcext:value-type="float">
            <text:p>-1.053</text:p>
          </table:table-cell>
          <table:table-cell office:value-type="float" office:value="-1.274" calcext:value-type="float">
            <text:p>-1.274</text:p>
          </table:table-cell>
          <table:table-cell office:value-type="float" office:value="-0.579" calcext:value-type="float">
            <text:p>-0.579</text:p>
          </table:table-cell>
          <table:table-cell office:value-type="float" office:value="0.073" calcext:value-type="float">
            <text:p>0.073</text:p>
          </table:table-cell>
          <table:table-cell office:value-type="float" office:value="-1.118" calcext:value-type="float">
            <text:p>-1.118</text:p>
          </table:table-cell>
          <table:table-cell office:value-type="float" office:value="2.075" calcext:value-type="float">
            <text:p>2.075</text:p>
          </table:table-cell>
          <table:table-cell office:value-type="float" office:value="-0.772" calcext:value-type="float">
            <text:p>-0.772</text:p>
          </table:table-cell>
          <table:table-cell office:value-type="float" office:value="-0.118" calcext:value-type="float">
            <text:p>-0.118</text:p>
          </table:table-cell>
          <table:table-cell office:value-type="float" office:value="-0.579" calcext:value-type="float">
            <text:p>-0.579</text:p>
          </table:table-cell>
          <table:table-cell office:value-type="float" office:value="-0.073" calcext:value-type="float">
            <text:p>-0.073</text:p>
          </table:table-cell>
          <table:table-cell office:value-type="float" office:value="-1.118" calcext:value-type="float">
            <text:p>-1.118</text:p>
          </table:table-cell>
          <table:table-cell office:value-type="float" office:value="2.075" calcext:value-type="float">
            <text:p>2.075</text:p>
          </table:table-cell>
          <table:table-cell office:value-type="float" office:value="-0.771" calcext:value-type="float">
            <text:p>-0.771</text:p>
          </table:table-cell>
          <table:table-cell office:value-type="float" office:value="0.118" calcext:value-type="float">
            <text:p>0.118</text:p>
          </table:table-cell>
          <table:table-cell office:value-type="float" office:value="1.251" calcext:value-type="float">
            <text:p>1.251</text:p>
          </table:table-cell>
          <table:table-cell office:value-type="float" office:value="0.048" calcext:value-type="float">
            <text:p>0.048</text:p>
          </table:table-cell>
          <table:table-cell office:value-type="float" office:value="1.05" calcext:value-type="float">
            <text:p>1.05</text:p>
          </table:table-cell>
          <table:table-cell office:value-type="float" office:value="1.273" calcext:value-type="float">
            <text:p>1.273</text:p>
          </table:table-cell>
        </table:table-row>
        <table:table-row table:style-name="ro1">
          <table:table-cell office:value-type="string" calcext:value-type="string">
            <text:p>00:02:640</text:p>
          </table:table-cell>
          <table:table-cell office:value-type="string" calcext:value-type="string">
            <text:p>Pose67</text:p>
          </table:table-cell>
          <table:table-cell table:formula="of:=MIN(MAX([.AB67]; [.C$88]); [.C$89])" office:value-type="float" office:value="0" calcext:value-type="float">
            <text:p>0</text:p>
          </table:table-cell>
          <table:table-cell table:formula="of:=MIN(MAX([.AC67]; [.D$88]); [.D$89])" office:value-type="float" office:value="0" calcext:value-type="float">
            <text:p>0</text:p>
          </table:table-cell>
          <table:table-cell table:formula="of:=MIN(MAX([.AD67]; [.E$88]); [.E$89])" office:value-type="float" office:value="1.257" calcext:value-type="float">
            <text:p>1.257</text:p>
          </table:table-cell>
          <table:table-cell table:formula="of:=MIN(MAX([.AE67]; [.F$88]); [.F$89])" office:value-type="float" office:value="-0.032" calcext:value-type="float">
            <text:p>-0.032</text:p>
          </table:table-cell>
          <table:table-cell table:formula="of:=MIN(MAX([.AF67]; [.G$88]); [.G$89])" office:value-type="float" office:value="-1.007" calcext:value-type="float">
            <text:p>-1.007</text:p>
          </table:table-cell>
          <table:table-cell table:formula="of:=MIN(MAX([.AG67]; [.H$88]); [.H$89])" office:value-type="float" office:value="-1.215" calcext:value-type="float">
            <text:p>-1.215</text:p>
          </table:table-cell>
          <table:table-cell table:formula="of:=MIN(MAX([.AH67]; [.I$88]); [.I$89])" office:value-type="float" office:value="-0.566" calcext:value-type="float">
            <text:p>-0.566</text:p>
          </table:table-cell>
          <table:table-cell table:formula="of:=MIN(MAX([.AI67]; [.J$88]); [.J$89])" office:value-type="float" office:value="0.07" calcext:value-type="float">
            <text:p>0.07</text:p>
          </table:table-cell>
          <table:table-cell table:formula="of:=MIN(MAX([.AJ67]; [.K$88]); [.K$89])" office:value-type="float" office:value="-1.066" calcext:value-type="float">
            <text:p>-1.066</text:p>
          </table:table-cell>
          <table:table-cell table:formula="of:=MIN(MAX([.AK67]; [.L$88]); [.L$89])" office:value-type="float" office:value="1.977" calcext:value-type="float">
            <text:p>1.977</text:p>
          </table:table-cell>
          <table:table-cell table:formula="of:=MIN(MAX([.AL67]; [.M$88]); [.M$89])" office:value-type="float" office:value="-0.735" calcext:value-type="float">
            <text:p>-0.735</text:p>
          </table:table-cell>
          <table:table-cell table:formula="of:=MIN(MAX([.AM67]; [.N$88]); [.N$89])" office:value-type="float" office:value="-0.113" calcext:value-type="float">
            <text:p>-0.113</text:p>
          </table:table-cell>
          <table:table-cell table:formula="of:=MIN(MAX([.AN67]; [.O$88]); [.O$89])" office:value-type="float" office:value="-0.566" calcext:value-type="float">
            <text:p>-0.566</text:p>
          </table:table-cell>
          <table:table-cell table:formula="of:=MIN(MAX([.AO67]; [.P$88]); [.P$89])" office:value-type="float" office:value="-0.07" calcext:value-type="float">
            <text:p>-0.07</text:p>
          </table:table-cell>
          <table:table-cell table:formula="of:=MIN(MAX([.AP67]; [.Q$88]); [.Q$89])" office:value-type="float" office:value="-1.066" calcext:value-type="float">
            <text:p>-1.066</text:p>
          </table:table-cell>
          <table:table-cell table:formula="of:=MIN(MAX([.AQ67]; [.R$88]); [.R$89])" office:value-type="float" office:value="1.978" calcext:value-type="float">
            <text:p>1.978</text:p>
          </table:table-cell>
          <table:table-cell table:formula="of:=MIN(MAX([.AR67]; [.S$88]); [.S$89])" office:value-type="float" office:value="-0.734" calcext:value-type="float">
            <text:p>-0.734</text:p>
          </table:table-cell>
          <table:table-cell table:formula="of:=MIN(MAX([.AS67]; [.T$88]); [.T$89])" office:value-type="float" office:value="0.113" calcext:value-type="float">
            <text:p>0.113</text:p>
          </table:table-cell>
          <table:table-cell table:formula="of:=MIN(MAX([.AT67]; [.U$88]); [.U$89])" office:value-type="float" office:value="1.261" calcext:value-type="float">
            <text:p>1.261</text:p>
          </table:table-cell>
          <table:table-cell table:formula="of:=MIN(MAX([.AU67]; [.V$88]); [.V$89])" office:value-type="float" office:value="0.04" calcext:value-type="float">
            <text:p>0.04</text:p>
          </table:table-cell>
          <table:table-cell table:formula="of:=MIN(MAX([.AV67]; [.W$88]); [.W$89])" office:value-type="float" office:value="1.001" calcext:value-type="float">
            <text:p>1.001</text:p>
          </table:table-cell>
          <table:table-cell table:formula="of:=MIN(MAX([.AW67]; [.X$88]); [.X$89])" office:value-type="float" office:value="1.214" calcext:value-type="float">
            <text:p>1.214</text:p>
          </table:table-cell>
          <table:table-cell/>
          <table:table-cell office:value-type="string" calcext:value-type="string">
            <text:p>00:02:640</text:p>
          </table:table-cell>
          <table:table-cell office:value-type="string" calcext:value-type="string">
            <text:p>Pose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57" calcext:value-type="float">
            <text:p>1.257</text:p>
          </table:table-cell>
          <table:table-cell office:value-type="float" office:value="-0.032" calcext:value-type="float">
            <text:p>-0.032</text:p>
          </table:table-cell>
          <table:table-cell office:value-type="float" office:value="-1.007" calcext:value-type="float">
            <text:p>-1.007</text:p>
          </table:table-cell>
          <table:table-cell office:value-type="float" office:value="-1.215" calcext:value-type="float">
            <text:p>-1.215</text:p>
          </table:table-cell>
          <table:table-cell office:value-type="float" office:value="-0.566" calcext:value-type="float">
            <text:p>-0.566</text:p>
          </table:table-cell>
          <table:table-cell office:value-type="float" office:value="0.07" calcext:value-type="float">
            <text:p>0.07</text:p>
          </table:table-cell>
          <table:table-cell office:value-type="float" office:value="-1.066" calcext:value-type="float">
            <text:p>-1.066</text:p>
          </table:table-cell>
          <table:table-cell office:value-type="float" office:value="1.977" calcext:value-type="float">
            <text:p>1.977</text:p>
          </table:table-cell>
          <table:table-cell office:value-type="float" office:value="-0.735" calcext:value-type="float">
            <text:p>-0.735</text:p>
          </table:table-cell>
          <table:table-cell office:value-type="float" office:value="-0.113" calcext:value-type="float">
            <text:p>-0.113</text:p>
          </table:table-cell>
          <table:table-cell office:value-type="float" office:value="-0.566" calcext:value-type="float">
            <text:p>-0.566</text:p>
          </table:table-cell>
          <table:table-cell office:value-type="float" office:value="-0.07" calcext:value-type="float">
            <text:p>-0.07</text:p>
          </table:table-cell>
          <table:table-cell office:value-type="float" office:value="-1.066" calcext:value-type="float">
            <text:p>-1.066</text:p>
          </table:table-cell>
          <table:table-cell office:value-type="float" office:value="1.978" calcext:value-type="float">
            <text:p>1.978</text:p>
          </table:table-cell>
          <table:table-cell office:value-type="float" office:value="-0.734" calcext:value-type="float">
            <text:p>-0.734</text:p>
          </table:table-cell>
          <table:table-cell office:value-type="float" office:value="0.113" calcext:value-type="float">
            <text:p>0.113</text:p>
          </table:table-cell>
          <table:table-cell office:value-type="float" office:value="1.261" calcext:value-type="float">
            <text:p>1.261</text:p>
          </table:table-cell>
          <table:table-cell office:value-type="float" office:value="0.04" calcext:value-type="float">
            <text:p>0.04</text:p>
          </table:table-cell>
          <table:table-cell office:value-type="float" office:value="1.001" calcext:value-type="float">
            <text:p>1.001</text:p>
          </table:table-cell>
          <table:table-cell office:value-type="float" office:value="1.214" calcext:value-type="float">
            <text:p>1.214</text:p>
          </table:table-cell>
        </table:table-row>
        <table:table-row table:style-name="ro1">
          <table:table-cell office:value-type="string" calcext:value-type="string">
            <text:p>00:02:680</text:p>
          </table:table-cell>
          <table:table-cell office:value-type="string" calcext:value-type="string">
            <text:p>Pose68</text:p>
          </table:table-cell>
          <table:table-cell table:formula="of:=MIN(MAX([.AB68]; [.C$88]); [.C$89])" office:value-type="float" office:value="0" calcext:value-type="float">
            <text:p>0</text:p>
          </table:table-cell>
          <table:table-cell table:formula="of:=MIN(MAX([.AC68]; [.D$88]); [.D$89])" office:value-type="float" office:value="0" calcext:value-type="float">
            <text:p>0</text:p>
          </table:table-cell>
          <table:table-cell table:formula="of:=MIN(MAX([.AD68]; [.E$88]); [.E$89])" office:value-type="float" office:value="1.262" calcext:value-type="float">
            <text:p>1.262</text:p>
          </table:table-cell>
          <table:table-cell table:formula="of:=MIN(MAX([.AE68]; [.F$88]); [.F$89])" office:value-type="float" office:value="-0.022" calcext:value-type="float">
            <text:p>-0.022</text:p>
          </table:table-cell>
          <table:table-cell table:formula="of:=MIN(MAX([.AF68]; [.G$88]); [.G$89])" office:value-type="float" office:value="-0.971" calcext:value-type="float">
            <text:p>-0.971</text:p>
          </table:table-cell>
          <table:table-cell table:formula="of:=MIN(MAX([.AG68]; [.H$88]); [.H$89])" office:value-type="float" office:value="-1.168" calcext:value-type="float">
            <text:p>-1.168</text:p>
          </table:table-cell>
          <table:table-cell table:formula="of:=MIN(MAX([.AH68]; [.I$88]); [.I$89])" office:value-type="float" office:value="-0.556" calcext:value-type="float">
            <text:p>-0.556</text:p>
          </table:table-cell>
          <table:table-cell table:formula="of:=MIN(MAX([.AI68]; [.J$88]); [.J$89])" office:value-type="float" office:value="0.067" calcext:value-type="float">
            <text:p>0.067</text:p>
          </table:table-cell>
          <table:table-cell table:formula="of:=MIN(MAX([.AJ68]; [.K$88]); [.K$89])" office:value-type="float" office:value="-1.025" calcext:value-type="float">
            <text:p>-1.025</text:p>
          </table:table-cell>
          <table:table-cell table:formula="of:=MIN(MAX([.AK68]; [.L$88]); [.L$89])" office:value-type="float" office:value="1.9" calcext:value-type="float">
            <text:p>1.9</text:p>
          </table:table-cell>
          <table:table-cell table:formula="of:=MIN(MAX([.AL68]; [.M$88]); [.M$89])" office:value-type="float" office:value="-0.706" calcext:value-type="float">
            <text:p>-0.706</text:p>
          </table:table-cell>
          <table:table-cell table:formula="of:=MIN(MAX([.AM68]; [.N$88]); [.N$89])" office:value-type="float" office:value="-0.108" calcext:value-type="float">
            <text:p>-0.108</text:p>
          </table:table-cell>
          <table:table-cell table:formula="of:=MIN(MAX([.AN68]; [.O$88]); [.O$89])" office:value-type="float" office:value="-0.556" calcext:value-type="float">
            <text:p>-0.556</text:p>
          </table:table-cell>
          <table:table-cell table:formula="of:=MIN(MAX([.AO68]; [.P$88]); [.P$89])" office:value-type="float" office:value="-0.067" calcext:value-type="float">
            <text:p>-0.067</text:p>
          </table:table-cell>
          <table:table-cell table:formula="of:=MIN(MAX([.AP68]; [.Q$88]); [.Q$89])" office:value-type="float" office:value="-1.025" calcext:value-type="float">
            <text:p>-1.025</text:p>
          </table:table-cell>
          <table:table-cell table:formula="of:=MIN(MAX([.AQ68]; [.R$88]); [.R$89])" office:value-type="float" office:value="1.901" calcext:value-type="float">
            <text:p>1.901</text:p>
          </table:table-cell>
          <table:table-cell table:formula="of:=MIN(MAX([.AR68]; [.S$88]); [.S$89])" office:value-type="float" office:value="-0.705" calcext:value-type="float">
            <text:p>-0.705</text:p>
          </table:table-cell>
          <table:table-cell table:formula="of:=MIN(MAX([.AS68]; [.T$88]); [.T$89])" office:value-type="float" office:value="0.108" calcext:value-type="float">
            <text:p>0.108</text:p>
          </table:table-cell>
          <table:table-cell table:formula="of:=MIN(MAX([.AT68]; [.U$88]); [.U$89])" office:value-type="float" office:value="1.269" calcext:value-type="float">
            <text:p>1.269</text:p>
          </table:table-cell>
          <table:table-cell table:formula="of:=MIN(MAX([.AU68]; [.V$88]); [.V$89])" office:value-type="float" office:value="0.033" calcext:value-type="float">
            <text:p>0.033</text:p>
          </table:table-cell>
          <table:table-cell table:formula="of:=MIN(MAX([.AV68]; [.W$88]); [.W$89])" office:value-type="float" office:value="0.962" calcext:value-type="float">
            <text:p>0.962</text:p>
          </table:table-cell>
          <table:table-cell table:formula="of:=MIN(MAX([.AW68]; [.X$88]); [.X$89])" office:value-type="float" office:value="1.167" calcext:value-type="float">
            <text:p>1.167</text:p>
          </table:table-cell>
          <table:table-cell/>
          <table:table-cell office:value-type="string" calcext:value-type="string">
            <text:p>00:02:680</text:p>
          </table:table-cell>
          <table:table-cell office:value-type="string" calcext:value-type="string">
            <text:p>Pose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62" calcext:value-type="float">
            <text:p>1.262</text:p>
          </table:table-cell>
          <table:table-cell office:value-type="float" office:value="-0.022" calcext:value-type="float">
            <text:p>-0.022</text:p>
          </table:table-cell>
          <table:table-cell office:value-type="float" office:value="-0.971" calcext:value-type="float">
            <text:p>-0.971</text:p>
          </table:table-cell>
          <table:table-cell office:value-type="float" office:value="-1.168" calcext:value-type="float">
            <text:p>-1.168</text:p>
          </table:table-cell>
          <table:table-cell office:value-type="float" office:value="-0.556" calcext:value-type="float">
            <text:p>-0.556</text:p>
          </table:table-cell>
          <table:table-cell office:value-type="float" office:value="0.067" calcext:value-type="float">
            <text:p>0.067</text:p>
          </table:table-cell>
          <table:table-cell office:value-type="float" office:value="-1.025" calcext:value-type="float">
            <text:p>-1.025</text:p>
          </table:table-cell>
          <table:table-cell office:value-type="float" office:value="1.9" calcext:value-type="float">
            <text:p>1.9</text:p>
          </table:table-cell>
          <table:table-cell office:value-type="float" office:value="-0.706" calcext:value-type="float">
            <text:p>-0.706</text:p>
          </table:table-cell>
          <table:table-cell office:value-type="float" office:value="-0.108" calcext:value-type="float">
            <text:p>-0.108</text:p>
          </table:table-cell>
          <table:table-cell office:value-type="float" office:value="-0.556" calcext:value-type="float">
            <text:p>-0.556</text:p>
          </table:table-cell>
          <table:table-cell office:value-type="float" office:value="-0.067" calcext:value-type="float">
            <text:p>-0.067</text:p>
          </table:table-cell>
          <table:table-cell office:value-type="float" office:value="-1.025" calcext:value-type="float">
            <text:p>-1.025</text:p>
          </table:table-cell>
          <table:table-cell office:value-type="float" office:value="1.901" calcext:value-type="float">
            <text:p>1.901</text:p>
          </table:table-cell>
          <table:table-cell office:value-type="float" office:value="-0.705" calcext:value-type="float">
            <text:p>-0.705</text:p>
          </table:table-cell>
          <table:table-cell office:value-type="float" office:value="0.108" calcext:value-type="float">
            <text:p>0.108</text:p>
          </table:table-cell>
          <table:table-cell office:value-type="float" office:value="1.269" calcext:value-type="float">
            <text:p>1.269</text:p>
          </table:table-cell>
          <table:table-cell office:value-type="float" office:value="0.033" calcext:value-type="float">
            <text:p>0.033</text:p>
          </table:table-cell>
          <table:table-cell office:value-type="float" office:value="0.962" calcext:value-type="float">
            <text:p>0.962</text:p>
          </table:table-cell>
          <table:table-cell office:value-type="float" office:value="1.167" calcext:value-type="float">
            <text:p>1.167</text:p>
          </table:table-cell>
        </table:table-row>
        <table:table-row table:style-name="ro1">
          <table:table-cell office:value-type="string" calcext:value-type="string">
            <text:p>00:02:720</text:p>
          </table:table-cell>
          <table:table-cell office:value-type="string" calcext:value-type="string">
            <text:p>Pose69</text:p>
          </table:table-cell>
          <table:table-cell table:formula="of:=MIN(MAX([.AB69]; [.C$88]); [.C$89])" office:value-type="float" office:value="0" calcext:value-type="float">
            <text:p>0</text:p>
          </table:table-cell>
          <table:table-cell table:formula="of:=MIN(MAX([.AC69]; [.D$88]); [.D$89])" office:value-type="float" office:value="0" calcext:value-type="float">
            <text:p>0</text:p>
          </table:table-cell>
          <table:table-cell table:formula="of:=MIN(MAX([.AD69]; [.E$88]); [.E$89])" office:value-type="float" office:value="1.272" calcext:value-type="float">
            <text:p>1.272</text:p>
          </table:table-cell>
          <table:table-cell table:formula="of:=MIN(MAX([.AE69]; [.F$88]); [.F$89])" office:value-type="float" office:value="-0.004" calcext:value-type="float">
            <text:p>-0.004</text:p>
          </table:table-cell>
          <table:table-cell table:formula="of:=MIN(MAX([.AF69]; [.G$88]); [.G$89])" office:value-type="float" office:value="-0.91" calcext:value-type="float">
            <text:p>-0.91</text:p>
          </table:table-cell>
          <table:table-cell table:formula="of:=MIN(MAX([.AG69]; [.H$88]); [.H$89])" office:value-type="float" office:value="-1.089" calcext:value-type="float">
            <text:p>-1.089</text:p>
          </table:table-cell>
          <table:table-cell table:formula="of:=MIN(MAX([.AH69]; [.I$88]); [.I$89])" office:value-type="float" office:value="-0.538" calcext:value-type="float">
            <text:p>-0.538</text:p>
          </table:table-cell>
          <table:table-cell table:formula="of:=MIN(MAX([.AI69]; [.J$88]); [.J$89])" office:value-type="float" office:value="0.063" calcext:value-type="float">
            <text:p>0.063</text:p>
          </table:table-cell>
          <table:table-cell table:formula="of:=MIN(MAX([.AJ69]; [.K$88]); [.K$89])" office:value-type="float" office:value="-0.954" calcext:value-type="float">
            <text:p>-0.954</text:p>
          </table:table-cell>
          <table:table-cell table:formula="of:=MIN(MAX([.AK69]; [.L$88]); [.L$89])" office:value-type="float" office:value="1.769" calcext:value-type="float">
            <text:p>1.769</text:p>
          </table:table-cell>
          <table:table-cell table:formula="of:=MIN(MAX([.AL69]; [.M$88]); [.M$89])" office:value-type="float" office:value="-0.658" calcext:value-type="float">
            <text:p>-0.658</text:p>
          </table:table-cell>
          <table:table-cell table:formula="of:=MIN(MAX([.AM69]; [.N$88]); [.N$89])" office:value-type="float" office:value="-0.101" calcext:value-type="float">
            <text:p>-0.101</text:p>
          </table:table-cell>
          <table:table-cell table:formula="of:=MIN(MAX([.AN69]; [.O$88]); [.O$89])" office:value-type="float" office:value="-0.538" calcext:value-type="float">
            <text:p>-0.538</text:p>
          </table:table-cell>
          <table:table-cell table:formula="of:=MIN(MAX([.AO69]; [.P$88]); [.P$89])" office:value-type="float" office:value="-0.063" calcext:value-type="float">
            <text:p>-0.063</text:p>
          </table:table-cell>
          <table:table-cell table:formula="of:=MIN(MAX([.AP69]; [.Q$88]); [.Q$89])" office:value-type="float" office:value="-0.954" calcext:value-type="float">
            <text:p>-0.954</text:p>
          </table:table-cell>
          <table:table-cell table:formula="of:=MIN(MAX([.AQ69]; [.R$88]); [.R$89])" office:value-type="float" office:value="1.771" calcext:value-type="float">
            <text:p>1.771</text:p>
          </table:table-cell>
          <table:table-cell table:formula="of:=MIN(MAX([.AR69]; [.S$88]); [.S$89])" office:value-type="float" office:value="-0.656" calcext:value-type="float">
            <text:p>-0.656</text:p>
          </table:table-cell>
          <table:table-cell table:formula="of:=MIN(MAX([.AS69]; [.T$88]); [.T$89])" office:value-type="float" office:value="0.101" calcext:value-type="float">
            <text:p>0.101</text:p>
          </table:table-cell>
          <table:table-cell table:formula="of:=MIN(MAX([.AT69]; [.U$88]); [.U$89])" office:value-type="float" office:value="1.283" calcext:value-type="float">
            <text:p>1.283</text:p>
          </table:table-cell>
          <table:table-cell table:formula="of:=MIN(MAX([.AU69]; [.V$88]); [.V$89])" office:value-type="float" office:value="0.022" calcext:value-type="float">
            <text:p>0.022</text:p>
          </table:table-cell>
          <table:table-cell table:formula="of:=MIN(MAX([.AV69]; [.W$88]); [.W$89])" office:value-type="float" office:value="0.896" calcext:value-type="float">
            <text:p>0.896</text:p>
          </table:table-cell>
          <table:table-cell table:formula="of:=MIN(MAX([.AW69]; [.X$88]); [.X$89])" office:value-type="float" office:value="1.086" calcext:value-type="float">
            <text:p>1.086</text:p>
          </table:table-cell>
          <table:table-cell/>
          <table:table-cell office:value-type="string" calcext:value-type="string">
            <text:p>00:02:720</text:p>
          </table:table-cell>
          <table:table-cell office:value-type="string" calcext:value-type="string">
            <text:p>Pose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72" calcext:value-type="float">
            <text:p>1.272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91" calcext:value-type="float">
            <text:p>-0.91</text:p>
          </table:table-cell>
          <table:table-cell office:value-type="float" office:value="-1.089" calcext:value-type="float">
            <text:p>-1.089</text:p>
          </table:table-cell>
          <table:table-cell office:value-type="float" office:value="-0.538" calcext:value-type="float">
            <text:p>-0.538</text:p>
          </table:table-cell>
          <table:table-cell office:value-type="float" office:value="0.063" calcext:value-type="float">
            <text:p>0.063</text:p>
          </table:table-cell>
          <table:table-cell office:value-type="float" office:value="-0.954" calcext:value-type="float">
            <text:p>-0.954</text:p>
          </table:table-cell>
          <table:table-cell office:value-type="float" office:value="1.769" calcext:value-type="float">
            <text:p>1.769</text:p>
          </table:table-cell>
          <table:table-cell office:value-type="float" office:value="-0.658" calcext:value-type="float">
            <text:p>-0.658</text:p>
          </table:table-cell>
          <table:table-cell office:value-type="float" office:value="-0.101" calcext:value-type="float">
            <text:p>-0.101</text:p>
          </table:table-cell>
          <table:table-cell office:value-type="float" office:value="-0.538" calcext:value-type="float">
            <text:p>-0.538</text:p>
          </table:table-cell>
          <table:table-cell office:value-type="float" office:value="-0.063" calcext:value-type="float">
            <text:p>-0.063</text:p>
          </table:table-cell>
          <table:table-cell office:value-type="float" office:value="-0.954" calcext:value-type="float">
            <text:p>-0.954</text:p>
          </table:table-cell>
          <table:table-cell office:value-type="float" office:value="1.771" calcext:value-type="float">
            <text:p>1.771</text:p>
          </table:table-cell>
          <table:table-cell office:value-type="float" office:value="-0.656" calcext:value-type="float">
            <text:p>-0.656</text:p>
          </table:table-cell>
          <table:table-cell office:value-type="float" office:value="0.101" calcext:value-type="float">
            <text:p>0.101</text:p>
          </table:table-cell>
          <table:table-cell office:value-type="float" office:value="1.283" calcext:value-type="float">
            <text:p>1.283</text:p>
          </table:table-cell>
          <table:table-cell office:value-type="float" office:value="0.022" calcext:value-type="float">
            <text:p>0.022</text:p>
          </table:table-cell>
          <table:table-cell office:value-type="float" office:value="0.896" calcext:value-type="float">
            <text:p>0.896</text:p>
          </table:table-cell>
          <table:table-cell office:value-type="float" office:value="1.086" calcext:value-type="float">
            <text:p>1.086</text:p>
          </table:table-cell>
        </table:table-row>
        <table:table-row table:style-name="ro1">
          <table:table-cell office:value-type="string" calcext:value-type="string">
            <text:p>00:02:760</text:p>
          </table:table-cell>
          <table:table-cell office:value-type="string" calcext:value-type="string">
            <text:p>Pose70</text:p>
          </table:table-cell>
          <table:table-cell table:formula="of:=MIN(MAX([.AB70]; [.C$88]); [.C$89])" office:value-type="float" office:value="0" calcext:value-type="float">
            <text:p>0</text:p>
          </table:table-cell>
          <table:table-cell table:formula="of:=MIN(MAX([.AC70]; [.D$88]); [.D$89])" office:value-type="float" office:value="0" calcext:value-type="float">
            <text:p>0</text:p>
          </table:table-cell>
          <table:table-cell table:formula="of:=MIN(MAX([.AD70]; [.E$88]); [.E$89])" office:value-type="float" office:value="1.28" calcext:value-type="float">
            <text:p>1.28</text:p>
          </table:table-cell>
          <table:table-cell table:formula="of:=MIN(MAX([.AE70]; [.F$88]); [.F$89])" office:value-type="float" office:value="0.009" calcext:value-type="float">
            <text:p>0.009</text:p>
          </table:table-cell>
          <table:table-cell table:formula="of:=MIN(MAX([.AF70]; [.G$88]); [.G$89])" office:value-type="float" office:value="-0.866" calcext:value-type="float">
            <text:p>-0.866</text:p>
          </table:table-cell>
          <table:table-cell table:formula="of:=MIN(MAX([.AG70]; [.H$88]); [.H$89])" office:value-type="float" office:value="-1.031" calcext:value-type="float">
            <text:p>-1.031</text:p>
          </table:table-cell>
          <table:table-cell table:formula="of:=MIN(MAX([.AH70]; [.I$88]); [.I$89])" office:value-type="float" office:value="-0.525" calcext:value-type="float">
            <text:p>-0.525</text:p>
          </table:table-cell>
          <table:table-cell table:formula="of:=MIN(MAX([.AI70]; [.J$88]); [.J$89])" office:value-type="float" office:value="0.059" calcext:value-type="float">
            <text:p>0.059</text:p>
          </table:table-cell>
          <table:table-cell table:formula="of:=MIN(MAX([.AJ70]; [.K$88]); [.K$89])" office:value-type="float" office:value="-0.902" calcext:value-type="float">
            <text:p>-0.902</text:p>
          </table:table-cell>
          <table:table-cell table:formula="of:=MIN(MAX([.AK70]; [.L$88]); [.L$89])" office:value-type="float" office:value="1.674" calcext:value-type="float">
            <text:p>1.674</text:p>
          </table:table-cell>
          <table:table-cell table:formula="of:=MIN(MAX([.AL70]; [.M$88]); [.M$89])" office:value-type="float" office:value="-0.622" calcext:value-type="float">
            <text:p>-0.622</text:p>
          </table:table-cell>
          <table:table-cell table:formula="of:=MIN(MAX([.AM70]; [.N$88]); [.N$89])" office:value-type="float" office:value="-0.095" calcext:value-type="float">
            <text:p>-0.095</text:p>
          </table:table-cell>
          <table:table-cell table:formula="of:=MIN(MAX([.AN70]; [.O$88]); [.O$89])" office:value-type="float" office:value="-0.525" calcext:value-type="float">
            <text:p>-0.525</text:p>
          </table:table-cell>
          <table:table-cell table:formula="of:=MIN(MAX([.AO70]; [.P$88]); [.P$89])" office:value-type="float" office:value="-0.059" calcext:value-type="float">
            <text:p>-0.059</text:p>
          </table:table-cell>
          <table:table-cell table:formula="of:=MIN(MAX([.AP70]; [.Q$88]); [.Q$89])" office:value-type="float" office:value="-0.902" calcext:value-type="float">
            <text:p>-0.902</text:p>
          </table:table-cell>
          <table:table-cell table:formula="of:=MIN(MAX([.AQ70]; [.R$88]); [.R$89])" office:value-type="float" office:value="1.675" calcext:value-type="float">
            <text:p>1.675</text:p>
          </table:table-cell>
          <table:table-cell table:formula="of:=MIN(MAX([.AR70]; [.S$88]); [.S$89])" office:value-type="float" office:value="-0.62" calcext:value-type="float">
            <text:p>-0.62</text:p>
          </table:table-cell>
          <table:table-cell table:formula="of:=MIN(MAX([.AS70]; [.T$88]); [.T$89])" office:value-type="float" office:value="0.095" calcext:value-type="float">
            <text:p>0.095</text:p>
          </table:table-cell>
          <table:table-cell table:formula="of:=MIN(MAX([.AT70]; [.U$88]); [.U$89])" office:value-type="float" office:value="1.292" calcext:value-type="float">
            <text:p>1.292</text:p>
          </table:table-cell>
          <table:table-cell table:formula="of:=MIN(MAX([.AU70]; [.V$88]); [.V$89])" office:value-type="float" office:value="0.013" calcext:value-type="float">
            <text:p>0.013</text:p>
          </table:table-cell>
          <table:table-cell table:formula="of:=MIN(MAX([.AV70]; [.W$88]); [.W$89])" office:value-type="float" office:value="0.847" calcext:value-type="float">
            <text:p>0.847</text:p>
          </table:table-cell>
          <table:table-cell table:formula="of:=MIN(MAX([.AW70]; [.X$88]); [.X$89])" office:value-type="float" office:value="1.027" calcext:value-type="float">
            <text:p>1.027</text:p>
          </table:table-cell>
          <table:table-cell/>
          <table:table-cell office:value-type="string" calcext:value-type="string">
            <text:p>00:02:760</text:p>
          </table:table-cell>
          <table:table-cell office:value-type="string" calcext:value-type="string">
            <text:p>Pose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8" calcext:value-type="float">
            <text:p>1.28</text:p>
          </table:table-cell>
          <table:table-cell office:value-type="float" office:value="0.009" calcext:value-type="float">
            <text:p>0.009</text:p>
          </table:table-cell>
          <table:table-cell office:value-type="float" office:value="-0.866" calcext:value-type="float">
            <text:p>-0.866</text:p>
          </table:table-cell>
          <table:table-cell office:value-type="float" office:value="-1.031" calcext:value-type="float">
            <text:p>-1.031</text:p>
          </table:table-cell>
          <table:table-cell office:value-type="float" office:value="-0.525" calcext:value-type="float">
            <text:p>-0.525</text:p>
          </table:table-cell>
          <table:table-cell office:value-type="float" office:value="0.059" calcext:value-type="float">
            <text:p>0.059</text:p>
          </table:table-cell>
          <table:table-cell office:value-type="float" office:value="-0.902" calcext:value-type="float">
            <text:p>-0.902</text:p>
          </table:table-cell>
          <table:table-cell office:value-type="float" office:value="1.674" calcext:value-type="float">
            <text:p>1.674</text:p>
          </table:table-cell>
          <table:table-cell office:value-type="float" office:value="-0.622" calcext:value-type="float">
            <text:p>-0.622</text:p>
          </table:table-cell>
          <table:table-cell office:value-type="float" office:value="-0.095" calcext:value-type="float">
            <text:p>-0.095</text:p>
          </table:table-cell>
          <table:table-cell office:value-type="float" office:value="-0.525" calcext:value-type="float">
            <text:p>-0.525</text:p>
          </table:table-cell>
          <table:table-cell office:value-type="float" office:value="-0.059" calcext:value-type="float">
            <text:p>-0.059</text:p>
          </table:table-cell>
          <table:table-cell office:value-type="float" office:value="-0.902" calcext:value-type="float">
            <text:p>-0.902</text:p>
          </table:table-cell>
          <table:table-cell office:value-type="float" office:value="1.675" calcext:value-type="float">
            <text:p>1.675</text:p>
          </table:table-cell>
          <table:table-cell office:value-type="float" office:value="-0.62" calcext:value-type="float">
            <text:p>-0.62</text:p>
          </table:table-cell>
          <table:table-cell office:value-type="float" office:value="0.095" calcext:value-type="float">
            <text:p>0.095</text:p>
          </table:table-cell>
          <table:table-cell office:value-type="float" office:value="1.292" calcext:value-type="float">
            <text:p>1.292</text:p>
          </table:table-cell>
          <table:table-cell office:value-type="float" office:value="0.013" calcext:value-type="float">
            <text:p>0.013</text:p>
          </table:table-cell>
          <table:table-cell office:value-type="float" office:value="0.847" calcext:value-type="float">
            <text:p>0.847</text:p>
          </table:table-cell>
          <table:table-cell office:value-type="float" office:value="1.027" calcext:value-type="float">
            <text:p>1.027</text:p>
          </table:table-cell>
        </table:table-row>
        <table:table-row table:style-name="ro1">
          <table:table-cell office:value-type="string" calcext:value-type="string">
            <text:p>00:02:800</text:p>
          </table:table-cell>
          <table:table-cell office:value-type="string" calcext:value-type="string">
            <text:p>Pose71</text:p>
          </table:table-cell>
          <table:table-cell table:formula="of:=MIN(MAX([.AB71]; [.C$88]); [.C$89])" office:value-type="float" office:value="0" calcext:value-type="float">
            <text:p>0</text:p>
          </table:table-cell>
          <table:table-cell table:formula="of:=MIN(MAX([.AC71]; [.D$88]); [.D$89])" office:value-type="float" office:value="0" calcext:value-type="float">
            <text:p>0</text:p>
          </table:table-cell>
          <table:table-cell table:formula="of:=MIN(MAX([.AD71]; [.E$88]); [.E$89])" office:value-type="float" office:value="1.292" calcext:value-type="float">
            <text:p>1.292</text:p>
          </table:table-cell>
          <table:table-cell table:formula="of:=MIN(MAX([.AE71]; [.F$88]); [.F$89])" office:value-type="float" office:value="0.029" calcext:value-type="float">
            <text:p>0.029</text:p>
          </table:table-cell>
          <table:table-cell table:formula="of:=MIN(MAX([.AF71]; [.G$88]); [.G$89])" office:value-type="float" office:value="-0.794" calcext:value-type="float">
            <text:p>-0.794</text:p>
          </table:table-cell>
          <table:table-cell table:formula="of:=MIN(MAX([.AG71]; [.H$88]); [.H$89])" office:value-type="float" office:value="-0.937" calcext:value-type="float">
            <text:p>-0.937</text:p>
          </table:table-cell>
          <table:table-cell table:formula="of:=MIN(MAX([.AH71]; [.I$88]); [.I$89])" office:value-type="float" office:value="-0.505" calcext:value-type="float">
            <text:p>-0.505</text:p>
          </table:table-cell>
          <table:table-cell table:formula="of:=MIN(MAX([.AI71]; [.J$88]); [.J$89])" office:value-type="float" office:value="0.054" calcext:value-type="float">
            <text:p>0.054</text:p>
          </table:table-cell>
          <table:table-cell table:formula="of:=MIN(MAX([.AJ71]; [.K$88]); [.K$89])" office:value-type="float" office:value="-0.819" calcext:value-type="float">
            <text:p>-0.819</text:p>
          </table:table-cell>
          <table:table-cell table:formula="of:=MIN(MAX([.AK71]; [.L$88]); [.L$89])" office:value-type="float" office:value="1.519" calcext:value-type="float">
            <text:p>1.519</text:p>
          </table:table-cell>
          <table:table-cell table:formula="of:=MIN(MAX([.AL71]; [.M$88]); [.M$89])" office:value-type="float" office:value="-0.564" calcext:value-type="float">
            <text:p>-0.564</text:p>
          </table:table-cell>
          <table:table-cell table:formula="of:=MIN(MAX([.AM71]; [.N$88]); [.N$89])" office:value-type="float" office:value="-0.086" calcext:value-type="float">
            <text:p>-0.086</text:p>
          </table:table-cell>
          <table:table-cell table:formula="of:=MIN(MAX([.AN71]; [.O$88]); [.O$89])" office:value-type="float" office:value="-0.505" calcext:value-type="float">
            <text:p>-0.505</text:p>
          </table:table-cell>
          <table:table-cell table:formula="of:=MIN(MAX([.AO71]; [.P$88]); [.P$89])" office:value-type="float" office:value="-0.054" calcext:value-type="float">
            <text:p>-0.054</text:p>
          </table:table-cell>
          <table:table-cell table:formula="of:=MIN(MAX([.AP71]; [.Q$88]); [.Q$89])" office:value-type="float" office:value="-0.819" calcext:value-type="float">
            <text:p>-0.819</text:p>
          </table:table-cell>
          <table:table-cell table:formula="of:=MIN(MAX([.AQ71]; [.R$88]); [.R$89])" office:value-type="float" office:value="1.522" calcext:value-type="float">
            <text:p>1.522</text:p>
          </table:table-cell>
          <table:table-cell table:formula="of:=MIN(MAX([.AR71]; [.S$88]); [.S$89])" office:value-type="float" office:value="-0.561" calcext:value-type="float">
            <text:p>-0.561</text:p>
          </table:table-cell>
          <table:table-cell table:formula="of:=MIN(MAX([.AS71]; [.T$88]); [.T$89])" office:value-type="float" office:value="0.086" calcext:value-type="float">
            <text:p>0.086</text:p>
          </table:table-cell>
          <table:table-cell table:formula="of:=MIN(MAX([.AT71]; [.U$88]); [.U$89])" office:value-type="float" office:value="1.308" calcext:value-type="float">
            <text:p>1.308</text:p>
          </table:table-cell>
          <table:table-cell table:formula="of:=MIN(MAX([.AU71]; [.V$88]); [.V$89])" office:value-type="float" office:value="-0" calcext:value-type="float">
            <text:p>0</text:p>
          </table:table-cell>
          <table:table-cell table:formula="of:=MIN(MAX([.AV71]; [.W$88]); [.W$89])" office:value-type="float" office:value="0.769" calcext:value-type="float">
            <text:p>0.769</text:p>
          </table:table-cell>
          <table:table-cell table:formula="of:=MIN(MAX([.AW71]; [.X$88]); [.X$89])" office:value-type="float" office:value="0.933" calcext:value-type="float">
            <text:p>0.933</text:p>
          </table:table-cell>
          <table:table-cell/>
          <table:table-cell office:value-type="string" calcext:value-type="string">
            <text:p>00:02:800</text:p>
          </table:table-cell>
          <table:table-cell office:value-type="string" calcext:value-type="string">
            <text:p>Pose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92" calcext:value-type="float">
            <text:p>1.292</text:p>
          </table:table-cell>
          <table:table-cell office:value-type="float" office:value="0.029" calcext:value-type="float">
            <text:p>0.029</text:p>
          </table:table-cell>
          <table:table-cell office:value-type="float" office:value="-0.794" calcext:value-type="float">
            <text:p>-0.794</text:p>
          </table:table-cell>
          <table:table-cell office:value-type="float" office:value="-0.937" calcext:value-type="float">
            <text:p>-0.937</text:p>
          </table:table-cell>
          <table:table-cell office:value-type="float" office:value="-0.505" calcext:value-type="float">
            <text:p>-0.505</text:p>
          </table:table-cell>
          <table:table-cell office:value-type="float" office:value="0.054" calcext:value-type="float">
            <text:p>0.054</text:p>
          </table:table-cell>
          <table:table-cell office:value-type="float" office:value="-0.819" calcext:value-type="float">
            <text:p>-0.819</text:p>
          </table:table-cell>
          <table:table-cell office:value-type="float" office:value="1.519" calcext:value-type="float">
            <text:p>1.519</text:p>
          </table:table-cell>
          <table:table-cell office:value-type="float" office:value="-0.564" calcext:value-type="float">
            <text:p>-0.564</text:p>
          </table:table-cell>
          <table:table-cell office:value-type="float" office:value="-0.086" calcext:value-type="float">
            <text:p>-0.086</text:p>
          </table:table-cell>
          <table:table-cell office:value-type="float" office:value="-0.505" calcext:value-type="float">
            <text:p>-0.505</text:p>
          </table:table-cell>
          <table:table-cell office:value-type="float" office:value="-0.054" calcext:value-type="float">
            <text:p>-0.054</text:p>
          </table:table-cell>
          <table:table-cell office:value-type="float" office:value="-0.819" calcext:value-type="float">
            <text:p>-0.819</text:p>
          </table:table-cell>
          <table:table-cell office:value-type="float" office:value="1.522" calcext:value-type="float">
            <text:p>1.522</text:p>
          </table:table-cell>
          <table:table-cell office:value-type="float" office:value="-0.561" calcext:value-type="float">
            <text:p>-0.561</text:p>
          </table:table-cell>
          <table:table-cell office:value-type="float" office:value="0.086" calcext:value-type="float">
            <text:p>0.086</text:p>
          </table:table-cell>
          <table:table-cell office:value-type="float" office:value="1.308" calcext:value-type="float">
            <text:p>1.308</text:p>
          </table:table-cell>
          <table:table-cell office:value-type="float" office:value="-0" calcext:value-type="float">
            <text:p>0</text:p>
          </table:table-cell>
          <table:table-cell office:value-type="float" office:value="0.769" calcext:value-type="float">
            <text:p>0.769</text:p>
          </table:table-cell>
          <table:table-cell office:value-type="float" office:value="0.933" calcext:value-type="float">
            <text:p>0.933</text:p>
          </table:table-cell>
        </table:table-row>
        <table:table-row table:style-name="ro1">
          <table:table-cell office:value-type="string" calcext:value-type="string">
            <text:p>00:02:840</text:p>
          </table:table-cell>
          <table:table-cell office:value-type="string" calcext:value-type="string">
            <text:p>Pose72</text:p>
          </table:table-cell>
          <table:table-cell table:formula="of:=MIN(MAX([.AB72]; [.C$88]); [.C$89])" office:value-type="float" office:value="0" calcext:value-type="float">
            <text:p>0</text:p>
          </table:table-cell>
          <table:table-cell table:formula="of:=MIN(MAX([.AC72]; [.D$88]); [.D$89])" office:value-type="float" office:value="0" calcext:value-type="float">
            <text:p>0</text:p>
          </table:table-cell>
          <table:table-cell table:formula="of:=MIN(MAX([.AD72]; [.E$88]); [.E$89])" office:value-type="float" office:value="1.3" calcext:value-type="float">
            <text:p>1.3</text:p>
          </table:table-cell>
          <table:table-cell table:formula="of:=MIN(MAX([.AE72]; [.F$88]); [.F$89])" office:value-type="float" office:value="0.044" calcext:value-type="float">
            <text:p>0.044</text:p>
          </table:table-cell>
          <table:table-cell table:formula="of:=MIN(MAX([.AF72]; [.G$88]); [.G$89])" office:value-type="float" office:value="-0.743" calcext:value-type="float">
            <text:p>-0.743</text:p>
          </table:table-cell>
          <table:table-cell table:formula="of:=MIN(MAX([.AG72]; [.H$88]); [.H$89])" office:value-type="float" office:value="-0.872" calcext:value-type="float">
            <text:p>-0.872</text:p>
          </table:table-cell>
          <table:table-cell table:formula="of:=MIN(MAX([.AH72]; [.I$88]); [.I$89])" office:value-type="float" office:value="-0.49" calcext:value-type="float">
            <text:p>-0.49</text:p>
          </table:table-cell>
          <table:table-cell table:formula="of:=MIN(MAX([.AI72]; [.J$88]); [.J$89])" office:value-type="float" office:value="0.05" calcext:value-type="float">
            <text:p>0.05</text:p>
          </table:table-cell>
          <table:table-cell table:formula="of:=MIN(MAX([.AJ72]; [.K$88]); [.K$89])" office:value-type="float" office:value="-0.761" calcext:value-type="float">
            <text:p>-0.761</text:p>
          </table:table-cell>
          <table:table-cell table:formula="of:=MIN(MAX([.AK72]; [.L$88]); [.L$89])" office:value-type="float" office:value="1.411" calcext:value-type="float">
            <text:p>1.411</text:p>
          </table:table-cell>
          <table:table-cell table:formula="of:=MIN(MAX([.AL72]; [.M$88]); [.M$89])" office:value-type="float" office:value="-0.524" calcext:value-type="float">
            <text:p>-0.524</text:p>
          </table:table-cell>
          <table:table-cell table:formula="of:=MIN(MAX([.AM72]; [.N$88]); [.N$89])" office:value-type="float" office:value="-0.08" calcext:value-type="float">
            <text:p>-0.08</text:p>
          </table:table-cell>
          <table:table-cell table:formula="of:=MIN(MAX([.AN72]; [.O$88]); [.O$89])" office:value-type="float" office:value="-0.49" calcext:value-type="float">
            <text:p>-0.49</text:p>
          </table:table-cell>
          <table:table-cell table:formula="of:=MIN(MAX([.AO72]; [.P$88]); [.P$89])" office:value-type="float" office:value="-0.05" calcext:value-type="float">
            <text:p>-0.05</text:p>
          </table:table-cell>
          <table:table-cell table:formula="of:=MIN(MAX([.AP72]; [.Q$88]); [.Q$89])" office:value-type="float" office:value="-0.761" calcext:value-type="float">
            <text:p>-0.761</text:p>
          </table:table-cell>
          <table:table-cell table:formula="of:=MIN(MAX([.AQ72]; [.R$88]); [.R$89])" office:value-type="float" office:value="1.414" calcext:value-type="float">
            <text:p>1.414</text:p>
          </table:table-cell>
          <table:table-cell table:formula="of:=MIN(MAX([.AR72]; [.S$88]); [.S$89])" office:value-type="float" office:value="-0.52" calcext:value-type="float">
            <text:p>-0.52</text:p>
          </table:table-cell>
          <table:table-cell table:formula="of:=MIN(MAX([.AS72]; [.T$88]); [.T$89])" office:value-type="float" office:value="0.08" calcext:value-type="float">
            <text:p>0.08</text:p>
          </table:table-cell>
          <table:table-cell table:formula="of:=MIN(MAX([.AT72]; [.U$88]); [.U$89])" office:value-type="float" office:value="1.32" calcext:value-type="float">
            <text:p>1.32</text:p>
          </table:table-cell>
          <table:table-cell table:formula="of:=MIN(MAX([.AU72]; [.V$88]); [.V$89])" office:value-type="float" office:value="-0.01" calcext:value-type="float">
            <text:p>-0.01</text:p>
          </table:table-cell>
          <table:table-cell table:formula="of:=MIN(MAX([.AV72]; [.W$88]); [.W$89])" office:value-type="float" office:value="0.714" calcext:value-type="float">
            <text:p>0.714</text:p>
          </table:table-cell>
          <table:table-cell table:formula="of:=MIN(MAX([.AW72]; [.X$88]); [.X$89])" office:value-type="float" office:value="0.866" calcext:value-type="float">
            <text:p>0.866</text:p>
          </table:table-cell>
          <table:table-cell/>
          <table:table-cell office:value-type="string" calcext:value-type="string">
            <text:p>00:02:840</text:p>
          </table:table-cell>
          <table:table-cell office:value-type="string" calcext:value-type="string">
            <text:p>Pose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0.044" calcext:value-type="float">
            <text:p>0.044</text:p>
          </table:table-cell>
          <table:table-cell office:value-type="float" office:value="-0.743" calcext:value-type="float">
            <text:p>-0.743</text:p>
          </table:table-cell>
          <table:table-cell office:value-type="float" office:value="-0.872" calcext:value-type="float">
            <text:p>-0.872</text:p>
          </table:table-cell>
          <table:table-cell office:value-type="float" office:value="-0.49" calcext:value-type="float">
            <text:p>-0.49</text:p>
          </table:table-cell>
          <table:table-cell office:value-type="float" office:value="0.05" calcext:value-type="float">
            <text:p>0.05</text:p>
          </table:table-cell>
          <table:table-cell office:value-type="float" office:value="-0.761" calcext:value-type="float">
            <text:p>-0.761</text:p>
          </table:table-cell>
          <table:table-cell office:value-type="float" office:value="1.411" calcext:value-type="float">
            <text:p>1.411</text:p>
          </table:table-cell>
          <table:table-cell office:value-type="float" office:value="-0.524" calcext:value-type="float">
            <text:p>-0.524</text:p>
          </table:table-cell>
          <table:table-cell office:value-type="float" office:value="-0.08" calcext:value-type="float">
            <text:p>-0.08</text:p>
          </table:table-cell>
          <table:table-cell office:value-type="float" office:value="-0.49" calcext:value-type="float">
            <text:p>-0.49</text:p>
          </table:table-cell>
          <table:table-cell office:value-type="float" office:value="-0.05" calcext:value-type="float">
            <text:p>-0.05</text:p>
          </table:table-cell>
          <table:table-cell office:value-type="float" office:value="-0.761" calcext:value-type="float">
            <text:p>-0.761</text:p>
          </table:table-cell>
          <table:table-cell office:value-type="float" office:value="1.414" calcext:value-type="float">
            <text:p>1.414</text:p>
          </table:table-cell>
          <table:table-cell office:value-type="float" office:value="-0.52" calcext:value-type="float">
            <text:p>-0.52</text:p>
          </table:table-cell>
          <table:table-cell office:value-type="float" office:value="0.08" calcext:value-type="float">
            <text:p>0.08</text:p>
          </table:table-cell>
          <table:table-cell office:value-type="float" office:value="1.32" calcext:value-type="float">
            <text:p>1.32</text:p>
          </table:table-cell>
          <table:table-cell office:value-type="float" office:value="-0.01" calcext:value-type="float">
            <text:p>-0.01</text:p>
          </table:table-cell>
          <table:table-cell office:value-type="float" office:value="0.714" calcext:value-type="float">
            <text:p>0.714</text:p>
          </table:table-cell>
          <table:table-cell office:value-type="float" office:value="0.866" calcext:value-type="float">
            <text:p>0.866</text:p>
          </table:table-cell>
        </table:table-row>
        <table:table-row table:style-name="ro1">
          <table:table-cell office:value-type="string" calcext:value-type="string">
            <text:p>00:02:880</text:p>
          </table:table-cell>
          <table:table-cell office:value-type="string" calcext:value-type="string">
            <text:p>Pose73</text:p>
          </table:table-cell>
          <table:table-cell table:formula="of:=MIN(MAX([.AB73]; [.C$88]); [.C$89])" office:value-type="float" office:value="0" calcext:value-type="float">
            <text:p>0</text:p>
          </table:table-cell>
          <table:table-cell table:formula="of:=MIN(MAX([.AC73]; [.D$88]); [.D$89])" office:value-type="float" office:value="0" calcext:value-type="float">
            <text:p>0</text:p>
          </table:table-cell>
          <table:table-cell table:formula="of:=MIN(MAX([.AD73]; [.E$88]); [.E$89])" office:value-type="float" office:value="1.313" calcext:value-type="float">
            <text:p>1.313</text:p>
          </table:table-cell>
          <table:table-cell table:formula="of:=MIN(MAX([.AE73]; [.F$88]); [.F$89])" office:value-type="float" office:value="0.066" calcext:value-type="float">
            <text:p>0.066</text:p>
          </table:table-cell>
          <table:table-cell table:formula="of:=MIN(MAX([.AF73]; [.G$88]); [.G$89])" office:value-type="float" office:value="-0.665" calcext:value-type="float">
            <text:p>-0.665</text:p>
          </table:table-cell>
          <table:table-cell table:formula="of:=MIN(MAX([.AG73]; [.H$88]); [.H$89])" office:value-type="float" office:value="-0.77" calcext:value-type="float">
            <text:p>-0.77</text:p>
          </table:table-cell>
          <table:table-cell table:formula="of:=MIN(MAX([.AH73]; [.I$88]); [.I$89])" office:value-type="float" office:value="-0.467" calcext:value-type="float">
            <text:p>-0.467</text:p>
          </table:table-cell>
          <table:table-cell table:formula="of:=MIN(MAX([.AI73]; [.J$88]); [.J$89])" office:value-type="float" office:value="0.044" calcext:value-type="float">
            <text:p>0.044</text:p>
          </table:table-cell>
          <table:table-cell table:formula="of:=MIN(MAX([.AJ73]; [.K$88]); [.K$89])" office:value-type="float" office:value="-0.671" calcext:value-type="float">
            <text:p>-0.671</text:p>
          </table:table-cell>
          <table:table-cell table:formula="of:=MIN(MAX([.AK73]; [.L$88]); [.L$89])" office:value-type="float" office:value="1.243" calcext:value-type="float">
            <text:p>1.243</text:p>
          </table:table-cell>
          <table:table-cell table:formula="of:=MIN(MAX([.AL73]; [.M$88]); [.M$89])" office:value-type="float" office:value="-0.461" calcext:value-type="float">
            <text:p>-0.461</text:p>
          </table:table-cell>
          <table:table-cell table:formula="of:=MIN(MAX([.AM73]; [.N$88]); [.N$89])" office:value-type="float" office:value="-0.071" calcext:value-type="float">
            <text:p>-0.071</text:p>
          </table:table-cell>
          <table:table-cell table:formula="of:=MIN(MAX([.AN73]; [.O$88]); [.O$89])" office:value-type="float" office:value="-0.467" calcext:value-type="float">
            <text:p>-0.467</text:p>
          </table:table-cell>
          <table:table-cell table:formula="of:=MIN(MAX([.AO73]; [.P$88]); [.P$89])" office:value-type="float" office:value="-0.044" calcext:value-type="float">
            <text:p>-0.044</text:p>
          </table:table-cell>
          <table:table-cell table:formula="of:=MIN(MAX([.AP73]; [.Q$88]); [.Q$89])" office:value-type="float" office:value="-0.671" calcext:value-type="float">
            <text:p>-0.671</text:p>
          </table:table-cell>
          <table:table-cell table:formula="of:=MIN(MAX([.AQ73]; [.R$88]); [.R$89])" office:value-type="float" office:value="1.247" calcext:value-type="float">
            <text:p>1.247</text:p>
          </table:table-cell>
          <table:table-cell table:formula="of:=MIN(MAX([.AR73]; [.S$88]); [.S$89])" office:value-type="float" office:value="-0.457" calcext:value-type="float">
            <text:p>-0.457</text:p>
          </table:table-cell>
          <table:table-cell table:formula="of:=MIN(MAX([.AS73]; [.T$88]); [.T$89])" office:value-type="float" office:value="0.071" calcext:value-type="float">
            <text:p>0.071</text:p>
          </table:table-cell>
          <table:table-cell table:formula="of:=MIN(MAX([.AT73]; [.U$88]); [.U$89])" office:value-type="float" office:value="1.337" calcext:value-type="float">
            <text:p>1.337</text:p>
          </table:table-cell>
          <table:table-cell table:formula="of:=MIN(MAX([.AU73]; [.V$88]); [.V$89])" office:value-type="float" office:value="-0.024" calcext:value-type="float">
            <text:p>-0.024</text:p>
          </table:table-cell>
          <table:table-cell table:formula="of:=MIN(MAX([.AV73]; [.W$88]); [.W$89])" office:value-type="float" office:value="0.63" calcext:value-type="float">
            <text:p>0.63</text:p>
          </table:table-cell>
          <table:table-cell table:formula="of:=MIN(MAX([.AW73]; [.X$88]); [.X$89])" office:value-type="float" office:value="0.764" calcext:value-type="float">
            <text:p>0.764</text:p>
          </table:table-cell>
          <table:table-cell/>
          <table:table-cell office:value-type="string" calcext:value-type="string">
            <text:p>00:02:880</text:p>
          </table:table-cell>
          <table:table-cell office:value-type="string" calcext:value-type="string">
            <text:p>Pose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13" calcext:value-type="float">
            <text:p>1.313</text:p>
          </table:table-cell>
          <table:table-cell office:value-type="float" office:value="0.066" calcext:value-type="float">
            <text:p>0.066</text:p>
          </table:table-cell>
          <table:table-cell office:value-type="float" office:value="-0.665" calcext:value-type="float">
            <text:p>-0.665</text:p>
          </table:table-cell>
          <table:table-cell office:value-type="float" office:value="-0.77" calcext:value-type="float">
            <text:p>-0.77</text:p>
          </table:table-cell>
          <table:table-cell office:value-type="float" office:value="-0.467" calcext:value-type="float">
            <text:p>-0.467</text:p>
          </table:table-cell>
          <table:table-cell office:value-type="float" office:value="0.044" calcext:value-type="float">
            <text:p>0.044</text:p>
          </table:table-cell>
          <table:table-cell office:value-type="float" office:value="-0.671" calcext:value-type="float">
            <text:p>-0.671</text:p>
          </table:table-cell>
          <table:table-cell office:value-type="float" office:value="1.243" calcext:value-type="float">
            <text:p>1.243</text:p>
          </table:table-cell>
          <table:table-cell office:value-type="float" office:value="-0.461" calcext:value-type="float">
            <text:p>-0.461</text:p>
          </table:table-cell>
          <table:table-cell office:value-type="float" office:value="-0.071" calcext:value-type="float">
            <text:p>-0.071</text:p>
          </table:table-cell>
          <table:table-cell office:value-type="float" office:value="-0.467" calcext:value-type="float">
            <text:p>-0.467</text:p>
          </table:table-cell>
          <table:table-cell office:value-type="float" office:value="-0.044" calcext:value-type="float">
            <text:p>-0.044</text:p>
          </table:table-cell>
          <table:table-cell office:value-type="float" office:value="-0.671" calcext:value-type="float">
            <text:p>-0.671</text:p>
          </table:table-cell>
          <table:table-cell office:value-type="float" office:value="1.247" calcext:value-type="float">
            <text:p>1.247</text:p>
          </table:table-cell>
          <table:table-cell office:value-type="float" office:value="-0.457" calcext:value-type="float">
            <text:p>-0.457</text:p>
          </table:table-cell>
          <table:table-cell office:value-type="float" office:value="0.071" calcext:value-type="float">
            <text:p>0.071</text:p>
          </table:table-cell>
          <table:table-cell office:value-type="float" office:value="1.337" calcext:value-type="float">
            <text:p>1.337</text:p>
          </table:table-cell>
          <table:table-cell office:value-type="float" office:value="-0.024" calcext:value-type="float">
            <text:p>-0.024</text:p>
          </table:table-cell>
          <table:table-cell office:value-type="float" office:value="0.63" calcext:value-type="float">
            <text:p>0.63</text:p>
          </table:table-cell>
          <table:table-cell office:value-type="float" office:value="0.764" calcext:value-type="float">
            <text:p>0.764</text:p>
          </table:table-cell>
        </table:table-row>
        <table:table-row table:style-name="ro1">
          <table:table-cell office:value-type="string" calcext:value-type="string">
            <text:p>00:02:920</text:p>
          </table:table-cell>
          <table:table-cell office:value-type="string" calcext:value-type="string">
            <text:p>Pose74</text:p>
          </table:table-cell>
          <table:table-cell table:formula="of:=MIN(MAX([.AB74]; [.C$88]); [.C$89])" office:value-type="float" office:value="0" calcext:value-type="float">
            <text:p>0</text:p>
          </table:table-cell>
          <table:table-cell table:formula="of:=MIN(MAX([.AC74]; [.D$88]); [.D$89])" office:value-type="float" office:value="0" calcext:value-type="float">
            <text:p>0</text:p>
          </table:table-cell>
          <table:table-cell table:formula="of:=MIN(MAX([.AD74]; [.E$88]); [.E$89])" office:value-type="float" office:value="1.321" calcext:value-type="float">
            <text:p>1.321</text:p>
          </table:table-cell>
          <table:table-cell table:formula="of:=MIN(MAX([.AE74]; [.F$88]); [.F$89])" office:value-type="float" office:value="0.081" calcext:value-type="float">
            <text:p>0.081</text:p>
          </table:table-cell>
          <table:table-cell table:formula="of:=MIN(MAX([.AF74]; [.G$88]); [.G$89])" office:value-type="float" office:value="-0.612" calcext:value-type="float">
            <text:p>-0.612</text:p>
          </table:table-cell>
          <table:table-cell table:formula="of:=MIN(MAX([.AG74]; [.H$88]); [.H$89])" office:value-type="float" office:value="-0.701" calcext:value-type="float">
            <text:p>-0.701</text:p>
          </table:table-cell>
          <table:table-cell table:formula="of:=MIN(MAX([.AH74]; [.I$88]); [.I$89])" office:value-type="float" office:value="-0.452" calcext:value-type="float">
            <text:p>-0.452</text:p>
          </table:table-cell>
          <table:table-cell table:formula="of:=MIN(MAX([.AI74]; [.J$88]); [.J$89])" office:value-type="float" office:value="0.04" calcext:value-type="float">
            <text:p>0.04</text:p>
          </table:table-cell>
          <table:table-cell table:formula="of:=MIN(MAX([.AJ74]; [.K$88]); [.K$89])" office:value-type="float" office:value="-0.609" calcext:value-type="float">
            <text:p>-0.609</text:p>
          </table:table-cell>
          <table:table-cell table:formula="of:=MIN(MAX([.AK74]; [.L$88]); [.L$89])" office:value-type="float" office:value="1.13" calcext:value-type="float">
            <text:p>1.13</text:p>
          </table:table-cell>
          <table:table-cell table:formula="of:=MIN(MAX([.AL74]; [.M$88]); [.M$89])" office:value-type="float" office:value="-0.419" calcext:value-type="float">
            <text:p>-0.419</text:p>
          </table:table-cell>
          <table:table-cell table:formula="of:=MIN(MAX([.AM74]; [.N$88]); [.N$89])" office:value-type="float" office:value="-0.064" calcext:value-type="float">
            <text:p>-0.064</text:p>
          </table:table-cell>
          <table:table-cell table:formula="of:=MIN(MAX([.AN74]; [.O$88]); [.O$89])" office:value-type="float" office:value="-0.452" calcext:value-type="float">
            <text:p>-0.452</text:p>
          </table:table-cell>
          <table:table-cell table:formula="of:=MIN(MAX([.AO74]; [.P$88]); [.P$89])" office:value-type="float" office:value="-0.04" calcext:value-type="float">
            <text:p>-0.04</text:p>
          </table:table-cell>
          <table:table-cell table:formula="of:=MIN(MAX([.AP74]; [.Q$88]); [.Q$89])" office:value-type="float" office:value="-0.609" calcext:value-type="float">
            <text:p>-0.609</text:p>
          </table:table-cell>
          <table:table-cell table:formula="of:=MIN(MAX([.AQ74]; [.R$88]); [.R$89])" office:value-type="float" office:value="1.134" calcext:value-type="float">
            <text:p>1.134</text:p>
          </table:table-cell>
          <table:table-cell table:formula="of:=MIN(MAX([.AR74]; [.S$88]); [.S$89])" office:value-type="float" office:value="-0.414" calcext:value-type="float">
            <text:p>-0.414</text:p>
          </table:table-cell>
          <table:table-cell table:formula="of:=MIN(MAX([.AS74]; [.T$88]); [.T$89])" office:value-type="float" office:value="0.064" calcext:value-type="float">
            <text:p>0.064</text:p>
          </table:table-cell>
          <table:table-cell table:formula="of:=MIN(MAX([.AT74]; [.U$88]); [.U$89])" office:value-type="float" office:value="1.349" calcext:value-type="float">
            <text:p>1.349</text:p>
          </table:table-cell>
          <table:table-cell table:formula="of:=MIN(MAX([.AU74]; [.V$88]); [.V$89])" office:value-type="float" office:value="-0.034" calcext:value-type="float">
            <text:p>-0.034</text:p>
          </table:table-cell>
          <table:table-cell table:formula="of:=MIN(MAX([.AV74]; [.W$88]); [.W$89])" office:value-type="float" office:value="0.572" calcext:value-type="float">
            <text:p>0.572</text:p>
          </table:table-cell>
          <table:table-cell table:formula="of:=MIN(MAX([.AW74]; [.X$88]); [.X$89])" office:value-type="float" office:value="0.694" calcext:value-type="float">
            <text:p>0.694</text:p>
          </table:table-cell>
          <table:table-cell/>
          <table:table-cell office:value-type="string" calcext:value-type="string">
            <text:p>00:02:920</text:p>
          </table:table-cell>
          <table:table-cell office:value-type="string" calcext:value-type="string">
            <text:p>Pose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21" calcext:value-type="float">
            <text:p>1.321</text:p>
          </table:table-cell>
          <table:table-cell office:value-type="float" office:value="0.081" calcext:value-type="float">
            <text:p>0.081</text:p>
          </table:table-cell>
          <table:table-cell office:value-type="float" office:value="-0.612" calcext:value-type="float">
            <text:p>-0.612</text:p>
          </table:table-cell>
          <table:table-cell office:value-type="float" office:value="-0.701" calcext:value-type="float">
            <text:p>-0.701</text:p>
          </table:table-cell>
          <table:table-cell office:value-type="float" office:value="-0.452" calcext:value-type="float">
            <text:p>-0.452</text:p>
          </table:table-cell>
          <table:table-cell office:value-type="float" office:value="0.04" calcext:value-type="float">
            <text:p>0.04</text:p>
          </table:table-cell>
          <table:table-cell office:value-type="float" office:value="-0.609" calcext:value-type="float">
            <text:p>-0.609</text:p>
          </table:table-cell>
          <table:table-cell office:value-type="float" office:value="1.13" calcext:value-type="float">
            <text:p>1.13</text:p>
          </table:table-cell>
          <table:table-cell office:value-type="float" office:value="-0.419" calcext:value-type="float">
            <text:p>-0.419</text:p>
          </table:table-cell>
          <table:table-cell office:value-type="float" office:value="-0.064" calcext:value-type="float">
            <text:p>-0.064</text:p>
          </table:table-cell>
          <table:table-cell office:value-type="float" office:value="-0.452" calcext:value-type="float">
            <text:p>-0.452</text:p>
          </table:table-cell>
          <table:table-cell office:value-type="float" office:value="-0.04" calcext:value-type="float">
            <text:p>-0.04</text:p>
          </table:table-cell>
          <table:table-cell office:value-type="float" office:value="-0.609" calcext:value-type="float">
            <text:p>-0.609</text:p>
          </table:table-cell>
          <table:table-cell office:value-type="float" office:value="1.134" calcext:value-type="float">
            <text:p>1.134</text:p>
          </table:table-cell>
          <table:table-cell office:value-type="float" office:value="-0.414" calcext:value-type="float">
            <text:p>-0.414</text:p>
          </table:table-cell>
          <table:table-cell office:value-type="float" office:value="0.064" calcext:value-type="float">
            <text:p>0.064</text:p>
          </table:table-cell>
          <table:table-cell office:value-type="float" office:value="1.349" calcext:value-type="float">
            <text:p>1.349</text:p>
          </table:table-cell>
          <table:table-cell office:value-type="float" office:value="-0.034" calcext:value-type="float">
            <text:p>-0.034</text:p>
          </table:table-cell>
          <table:table-cell office:value-type="float" office:value="0.572" calcext:value-type="float">
            <text:p>0.572</text:p>
          </table:table-cell>
          <table:table-cell office:value-type="float" office:value="0.694" calcext:value-type="float">
            <text:p>0.694</text:p>
          </table:table-cell>
        </table:table-row>
        <table:table-row table:style-name="ro1">
          <table:table-cell table:style-name="ce1" office:value-type="string" calcext:value-type="string">
            <text:p>00:02:960</text:p>
          </table:table-cell>
          <table:table-cell office:value-type="string" calcext:value-type="string">
            <text:p>Pose75</text:p>
          </table:table-cell>
          <table:table-cell table:formula="of:=MIN(MAX([.AB75]; [.C$88]); [.C$89])" office:value-type="float" office:value="0" calcext:value-type="float">
            <text:p>0</text:p>
          </table:table-cell>
          <table:table-cell table:formula="of:=MIN(MAX([.AC75]; [.D$88]); [.D$89])" office:value-type="float" office:value="0" calcext:value-type="float">
            <text:p>0</text:p>
          </table:table-cell>
          <table:table-cell table:formula="of:=MIN(MAX([.AD75]; [.E$88]); [.E$89])" office:value-type="float" office:value="1.335" calcext:value-type="float">
            <text:p>1.335</text:p>
          </table:table-cell>
          <table:table-cell table:formula="of:=MIN(MAX([.AE75]; [.F$88]); [.F$89])" office:value-type="float" office:value="0.104" calcext:value-type="float">
            <text:p>0.104</text:p>
          </table:table-cell>
          <table:table-cell table:formula="of:=MIN(MAX([.AF75]; [.G$88]); [.G$89])" office:value-type="float" office:value="-0.532" calcext:value-type="float">
            <text:p>-0.532</text:p>
          </table:table-cell>
          <table:table-cell table:formula="of:=MIN(MAX([.AG75]; [.H$88]); [.H$89])" office:value-type="float" office:value="-0.598" calcext:value-type="float">
            <text:p>-0.598</text:p>
          </table:table-cell>
          <table:table-cell table:formula="of:=MIN(MAX([.AH75]; [.I$88]); [.I$89])" office:value-type="float" office:value="-0.429" calcext:value-type="float">
            <text:p>-0.429</text:p>
          </table:table-cell>
          <table:table-cell table:formula="of:=MIN(MAX([.AI75]; [.J$88]); [.J$89])" office:value-type="float" office:value="0.034" calcext:value-type="float">
            <text:p>0.034</text:p>
          </table:table-cell>
          <table:table-cell table:formula="of:=MIN(MAX([.AJ75]; [.K$88]); [.K$89])" office:value-type="float" office:value="-0.517" calcext:value-type="float">
            <text:p>-0.517</text:p>
          </table:table-cell>
          <table:table-cell table:formula="of:=MIN(MAX([.AK75]; [.L$88]); [.L$89])" office:value-type="float" office:value="0.959" calcext:value-type="float">
            <text:p>0.959</text:p>
          </table:table-cell>
          <table:table-cell table:formula="of:=MIN(MAX([.AL75]; [.M$88]); [.M$89])" office:value-type="float" office:value="-0.355" calcext:value-type="float">
            <text:p>-0.355</text:p>
          </table:table-cell>
          <table:table-cell table:formula="of:=MIN(MAX([.AM75]; [.N$88]); [.N$89])" office:value-type="float" office:value="-0.055" calcext:value-type="float">
            <text:p>-0.055</text:p>
          </table:table-cell>
          <table:table-cell table:formula="of:=MIN(MAX([.AN75]; [.O$88]); [.O$89])" office:value-type="float" office:value="-0.429" calcext:value-type="float">
            <text:p>-0.429</text:p>
          </table:table-cell>
          <table:table-cell table:formula="of:=MIN(MAX([.AO75]; [.P$88]); [.P$89])" office:value-type="float" office:value="-0.034" calcext:value-type="float">
            <text:p>-0.034</text:p>
          </table:table-cell>
          <table:table-cell table:formula="of:=MIN(MAX([.AP75]; [.Q$88]); [.Q$89])" office:value-type="float" office:value="-0.517" calcext:value-type="float">
            <text:p>-0.517</text:p>
          </table:table-cell>
          <table:table-cell table:formula="of:=MIN(MAX([.AQ75]; [.R$88]); [.R$89])" office:value-type="float" office:value="0.964" calcext:value-type="float">
            <text:p>0.964</text:p>
          </table:table-cell>
          <table:table-cell table:formula="of:=MIN(MAX([.AR75]; [.S$88]); [.S$89])" office:value-type="float" office:value="-0.349" calcext:value-type="float">
            <text:p>-0.349</text:p>
          </table:table-cell>
          <table:table-cell table:formula="of:=MIN(MAX([.AS75]; [.T$88]); [.T$89])" office:value-type="float" office:value="0.055" calcext:value-type="float">
            <text:p>0.055</text:p>
          </table:table-cell>
          <table:table-cell table:formula="of:=MIN(MAX([.AT75]; [.U$88]); [.U$89])" office:value-type="float" office:value="1.366" calcext:value-type="float">
            <text:p>1.366</text:p>
          </table:table-cell>
          <table:table-cell table:formula="of:=MIN(MAX([.AU75]; [.V$88]); [.V$89])" office:value-type="float" office:value="-0.049" calcext:value-type="float">
            <text:p>-0.049</text:p>
          </table:table-cell>
          <table:table-cell table:formula="of:=MIN(MAX([.AV75]; [.W$88]); [.W$89])" office:value-type="float" office:value="0.486" calcext:value-type="float">
            <text:p>0.486</text:p>
          </table:table-cell>
          <table:table-cell table:formula="of:=MIN(MAX([.AW75]; [.X$88]); [.X$89])" office:value-type="float" office:value="0.589" calcext:value-type="float">
            <text:p>0.589</text:p>
          </table:table-cell>
          <table:table-cell/>
          <table:table-cell table:style-name="ce1" office:value-type="string" calcext:value-type="string">
            <text:p>00:02:960</text:p>
          </table:table-cell>
          <table:table-cell office:value-type="string" calcext:value-type="string">
            <text:p>Pose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35" calcext:value-type="float">
            <text:p>1.335</text:p>
          </table:table-cell>
          <table:table-cell office:value-type="float" office:value="0.104" calcext:value-type="float">
            <text:p>0.104</text:p>
          </table:table-cell>
          <table:table-cell office:value-type="float" office:value="-0.532" calcext:value-type="float">
            <text:p>-0.532</text:p>
          </table:table-cell>
          <table:table-cell office:value-type="float" office:value="-0.598" calcext:value-type="float">
            <text:p>-0.598</text:p>
          </table:table-cell>
          <table:table-cell office:value-type="float" office:value="-0.429" calcext:value-type="float">
            <text:p>-0.429</text:p>
          </table:table-cell>
          <table:table-cell office:value-type="float" office:value="0.034" calcext:value-type="float">
            <text:p>0.034</text:p>
          </table:table-cell>
          <table:table-cell office:value-type="float" office:value="-0.517" calcext:value-type="float">
            <text:p>-0.517</text:p>
          </table:table-cell>
          <table:table-cell office:value-type="float" office:value="0.959" calcext:value-type="float">
            <text:p>0.959</text:p>
          </table:table-cell>
          <table:table-cell office:value-type="float" office:value="-0.355" calcext:value-type="float">
            <text:p>-0.355</text:p>
          </table:table-cell>
          <table:table-cell office:value-type="float" office:value="-0.055" calcext:value-type="float">
            <text:p>-0.055</text:p>
          </table:table-cell>
          <table:table-cell office:value-type="float" office:value="-0.429" calcext:value-type="float">
            <text:p>-0.429</text:p>
          </table:table-cell>
          <table:table-cell office:value-type="float" office:value="-0.034" calcext:value-type="float">
            <text:p>-0.034</text:p>
          </table:table-cell>
          <table:table-cell office:value-type="float" office:value="-0.517" calcext:value-type="float">
            <text:p>-0.517</text:p>
          </table:table-cell>
          <table:table-cell office:value-type="float" office:value="0.964" calcext:value-type="float">
            <text:p>0.964</text:p>
          </table:table-cell>
          <table:table-cell office:value-type="float" office:value="-0.349" calcext:value-type="float">
            <text:p>-0.349</text:p>
          </table:table-cell>
          <table:table-cell office:value-type="float" office:value="0.055" calcext:value-type="float">
            <text:p>0.055</text:p>
          </table:table-cell>
          <table:table-cell office:value-type="float" office:value="1.366" calcext:value-type="float">
            <text:p>1.366</text:p>
          </table:table-cell>
          <table:table-cell office:value-type="float" office:value="-0.049" calcext:value-type="float">
            <text:p>-0.049</text:p>
          </table:table-cell>
          <table:table-cell office:value-type="float" office:value="0.486" calcext:value-type="float">
            <text:p>0.486</text:p>
          </table:table-cell>
          <table:table-cell office:value-type="float" office:value="0.589" calcext:value-type="float">
            <text:p>0.589</text:p>
          </table:table-cell>
        </table:table-row>
        <table:table-row table:style-name="ro1">
          <table:table-cell table:style-name="ce1" office:value-type="string" calcext:value-type="string">
            <text:p>00:03:000</text:p>
          </table:table-cell>
          <table:table-cell office:value-type="string" calcext:value-type="string">
            <text:p>Pose76</text:p>
          </table:table-cell>
          <table:table-cell table:formula="of:=MIN(MAX([.AB76]; [.C$88]); [.C$89])" office:value-type="float" office:value="0" calcext:value-type="float">
            <text:p>0</text:p>
          </table:table-cell>
          <table:table-cell table:formula="of:=MIN(MAX([.AC76]; [.D$88]); [.D$89])" office:value-type="float" office:value="0" calcext:value-type="float">
            <text:p>0</text:p>
          </table:table-cell>
          <table:table-cell table:formula="of:=MIN(MAX([.AD76]; [.E$88]); [.E$89])" office:value-type="float" office:value="1.343" calcext:value-type="float">
            <text:p>1.343</text:p>
          </table:table-cell>
          <table:table-cell table:formula="of:=MIN(MAX([.AE76]; [.F$88]); [.F$89])" office:value-type="float" office:value="0.119" calcext:value-type="float">
            <text:p>0.119</text:p>
          </table:table-cell>
          <table:table-cell table:formula="of:=MIN(MAX([.AF76]; [.G$88]); [.G$89])" office:value-type="float" office:value="-0.48" calcext:value-type="float">
            <text:p>-0.48</text:p>
          </table:table-cell>
          <table:table-cell table:formula="of:=MIN(MAX([.AG76]; [.H$88]); [.H$89])" office:value-type="float" office:value="-0.53" calcext:value-type="float">
            <text:p>-0.53</text:p>
          </table:table-cell>
          <table:table-cell table:formula="of:=MIN(MAX([.AH76]; [.I$88]); [.I$89])" office:value-type="float" office:value="-0.414" calcext:value-type="float">
            <text:p>-0.414</text:p>
          </table:table-cell>
          <table:table-cell table:formula="of:=MIN(MAX([.AI76]; [.J$88]); [.J$89])" office:value-type="float" office:value="0.03" calcext:value-type="float">
            <text:p>0.03</text:p>
          </table:table-cell>
          <table:table-cell table:formula="of:=MIN(MAX([.AJ76]; [.K$88]); [.K$89])" office:value-type="float" office:value="-0.457" calcext:value-type="float">
            <text:p>-0.457</text:p>
          </table:table-cell>
          <table:table-cell table:formula="of:=MIN(MAX([.AK76]; [.L$88]); [.L$89])" office:value-type="float" office:value="0.847" calcext:value-type="float">
            <text:p>0.847</text:p>
          </table:table-cell>
          <table:table-cell table:formula="of:=MIN(MAX([.AL76]; [.M$88]); [.M$89])" office:value-type="float" office:value="-0.313" calcext:value-type="float">
            <text:p>-0.313</text:p>
          </table:table-cell>
          <table:table-cell table:formula="of:=MIN(MAX([.AM76]; [.N$88]); [.N$89])" office:value-type="float" office:value="-0.048" calcext:value-type="float">
            <text:p>-0.048</text:p>
          </table:table-cell>
          <table:table-cell table:formula="of:=MIN(MAX([.AN76]; [.O$88]); [.O$89])" office:value-type="float" office:value="-0.414" calcext:value-type="float">
            <text:p>-0.414</text:p>
          </table:table-cell>
          <table:table-cell table:formula="of:=MIN(MAX([.AO76]; [.P$88]); [.P$89])" office:value-type="float" office:value="-0.03" calcext:value-type="float">
            <text:p>-0.03</text:p>
          </table:table-cell>
          <table:table-cell table:formula="of:=MIN(MAX([.AP76]; [.Q$88]); [.Q$89])" office:value-type="float" office:value="-0.457" calcext:value-type="float">
            <text:p>-0.457</text:p>
          </table:table-cell>
          <table:table-cell table:formula="of:=MIN(MAX([.AQ76]; [.R$88]); [.R$89])" office:value-type="float" office:value="0.852" calcext:value-type="float">
            <text:p>0.852</text:p>
          </table:table-cell>
          <table:table-cell table:formula="of:=MIN(MAX([.AR76]; [.S$88]); [.S$89])" office:value-type="float" office:value="-0.307" calcext:value-type="float">
            <text:p>-0.307</text:p>
          </table:table-cell>
          <table:table-cell table:formula="of:=MIN(MAX([.AS76]; [.T$88]); [.T$89])" office:value-type="float" office:value="0.048" calcext:value-type="float">
            <text:p>0.048</text:p>
          </table:table-cell>
          <table:table-cell table:formula="of:=MIN(MAX([.AT76]; [.U$88]); [.U$89])" office:value-type="float" office:value="1.378" calcext:value-type="float">
            <text:p>1.378</text:p>
          </table:table-cell>
          <table:table-cell table:formula="of:=MIN(MAX([.AU76]; [.V$88]); [.V$89])" office:value-type="float" office:value="-0.059" calcext:value-type="float">
            <text:p>-0.059</text:p>
          </table:table-cell>
          <table:table-cell table:formula="of:=MIN(MAX([.AV76]; [.W$88]); [.W$89])" office:value-type="float" office:value="0.429" calcext:value-type="float">
            <text:p>0.429</text:p>
          </table:table-cell>
          <table:table-cell table:formula="of:=MIN(MAX([.AW76]; [.X$88]); [.X$89])" office:value-type="float" office:value="0.52" calcext:value-type="float">
            <text:p>0.52</text:p>
          </table:table-cell>
          <table:table-cell/>
          <table:table-cell table:style-name="ce1" office:value-type="string" calcext:value-type="string">
            <text:p>00:03:000</text:p>
          </table:table-cell>
          <table:table-cell office:value-type="string" calcext:value-type="string">
            <text:p>Pose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43" calcext:value-type="float">
            <text:p>1.343</text:p>
          </table:table-cell>
          <table:table-cell office:value-type="float" office:value="0.119" calcext:value-type="float">
            <text:p>0.119</text:p>
          </table:table-cell>
          <table:table-cell office:value-type="float" office:value="-0.48" calcext:value-type="float">
            <text:p>-0.48</text:p>
          </table:table-cell>
          <table:table-cell office:value-type="float" office:value="-0.53" calcext:value-type="float">
            <text:p>-0.53</text:p>
          </table:table-cell>
          <table:table-cell office:value-type="float" office:value="-0.414" calcext:value-type="float">
            <text:p>-0.414</text:p>
          </table:table-cell>
          <table:table-cell office:value-type="float" office:value="0.03" calcext:value-type="float">
            <text:p>0.03</text:p>
          </table:table-cell>
          <table:table-cell office:value-type="float" office:value="-0.457" calcext:value-type="float">
            <text:p>-0.457</text:p>
          </table:table-cell>
          <table:table-cell office:value-type="float" office:value="0.847" calcext:value-type="float">
            <text:p>0.847</text:p>
          </table:table-cell>
          <table:table-cell office:value-type="float" office:value="-0.313" calcext:value-type="float">
            <text:p>-0.313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414" calcext:value-type="float">
            <text:p>-0.414</text:p>
          </table:table-cell>
          <table:table-cell office:value-type="float" office:value="-0.03" calcext:value-type="float">
            <text:p>-0.03</text:p>
          </table:table-cell>
          <table:table-cell office:value-type="float" office:value="-0.457" calcext:value-type="float">
            <text:p>-0.457</text:p>
          </table:table-cell>
          <table:table-cell office:value-type="float" office:value="0.852" calcext:value-type="float">
            <text:p>0.852</text:p>
          </table:table-cell>
          <table:table-cell office:value-type="float" office:value="-0.307" calcext:value-type="float">
            <text:p>-0.307</text:p>
          </table:table-cell>
          <table:table-cell office:value-type="float" office:value="0.048" calcext:value-type="float">
            <text:p>0.048</text:p>
          </table:table-cell>
          <table:table-cell office:value-type="float" office:value="1.378" calcext:value-type="float">
            <text:p>1.378</text:p>
          </table:table-cell>
          <table:table-cell office:value-type="float" office:value="-0.059" calcext:value-type="float">
            <text:p>-0.059</text:p>
          </table:table-cell>
          <table:table-cell office:value-type="float" office:value="0.429" calcext:value-type="float">
            <text:p>0.429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table:style-name="ce1" office:value-type="string" calcext:value-type="string">
            <text:p>00:03:040</text:p>
          </table:table-cell>
          <table:table-cell office:value-type="string" calcext:value-type="string">
            <text:p>Pose77</text:p>
          </table:table-cell>
          <table:table-cell table:formula="of:=MIN(MAX([.AB77]; [.C$88]); [.C$89])" office:value-type="float" office:value="0" calcext:value-type="float">
            <text:p>0</text:p>
          </table:table-cell>
          <table:table-cell table:formula="of:=MIN(MAX([.AC77]; [.D$88]); [.D$89])" office:value-type="float" office:value="0" calcext:value-type="float">
            <text:p>0</text:p>
          </table:table-cell>
          <table:table-cell table:formula="of:=MIN(MAX([.AD77]; [.E$88]); [.E$89])" office:value-type="float" office:value="1.356" calcext:value-type="float">
            <text:p>1.356</text:p>
          </table:table-cell>
          <table:table-cell table:formula="of:=MIN(MAX([.AE77]; [.F$88]); [.F$89])" office:value-type="float" office:value="0.141" calcext:value-type="float">
            <text:p>0.141</text:p>
          </table:table-cell>
          <table:table-cell table:formula="of:=MIN(MAX([.AF77]; [.G$88]); [.G$89])" office:value-type="float" office:value="-0.403" calcext:value-type="float">
            <text:p>-0.403</text:p>
          </table:table-cell>
          <table:table-cell table:formula="of:=MIN(MAX([.AG77]; [.H$88]); [.H$89])" office:value-type="float" office:value="-0.431" calcext:value-type="float">
            <text:p>-0.431</text:p>
          </table:table-cell>
          <table:table-cell table:formula="of:=MIN(MAX([.AH77]; [.I$88]); [.I$89])" office:value-type="float" office:value="-0.392" calcext:value-type="float">
            <text:p>-0.392</text:p>
          </table:table-cell>
          <table:table-cell table:formula="of:=MIN(MAX([.AI77]; [.J$88]); [.J$89])" office:value-type="float" office:value="0.024" calcext:value-type="float">
            <text:p>0.024</text:p>
          </table:table-cell>
          <table:table-cell table:formula="of:=MIN(MAX([.AJ77]; [.K$88]); [.K$89])" office:value-type="float" office:value="-0.369" calcext:value-type="float">
            <text:p>-0.369</text:p>
          </table:table-cell>
          <table:table-cell table:formula="of:=MIN(MAX([.AK77]; [.L$88]); [.L$89])" office:value-type="float" office:value="0.683" calcext:value-type="float">
            <text:p>0.683</text:p>
          </table:table-cell>
          <table:table-cell table:formula="of:=MIN(MAX([.AL77]; [.M$88]); [.M$89])" office:value-type="float" office:value="-0.252" calcext:value-type="float">
            <text:p>-0.252</text:p>
          </table:table-cell>
          <table:table-cell table:formula="of:=MIN(MAX([.AM77]; [.N$88]); [.N$89])" office:value-type="float" office:value="-0.039" calcext:value-type="float">
            <text:p>-0.039</text:p>
          </table:table-cell>
          <table:table-cell table:formula="of:=MIN(MAX([.AN77]; [.O$88]); [.O$89])" office:value-type="float" office:value="-0.392" calcext:value-type="float">
            <text:p>-0.392</text:p>
          </table:table-cell>
          <table:table-cell table:formula="of:=MIN(MAX([.AO77]; [.P$88]); [.P$89])" office:value-type="float" office:value="-0.024" calcext:value-type="float">
            <text:p>-0.024</text:p>
          </table:table-cell>
          <table:table-cell table:formula="of:=MIN(MAX([.AP77]; [.Q$88]); [.Q$89])" office:value-type="float" office:value="-0.369" calcext:value-type="float">
            <text:p>-0.369</text:p>
          </table:table-cell>
          <table:table-cell table:formula="of:=MIN(MAX([.AQ77]; [.R$88]); [.R$89])" office:value-type="float" office:value="0.689" calcext:value-type="float">
            <text:p>0.689</text:p>
          </table:table-cell>
          <table:table-cell table:formula="of:=MIN(MAX([.AR77]; [.S$88]); [.S$89])" office:value-type="float" office:value="-0.245" calcext:value-type="float">
            <text:p>-0.245</text:p>
          </table:table-cell>
          <table:table-cell table:formula="of:=MIN(MAX([.AS77]; [.T$88]); [.T$89])" office:value-type="float" office:value="0.039" calcext:value-type="float">
            <text:p>0.039</text:p>
          </table:table-cell>
          <table:table-cell table:formula="of:=MIN(MAX([.AT77]; [.U$88]); [.U$89])" office:value-type="float" office:value="1.395" calcext:value-type="float">
            <text:p>1.395</text:p>
          </table:table-cell>
          <table:table-cell table:formula="of:=MIN(MAX([.AU77]; [.V$88]); [.V$89])" office:value-type="float" office:value="-0.073" calcext:value-type="float">
            <text:p>-0.073</text:p>
          </table:table-cell>
          <table:table-cell table:formula="of:=MIN(MAX([.AV77]; [.W$88]); [.W$89])" office:value-type="float" office:value="0.346" calcext:value-type="float">
            <text:p>0.346</text:p>
          </table:table-cell>
          <table:table-cell table:formula="of:=MIN(MAX([.AW77]; [.X$88]); [.X$89])" office:value-type="float" office:value="0.42" calcext:value-type="float">
            <text:p>0.42</text:p>
          </table:table-cell>
          <table:table-cell/>
          <table:table-cell table:style-name="ce1" office:value-type="string" calcext:value-type="string">
            <text:p>00:03:040</text:p>
          </table:table-cell>
          <table:table-cell office:value-type="string" calcext:value-type="string">
            <text:p>Pose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56" calcext:value-type="float">
            <text:p>1.356</text:p>
          </table:table-cell>
          <table:table-cell office:value-type="float" office:value="0.141" calcext:value-type="float">
            <text:p>0.141</text:p>
          </table:table-cell>
          <table:table-cell office:value-type="float" office:value="-0.403" calcext:value-type="float">
            <text:p>-0.403</text:p>
          </table:table-cell>
          <table:table-cell office:value-type="float" office:value="-0.431" calcext:value-type="float">
            <text:p>-0.431</text:p>
          </table:table-cell>
          <table:table-cell office:value-type="float" office:value="-0.392" calcext:value-type="float">
            <text:p>-0.392</text:p>
          </table:table-cell>
          <table:table-cell office:value-type="float" office:value="0.024" calcext:value-type="float">
            <text:p>0.024</text:p>
          </table:table-cell>
          <table:table-cell office:value-type="float" office:value="-0.369" calcext:value-type="float">
            <text:p>-0.369</text:p>
          </table:table-cell>
          <table:table-cell office:value-type="float" office:value="0.683" calcext:value-type="float">
            <text:p>0.683</text:p>
          </table:table-cell>
          <table:table-cell office:value-type="float" office:value="-0.252" calcext:value-type="float">
            <text:p>-0.252</text:p>
          </table:table-cell>
          <table:table-cell office:value-type="float" office:value="-0.039" calcext:value-type="float">
            <text:p>-0.039</text:p>
          </table:table-cell>
          <table:table-cell office:value-type="float" office:value="-0.392" calcext:value-type="float">
            <text:p>-0.392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369" calcext:value-type="float">
            <text:p>-0.369</text:p>
          </table:table-cell>
          <table:table-cell office:value-type="float" office:value="0.689" calcext:value-type="float">
            <text:p>0.689</text:p>
          </table:table-cell>
          <table:table-cell office:value-type="float" office:value="-0.245" calcext:value-type="float">
            <text:p>-0.245</text:p>
          </table:table-cell>
          <table:table-cell office:value-type="float" office:value="0.039" calcext:value-type="float">
            <text:p>0.039</text:p>
          </table:table-cell>
          <table:table-cell office:value-type="float" office:value="1.395" calcext:value-type="float">
            <text:p>1.395</text:p>
          </table:table-cell>
          <table:table-cell office:value-type="float" office:value="-0.073" calcext:value-type="float">
            <text:p>-0.073</text:p>
          </table:table-cell>
          <table:table-cell office:value-type="float" office:value="0.346" calcext:value-type="float">
            <text:p>0.346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00:03:080</text:p>
          </table:table-cell>
          <table:table-cell office:value-type="string" calcext:value-type="string">
            <text:p>Pose78</text:p>
          </table:table-cell>
          <table:table-cell table:formula="of:=MIN(MAX([.AB78]; [.C$88]); [.C$89])" office:value-type="float" office:value="0" calcext:value-type="float">
            <text:p>0</text:p>
          </table:table-cell>
          <table:table-cell table:formula="of:=MIN(MAX([.AC78]; [.D$88]); [.D$89])" office:value-type="float" office:value="0" calcext:value-type="float">
            <text:p>0</text:p>
          </table:table-cell>
          <table:table-cell table:formula="of:=MIN(MAX([.AD78]; [.E$88]); [.E$89])" office:value-type="float" office:value="1.364" calcext:value-type="float">
            <text:p>1.364</text:p>
          </table:table-cell>
          <table:table-cell table:formula="of:=MIN(MAX([.AE78]; [.F$88]); [.F$89])" office:value-type="float" office:value="0.155" calcext:value-type="float">
            <text:p>0.155</text:p>
          </table:table-cell>
          <table:table-cell table:formula="of:=MIN(MAX([.AF78]; [.G$88]); [.G$89])" office:value-type="float" office:value="-0.355" calcext:value-type="float">
            <text:p>-0.355</text:p>
          </table:table-cell>
          <table:table-cell table:formula="of:=MIN(MAX([.AG78]; [.H$88]); [.H$89])" office:value-type="float" office:value="-0.367" calcext:value-type="float">
            <text:p>-0.367</text:p>
          </table:table-cell>
          <table:table-cell table:formula="of:=MIN(MAX([.AH78]; [.I$88]); [.I$89])" office:value-type="float" office:value="-0.378" calcext:value-type="float">
            <text:p>-0.378</text:p>
          </table:table-cell>
          <table:table-cell table:formula="of:=MIN(MAX([.AI78]; [.J$88]); [.J$89])" office:value-type="float" office:value="0.021" calcext:value-type="float">
            <text:p>0.021</text:p>
          </table:table-cell>
          <table:table-cell table:formula="of:=MIN(MAX([.AJ78]; [.K$88]); [.K$89])" office:value-type="float" office:value="-0.313" calcext:value-type="float">
            <text:p>-0.313</text:p>
          </table:table-cell>
          <table:table-cell table:formula="of:=MIN(MAX([.AK78]; [.L$88]); [.L$89])" office:value-type="float" office:value="0.579" calcext:value-type="float">
            <text:p>0.579</text:p>
          </table:table-cell>
          <table:table-cell table:formula="of:=MIN(MAX([.AL78]; [.M$88]); [.M$89])" office:value-type="float" office:value="-0.213" calcext:value-type="float">
            <text:p>-0.213</text:p>
          </table:table-cell>
          <table:table-cell table:formula="of:=MIN(MAX([.AM78]; [.N$88]); [.N$89])" office:value-type="float" office:value="-0.033" calcext:value-type="float">
            <text:p>-0.033</text:p>
          </table:table-cell>
          <table:table-cell table:formula="of:=MIN(MAX([.AN78]; [.O$88]); [.O$89])" office:value-type="float" office:value="-0.378" calcext:value-type="float">
            <text:p>-0.378</text:p>
          </table:table-cell>
          <table:table-cell table:formula="of:=MIN(MAX([.AO78]; [.P$88]); [.P$89])" office:value-type="float" office:value="-0.021" calcext:value-type="float">
            <text:p>-0.021</text:p>
          </table:table-cell>
          <table:table-cell table:formula="of:=MIN(MAX([.AP78]; [.Q$88]); [.Q$89])" office:value-type="float" office:value="-0.313" calcext:value-type="float">
            <text:p>-0.313</text:p>
          </table:table-cell>
          <table:table-cell table:formula="of:=MIN(MAX([.AQ78]; [.R$88]); [.R$89])" office:value-type="float" office:value="0.586" calcext:value-type="float">
            <text:p>0.586</text:p>
          </table:table-cell>
          <table:table-cell table:formula="of:=MIN(MAX([.AR78]; [.S$88]); [.S$89])" office:value-type="float" office:value="-0.206" calcext:value-type="float">
            <text:p>-0.206</text:p>
          </table:table-cell>
          <table:table-cell table:formula="of:=MIN(MAX([.AS78]; [.T$88]); [.T$89])" office:value-type="float" office:value="0.033" calcext:value-type="float">
            <text:p>0.033</text:p>
          </table:table-cell>
          <table:table-cell table:formula="of:=MIN(MAX([.AT78]; [.U$88]); [.U$89])" office:value-type="float" office:value="1.406" calcext:value-type="float">
            <text:p>1.406</text:p>
          </table:table-cell>
          <table:table-cell table:formula="of:=MIN(MAX([.AU78]; [.V$88]); [.V$89])" office:value-type="float" office:value="-0.083" calcext:value-type="float">
            <text:p>-0.083</text:p>
          </table:table-cell>
          <table:table-cell table:formula="of:=MIN(MAX([.AV78]; [.W$88]); [.W$89])" office:value-type="float" office:value="0.293" calcext:value-type="float">
            <text:p>0.293</text:p>
          </table:table-cell>
          <table:table-cell table:formula="of:=MIN(MAX([.AW78]; [.X$88]); [.X$89])" office:value-type="float" office:value="0.356" calcext:value-type="float">
            <text:p>0.356</text:p>
          </table:table-cell>
          <table:table-cell/>
          <table:table-cell office:value-type="string" calcext:value-type="string">
            <text:p>00:03:080</text:p>
          </table:table-cell>
          <table:table-cell office:value-type="string" calcext:value-type="string">
            <text:p>Pose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64" calcext:value-type="float">
            <text:p>1.364</text:p>
          </table:table-cell>
          <table:table-cell office:value-type="float" office:value="0.155" calcext:value-type="float">
            <text:p>0.155</text:p>
          </table:table-cell>
          <table:table-cell office:value-type="float" office:value="-0.355" calcext:value-type="float">
            <text:p>-0.355</text:p>
          </table:table-cell>
          <table:table-cell office:value-type="float" office:value="-0.367" calcext:value-type="float">
            <text:p>-0.367</text:p>
          </table:table-cell>
          <table:table-cell office:value-type="float" office:value="-0.378" calcext:value-type="float">
            <text:p>-0.378</text:p>
          </table:table-cell>
          <table:table-cell office:value-type="float" office:value="0.021" calcext:value-type="float">
            <text:p>0.021</text:p>
          </table:table-cell>
          <table:table-cell office:value-type="float" office:value="-0.313" calcext:value-type="float">
            <text:p>-0.313</text:p>
          </table:table-cell>
          <table:table-cell office:value-type="float" office:value="0.579" calcext:value-type="float">
            <text:p>0.579</text:p>
          </table:table-cell>
          <table:table-cell office:value-type="float" office:value="-0.213" calcext:value-type="float">
            <text:p>-0.213</text:p>
          </table:table-cell>
          <table:table-cell office:value-type="float" office:value="-0.033" calcext:value-type="float">
            <text:p>-0.033</text:p>
          </table:table-cell>
          <table:table-cell office:value-type="float" office:value="-0.378" calcext:value-type="float">
            <text:p>-0.378</text:p>
          </table:table-cell>
          <table:table-cell office:value-type="float" office:value="-0.021" calcext:value-type="float">
            <text:p>-0.021</text:p>
          </table:table-cell>
          <table:table-cell office:value-type="float" office:value="-0.313" calcext:value-type="float">
            <text:p>-0.313</text:p>
          </table:table-cell>
          <table:table-cell office:value-type="float" office:value="0.586" calcext:value-type="float">
            <text:p>0.586</text:p>
          </table:table-cell>
          <table:table-cell office:value-type="float" office:value="-0.206" calcext:value-type="float">
            <text:p>-0.206</text:p>
          </table:table-cell>
          <table:table-cell office:value-type="float" office:value="0.033" calcext:value-type="float">
            <text:p>0.033</text:p>
          </table:table-cell>
          <table:table-cell office:value-type="float" office:value="1.406" calcext:value-type="float">
            <text:p>1.406</text:p>
          </table:table-cell>
          <table:table-cell office:value-type="float" office:value="-0.083" calcext:value-type="float">
            <text:p>-0.083</text:p>
          </table:table-cell>
          <table:table-cell office:value-type="float" office:value="0.293" calcext:value-type="float">
            <text:p>0.293</text:p>
          </table:table-cell>
          <table:table-cell office:value-type="float" office:value="0.356" calcext:value-type="float">
            <text:p>0.356</text:p>
          </table:table-cell>
        </table:table-row>
        <table:table-row table:style-name="ro1">
          <table:table-cell office:value-type="string" calcext:value-type="string">
            <text:p>00:03:120</text:p>
          </table:table-cell>
          <table:table-cell office:value-type="string" calcext:value-type="string">
            <text:p>Pose79</text:p>
          </table:table-cell>
          <table:table-cell table:formula="of:=MIN(MAX([.AB79]; [.C$88]); [.C$89])" office:value-type="float" office:value="0" calcext:value-type="float">
            <text:p>0</text:p>
          </table:table-cell>
          <table:table-cell table:formula="of:=MIN(MAX([.AC79]; [.D$88]); [.D$89])" office:value-type="float" office:value="0" calcext:value-type="float">
            <text:p>0</text:p>
          </table:table-cell>
          <table:table-cell table:formula="of:=MIN(MAX([.AD79]; [.E$88]); [.E$89])" office:value-type="float" office:value="1.375" calcext:value-type="float">
            <text:p>1.375</text:p>
          </table:table-cell>
          <table:table-cell table:formula="of:=MIN(MAX([.AE79]; [.F$88]); [.F$89])" office:value-type="float" office:value="0.175" calcext:value-type="float">
            <text:p>0.175</text:p>
          </table:table-cell>
          <table:table-cell table:formula="of:=MIN(MAX([.AF79]; [.G$88]); [.G$89])" office:value-type="float" office:value="-0.286" calcext:value-type="float">
            <text:p>-0.286</text:p>
          </table:table-cell>
          <table:table-cell table:formula="of:=MIN(MAX([.AG79]; [.H$88]); [.H$89])" office:value-type="float" office:value="-0.279" calcext:value-type="float">
            <text:p>-0.279</text:p>
          </table:table-cell>
          <table:table-cell table:formula="of:=MIN(MAX([.AH79]; [.I$88]); [.I$89])" office:value-type="float" office:value="-0.358" calcext:value-type="float">
            <text:p>-0.358</text:p>
          </table:table-cell>
          <table:table-cell table:formula="of:=MIN(MAX([.AI79]; [.J$88]); [.J$89])" office:value-type="float" office:value="0.015" calcext:value-type="float">
            <text:p>0.015</text:p>
          </table:table-cell>
          <table:table-cell table:formula="of:=MIN(MAX([.AJ79]; [.K$88]); [.K$89])" office:value-type="float" office:value="-0.234" calcext:value-type="float">
            <text:p>-0.234</text:p>
          </table:table-cell>
          <table:table-cell table:formula="of:=MIN(MAX([.AK79]; [.L$88]); [.L$89])" office:value-type="float" office:value="0.433" calcext:value-type="float">
            <text:p>0.433</text:p>
          </table:table-cell>
          <table:table-cell table:formula="of:=MIN(MAX([.AL79]; [.M$88]); [.M$89])" office:value-type="float" office:value="-0.158" calcext:value-type="float">
            <text:p>-0.158</text:p>
          </table:table-cell>
          <table:table-cell table:formula="of:=MIN(MAX([.AM79]; [.N$88]); [.N$89])" office:value-type="float" office:value="-0.025" calcext:value-type="float">
            <text:p>-0.025</text:p>
          </table:table-cell>
          <table:table-cell table:formula="of:=MIN(MAX([.AN79]; [.O$88]); [.O$89])" office:value-type="float" office:value="-0.358" calcext:value-type="float">
            <text:p>-0.358</text:p>
          </table:table-cell>
          <table:table-cell table:formula="of:=MIN(MAX([.AO79]; [.P$88]); [.P$89])" office:value-type="float" office:value="-0.015" calcext:value-type="float">
            <text:p>-0.015</text:p>
          </table:table-cell>
          <table:table-cell table:formula="of:=MIN(MAX([.AP79]; [.Q$88]); [.Q$89])" office:value-type="float" office:value="-0.234" calcext:value-type="float">
            <text:p>-0.234</text:p>
          </table:table-cell>
          <table:table-cell table:formula="of:=MIN(MAX([.AQ79]; [.R$88]); [.R$89])" office:value-type="float" office:value="0.44" calcext:value-type="float">
            <text:p>0.44</text:p>
          </table:table-cell>
          <table:table-cell table:formula="of:=MIN(MAX([.AR79]; [.S$88]); [.S$89])" office:value-type="float" office:value="-0.15" calcext:value-type="float">
            <text:p>-0.15</text:p>
          </table:table-cell>
          <table:table-cell table:formula="of:=MIN(MAX([.AS79]; [.T$88]); [.T$89])" office:value-type="float" office:value="0.025" calcext:value-type="float">
            <text:p>0.025</text:p>
          </table:table-cell>
          <table:table-cell table:formula="of:=MIN(MAX([.AT79]; [.U$88]); [.U$89])" office:value-type="float" office:value="1.421" calcext:value-type="float">
            <text:p>1.421</text:p>
          </table:table-cell>
          <table:table-cell table:formula="of:=MIN(MAX([.AU79]; [.V$88]); [.V$89])" office:value-type="float" office:value="-0.095" calcext:value-type="float">
            <text:p>-0.095</text:p>
          </table:table-cell>
          <table:table-cell table:formula="of:=MIN(MAX([.AV79]; [.W$88]); [.W$89])" office:value-type="float" office:value="0.219" calcext:value-type="float">
            <text:p>0.219</text:p>
          </table:table-cell>
          <table:table-cell table:formula="of:=MIN(MAX([.AW79]; [.X$88]); [.X$89])" office:value-type="float" office:value="0.266" calcext:value-type="float">
            <text:p>0.266</text:p>
          </table:table-cell>
          <table:table-cell/>
          <table:table-cell office:value-type="string" calcext:value-type="string">
            <text:p>00:03:120</text:p>
          </table:table-cell>
          <table:table-cell office:value-type="string" calcext:value-type="string">
            <text:p>Pose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75" calcext:value-type="float">
            <text:p>1.375</text:p>
          </table:table-cell>
          <table:table-cell office:value-type="float" office:value="0.175" calcext:value-type="float">
            <text:p>0.175</text:p>
          </table:table-cell>
          <table:table-cell office:value-type="float" office:value="-0.286" calcext:value-type="float">
            <text:p>-0.286</text:p>
          </table:table-cell>
          <table:table-cell office:value-type="float" office:value="-0.279" calcext:value-type="float">
            <text:p>-0.279</text:p>
          </table:table-cell>
          <table:table-cell office:value-type="float" office:value="-0.358" calcext:value-type="float">
            <text:p>-0.358</text:p>
          </table:table-cell>
          <table:table-cell office:value-type="float" office:value="0.015" calcext:value-type="float">
            <text:p>0.015</text:p>
          </table:table-cell>
          <table:table-cell office:value-type="float" office:value="-0.234" calcext:value-type="float">
            <text:p>-0.234</text:p>
          </table:table-cell>
          <table:table-cell office:value-type="float" office:value="0.433" calcext:value-type="float">
            <text:p>0.433</text:p>
          </table:table-cell>
          <table:table-cell office:value-type="float" office:value="-0.158" calcext:value-type="float">
            <text:p>-0.158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358" calcext:value-type="float">
            <text:p>-0.358</text:p>
          </table:table-cell>
          <table:table-cell office:value-type="float" office:value="-0.015" calcext:value-type="float">
            <text:p>-0.015</text:p>
          </table:table-cell>
          <table:table-cell office:value-type="float" office:value="-0.234" calcext:value-type="float">
            <text:p>-0.234</text:p>
          </table:table-cell>
          <table:table-cell office:value-type="float" office:value="0.44" calcext:value-type="float">
            <text:p>0.44</text:p>
          </table:table-cell>
          <table:table-cell office:value-type="float" office:value="-0.15" calcext:value-type="float">
            <text:p>-0.15</text:p>
          </table:table-cell>
          <table:table-cell office:value-type="float" office:value="0.025" calcext:value-type="float">
            <text:p>0.025</text:p>
          </table:table-cell>
          <table:table-cell office:value-type="float" office:value="1.421" calcext:value-type="float">
            <text:p>1.421</text:p>
          </table:table-cell>
          <table:table-cell office:value-type="float" office:value="-0.095" calcext:value-type="float">
            <text:p>-0.095</text:p>
          </table:table-cell>
          <table:table-cell office:value-type="float" office:value="0.219" calcext:value-type="float">
            <text:p>0.219</text:p>
          </table:table-cell>
          <table:table-cell office:value-type="float" office:value="0.266" calcext:value-type="float">
            <text:p>0.266</text:p>
          </table:table-cell>
        </table:table-row>
        <table:table-row table:style-name="ro1">
          <table:table-cell office:value-type="string" calcext:value-type="string">
            <text:p>00:03:160</text:p>
          </table:table-cell>
          <table:table-cell office:value-type="string" calcext:value-type="string">
            <text:p>Pose80</text:p>
          </table:table-cell>
          <table:table-cell table:formula="of:=MIN(MAX([.AB80]; [.C$88]); [.C$89])" office:value-type="float" office:value="0" calcext:value-type="float">
            <text:p>0</text:p>
          </table:table-cell>
          <table:table-cell table:formula="of:=MIN(MAX([.AC80]; [.D$88]); [.D$89])" office:value-type="float" office:value="0" calcext:value-type="float">
            <text:p>0</text:p>
          </table:table-cell>
          <table:table-cell table:formula="of:=MIN(MAX([.AD80]; [.E$88]); [.E$89])" office:value-type="float" office:value="1.382" calcext:value-type="float">
            <text:p>1.382</text:p>
          </table:table-cell>
          <table:table-cell table:formula="of:=MIN(MAX([.AE80]; [.F$88]); [.F$89])" office:value-type="float" office:value="0.186" calcext:value-type="float">
            <text:p>0.186</text:p>
          </table:table-cell>
          <table:table-cell table:formula="of:=MIN(MAX([.AF80]; [.G$88]); [.G$89])" office:value-type="float" office:value="-0.245" calcext:value-type="float">
            <text:p>-0.245</text:p>
          </table:table-cell>
          <table:table-cell table:formula="of:=MIN(MAX([.AG80]; [.H$88]); [.H$89])" office:value-type="float" office:value="-0.225" calcext:value-type="float">
            <text:p>-0.225</text:p>
          </table:table-cell>
          <table:table-cell table:formula="of:=MIN(MAX([.AH80]; [.I$88]); [.I$89])" office:value-type="float" office:value="-0.346" calcext:value-type="float">
            <text:p>-0.346</text:p>
          </table:table-cell>
          <table:table-cell table:formula="of:=MIN(MAX([.AI80]; [.J$88]); [.J$89])" office:value-type="float" office:value="0.012" calcext:value-type="float">
            <text:p>0.012</text:p>
          </table:table-cell>
          <table:table-cell table:formula="of:=MIN(MAX([.AJ80]; [.K$88]); [.K$89])" office:value-type="float" office:value="-0.186" calcext:value-type="float">
            <text:p>-0.186</text:p>
          </table:table-cell>
          <table:table-cell table:formula="of:=MIN(MAX([.AK80]; [.L$88]); [.L$89])" office:value-type="float" office:value="0.343" calcext:value-type="float">
            <text:p>0.343</text:p>
          </table:table-cell>
          <table:table-cell table:formula="of:=MIN(MAX([.AL80]; [.M$88]); [.M$89])" office:value-type="float" office:value="-0.125" calcext:value-type="float">
            <text:p>-0.125</text:p>
          </table:table-cell>
          <table:table-cell table:formula="of:=MIN(MAX([.AM80]; [.N$88]); [.N$89])" office:value-type="float" office:value="-0.02" calcext:value-type="float">
            <text:p>-0.02</text:p>
          </table:table-cell>
          <table:table-cell table:formula="of:=MIN(MAX([.AN80]; [.O$88]); [.O$89])" office:value-type="float" office:value="-0.346" calcext:value-type="float">
            <text:p>-0.346</text:p>
          </table:table-cell>
          <table:table-cell table:formula="of:=MIN(MAX([.AO80]; [.P$88]); [.P$89])" office:value-type="float" office:value="-0.012" calcext:value-type="float">
            <text:p>-0.012</text:p>
          </table:table-cell>
          <table:table-cell table:formula="of:=MIN(MAX([.AP80]; [.Q$88]); [.Q$89])" office:value-type="float" office:value="-0.186" calcext:value-type="float">
            <text:p>-0.186</text:p>
          </table:table-cell>
          <table:table-cell table:formula="of:=MIN(MAX([.AQ80]; [.R$88]); [.R$89])" office:value-type="float" office:value="0.351" calcext:value-type="float">
            <text:p>0.351</text:p>
          </table:table-cell>
          <table:table-cell table:formula="of:=MIN(MAX([.AR80]; [.S$88]); [.S$89])" office:value-type="float" office:value="-0.117" calcext:value-type="float">
            <text:p>-0.117</text:p>
          </table:table-cell>
          <table:table-cell table:formula="of:=MIN(MAX([.AS80]; [.T$88]); [.T$89])" office:value-type="float" office:value="0.02" calcext:value-type="float">
            <text:p>0.02</text:p>
          </table:table-cell>
          <table:table-cell table:formula="of:=MIN(MAX([.AT80]; [.U$88]); [.U$89])" office:value-type="float" office:value="1.43" calcext:value-type="float">
            <text:p>1.43</text:p>
          </table:table-cell>
          <table:table-cell table:formula="of:=MIN(MAX([.AU80]; [.V$88]); [.V$89])" office:value-type="float" office:value="-0.103" calcext:value-type="float">
            <text:p>-0.103</text:p>
          </table:table-cell>
          <table:table-cell table:formula="of:=MIN(MAX([.AV80]; [.W$88]); [.W$89])" office:value-type="float" office:value="0.174" calcext:value-type="float">
            <text:p>0.174</text:p>
          </table:table-cell>
          <table:table-cell table:formula="of:=MIN(MAX([.AW80]; [.X$88]); [.X$89])" office:value-type="float" office:value="0.211" calcext:value-type="float">
            <text:p>0.211</text:p>
          </table:table-cell>
          <table:table-cell/>
          <table:table-cell office:value-type="string" calcext:value-type="string">
            <text:p>00:03:160</text:p>
          </table:table-cell>
          <table:table-cell office:value-type="string" calcext:value-type="string">
            <text:p>Pose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82" calcext:value-type="float">
            <text:p>1.382</text:p>
          </table:table-cell>
          <table:table-cell office:value-type="float" office:value="0.186" calcext:value-type="float">
            <text:p>0.186</text:p>
          </table:table-cell>
          <table:table-cell office:value-type="float" office:value="-0.245" calcext:value-type="float">
            <text:p>-0.245</text:p>
          </table:table-cell>
          <table:table-cell office:value-type="float" office:value="-0.225" calcext:value-type="float">
            <text:p>-0.225</text:p>
          </table:table-cell>
          <table:table-cell office:value-type="float" office:value="-0.346" calcext:value-type="float">
            <text:p>-0.346</text:p>
          </table:table-cell>
          <table:table-cell office:value-type="float" office:value="0.012" calcext:value-type="float">
            <text:p>0.012</text:p>
          </table:table-cell>
          <table:table-cell office:value-type="float" office:value="-0.186" calcext:value-type="float">
            <text:p>-0.186</text:p>
          </table:table-cell>
          <table:table-cell office:value-type="float" office:value="0.343" calcext:value-type="float">
            <text:p>0.343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02" calcext:value-type="float">
            <text:p>-0.02</text:p>
          </table:table-cell>
          <table:table-cell office:value-type="float" office:value="-0.346" calcext:value-type="float">
            <text:p>-0.346</text:p>
          </table:table-cell>
          <table:table-cell office:value-type="float" office:value="-0.012" calcext:value-type="float">
            <text:p>-0.012</text:p>
          </table:table-cell>
          <table:table-cell office:value-type="float" office:value="-0.186" calcext:value-type="float">
            <text:p>-0.186</text:p>
          </table:table-cell>
          <table:table-cell office:value-type="float" office:value="0.351" calcext:value-type="float">
            <text:p>0.351</text:p>
          </table:table-cell>
          <table:table-cell office:value-type="float" office:value="-0.117" calcext:value-type="float">
            <text:p>-0.117</text:p>
          </table:table-cell>
          <table:table-cell office:value-type="float" office:value="0.02" calcext:value-type="float">
            <text:p>0.02</text:p>
          </table:table-cell>
          <table:table-cell office:value-type="float" office:value="1.43" calcext:value-type="float">
            <text:p>1.43</text:p>
          </table:table-cell>
          <table:table-cell office:value-type="float" office:value="-0.103" calcext:value-type="float">
            <text:p>-0.103</text:p>
          </table:table-cell>
          <table:table-cell office:value-type="float" office:value="0.174" calcext:value-type="float">
            <text:p>0.174</text:p>
          </table:table-cell>
          <table:table-cell office:value-type="float" office:value="0.211" calcext:value-type="float">
            <text:p>0.211</text:p>
          </table:table-cell>
        </table:table-row>
        <table:table-row table:style-name="ro1">
          <table:table-cell office:value-type="string" calcext:value-type="string">
            <text:p>00:03:200</text:p>
          </table:table-cell>
          <table:table-cell office:value-type="string" calcext:value-type="string">
            <text:p>Pose81</text:p>
          </table:table-cell>
          <table:table-cell table:formula="of:=MIN(MAX([.AB81]; [.C$88]); [.C$89])" office:value-type="float" office:value="0" calcext:value-type="float">
            <text:p>0</text:p>
          </table:table-cell>
          <table:table-cell table:formula="of:=MIN(MAX([.AC81]; [.D$88]); [.D$89])" office:value-type="float" office:value="0" calcext:value-type="float">
            <text:p>0</text:p>
          </table:table-cell>
          <table:table-cell table:formula="of:=MIN(MAX([.AD81]; [.E$88]); [.E$89])" office:value-type="float" office:value="1.391" calcext:value-type="float">
            <text:p>1.391</text:p>
          </table:table-cell>
          <table:table-cell table:formula="of:=MIN(MAX([.AE81]; [.F$88]); [.F$89])" office:value-type="float" office:value="0.202" calcext:value-type="float">
            <text:p>0.202</text:p>
          </table:table-cell>
          <table:table-cell table:formula="of:=MIN(MAX([.AF81]; [.G$88]); [.G$89])" office:value-type="float" office:value="-0.189" calcext:value-type="float">
            <text:p>-0.189</text:p>
          </table:table-cell>
          <table:table-cell table:formula="of:=MIN(MAX([.AG81]; [.H$88]); [.H$89])" office:value-type="float" office:value="-0.153" calcext:value-type="float">
            <text:p>-0.153</text:p>
          </table:table-cell>
          <table:table-cell table:formula="of:=MIN(MAX([.AH81]; [.I$88]); [.I$89])" office:value-type="float" office:value="-0.33" calcext:value-type="float">
            <text:p>-0.33</text:p>
          </table:table-cell>
          <table:table-cell table:formula="of:=MIN(MAX([.AI81]; [.J$88]); [.J$89])" office:value-type="float" office:value="0.008" calcext:value-type="float">
            <text:p>0.008</text:p>
          </table:table-cell>
          <table:table-cell table:formula="of:=MIN(MAX([.AJ81]; [.K$88]); [.K$89])" office:value-type="float" office:value="-0.122" calcext:value-type="float">
            <text:p>-0.122</text:p>
          </table:table-cell>
          <table:table-cell table:formula="of:=MIN(MAX([.AK81]; [.L$88]); [.L$89])" office:value-type="float" office:value="0.225" calcext:value-type="float">
            <text:p>0.225</text:p>
          </table:table-cell>
          <table:table-cell table:formula="of:=MIN(MAX([.AL81]; [.M$88]); [.M$89])" office:value-type="float" office:value="-0.081" calcext:value-type="float">
            <text:p>-0.081</text:p>
          </table:table-cell>
          <table:table-cell table:formula="of:=MIN(MAX([.AM81]; [.N$88]); [.N$89])" office:value-type="float" office:value="-0.013" calcext:value-type="float">
            <text:p>-0.013</text:p>
          </table:table-cell>
          <table:table-cell table:formula="of:=MIN(MAX([.AN81]; [.O$88]); [.O$89])" office:value-type="float" office:value="-0.33" calcext:value-type="float">
            <text:p>-0.33</text:p>
          </table:table-cell>
          <table:table-cell table:formula="of:=MIN(MAX([.AO81]; [.P$88]); [.P$89])" office:value-type="float" office:value="-0.008" calcext:value-type="float">
            <text:p>-0.008</text:p>
          </table:table-cell>
          <table:table-cell table:formula="of:=MIN(MAX([.AP81]; [.Q$88]); [.Q$89])" office:value-type="float" office:value="-0.122" calcext:value-type="float">
            <text:p>-0.122</text:p>
          </table:table-cell>
          <table:table-cell table:formula="of:=MIN(MAX([.AQ81]; [.R$88]); [.R$89])" office:value-type="float" office:value="0.233" calcext:value-type="float">
            <text:p>0.233</text:p>
          </table:table-cell>
          <table:table-cell table:formula="of:=MIN(MAX([.AR81]; [.S$88]); [.S$89])" office:value-type="float" office:value="-0.072" calcext:value-type="float">
            <text:p>-0.072</text:p>
          </table:table-cell>
          <table:table-cell table:formula="of:=MIN(MAX([.AS81]; [.T$88]); [.T$89])" office:value-type="float" office:value="0.013" calcext:value-type="float">
            <text:p>0.013</text:p>
          </table:table-cell>
          <table:table-cell table:formula="of:=MIN(MAX([.AT81]; [.U$88]); [.U$89])" office:value-type="float" office:value="1.442" calcext:value-type="float">
            <text:p>1.442</text:p>
          </table:table-cell>
          <table:table-cell table:formula="of:=MIN(MAX([.AU81]; [.V$88]); [.V$89])" office:value-type="float" office:value="-0.114" calcext:value-type="float">
            <text:p>-0.114</text:p>
          </table:table-cell>
          <table:table-cell table:formula="of:=MIN(MAX([.AV81]; [.W$88]); [.W$89])" office:value-type="float" office:value="0.114" calcext:value-type="float">
            <text:p>0.114</text:p>
          </table:table-cell>
          <table:table-cell table:formula="of:=MIN(MAX([.AW81]; [.X$88]); [.X$89])" office:value-type="float" office:value="0.138" calcext:value-type="float">
            <text:p>0.138</text:p>
          </table:table-cell>
          <table:table-cell/>
          <table:table-cell office:value-type="string" calcext:value-type="string">
            <text:p>00:03:200</text:p>
          </table:table-cell>
          <table:table-cell office:value-type="string" calcext:value-type="string">
            <text:p>Pose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91" calcext:value-type="float">
            <text:p>1.391</text:p>
          </table:table-cell>
          <table:table-cell office:value-type="float" office:value="0.202" calcext:value-type="float">
            <text:p>0.202</text:p>
          </table:table-cell>
          <table:table-cell office:value-type="float" office:value="-0.189" calcext:value-type="float">
            <text:p>-0.189</text:p>
          </table:table-cell>
          <table:table-cell office:value-type="float" office:value="-0.153" calcext:value-type="float">
            <text:p>-0.153</text:p>
          </table:table-cell>
          <table:table-cell office:value-type="float" office:value="-0.33" calcext:value-type="float">
            <text:p>-0.33</text:p>
          </table:table-cell>
          <table:table-cell office:value-type="float" office:value="0.008" calcext:value-type="float">
            <text:p>0.008</text:p>
          </table:table-cell>
          <table:table-cell office:value-type="float" office:value="-0.122" calcext:value-type="float">
            <text:p>-0.122</text:p>
          </table:table-cell>
          <table:table-cell office:value-type="float" office:value="0.225" calcext:value-type="float">
            <text:p>0.225</text:p>
          </table:table-cell>
          <table:table-cell office:value-type="float" office:value="-0.081" calcext:value-type="float">
            <text:p>-0.081</text:p>
          </table:table-cell>
          <table:table-cell office:value-type="float" office:value="-0.013" calcext:value-type="float">
            <text:p>-0.013</text:p>
          </table:table-cell>
          <table:table-cell office:value-type="float" office:value="-0.33" calcext:value-type="float">
            <text:p>-0.33</text:p>
          </table:table-cell>
          <table:table-cell office:value-type="float" office:value="-0.008" calcext:value-type="float">
            <text:p>-0.008</text:p>
          </table:table-cell>
          <table:table-cell office:value-type="float" office:value="-0.122" calcext:value-type="float">
            <text:p>-0.122</text:p>
          </table:table-cell>
          <table:table-cell office:value-type="float" office:value="0.233" calcext:value-type="float">
            <text:p>0.233</text:p>
          </table:table-cell>
          <table:table-cell office:value-type="float" office:value="-0.072" calcext:value-type="float">
            <text:p>-0.072</text:p>
          </table:table-cell>
          <table:table-cell office:value-type="float" office:value="0.013" calcext:value-type="float">
            <text:p>0.013</text:p>
          </table:table-cell>
          <table:table-cell office:value-type="float" office:value="1.442" calcext:value-type="float">
            <text:p>1.442</text:p>
          </table:table-cell>
          <table:table-cell office:value-type="float" office:value="-0.114" calcext:value-type="float">
            <text:p>-0.114</text:p>
          </table:table-cell>
          <table:table-cell office:value-type="float" office:value="0.114" calcext:value-type="float">
            <text:p>0.114</text:p>
          </table:table-cell>
          <table:table-cell office:value-type="float" office:value="0.138" calcext:value-type="float">
            <text:p>0.138</text:p>
          </table:table-cell>
        </table:table-row>
        <table:table-row table:style-name="ro1">
          <table:table-cell office:value-type="string" calcext:value-type="string">
            <text:p>00:03:240</text:p>
          </table:table-cell>
          <table:table-cell office:value-type="string" calcext:value-type="string">
            <text:p>Pose82</text:p>
          </table:table-cell>
          <table:table-cell table:formula="of:=MIN(MAX([.AB82]; [.C$88]); [.C$89])" office:value-type="float" office:value="0" calcext:value-type="float">
            <text:p>0</text:p>
          </table:table-cell>
          <table:table-cell table:formula="of:=MIN(MAX([.AC82]; [.D$88]); [.D$89])" office:value-type="float" office:value="0" calcext:value-type="float">
            <text:p>0</text:p>
          </table:table-cell>
          <table:table-cell table:formula="of:=MIN(MAX([.AD82]; [.E$88]); [.E$89])" office:value-type="float" office:value="1.396" calcext:value-type="float">
            <text:p>1.396</text:p>
          </table:table-cell>
          <table:table-cell table:formula="of:=MIN(MAX([.AE82]; [.F$88]); [.F$89])" office:value-type="float" office:value="0.211" calcext:value-type="float">
            <text:p>0.211</text:p>
          </table:table-cell>
          <table:table-cell table:formula="of:=MIN(MAX([.AF82]; [.G$88]); [.G$89])" office:value-type="float" office:value="-0.158" calcext:value-type="float">
            <text:p>-0.158</text:p>
          </table:table-cell>
          <table:table-cell table:formula="of:=MIN(MAX([.AG82]; [.H$88]); [.H$89])" office:value-type="float" office:value="-0.112" calcext:value-type="float">
            <text:p>-0.112</text:p>
          </table:table-cell>
          <table:table-cell table:formula="of:=MIN(MAX([.AH82]; [.I$88]); [.I$89])" office:value-type="float" office:value="-0.321" calcext:value-type="float">
            <text:p>-0.321</text:p>
          </table:table-cell>
          <table:table-cell table:formula="of:=MIN(MAX([.AI82]; [.J$88]); [.J$89])" office:value-type="float" office:value="0.006" calcext:value-type="float">
            <text:p>0.006</text:p>
          </table:table-cell>
          <table:table-cell table:formula="of:=MIN(MAX([.AJ82]; [.K$88]); [.K$89])" office:value-type="float" office:value="-0.085" calcext:value-type="float">
            <text:p>-0.085</text:p>
          </table:table-cell>
          <table:table-cell table:formula="of:=MIN(MAX([.AK82]; [.L$88]); [.L$89])" office:value-type="float" office:value="0.157" calcext:value-type="float">
            <text:p>0.157</text:p>
          </table:table-cell>
          <table:table-cell table:formula="of:=MIN(MAX([.AL82]; [.M$88]); [.M$89])" office:value-type="float" office:value="-0.055" calcext:value-type="float">
            <text:p>-0.055</text:p>
          </table:table-cell>
          <table:table-cell table:formula="of:=MIN(MAX([.AM82]; [.N$88]); [.N$89])" office:value-type="float" office:value="-0.009" calcext:value-type="float">
            <text:p>-0.009</text:p>
          </table:table-cell>
          <table:table-cell table:formula="of:=MIN(MAX([.AN82]; [.O$88]); [.O$89])" office:value-type="float" office:value="-0.321" calcext:value-type="float">
            <text:p>-0.321</text:p>
          </table:table-cell>
          <table:table-cell table:formula="of:=MIN(MAX([.AO82]; [.P$88]); [.P$89])" office:value-type="float" office:value="-0.006" calcext:value-type="float">
            <text:p>-0.006</text:p>
          </table:table-cell>
          <table:table-cell table:formula="of:=MIN(MAX([.AP82]; [.Q$88]); [.Q$89])" office:value-type="float" office:value="-0.085" calcext:value-type="float">
            <text:p>-0.085</text:p>
          </table:table-cell>
          <table:table-cell table:formula="of:=MIN(MAX([.AQ82]; [.R$88]); [.R$89])" office:value-type="float" office:value="0.165" calcext:value-type="float">
            <text:p>0.165</text:p>
          </table:table-cell>
          <table:table-cell table:formula="of:=MIN(MAX([.AR82]; [.S$88]); [.S$89])" office:value-type="float" office:value="-0.046" calcext:value-type="float">
            <text:p>-0.046</text:p>
          </table:table-cell>
          <table:table-cell table:formula="of:=MIN(MAX([.AS82]; [.T$88]); [.T$89])" office:value-type="float" office:value="0.009" calcext:value-type="float">
            <text:p>0.009</text:p>
          </table:table-cell>
          <table:table-cell table:formula="of:=MIN(MAX([.AT82]; [.U$88]); [.U$89])" office:value-type="float" office:value="1.449" calcext:value-type="float">
            <text:p>1.449</text:p>
          </table:table-cell>
          <table:table-cell table:formula="of:=MIN(MAX([.AU82]; [.V$88]); [.V$89])" office:value-type="float" office:value="-0.12" calcext:value-type="float">
            <text:p>-0.12</text:p>
          </table:table-cell>
          <table:table-cell table:formula="of:=MIN(MAX([.AV82]; [.W$88]); [.W$89])" office:value-type="float" office:value="0.08" calcext:value-type="float">
            <text:p>0.08</text:p>
          </table:table-cell>
          <table:table-cell table:formula="of:=MIN(MAX([.AW82]; [.X$88]); [.X$89])" office:value-type="float" office:value="0.097" calcext:value-type="float">
            <text:p>0.097</text:p>
          </table:table-cell>
          <table:table-cell/>
          <table:table-cell office:value-type="string" calcext:value-type="string">
            <text:p>00:03:240</text:p>
          </table:table-cell>
          <table:table-cell office:value-type="string" calcext:value-type="string">
            <text:p>Pose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96" calcext:value-type="float">
            <text:p>1.396</text:p>
          </table:table-cell>
          <table:table-cell office:value-type="float" office:value="0.211" calcext:value-type="float">
            <text:p>0.211</text:p>
          </table:table-cell>
          <table:table-cell office:value-type="float" office:value="-0.158" calcext:value-type="float">
            <text:p>-0.158</text:p>
          </table:table-cell>
          <table:table-cell office:value-type="float" office:value="-0.112" calcext:value-type="float">
            <text:p>-0.112</text:p>
          </table:table-cell>
          <table:table-cell office:value-type="float" office:value="-0.321" calcext:value-type="float">
            <text:p>-0.321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85" calcext:value-type="float">
            <text:p>-0.085</text:p>
          </table:table-cell>
          <table:table-cell office:value-type="float" office:value="0.157" calcext:value-type="float">
            <text:p>0.157</text:p>
          </table:table-cell>
          <table:table-cell office:value-type="float" office:value="-0.055" calcext:value-type="float">
            <text:p>-0.055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321" calcext:value-type="float">
            <text:p>-0.321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85" calcext:value-type="float">
            <text:p>-0.085</text:p>
          </table:table-cell>
          <table:table-cell office:value-type="float" office:value="0.165" calcext:value-type="float">
            <text:p>0.165</text:p>
          </table:table-cell>
          <table:table-cell office:value-type="float" office:value="-0.046" calcext:value-type="float">
            <text:p>-0.046</text:p>
          </table:table-cell>
          <table:table-cell office:value-type="float" office:value="0.009" calcext:value-type="float">
            <text:p>0.009</text:p>
          </table:table-cell>
          <table:table-cell office:value-type="float" office:value="1.449" calcext:value-type="float">
            <text:p>1.449</text:p>
          </table:table-cell>
          <table:table-cell office:value-type="float" office:value="-0.12" calcext:value-type="float">
            <text:p>-0.12</text:p>
          </table:table-cell>
          <table:table-cell office:value-type="float" office:value="0.08" calcext:value-type="float">
            <text:p>0.08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1">
          <table:table-cell office:value-type="string" calcext:value-type="string">
            <text:p>00:03:280</text:p>
          </table:table-cell>
          <table:table-cell office:value-type="string" calcext:value-type="string">
            <text:p>Pose83</text:p>
          </table:table-cell>
          <table:table-cell table:formula="of:=MIN(MAX([.AB83]; [.C$88]); [.C$89])" office:value-type="float" office:value="0" calcext:value-type="float">
            <text:p>0</text:p>
          </table:table-cell>
          <table:table-cell table:formula="of:=MIN(MAX([.AC83]; [.D$88]); [.D$89])" office:value-type="float" office:value="0" calcext:value-type="float">
            <text:p>0</text:p>
          </table:table-cell>
          <table:table-cell table:formula="of:=MIN(MAX([.AD83]; [.E$88]); [.E$89])" office:value-type="float" office:value="1.402" calcext:value-type="float">
            <text:p>1.402</text:p>
          </table:table-cell>
          <table:table-cell table:formula="of:=MIN(MAX([.AE83]; [.F$88]); [.F$89])" office:value-type="float" office:value="0.222" calcext:value-type="float">
            <text:p>0.222</text:p>
          </table:table-cell>
          <table:table-cell table:formula="of:=MIN(MAX([.AF83]; [.G$88]); [.G$89])" office:value-type="float" office:value="-0.12" calcext:value-type="float">
            <text:p>-0.12</text:p>
          </table:table-cell>
          <table:table-cell table:formula="of:=MIN(MAX([.AG83]; [.H$88]); [.H$89])" office:value-type="float" office:value="-0.062" calcext:value-type="float">
            <text:p>-0.062</text:p>
          </table:table-cell>
          <table:table-cell table:formula="of:=MIN(MAX([.AH83]; [.I$88]); [.I$89])" office:value-type="float" office:value="-0.31" calcext:value-type="float">
            <text:p>-0.31</text:p>
          </table:table-cell>
          <table:table-cell table:formula="of:=MIN(MAX([.AI83]; [.J$88]); [.J$89])" office:value-type="float" office:value="0.003" calcext:value-type="float">
            <text:p>0.003</text:p>
          </table:table-cell>
          <table:table-cell table:formula="of:=MIN(MAX([.AJ83]; [.K$88]); [.K$89])" office:value-type="float" office:value="-0.041" calcext:value-type="float">
            <text:p>-0.041</text:p>
          </table:table-cell>
          <table:table-cell table:formula="of:=MIN(MAX([.AK83]; [.L$88]); [.L$89])" office:value-type="float" office:value="0.076" calcext:value-type="float">
            <text:p>0.076</text:p>
          </table:table-cell>
          <table:table-cell table:formula="of:=MIN(MAX([.AL83]; [.M$88]); [.M$89])" office:value-type="float" office:value="-0.025" calcext:value-type="float">
            <text:p>-0.025</text:p>
          </table:table-cell>
          <table:table-cell table:formula="of:=MIN(MAX([.AM83]; [.N$88]); [.N$89])" office:value-type="float" office:value="-0.004" calcext:value-type="float">
            <text:p>-0.004</text:p>
          </table:table-cell>
          <table:table-cell table:formula="of:=MIN(MAX([.AN83]; [.O$88]); [.O$89])" office:value-type="float" office:value="-0.31" calcext:value-type="float">
            <text:p>-0.31</text:p>
          </table:table-cell>
          <table:table-cell table:formula="of:=MIN(MAX([.AO83]; [.P$88]); [.P$89])" office:value-type="float" office:value="-0.003" calcext:value-type="float">
            <text:p>-0.003</text:p>
          </table:table-cell>
          <table:table-cell table:formula="of:=MIN(MAX([.AP83]; [.Q$88]); [.Q$89])" office:value-type="float" office:value="-0.041" calcext:value-type="float">
            <text:p>-0.041</text:p>
          </table:table-cell>
          <table:table-cell table:formula="of:=MIN(MAX([.AQ83]; [.R$88]); [.R$89])" office:value-type="float" office:value="0.084" calcext:value-type="float">
            <text:p>0.084</text:p>
          </table:table-cell>
          <table:table-cell table:formula="of:=MIN(MAX([.AR83]; [.S$88]); [.S$89])" office:value-type="float" office:value="-0.015" calcext:value-type="float">
            <text:p>-0.015</text:p>
          </table:table-cell>
          <table:table-cell table:formula="of:=MIN(MAX([.AS83]; [.T$88]); [.T$89])" office:value-type="float" office:value="0.004" calcext:value-type="float">
            <text:p>0.004</text:p>
          </table:table-cell>
          <table:table-cell table:formula="of:=MIN(MAX([.AT83]; [.U$88]); [.U$89])" office:value-type="float" office:value="1.458" calcext:value-type="float">
            <text:p>1.458</text:p>
          </table:table-cell>
          <table:table-cell table:formula="of:=MIN(MAX([.AU83]; [.V$88]); [.V$89])" office:value-type="float" office:value="-0.127" calcext:value-type="float">
            <text:p>-0.127</text:p>
          </table:table-cell>
          <table:table-cell table:formula="of:=MIN(MAX([.AV83]; [.W$88]); [.W$89])" office:value-type="float" office:value="0.039" calcext:value-type="float">
            <text:p>0.039</text:p>
          </table:table-cell>
          <table:table-cell table:formula="of:=MIN(MAX([.AW83]; [.X$88]); [.X$89])" office:value-type="float" office:value="0.047" calcext:value-type="float">
            <text:p>0.047</text:p>
          </table:table-cell>
          <table:table-cell/>
          <table:table-cell office:value-type="string" calcext:value-type="string">
            <text:p>00:03:280</text:p>
          </table:table-cell>
          <table:table-cell office:value-type="string" calcext:value-type="string">
            <text:p>Pose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02" calcext:value-type="float">
            <text:p>1.402</text:p>
          </table:table-cell>
          <table:table-cell office:value-type="float" office:value="0.222" calcext:value-type="float">
            <text:p>0.222</text:p>
          </table:table-cell>
          <table:table-cell office:value-type="float" office:value="-0.12" calcext:value-type="float">
            <text:p>-0.12</text:p>
          </table:table-cell>
          <table:table-cell office:value-type="float" office:value="-0.062" calcext:value-type="float">
            <text:p>-0.062</text:p>
          </table:table-cell>
          <table:table-cell office:value-type="float" office:value="-0.31" calcext:value-type="float">
            <text:p>-0.31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41" calcext:value-type="float">
            <text:p>-0.041</text:p>
          </table:table-cell>
          <table:table-cell office:value-type="float" office:value="0.076" calcext:value-type="float">
            <text:p>0.076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31" calcext:value-type="float">
            <text:p>-0.31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41" calcext:value-type="float">
            <text:p>-0.041</text:p>
          </table:table-cell>
          <table:table-cell office:value-type="float" office:value="0.084" calcext:value-type="float">
            <text:p>0.084</text:p>
          </table:table-cell>
          <table:table-cell office:value-type="float" office:value="-0.015" calcext:value-type="float">
            <text:p>-0.015</text:p>
          </table:table-cell>
          <table:table-cell office:value-type="float" office:value="0.004" calcext:value-type="float">
            <text:p>0.004</text:p>
          </table:table-cell>
          <table:table-cell office:value-type="float" office:value="1.458" calcext:value-type="float">
            <text:p>1.458</text:p>
          </table:table-cell>
          <table:table-cell office:value-type="float" office:value="-0.127" calcext:value-type="float">
            <text:p>-0.127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string" calcext:value-type="string">
            <text:p>00:03:320</text:p>
          </table:table-cell>
          <table:table-cell office:value-type="string" calcext:value-type="string">
            <text:p>Pose84</text:p>
          </table:table-cell>
          <table:table-cell table:formula="of:=MIN(MAX([.AB84]; [.C$88]); [.C$89])" office:value-type="float" office:value="0" calcext:value-type="float">
            <text:p>0</text:p>
          </table:table-cell>
          <table:table-cell table:formula="of:=MIN(MAX([.AC84]; [.D$88]); [.D$89])" office:value-type="float" office:value="0" calcext:value-type="float">
            <text:p>0</text:p>
          </table:table-cell>
          <table:table-cell table:formula="of:=MIN(MAX([.AD84]; [.E$88]); [.E$89])" office:value-type="float" office:value="1.405" calcext:value-type="float">
            <text:p>1.405</text:p>
          </table:table-cell>
          <table:table-cell table:formula="of:=MIN(MAX([.AE84]; [.F$88]); [.F$89])" office:value-type="float" office:value="0.227" calcext:value-type="float">
            <text:p>0.227</text:p>
          </table:table-cell>
          <table:table-cell table:formula="of:=MIN(MAX([.AF84]; [.G$88]); [.G$89])" office:value-type="float" office:value="-0.101" calcext:value-type="float">
            <text:p>-0.101</text:p>
          </table:table-cell>
          <table:table-cell table:formula="of:=MIN(MAX([.AG84]; [.H$88]); [.H$89])" office:value-type="float" office:value="-0.039" calcext:value-type="float">
            <text:p>-0.039</text:p>
          </table:table-cell>
          <table:table-cell table:formula="of:=MIN(MAX([.AH84]; [.I$88]); [.I$89])" office:value-type="float" office:value="-0.305" calcext:value-type="float">
            <text:p>-0.305</text:p>
          </table:table-cell>
          <table:table-cell table:formula="of:=MIN(MAX([.AI84]; [.J$88]); [.J$89])" office:value-type="float" office:value="0.001" calcext:value-type="float">
            <text:p>0.001</text:p>
          </table:table-cell>
          <table:table-cell table:formula="of:=MIN(MAX([.AJ84]; [.K$88]); [.K$89])" office:value-type="float" office:value="-0.02" calcext:value-type="float">
            <text:p>-0.02</text:p>
          </table:table-cell>
          <table:table-cell table:formula="of:=MIN(MAX([.AK84]; [.L$88]); [.L$89])" office:value-type="float" office:value="0.037" calcext:value-type="float">
            <text:p>0.037</text:p>
          </table:table-cell>
          <table:table-cell table:formula="of:=MIN(MAX([.AL84]; [.M$88]); [.M$89])" office:value-type="float" office:value="-0.01" calcext:value-type="float">
            <text:p>-0.01</text:p>
          </table:table-cell>
          <table:table-cell table:formula="of:=MIN(MAX([.AM84]; [.N$88]); [.N$89])" office:value-type="float" office:value="-0.002" calcext:value-type="float">
            <text:p>-0.002</text:p>
          </table:table-cell>
          <table:table-cell table:formula="of:=MIN(MAX([.AN84]; [.O$88]); [.O$89])" office:value-type="float" office:value="-0.305" calcext:value-type="float">
            <text:p>-0.305</text:p>
          </table:table-cell>
          <table:table-cell table:formula="of:=MIN(MAX([.AO84]; [.P$88]); [.P$89])" office:value-type="float" office:value="-0.001" calcext:value-type="float">
            <text:p>-0.001</text:p>
          </table:table-cell>
          <table:table-cell table:formula="of:=MIN(MAX([.AP84]; [.Q$88]); [.Q$89])" office:value-type="float" office:value="-0.02" calcext:value-type="float">
            <text:p>-0.02</text:p>
          </table:table-cell>
          <table:table-cell table:formula="of:=MIN(MAX([.AQ84]; [.R$88]); [.R$89])" office:value-type="float" office:value="0.045" calcext:value-type="float">
            <text:p>0.045</text:p>
          </table:table-cell>
          <table:table-cell table:formula="of:=MIN(MAX([.AR84]; [.S$88]); [.S$89])" office:value-type="float" office:value="-0.001" calcext:value-type="float">
            <text:p>-0.001</text:p>
          </table:table-cell>
          <table:table-cell table:formula="of:=MIN(MAX([.AS84]; [.T$88]); [.T$89])" office:value-type="float" office:value="0.002" calcext:value-type="float">
            <text:p>0.002</text:p>
          </table:table-cell>
          <table:table-cell table:formula="of:=MIN(MAX([.AT84]; [.U$88]); [.U$89])" office:value-type="float" office:value="1.462" calcext:value-type="float">
            <text:p>1.462</text:p>
          </table:table-cell>
          <table:table-cell table:formula="of:=MIN(MAX([.AU84]; [.V$88]); [.V$89])" office:value-type="float" office:value="-0.13" calcext:value-type="float">
            <text:p>-0.13</text:p>
          </table:table-cell>
          <table:table-cell table:formula="of:=MIN(MAX([.AV84]; [.W$88]); [.W$89])" office:value-type="float" office:value="0.019" calcext:value-type="float">
            <text:p>0.019</text:p>
          </table:table-cell>
          <table:table-cell table:formula="of:=MIN(MAX([.AW84]; [.X$88]); [.X$89])" office:value-type="float" office:value="0.0349" calcext:value-type="float">
            <text:p>0.0349</text:p>
          </table:table-cell>
          <table:table-cell/>
          <table:table-cell office:value-type="string" calcext:value-type="string">
            <text:p>00:03:320</text:p>
          </table:table-cell>
          <table:table-cell office:value-type="string" calcext:value-type="string">
            <text:p>Pose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05" calcext:value-type="float">
            <text:p>1.405</text:p>
          </table:table-cell>
          <table:table-cell office:value-type="float" office:value="0.227" calcext:value-type="float">
            <text:p>0.227</text:p>
          </table:table-cell>
          <table:table-cell office:value-type="float" office:value="-0.101" calcext:value-type="float">
            <text:p>-0.101</text:p>
          </table:table-cell>
          <table:table-cell office:value-type="float" office:value="-0.039" calcext:value-type="float">
            <text:p>-0.039</text:p>
          </table:table-cell>
          <table:table-cell office:value-type="float" office:value="-0.305" calcext:value-type="float">
            <text:p>-0.305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37" calcext:value-type="float">
            <text:p>0.037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305" calcext:value-type="float">
            <text:p>-0.3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45" calcext:value-type="float">
            <text:p>0.04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1.462" calcext:value-type="float">
            <text:p>1.462</text:p>
          </table:table-cell>
          <table:table-cell office:value-type="float" office:value="-0.13" calcext:value-type="float">
            <text:p>-0.13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00:03:360</text:p>
          </table:table-cell>
          <table:table-cell office:value-type="string" calcext:value-type="string">
            <text:p>Pose85</text:p>
          </table:table-cell>
          <table:table-cell table:formula="of:=MIN(MAX([.AB85]; [.C$88]); [.C$89])" office:value-type="float" office:value="0" calcext:value-type="float">
            <text:p>0</text:p>
          </table:table-cell>
          <table:table-cell table:formula="of:=MIN(MAX([.AC85]; [.D$88]); [.D$89])" office:value-type="float" office:value="0" calcext:value-type="float">
            <text:p>0</text:p>
          </table:table-cell>
          <table:table-cell table:formula="of:=MIN(MAX([.AD85]; [.E$88]); [.E$89])" office:value-type="float" office:value="1.408" calcext:value-type="float">
            <text:p>1.408</text:p>
          </table:table-cell>
          <table:table-cell table:formula="of:=MIN(MAX([.AE85]; [.F$88]); [.F$89])" office:value-type="float" office:value="0.232" calcext:value-type="float">
            <text:p>0.232</text:p>
          </table:table-cell>
          <table:table-cell table:formula="of:=MIN(MAX([.AF85]; [.G$88]); [.G$89])" office:value-type="float" office:value="-0.086" calcext:value-type="float">
            <text:p>-0.086</text:p>
          </table:table-cell>
          <table:table-cell table:formula="of:=MIN(MAX([.AG85]; [.H$88]); [.H$89])" office:value-type="float" office:value="-0.0349" calcext:value-type="float">
            <text:p>-0.0349</text:p>
          </table:table-cell>
          <table:table-cell table:formula="of:=MIN(MAX([.AH85]; [.I$88]); [.I$89])" office:value-type="float" office:value="-0.301" calcext:value-type="float">
            <text:p>-0.301</text:p>
          </table:table-cell>
          <table:table-cell table:formula="of:=MIN(MAX([.AI85]; [.J$88]); [.J$89])" office:value-type="float" office:value="0" calcext:value-type="float">
            <text:p>0</text:p>
          </table:table-cell>
          <table:table-cell table:formula="of:=MIN(MAX([.AJ85]; [.K$88]); [.K$89])" office:value-type="float" office:value="-0.002" calcext:value-type="float">
            <text:p>-0.002</text:p>
          </table:table-cell>
          <table:table-cell table:formula="of:=MIN(MAX([.AK85]; [.L$88]); [.L$89])" office:value-type="float" office:value="0.003" calcext:value-type="float">
            <text:p>0.003</text:p>
          </table:table-cell>
          <table:table-cell table:formula="of:=MIN(MAX([.AL85]; [.M$88]); [.M$89])" office:value-type="float" office:value="0.002" calcext:value-type="float">
            <text:p>0.002</text:p>
          </table:table-cell>
          <table:table-cell table:formula="of:=MIN(MAX([.AM85]; [.N$88]); [.N$89])" office:value-type="float" office:value="-0" calcext:value-type="float">
            <text:p>0</text:p>
          </table:table-cell>
          <table:table-cell table:formula="of:=MIN(MAX([.AN85]; [.O$88]); [.O$89])" office:value-type="float" office:value="-0.301" calcext:value-type="float">
            <text:p>-0.301</text:p>
          </table:table-cell>
          <table:table-cell table:formula="of:=MIN(MAX([.AO85]; [.P$88]); [.P$89])" office:value-type="float" office:value="-0" calcext:value-type="float">
            <text:p>0</text:p>
          </table:table-cell>
          <table:table-cell table:formula="of:=MIN(MAX([.AP85]; [.Q$88]); [.Q$89])" office:value-type="float" office:value="-0.002" calcext:value-type="float">
            <text:p>-0.002</text:p>
          </table:table-cell>
          <table:table-cell table:formula="of:=MIN(MAX([.AQ85]; [.R$88]); [.R$89])" office:value-type="float" office:value="0.012" calcext:value-type="float">
            <text:p>0.012</text:p>
          </table:table-cell>
          <table:table-cell table:formula="of:=MIN(MAX([.AR85]; [.S$88]); [.S$89])" office:value-type="float" office:value="0.012" calcext:value-type="float">
            <text:p>0.012</text:p>
          </table:table-cell>
          <table:table-cell table:formula="of:=MIN(MAX([.AS85]; [.T$88]); [.T$89])" office:value-type="float" office:value="0" calcext:value-type="float">
            <text:p>0</text:p>
          </table:table-cell>
          <table:table-cell table:formula="of:=MIN(MAX([.AT85]; [.U$88]); [.U$89])" office:value-type="float" office:value="1.465" calcext:value-type="float">
            <text:p>1.465</text:p>
          </table:table-cell>
          <table:table-cell table:formula="of:=MIN(MAX([.AU85]; [.V$88]); [.V$89])" office:value-type="float" office:value="-0.133" calcext:value-type="float">
            <text:p>-0.133</text:p>
          </table:table-cell>
          <table:table-cell table:formula="of:=MIN(MAX([.AV85]; [.W$88]); [.W$89])" office:value-type="float" office:value="0.002" calcext:value-type="float">
            <text:p>0.002</text:p>
          </table:table-cell>
          <table:table-cell table:formula="of:=MIN(MAX([.AW85]; [.X$88]); [.X$89])" office:value-type="float" office:value="0.0349" calcext:value-type="float">
            <text:p>0.0349</text:p>
          </table:table-cell>
          <table:table-cell/>
          <table:table-cell office:value-type="string" calcext:value-type="string">
            <text:p>00:03:360</text:p>
          </table:table-cell>
          <table:table-cell office:value-type="string" calcext:value-type="string">
            <text:p>Pose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08" calcext:value-type="float">
            <text:p>1.408</text:p>
          </table:table-cell>
          <table:table-cell office:value-type="float" office:value="0.232" calcext:value-type="float">
            <text:p>0.232</text:p>
          </table:table-cell>
          <table:table-cell office:value-type="float" office:value="-0.086" calcext:value-type="float">
            <text:p>-0.086</text:p>
          </table:table-cell>
          <table:table-cell office:value-type="float" office:value="-0.018" calcext:value-type="float">
            <text:p>-0.018</text:p>
          </table:table-cell>
          <table:table-cell office:value-type="float" office:value="-0.301" calcext:value-type="float">
            <text:p>-0.301</text:p>
          </table:table-cell>
          <table:table-cell office:value-type="float" office:value="0" calcext:value-type="float">
            <text:p>0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-0" calcext:value-type="float">
            <text:p>0</text:p>
          </table:table-cell>
          <table:table-cell office:value-type="float" office:value="-0.301" calcext:value-type="float">
            <text:p>-0.301</text:p>
          </table:table-cell>
          <table:table-cell office:value-type="float" office:value="-0" calcext:value-type="float">
            <text:p>0</text:p>
          </table:table-cell>
          <table:table-cell office:value-type="float" office:value="-0.002" calcext:value-type="float">
            <text:p>-0.002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1.465" calcext:value-type="float">
            <text:p>1.465</text:p>
          </table:table-cell>
          <table:table-cell office:value-type="float" office:value="-0.133" calcext:value-type="float">
            <text:p>-0.13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00:03:400</text:p>
          </table:table-cell>
          <table:table-cell office:value-type="string" calcext:value-type="string">
            <text:p>Pose86</text:p>
          </table:table-cell>
          <table:table-cell table:formula="of:=MIN(MAX([.AB86]; [.C$88]); [.C$89])" office:value-type="float" office:value="0" calcext:value-type="float">
            <text:p>0</text:p>
          </table:table-cell>
          <table:table-cell table:formula="of:=MIN(MAX([.AC86]; [.D$88]); [.D$89])" office:value-type="float" office:value="0" calcext:value-type="float">
            <text:p>0</text:p>
          </table:table-cell>
          <table:table-cell table:formula="of:=MIN(MAX([.AD86]; [.E$88]); [.E$89])" office:value-type="float" office:value="2.0856" calcext:value-type="float">
            <text:p>2.0856</text:p>
          </table:table-cell>
          <table:table-cell table:formula="of:=MIN(MAX([.AE86]; [.F$88]); [.F$89])" office:value-type="float" office:value="0.349" calcext:value-type="float">
            <text:p>0.349</text:p>
          </table:table-cell>
          <table:table-cell table:formula="of:=MIN(MAX([.AF86]; [.G$88]); [.G$89])" office:value-type="float" office:value="-1.396" calcext:value-type="float">
            <text:p>-1.396</text:p>
          </table:table-cell>
          <table:table-cell table:formula="of:=MIN(MAX([.AG86]; [.H$88]); [.H$89])" office:value-type="float" office:value="-1.396" calcext:value-type="float">
            <text:p>-1.396</text:p>
          </table:table-cell>
          <table:table-cell table:formula="of:=MIN(MAX([.AH86]; [.I$88]); [.I$89])" office:value-type="float" office:value="0" calcext:value-type="float">
            <text:p>0</text:p>
          </table:table-cell>
          <table:table-cell table:formula="of:=MIN(MAX([.AI86]; [.J$88]); [.J$89])" office:value-type="float" office:value="0" calcext:value-type="float">
            <text:p>0</text:p>
          </table:table-cell>
          <table:table-cell table:formula="of:=MIN(MAX([.AJ86]; [.K$88]); [.K$89])" office:value-type="float" office:value="-0.661" calcext:value-type="float">
            <text:p>-0.661</text:p>
          </table:table-cell>
          <table:table-cell table:formula="of:=MIN(MAX([.AK86]; [.L$88]); [.L$89])" office:value-type="float" office:value="1.229" calcext:value-type="float">
            <text:p>1.229</text:p>
          </table:table-cell>
          <table:table-cell table:formula="of:=MIN(MAX([.AL86]; [.M$88]); [.M$89])" office:value-type="float" office:value="-0.567" calcext:value-type="float">
            <text:p>-0.567</text:p>
          </table:table-cell>
          <table:table-cell table:formula="of:=MIN(MAX([.AM86]; [.N$88]); [.N$89])" office:value-type="float" office:value="0" calcext:value-type="float">
            <text:p>0</text:p>
          </table:table-cell>
          <table:table-cell table:formula="of:=MIN(MAX([.AN86]; [.O$88]); [.O$89])" office:value-type="float" office:value="0" calcext:value-type="float">
            <text:p>0</text:p>
          </table:table-cell>
          <table:table-cell table:formula="of:=MIN(MAX([.AO86]; [.P$88]); [.P$89])" office:value-type="float" office:value="0" calcext:value-type="float">
            <text:p>0</text:p>
          </table:table-cell>
          <table:table-cell table:formula="of:=MIN(MAX([.AP86]; [.Q$88]); [.Q$89])" office:value-type="float" office:value="-0.659" calcext:value-type="float">
            <text:p>-0.659</text:p>
          </table:table-cell>
          <table:table-cell table:formula="of:=MIN(MAX([.AQ86]; [.R$88]); [.R$89])" office:value-type="float" office:value="1.223" calcext:value-type="float">
            <text:p>1.223</text:p>
          </table:table-cell>
          <table:table-cell table:formula="of:=MIN(MAX([.AR86]; [.S$88]); [.S$89])" office:value-type="float" office:value="-0.564" calcext:value-type="float">
            <text:p>-0.564</text:p>
          </table:table-cell>
          <table:table-cell table:formula="of:=MIN(MAX([.AS86]; [.T$88]); [.T$89])" office:value-type="float" office:value="0" calcext:value-type="float">
            <text:p>0</text:p>
          </table:table-cell>
          <table:table-cell table:formula="of:=MIN(MAX([.AT86]; [.U$88]); [.U$89])" office:value-type="float" office:value="2.0856" calcext:value-type="float">
            <text:p>2.0856</text:p>
          </table:table-cell>
          <table:table-cell table:formula="of:=MIN(MAX([.AU86]; [.V$88]); [.V$89])" office:value-type="float" office:value="-0.349" calcext:value-type="float">
            <text:p>-0.349</text:p>
          </table:table-cell>
          <table:table-cell table:formula="of:=MIN(MAX([.AV86]; [.W$88]); [.W$89])" office:value-type="float" office:value="1.396" calcext:value-type="float">
            <text:p>1.396</text:p>
          </table:table-cell>
          <table:table-cell table:formula="of:=MIN(MAX([.AW86]; [.X$88]); [.X$89])" office:value-type="float" office:value="1.396" calcext:value-type="float">
            <text:p>1.396</text:p>
          </table:table-cell>
          <table:table-cell/>
          <table:table-cell office:value-type="string" calcext:value-type="string">
            <text:p>00:03:400</text:p>
          </table:table-cell>
          <table:table-cell office:value-type="string" calcext:value-type="string">
            <text:p>Pose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94" calcext:value-type="float">
            <text:p>2.094</text:p>
          </table:table-cell>
          <table:table-cell office:value-type="float" office:value="0.349" calcext:value-type="float">
            <text:p>0.349</text:p>
          </table:table-cell>
          <table:table-cell table:number-columns-repeated="2" office:value-type="float" office:value="-1.396" calcext:value-type="float">
            <text:p>-1.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61" calcext:value-type="float">
            <text:p>-0.661</text:p>
          </table:table-cell>
          <table:table-cell office:value-type="float" office:value="1.229" calcext:value-type="float">
            <text:p>1.229</text:p>
          </table:table-cell>
          <table:table-cell office:value-type="float" office:value="-0.567" calcext:value-type="float">
            <text:p>-0.5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59" calcext:value-type="float">
            <text:p>-0.659</text:p>
          </table:table-cell>
          <table:table-cell office:value-type="float" office:value="1.223" calcext:value-type="float">
            <text:p>1.223</text:p>
          </table:table-cell>
          <table:table-cell office:value-type="float" office:value="-0.564" calcext:value-type="float">
            <text:p>-0.564</text:p>
          </table:table-cell>
          <table:table-cell office:value-type="float" office:value="0" calcext:value-type="float">
            <text:p>0</text:p>
          </table:table-cell>
          <table:table-cell office:value-type="float" office:value="2.094" calcext:value-type="float">
            <text:p>2.094</text:p>
          </table:table-cell>
          <table:table-cell office:value-type="float" office:value="-0.349" calcext:value-type="float">
            <text:p>-0.349</text:p>
          </table:table-cell>
          <table:table-cell table:number-columns-repeated="2" office:value-type="float" office:value="1.396" calcext:value-type="float">
            <text:p>1.396</text:p>
          </table:table-cell>
        </table:table-row>
        <table:table-row table:style-name="ro1">
          <table:table-cell office:value-type="string" calcext:value-type="string">
            <text:p>#WEBOTS_MOTION</text:p>
          </table:table-cell>
          <table:table-cell office:value-type="string" calcext:value-type="string">
            <text:p>V1.0</text:p>
          </table:table-cell>
          <table:table-cell office:value-type="string" calcext:value-type="string">
            <text:p>HeadYaw</text:p>
          </table:table-cell>
          <table:table-cell office:value-type="string" calcext:value-type="string">
            <text:p>HeadPitch</text:p>
          </table:table-cell>
          <table:table-cell office:value-type="string" calcext:value-type="string">
            <text:p>LShoulderPitch</text:p>
          </table:table-cell>
          <table:table-cell office:value-type="string" calcext:value-type="string">
            <text:p>LShoulderRoll</text:p>
          </table:table-cell>
          <table:table-cell office:value-type="string" calcext:value-type="string">
            <text:p>LElbowYaw</text:p>
          </table:table-cell>
          <table:table-cell office:value-type="string" calcext:value-type="string">
            <text:p>LElbowRoll</text:p>
          </table:table-cell>
          <table:table-cell office:value-type="string" calcext:value-type="string">
            <text:p>LHipYawPitch</text:p>
          </table:table-cell>
          <table:table-cell office:value-type="string" calcext:value-type="string">
            <text:p>LHipRoll</text:p>
          </table:table-cell>
          <table:table-cell office:value-type="string" calcext:value-type="string">
            <text:p>LHipPitch</text:p>
          </table:table-cell>
          <table:table-cell office:value-type="string" calcext:value-type="string">
            <text:p>LKneePitch</text:p>
          </table:table-cell>
          <table:table-cell office:value-type="string" calcext:value-type="string">
            <text:p>LAnklePitch</text:p>
          </table:table-cell>
          <table:table-cell office:value-type="string" calcext:value-type="string">
            <text:p>LAnkleRoll</text:p>
          </table:table-cell>
          <table:table-cell office:value-type="string" calcext:value-type="string">
            <text:p>RHipYawPitch</text:p>
          </table:table-cell>
          <table:table-cell office:value-type="string" calcext:value-type="string">
            <text:p>RHipRoll</text:p>
          </table:table-cell>
          <table:table-cell office:value-type="string" calcext:value-type="string">
            <text:p>RHipPitch</text:p>
          </table:table-cell>
          <table:table-cell office:value-type="string" calcext:value-type="string">
            <text:p>RKneePitch</text:p>
          </table:table-cell>
          <table:table-cell office:value-type="string" calcext:value-type="string">
            <text:p>RAnklePitch</text:p>
          </table:table-cell>
          <table:table-cell office:value-type="string" calcext:value-type="string">
            <text:p>RAnkleRoll</text:p>
          </table:table-cell>
          <table:table-cell office:value-type="string" calcext:value-type="string">
            <text:p>RShoulderPitch</text:p>
          </table:table-cell>
          <table:table-cell office:value-type="string" calcext:value-type="string">
            <text:p>RShoulderRoll</text:p>
          </table:table-cell>
          <table:table-cell office:value-type="string" calcext:value-type="string">
            <text:p>RElbowYaw</text:p>
          </table:table-cell>
          <table:table-cell office:value-type="string" calcext:value-type="string">
            <text:p>RElbowRoll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IN</text:p>
          </table:table-cell>
          <table:table-cell/>
          <table:table-cell table:style-name="ce2" office:value-type="float" office:value="-2.0857" calcext:value-type="float">
            <text:p>-2.0857</text:p>
          </table:table-cell>
          <table:table-cell office:value-type="float" office:value="-0.6719" calcext:value-type="float">
            <text:p>-0.6719</text:p>
          </table:table-cell>
          <table:table-cell office:value-type="float" office:value="-2.0856" calcext:value-type="float">
            <text:p>-2.0856</text:p>
          </table:table-cell>
          <table:table-cell office:value-type="float" office:value="-0.3141" calcext:value-type="float">
            <text:p>-0.3141</text:p>
          </table:table-cell>
          <table:table-cell office:value-type="float" office:value="-2.0875" calcext:value-type="float">
            <text:p>-2.0875</text:p>
          </table:table-cell>
          <table:table-cell office:value-type="float" office:value="-1.5446" calcext:value-type="float">
            <text:p>-1.5446</text:p>
          </table:table-cell>
          <table:table-cell office:value-type="float" office:value="-1.1453" calcext:value-type="float">
            <text:p>-1.1453</text:p>
          </table:table-cell>
          <table:table-cell office:value-type="float" office:value="-0.3794" calcext:value-type="float">
            <text:p>-0.3794</text:p>
          </table:table-cell>
          <table:table-cell office:value-type="float" office:value="-1.7739" calcext:value-type="float">
            <text:p>-1.7739</text:p>
          </table:table-cell>
          <table:table-cell office:value-type="float" office:value="-0.0923" calcext:value-type="float">
            <text:p>-0.0923</text:p>
          </table:table-cell>
          <table:table-cell office:value-type="float" office:value="-1.1895" calcext:value-type="float">
            <text:p>-1.1895</text:p>
          </table:table-cell>
          <table:table-cell office:value-type="float" office:value="-0.397" calcext:value-type="float">
            <text:p>-0.397</text:p>
          </table:table-cell>
          <table:table-cell office:value-type="float" office:value="-1.1453" calcext:value-type="float">
            <text:p>-1.1453</text:p>
          </table:table-cell>
          <table:table-cell office:value-type="float" office:value="-0.4147" calcext:value-type="float">
            <text:p>-0.4147</text:p>
          </table:table-cell>
          <table:table-cell office:value-type="float" office:value="-1.7723" calcext:value-type="float">
            <text:p>-1.7723</text:p>
          </table:table-cell>
          <table:table-cell office:value-type="float" office:value="-0.103" calcext:value-type="float">
            <text:p>-0.103</text:p>
          </table:table-cell>
          <table:table-cell table:number-columns-repeated="2" office:value-type="float" office:value="-1.1864" calcext:value-type="float">
            <text:p>-1.1864</text:p>
          </table:table-cell>
          <table:table-cell office:value-type="float" office:value="-2.0856" calcext:value-type="float">
            <text:p>-2.0856</text:p>
          </table:table-cell>
          <table:table-cell office:value-type="float" office:value="-1.3265" calcext:value-type="float">
            <text:p>-1.3265</text:p>
          </table:table-cell>
          <table:table-cell office:value-type="float" office:value="-2.0875" calcext:value-type="float">
            <text:p>-2.0875</text:p>
          </table:table-cell>
          <table:table-cell office:value-type="float" office:value="0.0349" calcext:value-type="float">
            <text:p>0.034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X</text:p>
          </table:table-cell>
          <table:table-cell/>
          <table:table-cell table:style-name="ce2" office:value-type="float" office:value="2.0857" calcext:value-type="float">
            <text:p>2.0857</text:p>
          </table:table-cell>
          <table:table-cell office:value-type="float" office:value="0.5149" calcext:value-type="float">
            <text:p>0.5149</text:p>
          </table:table-cell>
          <table:table-cell office:value-type="float" office:value="2.0856" calcext:value-type="float">
            <text:p>2.0856</text:p>
          </table:table-cell>
          <table:table-cell office:value-type="float" office:value="1.3265" calcext:value-type="float">
            <text:p>1.3265</text:p>
          </table:table-cell>
          <table:table-cell office:value-type="float" office:value="2.0875" calcext:value-type="float">
            <text:p>2.0875</text:p>
          </table:table-cell>
          <table:table-cell office:value-type="float" office:value="-0.0349" calcext:value-type="float">
            <text:p>-0.0349</text:p>
          </table:table-cell>
          <table:table-cell office:value-type="float" office:value="0.7408" calcext:value-type="float">
            <text:p>0.7408</text:p>
          </table:table-cell>
          <table:table-cell office:value-type="float" office:value="0.7904" calcext:value-type="float">
            <text:p>0.7904</text:p>
          </table:table-cell>
          <table:table-cell office:value-type="float" office:value="0.484" calcext:value-type="float">
            <text:p>0.484</text:p>
          </table:table-cell>
          <table:table-cell office:value-type="float" office:value="2.1125" calcext:value-type="float">
            <text:p>2.1125</text:p>
          </table:table-cell>
          <table:table-cell office:value-type="float" office:value="0.9227" calcext:value-type="float">
            <text:p>0.9227</text:p>
          </table:table-cell>
          <table:table-cell office:value-type="float" office:value="0.769" calcext:value-type="float">
            <text:p>0.769</text:p>
          </table:table-cell>
          <table:table-cell office:value-type="float" office:value="0.7408" calcext:value-type="float">
            <text:p>0.7408</text:p>
          </table:table-cell>
          <table:table-cell office:value-type="float" office:value="0.7383" calcext:value-type="float">
            <text:p>0.7383</text:p>
          </table:table-cell>
          <table:table-cell office:value-type="float" office:value="0.4856" calcext:value-type="float">
            <text:p>0.4856</text:p>
          </table:table-cell>
          <table:table-cell office:value-type="float" office:value="2.1125" calcext:value-type="float">
            <text:p>2.1125</text:p>
          </table:table-cell>
          <table:table-cell office:value-type="float" office:value="0.932" calcext:value-type="float">
            <text:p>0.932</text:p>
          </table:table-cell>
          <table:table-cell office:value-type="float" office:value="0.3886" calcext:value-type="float">
            <text:p>0.3886</text:p>
          </table:table-cell>
          <table:table-cell office:value-type="float" office:value="2.0856" calcext:value-type="float">
            <text:p>2.0856</text:p>
          </table:table-cell>
          <table:table-cell office:value-type="float" office:value="0.3141" calcext:value-type="float">
            <text:p>0.3141</text:p>
          </table:table-cell>
          <table:table-cell office:value-type="float" office:value="2.0875" calcext:value-type="float">
            <text:p>2.0875</text:p>
          </table:table-cell>
          <table:table-cell office:value-type="float" office:value="1.5446" calcext:value-type="float">
            <text:p>1.5446</text:p>
          </table:table-cell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1T14:08:52.395718487</meta:creation-date>
    <dc:date>2023-01-11T16:23:28.617140837</dc:date>
    <meta:editing-duration>PT18M59S</meta:editing-duration>
    <meta:editing-cycles>4</meta:editing-cycles>
    <meta:generator>LibreOffice/7.3.6.2$Linux_X86_64 LibreOffice_project/30$Build-2</meta:generator>
    <meta:document-statistic meta:table-count="1" meta:cell-count="4198" meta:object-count="0"/>
  </office:meta>
</office:document-meta>
</file>